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image/png" manifest:full-path="Object 3/Pictures/100000000000012C0000012C8F7CE247.png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presentation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21" style:family="table">
      <style:table-properties style:width="6.2785in" fo:margin-left="0.7174in" fo:margin-right="0.7632in" table:align="margins" style:shadow="#cccccc 0.0201in 0.0201in"/>
    </style:style>
    <style:style style:name="Table121.A" style:family="table-column">
      <style:table-column-properties style:column-width="6.2785in" style:rel-column-width="65535*"/>
    </style:style>
    <style:style style:name="Table121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110" style:family="table">
      <style:table-properties style:width="7.0049in" fo:margin-left="0.4118in" fo:margin-right="0.3625in" table:align="margins" fo:background-color="transparent">
        <style:background-image/>
      </style:table-properties>
    </style:style>
    <style:style style:name="Table110.A" style:family="table-column">
      <style:table-column-properties style:column-width="1.5701in" style:rel-column-width="14689*"/>
    </style:style>
    <style:style style:name="Table110.B" style:family="table-column">
      <style:table-column-properties style:column-width="5.4347in" style:rel-column-width="50846*"/>
    </style:style>
    <style:style style:name="Table110.1" style:family="table-row">
      <style:table-row-properties fo:background-color="#f3f3f3">
        <style:background-image/>
      </style:table-row-properties>
    </style:style>
    <style:style style:name="Table110.A1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0.B1" style:family="table-cell">
      <style:table-cell-properties style:vertical-align="middle" fo:background-color="transparent" fo:padding-left="0.0986in" fo:padding-right="0.0986in" fo:padding-top="0.0396in" fo:padding-bottom="0.0396in" fo:border="0.0007in solid #000000">
        <style:background-image/>
      </style:table-cell-properties>
    </style:style>
    <style:style style:name="Table110.2" style:family="table-row">
      <style:table-row-properties fo:background-color="transparent">
        <style:background-image/>
      </style:table-row-properties>
    </style:style>
    <style:style style:name="Table110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0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34.A" style:family="table-column">
      <style:table-column-properties style:column-width="3.9583in" style:rel-column-width="33403*"/>
    </style:style>
    <style:style style:name="Table34.B" style:family="table-column">
      <style:table-column-properties style:column-width="2.1694in" style:rel-column-width="18307*"/>
    </style:style>
    <style:style style:name="Table34.C" style:family="table-column">
      <style:table-column-properties style:column-width="1.6382in" style:rel-column-width="13825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0785in" fo:padding-right="0.0785in" fo:padding-top="0.0396in" fo:padding-bottom="0.0396in" fo:border-left="none" fo:border-right="none" fo:border-top="none" fo:border-bottom="0.0007in solid #000000">
        <style:background-image/>
      </style:table-cell-properties>
    </style:style>
    <style:style style:name="Table34.A3" style:family="table-cell">
      <style:table-cell-properties fo:background-color="transparent" fo:padding-left="0.0785in" fo:padding-right="0.0785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.A20" style:family="table-cell">
      <style:table-cell-properties style:vertical-align="middle" fo:background-color="transparent" fo:padding-left="0.0986in" fo:padding-right="0.0986in" fo:padding-top="0.0396in" fo:padding-bottom="0.0396in" fo:border-left="none" fo:border-right="none" fo:border-top="none" fo:border-bottom="0.0007in solid #000000">
        <style:background-image/>
      </style:table-cell-properties>
    </style:style>
    <style:style style:name="Table34.A21" style:family="table-cell">
      <style:table-cell-properties style:vertical-align="middle" fo:background-color="#f3f3f3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8" style:family="table">
      <style:table-properties style:width="7.766in" fo:margin-left="0.0097in" fo:margin-right="0.0035in" fo:break-before="page" table:align="margins" fo:background-color="transparent">
        <style:background-image/>
      </style:table-properties>
    </style:style>
    <style:style style:name="Table78.A" style:family="table-column">
      <style:table-column-properties style:column-width="3.9688in" style:rel-column-width="33491*"/>
    </style:style>
    <style:style style:name="Table78.B" style:family="table-column">
      <style:table-column-properties style:column-width="2.1583in" style:rel-column-width="18213*"/>
    </style:style>
    <style:style style:name="Table78.C" style:family="table-column">
      <style:table-column-properties style:column-width="1.6389in" style:rel-column-width="13831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8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1" style:family="table">
      <style:table-properties style:width="7.7604in" fo:margin-left="0.0097in" fo:margin-right="0.009in" table:align="margins" fo:background-color="transparent">
        <style:background-image/>
      </style:table-properties>
    </style:style>
    <style:style style:name="Table111.A" style:family="table-column">
      <style:table-column-properties style:column-width="3.9792in" style:rel-column-width="33603*"/>
    </style:style>
    <style:style style:name="Table111.B" style:family="table-column">
      <style:table-column-properties style:column-width="3.7813in" style:rel-column-width="31932*"/>
    </style:style>
    <style:style style:name="Table111.1" style:family="table-row">
      <style:table-row-properties fo:background-color="#f0f0f0">
        <style:background-image/>
      </style:table-row-properties>
    </style:style>
    <style:style style:name="Table111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1.2" style:family="table-row">
      <style:table-row-properties fo:background-color="transparent">
        <style:background-image/>
      </style:table-row-properties>
    </style:style>
    <style:style style:name="Table111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1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22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122.A" style:family="table-column">
      <style:table-column-properties style:column-width="3.9792in" style:rel-column-width="33579*"/>
    </style:style>
    <style:style style:name="Table122.B" style:family="table-column">
      <style:table-column-properties style:column-width="2.1486in" style:rel-column-width="18131*"/>
    </style:style>
    <style:style style:name="Table122.C" style:family="table-column">
      <style:table-column-properties style:column-width="1.6382in" style:rel-column-width="13825*"/>
    </style:style>
    <style:style style:name="Table122.1" style:family="table-row">
      <style:table-row-properties fo:background-color="#f0f0f0">
        <style:background-image/>
      </style:table-row-properties>
    </style:style>
    <style:style style:name="Table122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22.2" style:family="table-row">
      <style:table-row-properties fo:background-color="transparent">
        <style:background-image/>
      </style:table-row-properties>
    </style:style>
    <style:style style:name="Table12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22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2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0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70.A" style:family="table-column">
      <style:table-column-properties style:column-width="1.7708in" style:rel-column-width="18017*"/>
    </style:style>
    <style:style style:name="Table70.B" style:family="table-column">
      <style:table-column-properties style:column-width="0.6292in" style:rel-column-width="6405*"/>
    </style:style>
    <style:style style:name="Table70.C" style:family="table-column">
      <style:table-column-properties style:column-width="4.0403in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69.A" style:family="table-column">
      <style:table-column-properties style:column-width="1.7708in" style:rel-column-width="18017*"/>
    </style:style>
    <style:style style:name="Table69.B" style:family="table-column">
      <style:table-column-properties style:column-width="0.6292in" style:rel-column-width="6405*"/>
    </style:style>
    <style:style style:name="Table69.C" style:family="table-column">
      <style:table-column-properties style:column-width="4.0403in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33.A" style:family="table-column">
      <style:table-column-properties style:column-width="1.7708in" style:rel-column-width="18017*"/>
    </style:style>
    <style:style style:name="Table33.B" style:family="table-column">
      <style:table-column-properties style:column-width="0.6292in" style:rel-column-width="6405*"/>
    </style:style>
    <style:style style:name="Table33.C" style:family="table-column">
      <style:table-column-properties style:column-width="4.0403in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3.A" style:family="table-column">
      <style:table-column-properties style:column-width="1.7708in" style:rel-column-width="18017*"/>
    </style:style>
    <style:style style:name="Table23.B" style:family="table-column">
      <style:table-column-properties style:column-width="0.6292in" style:rel-column-width="6405*"/>
    </style:style>
    <style:style style:name="Table23.C" style:family="table-column">
      <style:table-column-properties style:column-width="4.0403in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4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4.A" style:family="table-column">
      <style:table-column-properties style:column-width="1.7708in" style:rel-column-width="18017*"/>
    </style:style>
    <style:style style:name="Table24.B" style:family="table-column">
      <style:table-column-properties style:column-width="0.6292in" style:rel-column-width="6405*"/>
    </style:style>
    <style:style style:name="Table24.C" style:family="table-column">
      <style:table-column-properties style:column-width="4.0403in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19.A" style:family="table-column">
      <style:table-column-properties style:column-width="1.7708in" style:rel-column-width="18017*"/>
    </style:style>
    <style:style style:name="Table19.B" style:family="table-column">
      <style:table-column-properties style:column-width="0.6292in" style:rel-column-width="6405*"/>
    </style:style>
    <style:style style:name="Table19.C" style:family="table-column">
      <style:table-column-properties style:column-width="4.0403in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2" style:family="table">
      <style:table-properties style:width="6.7681in" fo:margin-left="0.5521in" fo:margin-right="0.459in" table:align="margins" fo:background-color="transparent">
        <style:background-image/>
      </style:table-properties>
    </style:style>
    <style:style style:name="Table22.A" style:family="table-column">
      <style:table-column-properties style:column-width="1.7361in" style:rel-column-width="16810*"/>
    </style:style>
    <style:style style:name="Table22.B" style:family="table-column">
      <style:table-column-properties style:column-width="0.6299in" style:rel-column-width="6098*"/>
    </style:style>
    <style:style style:name="Table22.C" style:family="table-column">
      <style:table-column-properties style:column-width="4.4021in" style:rel-column-width="42627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5" style:family="table">
      <style:table-properties style:width="6.7681in" fo:margin-left="0.4958in" fo:margin-right="0.5153in" table:align="margins" fo:background-color="transparent">
        <style:background-image/>
      </style:table-properties>
    </style:style>
    <style:style style:name="Table25.A" style:family="table-column">
      <style:table-column-properties style:column-width="1.6167in" style:rel-column-width="15654*"/>
    </style:style>
    <style:style style:name="Table25.B" style:family="table-column">
      <style:table-column-properties style:column-width="0.6299in" style:rel-column-width="6098*"/>
    </style:style>
    <style:style style:name="Table25.C" style:family="table-column">
      <style:table-column-properties style:column-width="4.5215in" style:rel-column-width="43783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5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3" style:family="table">
      <style:table-properties style:width="7.4285in" fo:margin-left="0.1813in" fo:margin-right="0.1694in" table:align="margins" fo:background-color="transparent">
        <style:background-image/>
      </style:table-properties>
    </style:style>
    <style:style style:name="Table103.A" style:family="table-column">
      <style:table-column-properties style:column-width="1.7549in" style:rel-column-width="15481*"/>
    </style:style>
    <style:style style:name="Table103.B" style:family="table-column">
      <style:table-column-properties style:column-width="1.4174in" style:rel-column-width="12504*"/>
    </style:style>
    <style:style style:name="Table103.C" style:family="table-column">
      <style:table-column-properties style:column-width="1.4201in" style:rel-column-width="12528*"/>
    </style:style>
    <style:style style:name="Table103.D" style:family="table-column">
      <style:table-column-properties style:column-width="1.4194in" style:rel-column-width="12522*"/>
    </style:style>
    <style:style style:name="Table103.E" style:family="table-column">
      <style:table-column-properties style:column-width="1.4167in" style:rel-column-width="12500*"/>
    </style:style>
    <style:style style:name="Table103.1" style:family="table-row">
      <style:table-row-properties fo:background-color="#f0f0f0">
        <style:background-image/>
      </style:table-row-properties>
    </style:style>
    <style:style style:name="Table10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3.E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3.2" style:family="table-row">
      <style:table-row-properties fo:background-color="transparent">
        <style:background-image/>
      </style:table-row-properties>
    </style:style>
    <style:style style:name="Table103.A2" style:family="table-cell">
      <style:table-cell-properties style:vertical-align="middle" fo:background-color="#f3f3f3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3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3.E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" style:family="table">
      <style:table-properties style:width="6.5826in" fo:margin-left="0.6354in" fo:margin-right="0.5611in" table:align="margins" fo:background-color="transparent">
        <style:background-image/>
      </style:table-properties>
    </style:style>
    <style:style style:name="Table8.A" style:family="table-column">
      <style:table-column-properties style:column-width="0.6479in" style:rel-column-width="6453*"/>
    </style:style>
    <style:style style:name="Table8.B" style:family="table-column">
      <style:table-column-properties style:column-width="0.8361in" style:rel-column-width="8326*"/>
    </style:style>
    <style:style style:name="Table8.C" style:family="table-column">
      <style:table-column-properties style:column-width="5.0979in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C2" style:family="table-cell">
      <style:table-cell-properties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6.0188in" fo:margin-left="0.909in" fo:margin-right="0.8514in" table:align="margins" fo:background-color="transparent">
        <style:background-image/>
      </style:table-properties>
    </style:style>
    <style:style style:name="Table6.A" style:family="table-column">
      <style:table-column-properties style:column-width="1.1778in" style:rel-column-width="12824*"/>
    </style:style>
    <style:style style:name="Table6.B" style:family="table-column">
      <style:table-column-properties style:column-width="0.6764in" style:rel-column-width="7368*"/>
    </style:style>
    <style:style style:name="Table6.C" style:family="table-column">
      <style:table-column-properties style:column-width="4.1646in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.C2" style:family="table-cell">
      <style:table-cell-properties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" style:family="table">
      <style:table-properties style:width="6.8215in" fo:margin-left="0.5444in" fo:margin-right="0.4132in" table:align="margins" fo:background-color="transparent">
        <style:background-image/>
      </style:table-properties>
    </style:style>
    <style:style style:name="Table7.A" style:family="table-column">
      <style:table-column-properties style:column-width="2.0188in" style:rel-column-width="19397*"/>
    </style:style>
    <style:style style:name="Table7.B" style:family="table-column">
      <style:table-column-properties style:column-width="0.6299in" style:rel-column-width="6048*"/>
    </style:style>
    <style:style style:name="Table7.C" style:family="table-column">
      <style:table-column-properties style:column-width="4.1729in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20" style:family="table">
      <style:table-properties style:width="7.0813in" fo:margin-left="0.2868in" fo:margin-right="0.391in" table:align="margins" style:shadow="#cccccc 0.0201in 0.0201in"/>
    </style:style>
    <style:style style:name="Table120.A" style:family="table-column">
      <style:table-column-properties style:column-width="7.0813in" style:rel-column-width="65535*"/>
    </style:style>
    <style:style style:name="Table120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4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8.A" style:family="table-column">
      <style:table-column-properties style:column-width="1.9611in" style:rel-column-width="16573*"/>
    </style:style>
    <style:style style:name="Table48.B" style:family="table-column">
      <style:table-column-properties style:column-width="0.6951in" style:rel-column-width="5877*"/>
    </style:style>
    <style:style style:name="Table48.C" style:family="table-column">
      <style:table-column-properties style:column-width="5.0986in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9.A" style:family="table-column">
      <style:table-column-properties style:column-width="1.9625in" style:rel-column-width="16585*"/>
    </style:style>
    <style:style style:name="Table49.B" style:family="table-column">
      <style:table-column-properties style:column-width="0.6938in" style:rel-column-width="5865*"/>
    </style:style>
    <style:style style:name="Table49.C" style:family="table-column">
      <style:table-column-properties style:column-width="5.0986in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9" style:family="table">
      <style:table-properties style:width="5.6993in" fo:margin-left="0.9799in" fo:margin-right="1.1in" fo:break-before="auto" fo:break-after="auto" table:align="margins" fo:background-color="transparent">
        <style:background-image/>
      </style:table-properties>
    </style:style>
    <style:style style:name="Table119.A" style:family="table-column">
      <style:table-column-properties style:column-width="0.5in" style:rel-column-width="5748*"/>
    </style:style>
    <style:style style:name="Table119.B" style:family="table-column">
      <style:table-column-properties style:column-width="0.6299in" style:rel-column-width="7241*"/>
    </style:style>
    <style:style style:name="Table119.C" style:family="table-column">
      <style:table-column-properties style:column-width="1.7625in" style:rel-column-width="20264*"/>
    </style:style>
    <style:style style:name="Table119.D" style:family="table-column">
      <style:table-column-properties style:column-width="2.8076in" style:rel-column-width="32282*"/>
    </style:style>
    <style:style style:name="Table119.1" style:family="table-row">
      <style:table-row-properties fo:background-color="#e6e6e6">
        <style:background-image/>
      </style:table-row-properties>
    </style:style>
    <style:style style:name="Table11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9.D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9.2" style:family="table-row">
      <style:table-row-properties fo:background-color="transparent">
        <style:background-image/>
      </style:table-row-properties>
    </style:style>
    <style:style style:name="Table11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9.C2" style:family="table-cell">
      <style:table-cell-properties style:vertical-align="bottom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9.D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.A" style:family="table-column">
      <style:table-column-properties style:column-width="1.9611in" style:rel-column-width="16573*"/>
    </style:style>
    <style:style style:name="Table1.B" style:family="table-column">
      <style:table-column-properties style:column-width="0.6951in" style:rel-column-width="5877*"/>
    </style:style>
    <style:style style:name="Table1.C" style:family="table-column">
      <style:table-column-properties style:column-width="5.0986in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.A" style:family="table-column">
      <style:table-column-properties style:column-width="1.9611in" style:rel-column-width="16573*"/>
    </style:style>
    <style:style style:name="Table3.B" style:family="table-column">
      <style:table-column-properties style:column-width="0.6951in" style:rel-column-width="5877*"/>
    </style:style>
    <style:style style:name="Table3.C" style:family="table-column">
      <style:table-column-properties style:column-width="5.0986in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7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47.A" style:family="table-column">
      <style:table-column-properties style:column-width="7.2368in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3" style:family="table">
      <style:table-properties style:width="7.4799in" fo:margin-left="0.1576in" fo:margin-right="0.1417in" table:align="margins"/>
    </style:style>
    <style:style style:name="Table73.A" style:family="table-column">
      <style:table-column-properties style:column-width="7.4799in" style:rel-column-width="65535*"/>
    </style:style>
    <style:style style:name="Table73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75" style:family="table">
      <style:table-properties style:width="7.4792in" fo:margin-left="0.1597in" fo:margin-right="0.1403in" table:align="margins"/>
    </style:style>
    <style:style style:name="Table75.A" style:family="table-column">
      <style:table-column-properties style:column-width="7.4792in" style:rel-column-width="65535*"/>
    </style:style>
    <style:style style:name="Table7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74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74.A" style:family="table-column">
      <style:table-column-properties style:column-width="7.2368in" style:rel-column-width="65535*"/>
    </style:style>
    <style:style style:name="Table74.1" style:family="table-row">
      <style:table-row-properties fo:background-color="#f0f0f0">
        <style:background-image/>
      </style:table-row-properties>
    </style:style>
    <style:style style:name="Table74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" style:family="table">
      <style:table-properties style:width="7.7493in" fo:margin-left="0.0153in" fo:margin-right="-0.009in" table:align="margins" fo:background-color="transparent" style:shadow="#cccccc 0.0236in 0.0236in">
        <style:background-image/>
      </style:table-properties>
    </style:style>
    <style:style style:name="Table10.A" style:family="table-column">
      <style:table-column-properties style:column-width="1.9569in" style:rel-column-width="16550*"/>
    </style:style>
    <style:style style:name="Table10.B" style:family="table-column">
      <style:table-column-properties style:column-width="0.6938in" style:rel-column-width="5869*"/>
    </style:style>
    <style:style style:name="Table10.C" style:family="table-column">
      <style:table-column-properties style:column-width="5.0986in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.A" style:family="table-column">
      <style:table-column-properties style:column-width="1.9611in" style:rel-column-width="16573*"/>
    </style:style>
    <style:style style:name="Table11.B" style:family="table-column">
      <style:table-column-properties style:column-width="0.6951in" style:rel-column-width="5877*"/>
    </style:style>
    <style:style style:name="Table11.C" style:family="table-column">
      <style:table-column-properties style:column-width="5.0986in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6" style:family="table">
      <style:table-properties style:width="7.4799in" fo:margin-left="0.1576in" fo:margin-right="0.1417in" table:align="margins"/>
    </style:style>
    <style:style style:name="Table76.A" style:family="table-column">
      <style:table-column-properties style:column-width="7.4799in" style:rel-column-width="65535*"/>
    </style:style>
    <style:style style:name="Table7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4" style:family="table">
      <style:table-properties style:width="7.4799in" fo:margin-left="0.1576in" fo:margin-right="0.1417in" table:align="margins"/>
    </style:style>
    <style:style style:name="Table104.A" style:family="table-column">
      <style:table-column-properties style:column-width="7.4799in" style:rel-column-width="65535*"/>
    </style:style>
    <style:style style:name="Table104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0.A" style:family="table-column">
      <style:table-column-properties style:column-width="1.9611in" style:rel-column-width="16573*"/>
    </style:style>
    <style:style style:name="Table40.B" style:family="table-column">
      <style:table-column-properties style:column-width="0.6951in" style:rel-column-width="5877*"/>
    </style:style>
    <style:style style:name="Table40.C" style:family="table-column">
      <style:table-column-properties style:column-width="5.0986in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9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9.A" style:family="table-column">
      <style:table-column-properties style:column-width="1.9514in" style:rel-column-width="16497*"/>
    </style:style>
    <style:style style:name="Table39.B" style:family="table-column">
      <style:table-column-properties style:column-width="0.7049in" style:rel-column-width="5957*"/>
    </style:style>
    <style:style style:name="Table39.C" style:family="table-column">
      <style:table-column-properties style:column-width="5.0965in" style:rel-column-width="43081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.A" style:family="table-column">
      <style:table-column-properties style:column-width="1.9611in" style:rel-column-width="16573*"/>
    </style:style>
    <style:style style:name="Table4.B" style:family="table-column">
      <style:table-column-properties style:column-width="0.6951in" style:rel-column-width="5877*"/>
    </style:style>
    <style:style style:name="Table4.C" style:family="table-column">
      <style:table-column-properties style:column-width="5.0986in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.A" style:family="table-column">
      <style:table-column-properties style:column-width="1.9611in" style:rel-column-width="16573*"/>
    </style:style>
    <style:style style:name="Table5.B" style:family="table-column">
      <style:table-column-properties style:column-width="0.6951in" style:rel-column-width="5877*"/>
    </style:style>
    <style:style style:name="Table5.C" style:family="table-column">
      <style:table-column-properties style:column-width="5.0986in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8.A" style:family="table-column">
      <style:table-column-properties style:column-width="1.9611in" style:rel-column-width="16573*"/>
    </style:style>
    <style:style style:name="Table18.B" style:family="table-column">
      <style:table-column-properties style:column-width="0.6951in" style:rel-column-width="5877*"/>
    </style:style>
    <style:style style:name="Table18.C" style:family="table-column">
      <style:table-column-properties style:column-width="5.0986in" style:rel-column-width="43085*"/>
    </style:style>
    <style:style style:name="Table18.1" style:family="table-row">
      <style:table-row-properties fo:background-color="#e6e6e6">
        <style:background-image/>
      </style:table-row-properties>
    </style:style>
    <style:style style:name="Table1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8.2" style:family="table-row">
      <style:table-row-properties fo:background-color="#ffffcc">
        <style:background-image/>
      </style:table-row-properties>
    </style:style>
    <style:style style:name="Table1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6.A" style:family="table-column">
      <style:table-column-properties style:column-width="1.9611in" style:rel-column-width="16573*"/>
    </style:style>
    <style:style style:name="Table96.B" style:family="table-column">
      <style:table-column-properties style:column-width="0.6951in" style:rel-column-width="5877*"/>
    </style:style>
    <style:style style:name="Table96.C" style:family="table-column">
      <style:table-column-properties style:column-width="5.0986in" style:rel-column-width="43085*"/>
    </style:style>
    <style:style style:name="Table96.1" style:family="table-row">
      <style:table-row-properties fo:background-color="#e6e6e6">
        <style:background-image/>
      </style:table-row-properties>
    </style:style>
    <style:style style:name="Table9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6.2" style:family="table-row">
      <style:table-row-properties fo:background-color="#ffffcc">
        <style:background-image/>
      </style:table-row-properties>
    </style:style>
    <style:style style:name="Table9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7" style:family="table">
      <style:table-properties style:width="7.4799in" fo:margin-left="0.1576in" fo:margin-right="0.1417in" table:align="margins"/>
    </style:style>
    <style:style style:name="Table77.A" style:family="table-column">
      <style:table-column-properties style:column-width="7.4799in" style:rel-column-width="65535*"/>
    </style:style>
    <style:style style:name="Table77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2.A" style:family="table-column">
      <style:table-column-properties style:column-width="1.9611in" style:rel-column-width="16573*"/>
    </style:style>
    <style:style style:name="Table12.B" style:family="table-column">
      <style:table-column-properties style:column-width="0.6951in" style:rel-column-width="5877*"/>
    </style:style>
    <style:style style:name="Table12.C" style:family="table-column">
      <style:table-column-properties style:column-width="5.0986in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3.A" style:family="table-column">
      <style:table-column-properties style:column-width="1.9611in" style:rel-column-width="16573*"/>
    </style:style>
    <style:style style:name="Table13.B" style:family="table-column">
      <style:table-column-properties style:column-width="0.6951in" style:rel-column-width="5877*"/>
    </style:style>
    <style:style style:name="Table13.C" style:family="table-column">
      <style:table-column-properties style:column-width="5.0986in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4" style:family="table">
      <style:table-properties style:width="7.7646in" fo:margin-left="0in" fo:margin-right="-0.009in" table:align="margins" fo:background-color="transparent" style:shadow="#cccccc 0.0236in 0.0236in">
        <style:background-image/>
      </style:table-properties>
    </style:style>
    <style:style style:name="Table14.A" style:family="table-column">
      <style:table-column-properties style:column-width="1.9688in" style:rel-column-width="16617*"/>
    </style:style>
    <style:style style:name="Table14.B" style:family="table-column">
      <style:table-column-properties style:column-width="0.6938in" style:rel-column-width="5858*"/>
    </style:style>
    <style:style style:name="Table14.C" style:family="table-column">
      <style:table-column-properties style:column-width="5.1021in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5.A" style:family="table-column">
      <style:table-column-properties style:column-width="1.9611in" style:rel-column-width="16573*"/>
    </style:style>
    <style:style style:name="Table15.B" style:family="table-column">
      <style:table-column-properties style:column-width="0.6951in" style:rel-column-width="5877*"/>
    </style:style>
    <style:style style:name="Table15.C" style:family="table-column">
      <style:table-column-properties style:column-width="5.0986in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6.A" style:family="table-column">
      <style:table-column-properties style:column-width="1.9604in" style:rel-column-width="16569*"/>
    </style:style>
    <style:style style:name="Table16.B" style:family="table-column">
      <style:table-column-properties style:column-width="0.6958in" style:rel-column-width="5880*"/>
    </style:style>
    <style:style style:name="Table16.C" style:family="table-column">
      <style:table-column-properties style:column-width="5.0986in" style:rel-column-width="43086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7.A" style:family="table-column">
      <style:table-column-properties style:column-width="1.9611in" style:rel-column-width="16573*"/>
    </style:style>
    <style:style style:name="Table17.B" style:family="table-column">
      <style:table-column-properties style:column-width="0.6951in" style:rel-column-width="5877*"/>
    </style:style>
    <style:style style:name="Table17.C" style:family="table-column">
      <style:table-column-properties style:column-width="5.0986in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3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113.A" style:family="table-column">
      <style:table-column-properties style:column-width="7.2368in" style:rel-column-width="65535*"/>
    </style:style>
    <style:style style:name="Table113.1" style:family="table-row">
      <style:table-row-properties fo:background-color="#f0f0f0">
        <style:background-image/>
      </style:table-row-properties>
    </style:style>
    <style:style style:name="Table113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3.2" style:family="table-row">
      <style:table-row-properties fo:background-color="transparent" style:keep-together="false" fo:keep-together="always">
        <style:background-image/>
      </style:table-row-properties>
    </style:style>
    <style:style style:name="Table11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7.4799in" fo:margin-left="0.1576in" fo:margin-right="0.1417in" table:align="margins"/>
    </style:style>
    <style:style style:name="Table2.A" style:family="table-column">
      <style:table-column-properties style:column-width="7.4799in" style:rel-column-width="65535*"/>
    </style:style>
    <style:style style:name="Table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2" style:family="table">
      <style:table-properties style:width="7.4799in" fo:margin-left="0.1576in" fo:margin-right="0.1417in" table:align="margins"/>
    </style:style>
    <style:style style:name="Table32.A" style:family="table-column">
      <style:table-column-properties style:column-width="7.4799in" style:rel-column-width="65535*"/>
    </style:style>
    <style:style style:name="Table3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4.A" style:family="table-column">
      <style:table-column-properties style:column-width="1.9611in" style:rel-column-width="16573*"/>
    </style:style>
    <style:style style:name="Table44.B" style:family="table-column">
      <style:table-column-properties style:column-width="0.6951in" style:rel-column-width="5877*"/>
    </style:style>
    <style:style style:name="Table44.C" style:family="table-column">
      <style:table-column-properties style:column-width="5.0986in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6.A" style:family="table-column">
      <style:table-column-properties style:column-width="1.9597in" style:rel-column-width="16562*"/>
    </style:style>
    <style:style style:name="Table46.B" style:family="table-column">
      <style:table-column-properties style:column-width="0.6951in" style:rel-column-width="5877*"/>
    </style:style>
    <style:style style:name="Table46.C" style:family="table-column">
      <style:table-column-properties style:column-width="5.0993in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0.A" style:family="table-column">
      <style:table-column-properties style:column-width="1.9611in" style:rel-column-width="16573*"/>
    </style:style>
    <style:style style:name="Table20.B" style:family="table-column">
      <style:table-column-properties style:column-width="0.6951in" style:rel-column-width="5877*"/>
    </style:style>
    <style:style style:name="Table20.C" style:family="table-column">
      <style:table-column-properties style:column-width="5.0986in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1.A" style:family="table-column">
      <style:table-column-properties style:column-width="1.9611in" style:rel-column-width="16573*"/>
    </style:style>
    <style:style style:name="Table21.B" style:family="table-column">
      <style:table-column-properties style:column-width="0.6951in" style:rel-column-width="5877*"/>
    </style:style>
    <style:style style:name="Table21.C" style:family="table-column">
      <style:table-column-properties style:column-width="5.0986in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8" style:family="table">
      <style:table-properties style:width="7.4799in" fo:margin-left="0.1576in" fo:margin-right="0.1417in" table:align="margins"/>
    </style:style>
    <style:style style:name="Table28.A" style:family="table-column">
      <style:table-column-properties style:column-width="7.4799in" style:rel-column-width="65535*"/>
    </style:style>
    <style:style style:name="Table28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2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6.A" style:family="table-column">
      <style:table-column-properties style:column-width="1.9611in" style:rel-column-width="16573*"/>
    </style:style>
    <style:style style:name="Table26.B" style:family="table-column">
      <style:table-column-properties style:column-width="0.6951in" style:rel-column-width="5877*"/>
    </style:style>
    <style:style style:name="Table26.C" style:family="table-column">
      <style:table-column-properties style:column-width="5.0986in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7.A" style:family="table-column">
      <style:table-column-properties style:column-width="1.9611in" style:rel-column-width="16573*"/>
    </style:style>
    <style:style style:name="Table27.B" style:family="table-column">
      <style:table-column-properties style:column-width="0.6951in" style:rel-column-width="5877*"/>
    </style:style>
    <style:style style:name="Table27.C" style:family="table-column">
      <style:table-column-properties style:column-width="5.0986in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1" style:family="table">
      <style:table-properties style:width="7.4799in" fo:margin-left="0.1576in" fo:margin-right="0.1417in" table:align="margins"/>
    </style:style>
    <style:style style:name="Table101.A" style:family="table-column">
      <style:table-column-properties style:column-width="7.4799in" style:rel-column-width="65535*"/>
    </style:style>
    <style:style style:name="Table101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2" style:family="table">
      <style:table-properties style:width="7.4799in" fo:margin-left="0.1576in" fo:margin-right="0.1417in" table:align="margins"/>
    </style:style>
    <style:style style:name="Table102.A" style:family="table-column">
      <style:table-column-properties style:column-width="7.4799in" style:rel-column-width="65535*"/>
    </style:style>
    <style:style style:name="Table10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1" style:family="table">
      <style:table-properties style:width="7.4799in" fo:margin-left="0.1576in" fo:margin-right="0.1417in" table:align="margins"/>
    </style:style>
    <style:style style:name="Table31.A" style:family="table-column">
      <style:table-column-properties style:column-width="7.4799in" style:rel-column-width="65535*"/>
    </style:style>
    <style:style style:name="Table31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14" style:family="table">
      <style:table-properties style:width="6.6257in" fo:margin-left="0.5354in" fo:margin-right="0.5979in" table:align="margins" style:shadow="#cccccc 0.0201in 0.0201in"/>
    </style:style>
    <style:style style:name="Table114.A" style:family="table-column">
      <style:table-column-properties style:column-width="6.6257in" style:rel-column-width="65535*"/>
    </style:style>
    <style:style style:name="Table114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6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4.A" style:family="table-column">
      <style:table-column-properties style:column-width="1.9611in" style:rel-column-width="16573*"/>
    </style:style>
    <style:style style:name="Table64.B" style:family="table-column">
      <style:table-column-properties style:column-width="0.6951in" style:rel-column-width="5877*"/>
    </style:style>
    <style:style style:name="Table64.C" style:family="table-column">
      <style:table-column-properties style:column-width="5.0986in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5.A" style:family="table-column">
      <style:table-column-properties style:column-width="1.9611in" style:rel-column-width="16573*"/>
    </style:style>
    <style:style style:name="Table65.B" style:family="table-column">
      <style:table-column-properties style:column-width="0.6951in" style:rel-column-width="5877*"/>
    </style:style>
    <style:style style:name="Table65.C" style:family="table-column">
      <style:table-column-properties style:column-width="5.0986in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0" style:family="table">
      <style:table-properties style:width="6.2785in" fo:margin-left="0.7174in" fo:margin-right="0.7632in" table:align="margins" style:shadow="#cccccc 0.0201in 0.0201in"/>
    </style:style>
    <style:style style:name="Table30.A" style:family="table-column">
      <style:table-column-properties style:column-width="6.2785in" style:rel-column-width="65535*"/>
    </style:style>
    <style:style style:name="Table30.A1" style:family="table-cell">
      <style:table-cell-properties fo:background-color="transparent" fo:padding-left="0.1403in" fo:padding-right="0.1403in" fo:padding-top="0.0597in" fo:padding-bottom="0.0597in" fo:border="0.0007in solid #000000">
        <style:background-image/>
      </style:table-cell-properties>
    </style:style>
    <style:style style:name="Table66" style:family="table">
      <style:table-properties style:width="7.4799in" fo:margin-left="0.1576in" fo:margin-right="0.1417in" table:align="margins"/>
    </style:style>
    <style:style style:name="Table66.A" style:family="table-column">
      <style:table-column-properties style:column-width="7.4799in" style:rel-column-width="65535*"/>
    </style:style>
    <style:style style:name="Table6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5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0.A" style:family="table-column">
      <style:table-column-properties style:column-width="1.9611in" style:rel-column-width="16573*"/>
    </style:style>
    <style:style style:name="Table50.B" style:family="table-column">
      <style:table-column-properties style:column-width="0.6951in" style:rel-column-width="5877*"/>
    </style:style>
    <style:style style:name="Table50.C" style:family="table-column">
      <style:table-column-properties style:column-width="5.0986in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1.A" style:family="table-column">
      <style:table-column-properties style:column-width="1.9611in" style:rel-column-width="16573*"/>
    </style:style>
    <style:style style:name="Table51.B" style:family="table-column">
      <style:table-column-properties style:column-width="0.6951in" style:rel-column-width="5877*"/>
    </style:style>
    <style:style style:name="Table51.C" style:family="table-column">
      <style:table-column-properties style:column-width="5.0986in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3" style:family="table">
      <style:table-properties style:width="7.6111in" fo:margin-left="0.0854in" fo:margin-right="0.0826in" table:align="margins" fo:background-color="transparent">
        <style:background-image/>
      </style:table-properties>
    </style:style>
    <style:style style:name="Table53.A" style:family="table-column">
      <style:table-column-properties style:column-width="1.7986in" style:rel-column-width="15486*"/>
    </style:style>
    <style:style style:name="Table53.B" style:family="table-column">
      <style:table-column-properties style:column-width="0.8424in" style:rel-column-width="7253*"/>
    </style:style>
    <style:style style:name="Table53.C" style:family="table-column">
      <style:table-column-properties style:column-width="0.8771in" style:rel-column-width="7552*"/>
    </style:style>
    <style:style style:name="Table53.D" style:family="table-column">
      <style:table-column-properties style:column-width="4.0931in" style:rel-column-width="35244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style:vertical-align="middle"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3.D1" style:family="table-cell">
      <style:table-cell-properties style:vertical-align="middle"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9" style:family="table">
      <style:table-properties style:width="2.6021in" fo:margin-left="1.0514in" fo:margin-right="4.1257in" table:align="margins" fo:background-color="transparent">
        <style:background-image/>
      </style:table-properties>
    </style:style>
    <style:style style:name="Table79.A" style:family="table-column">
      <style:table-column-properties style:column-width="0.866in" style:rel-column-width="21810*"/>
    </style:style>
    <style:style style:name="Table79.C" style:family="table-column">
      <style:table-column-properties style:column-width="0.8701in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4" style:family="table">
      <style:table-properties style:width="7.4799in" fo:margin-left="0.1576in" fo:margin-right="0.1417in" table:align="margins"/>
    </style:style>
    <style:style style:name="Table54.A" style:family="table-column">
      <style:table-column-properties style:column-width="7.4799in" style:rel-column-width="65535*"/>
    </style:style>
    <style:style style:name="Table54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52" style:family="table">
      <style:table-properties style:width="7.4799in" fo:margin-left="0.1576in" fo:margin-right="0.1417in" table:align="margins"/>
    </style:style>
    <style:style style:name="Table52.A" style:family="table-column">
      <style:table-column-properties style:column-width="7.4799in" style:rel-column-width="65535*"/>
    </style:style>
    <style:style style:name="Table5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8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8.A" style:family="table-column">
      <style:table-column-properties style:column-width="1.959in" style:rel-column-width="16562*"/>
    </style:style>
    <style:style style:name="Table38.B" style:family="table-column">
      <style:table-column-properties style:column-width="0.6958in" style:rel-column-width="5881*"/>
    </style:style>
    <style:style style:name="Table38.C" style:family="table-column">
      <style:table-column-properties style:column-width="2.8604in" style:rel-column-width="24182*"/>
    </style:style>
    <style:style style:name="Table38.D" style:family="table-column">
      <style:table-column-properties style:column-width="2.2368in" style:rel-column-width="18910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1.A" style:family="table-column">
      <style:table-column-properties style:column-width="1.9611in" style:rel-column-width="16573*"/>
    </style:style>
    <style:style style:name="Table41.B" style:family="table-column">
      <style:table-column-properties style:column-width="0.6951in" style:rel-column-width="5877*"/>
    </style:style>
    <style:style style:name="Table41.C" style:family="table-column">
      <style:table-column-properties style:column-width="5.0986in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5" style:family="table">
      <style:table-properties style:width="7.4799in" fo:margin-left="0.1576in" fo:margin-right="0.1417in" table:align="margins"/>
    </style:style>
    <style:style style:name="Table85.A" style:family="table-column">
      <style:table-column-properties style:column-width="7.4799in" style:rel-column-width="65535*"/>
    </style:style>
    <style:style style:name="Table8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7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107.A" style:family="table-column">
      <style:table-column-properties style:column-width="1.9583in" style:rel-column-width="16556*"/>
    </style:style>
    <style:style style:name="Table107.B" style:family="table-column">
      <style:table-column-properties style:column-width="0.6958in" style:rel-column-width="5881*"/>
    </style:style>
    <style:style style:name="Table107.C" style:family="table-column">
      <style:table-column-properties style:column-width="2.8618in" style:rel-column-width="24193*"/>
    </style:style>
    <style:style style:name="Table107.D" style:family="table-column">
      <style:table-column-properties style:column-width="2.2361in" style:rel-column-width="18905*"/>
    </style:style>
    <style:style style:name="Table107.1" style:family="table-row">
      <style:table-row-properties fo:background-color="#e6e6e6">
        <style:background-image/>
      </style:table-row-properties>
    </style:style>
    <style:style style:name="Table10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7.2" style:family="table-row">
      <style:table-row-properties fo:background-color="#ffffcc">
        <style:background-image/>
      </style:table-row-properties>
    </style:style>
    <style:style style:name="Table10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8.A" style:family="table-column">
      <style:table-column-properties style:column-width="1.9611in" style:rel-column-width="16573*"/>
    </style:style>
    <style:style style:name="Table108.B" style:family="table-column">
      <style:table-column-properties style:column-width="0.6951in" style:rel-column-width="5877*"/>
    </style:style>
    <style:style style:name="Table108.C" style:family="table-column">
      <style:table-column-properties style:column-width="5.0986in" style:rel-column-width="43085*"/>
    </style:style>
    <style:style style:name="Table108.1" style:family="table-row">
      <style:table-row-properties fo:background-color="#e6e6e6">
        <style:background-image/>
      </style:table-row-properties>
    </style:style>
    <style:style style:name="Table10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8.2" style:family="table-row">
      <style:table-row-properties fo:background-color="#ffffcc">
        <style:background-image/>
      </style:table-row-properties>
    </style:style>
    <style:style style:name="Table10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9" style:family="table">
      <style:table-properties style:width="7.4799in" fo:margin-left="0.1576in" fo:margin-right="0.1417in" table:align="margins"/>
    </style:style>
    <style:style style:name="Table109.A" style:family="table-column">
      <style:table-column-properties style:column-width="7.4799in" style:rel-column-width="65535*"/>
    </style:style>
    <style:style style:name="Table109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3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83.A" style:family="table-column">
      <style:table-column-properties style:column-width="1.9583in" style:rel-column-width="16556*"/>
    </style:style>
    <style:style style:name="Table83.B" style:family="table-column">
      <style:table-column-properties style:column-width="0.6958in" style:rel-column-width="5881*"/>
    </style:style>
    <style:style style:name="Table83.C" style:family="table-column">
      <style:table-column-properties style:column-width="2.8618in" style:rel-column-width="24193*"/>
    </style:style>
    <style:style style:name="Table83.D" style:family="table-column">
      <style:table-column-properties style:column-width="2.2361in" style:rel-column-width="18905*"/>
    </style:style>
    <style:style style:name="Table83.1" style:family="table-row">
      <style:table-row-properties fo:background-color="#e6e6e6">
        <style:background-image/>
      </style:table-row-properties>
    </style:style>
    <style:style style:name="Table8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3.2" style:family="table-row">
      <style:table-row-properties fo:background-color="#ffffcc">
        <style:background-image/>
      </style:table-row-properties>
    </style:style>
    <style:style style:name="Table8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4.A" style:family="table-column">
      <style:table-column-properties style:column-width="1.9611in" style:rel-column-width="16573*"/>
    </style:style>
    <style:style style:name="Table84.B" style:family="table-column">
      <style:table-column-properties style:column-width="0.6951in" style:rel-column-width="5877*"/>
    </style:style>
    <style:style style:name="Table84.C" style:family="table-column">
      <style:table-column-properties style:column-width="5.0986in" style:rel-column-width="43085*"/>
    </style:style>
    <style:style style:name="Table84.1" style:family="table-row">
      <style:table-row-properties fo:background-color="#e6e6e6">
        <style:background-image/>
      </style:table-row-properties>
    </style:style>
    <style:style style:name="Table8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4.2" style:family="table-row">
      <style:table-row-properties fo:background-color="#ffffcc">
        <style:background-image/>
      </style:table-row-properties>
    </style:style>
    <style:style style:name="Table8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6" style:family="table">
      <style:table-properties style:width="7.4799in" fo:margin-left="0.1576in" fo:margin-right="0.1417in" table:align="margins"/>
    </style:style>
    <style:style style:name="Table86.A" style:family="table-column">
      <style:table-column-properties style:column-width="7.4799in" style:rel-column-width="65535*"/>
    </style:style>
    <style:style style:name="Table8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2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42.A" style:family="table-column">
      <style:table-column-properties style:column-width="1.9583in" style:rel-column-width="16556*"/>
    </style:style>
    <style:style style:name="Table42.B" style:family="table-column">
      <style:table-column-properties style:column-width="0.6958in" style:rel-column-width="5881*"/>
    </style:style>
    <style:style style:name="Table42.C" style:family="table-column">
      <style:table-column-properties style:column-width="2.8618in" style:rel-column-width="24193*"/>
    </style:style>
    <style:style style:name="Table42.D" style:family="table-column">
      <style:table-column-properties style:column-width="2.2361in" style:rel-column-width="1890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3.A" style:family="table-column">
      <style:table-column-properties style:column-width="1.9611in" style:rel-column-width="16573*"/>
    </style:style>
    <style:style style:name="Table43.B" style:family="table-column">
      <style:table-column-properties style:column-width="0.6951in" style:rel-column-width="5877*"/>
    </style:style>
    <style:style style:name="Table43.C" style:family="table-column">
      <style:table-column-properties style:column-width="5.0986in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7" style:family="table">
      <style:table-properties style:width="7.4799in" fo:margin-left="0.1576in" fo:margin-right="0.1417in" table:align="margins"/>
    </style:style>
    <style:style style:name="Table87.A" style:family="table-column">
      <style:table-column-properties style:column-width="7.4799in" style:rel-column-width="65535*"/>
    </style:style>
    <style:style style:name="Table87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0.A" style:family="table-column">
      <style:table-column-properties style:column-width="1.9611in" style:rel-column-width="16573*"/>
    </style:style>
    <style:style style:name="Table80.B" style:family="table-column">
      <style:table-column-properties style:column-width="0.6951in" style:rel-column-width="5877*"/>
    </style:style>
    <style:style style:name="Table80.C" style:family="table-column">
      <style:table-column-properties style:column-width="5.0986in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1.A" style:family="table-column">
      <style:table-column-properties style:column-width="1.9597in" style:rel-column-width="16562*"/>
    </style:style>
    <style:style style:name="Table81.B" style:family="table-column">
      <style:table-column-properties style:column-width="0.6951in" style:rel-column-width="5877*"/>
    </style:style>
    <style:style style:name="Table81.C" style:family="table-column">
      <style:table-column-properties style:column-width="5.0993in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6.A" style:family="table-column">
      <style:table-column-properties style:column-width="1.9611in" style:rel-column-width="16573*"/>
    </style:style>
    <style:style style:name="Table36.B" style:family="table-column">
      <style:table-column-properties style:column-width="0.6951in" style:rel-column-width="5877*"/>
    </style:style>
    <style:style style:name="Table36.C" style:family="table-column">
      <style:table-column-properties style:column-width="5.0986in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7.A" style:family="table-column">
      <style:table-column-properties style:column-width="1.9597in" style:rel-column-width="16562*"/>
    </style:style>
    <style:style style:name="Table37.B" style:family="table-column">
      <style:table-column-properties style:column-width="0.6951in" style:rel-column-width="5877*"/>
    </style:style>
    <style:style style:name="Table37.C" style:family="table-column">
      <style:table-column-properties style:column-width="3.2444in" style:rel-column-width="27416*"/>
    </style:style>
    <style:style style:name="Table37.D" style:family="table-column">
      <style:table-column-properties style:column-width="1.8556in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5.A" style:family="table-column">
      <style:table-column-properties style:column-width="1.9611in" style:rel-column-width="16573*"/>
    </style:style>
    <style:style style:name="Table55.B" style:family="table-column">
      <style:table-column-properties style:column-width="0.6951in" style:rel-column-width="5877*"/>
    </style:style>
    <style:style style:name="Table55.C" style:family="table-column">
      <style:table-column-properties style:column-width="5.0986in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6.A" style:family="table-column">
      <style:table-column-properties style:column-width="1.9611in" style:rel-column-width="16573*"/>
    </style:style>
    <style:style style:name="Table56.B" style:family="table-column">
      <style:table-column-properties style:column-width="0.6951in" style:rel-column-width="5877*"/>
    </style:style>
    <style:style style:name="Table56.C" style:family="table-column">
      <style:table-column-properties style:column-width="5.0986in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7" style:family="table">
      <style:table-properties style:width="6.3813in" fo:margin-left="0.6722in" fo:margin-right="0.7257in" table:align="margins" fo:background-color="transparent">
        <style:background-image/>
      </style:table-properties>
    </style:style>
    <style:style style:name="Table57.A" style:family="table-column">
      <style:table-column-properties style:column-width="1.3701in" style:rel-column-width="14071*"/>
    </style:style>
    <style:style style:name="Table57.B" style:family="table-column">
      <style:table-column-properties style:column-width="0.6299in" style:rel-column-width="6468*"/>
    </style:style>
    <style:style style:name="Table57.C" style:family="table-column">
      <style:table-column-properties style:column-width="4.3813in" style:rel-column-width="44996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7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2" style:family="table">
      <style:table-properties style:width="6.2688in" fo:margin-left="0.6833in" fo:margin-right="0.8271in" table:align="margins" fo:background-color="transparent">
        <style:background-image/>
      </style:table-properties>
    </style:style>
    <style:style style:name="Table112.A" style:family="table-column">
      <style:table-column-properties style:column-width="0.8792in" style:rel-column-width="9191*"/>
    </style:style>
    <style:style style:name="Table112.B" style:family="table-column">
      <style:table-column-properties style:column-width="0.6299in" style:rel-column-width="6584*"/>
    </style:style>
    <style:style style:name="Table112.C" style:family="table-column">
      <style:table-column-properties style:column-width="4.7597in" style:rel-column-width="49760*"/>
    </style:style>
    <style:style style:name="Table112.1" style:family="table-row">
      <style:table-row-properties fo:background-color="#e6e6e6">
        <style:background-image/>
      </style:table-row-properties>
    </style:style>
    <style:style style:name="Table11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2.2" style:family="table-row">
      <style:table-row-properties fo:background-color="transparent">
        <style:background-image/>
      </style:table-row-properties>
    </style:style>
    <style:style style:name="Table11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2.3" style:family="table-row">
      <style:table-row-properties style:min-row-height="0.2083in" fo:background-color="transparent">
        <style:background-image/>
      </style:table-row-properties>
    </style:style>
    <style:style style:name="Table5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8.A" style:family="table-column">
      <style:table-column-properties style:column-width="1.9611in" style:rel-column-width="16573*"/>
    </style:style>
    <style:style style:name="Table58.B" style:family="table-column">
      <style:table-column-properties style:column-width="0.6951in" style:rel-column-width="5877*"/>
    </style:style>
    <style:style style:name="Table58.C" style:family="table-column">
      <style:table-column-properties style:column-width="5.0986in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9.A" style:family="table-column">
      <style:table-column-properties style:column-width="1.9611in" style:rel-column-width="16573*"/>
    </style:style>
    <style:style style:name="Table59.B" style:family="table-column">
      <style:table-column-properties style:column-width="0.6951in" style:rel-column-width="5877*"/>
    </style:style>
    <style:style style:name="Table59.C" style:family="table-column">
      <style:table-column-properties style:column-width="5.0986in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9.5" style:family="table-row">
      <style:table-row-properties style:min-row-height="0.0507in" fo:background-color="#ffffcc">
        <style:background-image/>
      </style:table-row-properties>
    </style:style>
    <style:style style:name="Table9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4.A" style:family="table-column">
      <style:table-column-properties style:column-width="1.9611in" style:rel-column-width="16573*"/>
    </style:style>
    <style:style style:name="Table94.B" style:family="table-column">
      <style:table-column-properties style:column-width="0.6951in" style:rel-column-width="5877*"/>
    </style:style>
    <style:style style:name="Table94.C" style:family="table-column">
      <style:table-column-properties style:column-width="5.0986in" style:rel-column-width="43085*"/>
    </style:style>
    <style:style style:name="Table94.1" style:family="table-row">
      <style:table-row-properties fo:background-color="#e6e6e6">
        <style:background-image/>
      </style:table-row-properties>
    </style:style>
    <style:style style:name="Table9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4.2" style:family="table-row">
      <style:table-row-properties fo:background-color="#ffffcc">
        <style:background-image/>
      </style:table-row-properties>
    </style:style>
    <style:style style:name="Table9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5.A" style:family="table-column">
      <style:table-column-properties style:column-width="1.9611in" style:rel-column-width="16573*"/>
    </style:style>
    <style:style style:name="Table95.B" style:family="table-column">
      <style:table-column-properties style:column-width="0.6951in" style:rel-column-width="5877*"/>
    </style:style>
    <style:style style:name="Table95.C" style:family="table-column">
      <style:table-column-properties style:column-width="5.0986in" style:rel-column-width="43085*"/>
    </style:style>
    <style:style style:name="Table95.1" style:family="table-row">
      <style:table-row-properties fo:background-color="#e6e6e6">
        <style:background-image/>
      </style:table-row-properties>
    </style:style>
    <style:style style:name="Table9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5.2" style:family="table-row">
      <style:table-row-properties fo:background-color="#ffffcc">
        <style:background-image/>
      </style:table-row-properties>
    </style:style>
    <style:style style:name="Table9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0.A" style:family="table-column">
      <style:table-column-properties style:column-width="1.9611in" style:rel-column-width="16573*"/>
    </style:style>
    <style:style style:name="Table60.B" style:family="table-column">
      <style:table-column-properties style:column-width="0.6951in" style:rel-column-width="5877*"/>
    </style:style>
    <style:style style:name="Table60.C" style:family="table-column">
      <style:table-column-properties style:column-width="5.0986in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1.A" style:family="table-column">
      <style:table-column-properties style:column-width="1.9611in" style:rel-column-width="16573*"/>
    </style:style>
    <style:style style:name="Table61.B" style:family="table-column">
      <style:table-column-properties style:column-width="0.6951in" style:rel-column-width="5877*"/>
    </style:style>
    <style:style style:name="Table61.C" style:family="table-column">
      <style:table-column-properties style:column-width="5.0986in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7.A" style:family="table-column">
      <style:table-column-properties style:column-width="1.9611in" style:rel-column-width="16573*"/>
    </style:style>
    <style:style style:name="Table67.B" style:family="table-column">
      <style:table-column-properties style:column-width="0.6951in" style:rel-column-width="5877*"/>
    </style:style>
    <style:style style:name="Table67.C" style:family="table-column">
      <style:table-column-properties style:column-width="5.0986in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8.A" style:family="table-column">
      <style:table-column-properties style:column-width="1.9611in" style:rel-column-width="16573*"/>
    </style:style>
    <style:style style:name="Table68.B" style:family="table-column">
      <style:table-column-properties style:column-width="0.6951in" style:rel-column-width="5877*"/>
    </style:style>
    <style:style style:name="Table68.C" style:family="table-column">
      <style:table-column-properties style:column-width="5.0986in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2.A" style:family="table-column">
      <style:table-column-properties style:column-width="1.9611in" style:rel-column-width="16573*"/>
    </style:style>
    <style:style style:name="Table62.B" style:family="table-column">
      <style:table-column-properties style:column-width="0.6951in" style:rel-column-width="5877*"/>
    </style:style>
    <style:style style:name="Table62.C" style:family="table-column">
      <style:table-column-properties style:column-width="5.0986in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3.A" style:family="table-column">
      <style:table-column-properties style:column-width="1.9611in" style:rel-column-width="16573*"/>
    </style:style>
    <style:style style:name="Table63.B" style:family="table-column">
      <style:table-column-properties style:column-width="0.6951in" style:rel-column-width="5877*"/>
    </style:style>
    <style:style style:name="Table63.C" style:family="table-column">
      <style:table-column-properties style:column-width="5.0986in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7.A" style:family="table-column">
      <style:table-column-properties style:column-width="1.9611in" style:rel-column-width="16573*"/>
    </style:style>
    <style:style style:name="Table97.B" style:family="table-column">
      <style:table-column-properties style:column-width="0.6951in" style:rel-column-width="5877*"/>
    </style:style>
    <style:style style:name="Table97.C" style:family="table-column">
      <style:table-column-properties style:column-width="5.0986in" style:rel-column-width="43085*"/>
    </style:style>
    <style:style style:name="Table97.1" style:family="table-row">
      <style:table-row-properties fo:background-color="#e6e6e6">
        <style:background-image/>
      </style:table-row-properties>
    </style:style>
    <style:style style:name="Table9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7.2" style:family="table-row">
      <style:table-row-properties fo:background-color="#ffffcc">
        <style:background-image/>
      </style:table-row-properties>
    </style:style>
    <style:style style:name="Table9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8.A" style:family="table-column">
      <style:table-column-properties style:column-width="1.9611in" style:rel-column-width="16573*"/>
    </style:style>
    <style:style style:name="Table98.B" style:family="table-column">
      <style:table-column-properties style:column-width="0.6951in" style:rel-column-width="5877*"/>
    </style:style>
    <style:style style:name="Table98.C" style:family="table-column">
      <style:table-column-properties style:column-width="5.0986in" style:rel-column-width="43085*"/>
    </style:style>
    <style:style style:name="Table98.1" style:family="table-row">
      <style:table-row-properties fo:background-color="#e6e6e6">
        <style:background-image/>
      </style:table-row-properties>
    </style:style>
    <style:style style:name="Table9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8.2" style:family="table-row">
      <style:table-row-properties fo:background-color="#ffffcc">
        <style:background-image/>
      </style:table-row-properties>
    </style:style>
    <style:style style:name="Table9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9.A" style:family="table-column">
      <style:table-column-properties style:column-width="1.9611in" style:rel-column-width="16573*"/>
    </style:style>
    <style:style style:name="Table99.B" style:family="table-column">
      <style:table-column-properties style:column-width="0.6951in" style:rel-column-width="5877*"/>
    </style:style>
    <style:style style:name="Table99.C" style:family="table-column">
      <style:table-column-properties style:column-width="5.0986in" style:rel-column-width="43085*"/>
    </style:style>
    <style:style style:name="Table99.1" style:family="table-row">
      <style:table-row-properties fo:background-color="#e6e6e6">
        <style:background-image/>
      </style:table-row-properties>
    </style:style>
    <style:style style:name="Table9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9.2" style:family="table-row">
      <style:table-row-properties fo:background-color="#ffffcc">
        <style:background-image/>
      </style:table-row-properties>
    </style:style>
    <style:style style:name="Table9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0.A" style:family="table-column">
      <style:table-column-properties style:column-width="1.9611in" style:rel-column-width="16573*"/>
    </style:style>
    <style:style style:name="Table100.B" style:family="table-column">
      <style:table-column-properties style:column-width="0.6951in" style:rel-column-width="5877*"/>
    </style:style>
    <style:style style:name="Table100.C" style:family="table-column">
      <style:table-column-properties style:column-width="5.0986in" style:rel-column-width="43085*"/>
    </style:style>
    <style:style style:name="Table100.1" style:family="table-row">
      <style:table-row-properties fo:background-color="#e6e6e6">
        <style:background-image/>
      </style:table-row-properties>
    </style:style>
    <style:style style:name="Table10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0.2" style:family="table-row">
      <style:table-row-properties fo:background-color="#ffffcc">
        <style:background-image/>
      </style:table-row-properties>
    </style:style>
    <style:style style:name="Table10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6.A" style:family="table-column">
      <style:table-column-properties style:column-width="1.9611in" style:rel-column-width="16573*"/>
    </style:style>
    <style:style style:name="Table116.B" style:family="table-column">
      <style:table-column-properties style:column-width="0.6951in" style:rel-column-width="5877*"/>
    </style:style>
    <style:style style:name="Table116.C" style:family="table-column">
      <style:table-column-properties style:column-width="5.0986in" style:rel-column-width="43085*"/>
    </style:style>
    <style:style style:name="Table116.1" style:family="table-row">
      <style:table-row-properties fo:background-color="#e6e6e6">
        <style:background-image/>
      </style:table-row-properties>
    </style:style>
    <style:style style:name="Table11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6.2" style:family="table-row">
      <style:table-row-properties fo:background-color="#ffffcc">
        <style:background-image/>
      </style:table-row-properties>
    </style:style>
    <style:style style:name="Table11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7.A" style:family="table-column">
      <style:table-column-properties style:column-width="1.9611in" style:rel-column-width="16573*"/>
    </style:style>
    <style:style style:name="Table117.B" style:family="table-column">
      <style:table-column-properties style:column-width="0.6951in" style:rel-column-width="5877*"/>
    </style:style>
    <style:style style:name="Table117.C" style:family="table-column">
      <style:table-column-properties style:column-width="5.0986in" style:rel-column-width="43085*"/>
    </style:style>
    <style:style style:name="Table117.1" style:family="table-row">
      <style:table-row-properties fo:background-color="#e6e6e6">
        <style:background-image/>
      </style:table-row-properties>
    </style:style>
    <style:style style:name="Table11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7.2" style:family="table-row">
      <style:table-row-properties fo:background-color="#ffffcc">
        <style:background-image/>
      </style:table-row-properties>
    </style:style>
    <style:style style:name="Table11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8" style:family="table">
      <style:table-properties style:width="6.1556in" fo:margin-left="0.7632in" fo:margin-right="0.8403in" table:align="margins" style:shadow="#cccccc 0.0201in 0.0201in"/>
    </style:style>
    <style:style style:name="Table118.A" style:family="table-column">
      <style:table-column-properties style:column-width="6.1556in" style:rel-column-width="65535*"/>
    </style:style>
    <style:style style:name="Table118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2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9.A" style:family="table-column">
      <style:table-column-properties style:column-width="1.9611in" style:rel-column-width="16573*"/>
    </style:style>
    <style:style style:name="Table29.B" style:family="table-column">
      <style:table-column-properties style:column-width="0.6951in" style:rel-column-width="5877*"/>
    </style:style>
    <style:style style:name="Table29.C" style:family="table-column">
      <style:table-column-properties style:column-width="5.0986in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5.A" style:family="table-column">
      <style:table-column-properties style:column-width="1.9611in" style:rel-column-width="16573*"/>
    </style:style>
    <style:style style:name="Table35.B" style:family="table-column">
      <style:table-column-properties style:column-width="0.6951in" style:rel-column-width="5877*"/>
    </style:style>
    <style:style style:name="Table35.C" style:family="table-column">
      <style:table-column-properties style:column-width="5.0986in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8.A" style:family="table-column">
      <style:table-column-properties style:column-width="1.9611in" style:rel-column-width="16573*"/>
    </style:style>
    <style:style style:name="Table88.B" style:family="table-column">
      <style:table-column-properties style:column-width="0.6951in" style:rel-column-width="5877*"/>
    </style:style>
    <style:style style:name="Table88.C" style:family="table-column">
      <style:table-column-properties style:column-width="5.0986in" style:rel-column-width="43085*"/>
    </style:style>
    <style:style style:name="Table88.1" style:family="table-row">
      <style:table-row-properties fo:background-color="#e6e6e6">
        <style:background-image/>
      </style:table-row-properties>
    </style:style>
    <style:style style:name="Table8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8.2" style:family="table-row">
      <style:table-row-properties fo:background-color="#ffffcc">
        <style:background-image/>
      </style:table-row-properties>
    </style:style>
    <style:style style:name="Table8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9.A" style:family="table-column">
      <style:table-column-properties style:column-width="1.9611in" style:rel-column-width="16573*"/>
    </style:style>
    <style:style style:name="Table89.B" style:family="table-column">
      <style:table-column-properties style:column-width="0.6951in" style:rel-column-width="5877*"/>
    </style:style>
    <style:style style:name="Table89.C" style:family="table-column">
      <style:table-column-properties style:column-width="5.0986in" style:rel-column-width="43085*"/>
    </style:style>
    <style:style style:name="Table89.1" style:family="table-row">
      <style:table-row-properties fo:background-color="#e6e6e6">
        <style:background-image/>
      </style:table-row-properties>
    </style:style>
    <style:style style:name="Table8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9.2" style:family="table-row">
      <style:table-row-properties fo:background-color="#ffffcc">
        <style:background-image/>
      </style:table-row-properties>
    </style:style>
    <style:style style:name="Table8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5.A" style:family="table-column">
      <style:table-column-properties style:column-width="1.9611in" style:rel-column-width="16573*"/>
    </style:style>
    <style:style style:name="Table105.B" style:family="table-column">
      <style:table-column-properties style:column-width="0.6951in" style:rel-column-width="5877*"/>
    </style:style>
    <style:style style:name="Table105.C" style:family="table-column">
      <style:table-column-properties style:column-width="5.0986in" style:rel-column-width="43085*"/>
    </style:style>
    <style:style style:name="Table105.1" style:family="table-row">
      <style:table-row-properties fo:background-color="#e6e6e6">
        <style:background-image/>
      </style:table-row-properties>
    </style:style>
    <style:style style:name="Table10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5.2" style:family="table-row">
      <style:table-row-properties fo:background-color="#ffffcc">
        <style:background-image/>
      </style:table-row-properties>
    </style:style>
    <style:style style:name="Table10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6.A" style:family="table-column">
      <style:table-column-properties style:column-width="1.9611in" style:rel-column-width="16573*"/>
    </style:style>
    <style:style style:name="Table106.B" style:family="table-column">
      <style:table-column-properties style:column-width="0.6951in" style:rel-column-width="5877*"/>
    </style:style>
    <style:style style:name="Table106.C" style:family="table-column">
      <style:table-column-properties style:column-width="5.0986in" style:rel-column-width="43085*"/>
    </style:style>
    <style:style style:name="Table106.1" style:family="table-row">
      <style:table-row-properties fo:background-color="#e6e6e6">
        <style:background-image/>
      </style:table-row-properties>
    </style:style>
    <style:style style:name="Table10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6.2" style:family="table-row">
      <style:table-row-properties fo:background-color="#ffffcc">
        <style:background-image/>
      </style:table-row-properties>
    </style:style>
    <style:style style:name="Table10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0.A" style:family="table-column">
      <style:table-column-properties style:column-width="1.9611in" style:rel-column-width="16573*"/>
    </style:style>
    <style:style style:name="Table90.B" style:family="table-column">
      <style:table-column-properties style:column-width="0.6951in" style:rel-column-width="5877*"/>
    </style:style>
    <style:style style:name="Table90.C" style:family="table-column">
      <style:table-column-properties style:column-width="5.0986in" style:rel-column-width="43085*"/>
    </style:style>
    <style:style style:name="Table90.1" style:family="table-row">
      <style:table-row-properties fo:background-color="#e6e6e6">
        <style:background-image/>
      </style:table-row-properties>
    </style:style>
    <style:style style:name="Table9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0.2" style:family="table-row">
      <style:table-row-properties fo:background-color="#ffffcc">
        <style:background-image/>
      </style:table-row-properties>
    </style:style>
    <style:style style:name="Table9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1.A" style:family="table-column">
      <style:table-column-properties style:column-width="1.9611in" style:rel-column-width="16573*"/>
    </style:style>
    <style:style style:name="Table91.B" style:family="table-column">
      <style:table-column-properties style:column-width="0.6951in" style:rel-column-width="5877*"/>
    </style:style>
    <style:style style:name="Table91.C" style:family="table-column">
      <style:table-column-properties style:column-width="5.0986in" style:rel-column-width="43085*"/>
    </style:style>
    <style:style style:name="Table91.1" style:family="table-row">
      <style:table-row-properties fo:background-color="#e6e6e6">
        <style:background-image/>
      </style:table-row-properties>
    </style:style>
    <style:style style:name="Table9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1.2" style:family="table-row">
      <style:table-row-properties fo:background-color="#ffffcc">
        <style:background-image/>
      </style:table-row-properties>
    </style:style>
    <style:style style:name="Table9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2.A" style:family="table-column">
      <style:table-column-properties style:column-width="1.9611in" style:rel-column-width="16573*"/>
    </style:style>
    <style:style style:name="Table92.B" style:family="table-column">
      <style:table-column-properties style:column-width="0.6951in" style:rel-column-width="5877*"/>
    </style:style>
    <style:style style:name="Table92.C" style:family="table-column">
      <style:table-column-properties style:column-width="5.0986in" style:rel-column-width="43085*"/>
    </style:style>
    <style:style style:name="Table92.1" style:family="table-row">
      <style:table-row-properties fo:background-color="#e6e6e6">
        <style:background-image/>
      </style:table-row-properties>
    </style:style>
    <style:style style:name="Table9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2.2" style:family="table-row">
      <style:table-row-properties fo:background-color="#ffffcc">
        <style:background-image/>
      </style:table-row-properties>
    </style:style>
    <style:style style:name="Table9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3.A" style:family="table-column">
      <style:table-column-properties style:column-width="1.9611in" style:rel-column-width="16573*"/>
    </style:style>
    <style:style style:name="Table93.B" style:family="table-column">
      <style:table-column-properties style:column-width="0.6951in" style:rel-column-width="5877*"/>
    </style:style>
    <style:style style:name="Table93.C" style:family="table-column">
      <style:table-column-properties style:column-width="5.0986in" style:rel-column-width="43085*"/>
    </style:style>
    <style:style style:name="Table93.1" style:family="table-row">
      <style:table-row-properties fo:background-color="#e6e6e6">
        <style:background-image/>
      </style:table-row-properties>
    </style:style>
    <style:style style:name="Table9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3.2" style:family="table-row">
      <style:table-row-properties fo:background-color="#ffffcc">
        <style:background-image/>
      </style:table-row-properties>
    </style:style>
    <style:style style:name="Table9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5" style:family="table">
      <style:table-properties style:width="6.8132in" fo:margin-left="0.4792in" fo:margin-right="0.4868in" table:align="margins"/>
    </style:style>
    <style:style style:name="Table115.A" style:family="table-column">
      <style:table-column-properties style:column-width="0.8451in" style:rel-column-width="8129*"/>
    </style:style>
    <style:style style:name="Table115.B" style:family="table-column">
      <style:table-column-properties style:column-width="2.1986in" style:rel-column-width="21148*"/>
    </style:style>
    <style:style style:name="Table115.C" style:family="table-column">
      <style:table-column-properties style:column-width="0.5285in" style:rel-column-width="5083*"/>
    </style:style>
    <style:style style:name="Table115.D" style:family="table-column">
      <style:table-column-properties style:column-width="0.5299in" style:rel-column-width="5096*"/>
    </style:style>
    <style:style style:name="Table115.E" style:family="table-column">
      <style:table-column-properties style:column-width="0.85in" style:rel-column-width="8176*"/>
    </style:style>
    <style:style style:name="Table115.F" style:family="table-column">
      <style:table-column-properties style:column-width="1.8611in" style:rel-column-width="17903*"/>
    </style:style>
    <style:style style:name="Table115.A1" style:family="table-cell">
      <style:table-cell-properties fo:background-color="#f1f1f1" fo:padding="0.0382in" fo:border="0.0007in solid #000000">
        <style:background-image/>
      </style:table-cell-properties>
    </style:style>
    <style:style style:name="Table115.D1" style:family="table-cell">
      <style:table-cell-properties fo:background-color="transparent" fo:padding="0.0382in" fo:border="none">
        <style:background-image/>
      </style:table-cell-properties>
    </style:style>
    <style:style style:name="Table115.2" style:family="table-row">
      <style:table-row-properties style:min-row-height="0.0097in"/>
    </style:style>
    <style:style style:name="Table115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15.C2" style:family="table-cell">
      <style:table-cell-properties fo:background-color="transparent" fo:padding="0.0382in" fo:border-left="none" fo:border-right="0.0007in solid #000000" fo:border-top="none" fo:border-bottom="0.0007in solid #000000">
        <style:background-image/>
      </style:table-cell-properties>
    </style:style>
    <style:style style:name="Table115.E2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5.F2" style:family="table-cell">
      <style:table-cell-properties fo:background-color="transparent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115.4" style:family="table-row">
      <style:table-row-properties style:min-row-height="0.3in"/>
    </style:style>
    <style:style style:name="Table115.B5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45" style:family="table">
      <style:table-properties style:width="7.4799in" fo:margin-left="0.1576in" fo:margin-right="0.1417in" table:align="margins"/>
    </style:style>
    <style:style style:name="Table45.A" style:family="table-column">
      <style:table-column-properties style:column-width="7.4799in" style:rel-column-width="65535*"/>
    </style:style>
    <style:style style:name="Table4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2" style:family="table">
      <style:table-properties style:width="7.4799in" fo:margin-left="0.1576in" fo:margin-right="0.1417in" table:align="margins"/>
    </style:style>
    <style:style style:name="Table82.A" style:family="table-column">
      <style:table-column-properties style:column-width="7.4799in" style:rel-column-width="65535*"/>
    </style:style>
    <style:style style:name="Table8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9" style:family="table">
      <style:table-properties style:width="7.779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5417in" style:rel-column-width="12987*"/>
    </style:style>
    <style:style style:name="Table9.B" style:family="table-column">
      <style:table-column-properties style:column-width="6.2375in" style:rel-column-width="52548*"/>
    </style:style>
    <style:style style:name="Table9.A1" style:family="table-cell">
      <style:table-cell-properties fo:background-color="transparent" fo:padding-left="0in" fo:padding-right="0in" fo:padding-top="0in" fo:padding-bottom="0.0785in" fo:border="none">
        <style:background-image/>
      </style:table-cell-properties>
    </style:style>
    <style:style style:name="Table9.4" style:family="table-row">
      <style:table-row-properties fo:background-color="transparent" style:keep-together="true" fo:keep-together="auto">
        <style:background-image/>
      </style:table-row-properties>
    </style:style>
    <style:style style:name="Table9.A4" style:family="table-cell">
      <style:table-cell-properties style:vertical-align="" fo:background-color="transparent" fo:padding-left="0in" fo:padding-right="0in" fo:padding-top="0in" fo:padding-bottom="0.0785in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fo:font-style="italic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2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Verdana2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2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Courier New"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Verdana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2" style:family="paragraph" style:parent-style-name="Table_20_Contents">
      <style:text-properties fo:font-style="normal" style:font-style-asian="normal" style:font-style-complex="normal"/>
    </style:style>
    <style:style style:name="P33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36pt" style:font-size-asian="36pt" style:font-size-complex="36pt"/>
    </style:style>
    <style:style style:name="P37" style:family="paragraph" style:parent-style-name="Text_20_body">
      <style:text-properties style:font-name="Times New Roman" fo:font-style="italic" style:font-style-asian="italic" style:font-style-complex="italic"/>
    </style:style>
    <style:style style:name="P38" style:family="paragraph" style:parent-style-name="Text_20_body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>
      <style:paragraph-properties fo:text-align="start" style:justify-single-word="false"/>
    </style:style>
    <style:style style:name="P40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</style:style>
    <style:style style:name="P41" style:family="paragraph" style:parent-style-name="Text_20_body">
      <style:text-properties fo:font-weight="normal" style:font-weight-asian="normal" style:font-weight-complex="normal"/>
    </style:style>
    <style:style style:name="P42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3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4" style:family="paragraph" style:parent-style-name="Text_20_body">
      <style:text-properties fo:font-style="normal" style:font-style-asian="normal" style:font-style-complex="normal"/>
    </style:style>
    <style:style style:name="P45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46" style:family="paragraph" style:parent-style-name="Text_20_body">
      <style:paragraph-properties>
        <style:tab-stops>
          <style:tab-stop style:position="2.1575in"/>
        </style:tab-stops>
      </style:paragraph-properties>
      <style:text-properties fo:font-style="normal" style:font-style-asian="normal" style:font-style-complex="normal"/>
    </style:style>
    <style:style style:name="P4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>
        <style:tab-stops>
          <style:tab-stop style:position="0.3299in"/>
        </style:tab-stops>
      </style:paragraph-properties>
    </style:style>
    <style:style style:name="P50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Text_20_body">
      <style:text-properties style:font-name="Arial2" fo:font-size="10pt" style:font-size-asian="10pt" style:font-size-complex="10pt"/>
    </style:style>
    <style:style style:name="P57" style:family="paragraph" style:parent-style-name="Text_20_body">
      <style:text-properties style:font-name="Arial2" fo:font-weight="normal" style:font-weight-asian="normal" style:font-weight-complex="normal"/>
    </style:style>
    <style:style style:name="P58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weight="normal" style:font-weight-asian="normal" style:font-weight-complex="normal"/>
    </style:style>
    <style:style style:name="P59" style:family="paragraph" style:parent-style-name="Text_20_body">
      <style:text-properties style:font-name="Arial2" fo:font-style="normal" style:font-style-asian="normal" style:font-style-complex="normal"/>
    </style:style>
    <style:style style:name="P6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63" style:family="paragraph" style:parent-style-name="Text_20_body">
      <style:text-properties fo:font-style="italic" style:font-style-asian="italic" style:font-style-complex="italic"/>
    </style:style>
    <style:style style:name="P64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65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66" style:family="paragraph" style:parent-style-name="Text_20_body">
      <style:text-properties style:font-name="Verdana2" fo:font-size="16pt" style:font-size-asian="16pt" style:font-size-complex="16pt"/>
    </style:style>
    <style:style style:name="P67" style:family="paragraph" style:parent-style-name="Text_20_body">
      <style:text-properties fo:font-variant="normal" fo:text-transform="none" fo:color="#000000" fo:letter-spacing="normal"/>
    </style:style>
    <style:style style:name="P68" style:family="paragraph" style:parent-style-name="Text_20_body">
      <style:paragraph-properties loext:contextual-spacing="false" fo:margin-top="0in" fo:margin-bottom="0in"/>
    </style:style>
    <style:style style:name="P69" style:family="paragraph" style:parent-style-name="Text_20_body">
      <style:paragraph-properties loext:contextual-spacing="false" fo:margin-top="0in" fo:margin-bottom="0in" fo:text-align="start" style:justify-single-word="false"/>
    </style:style>
    <style:style style:name="P70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0.3299in"/>
        </style:tab-stops>
      </style:paragraph-properties>
    </style:style>
    <style:style style:name="P71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</style:style>
    <style:style style:name="P72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2083in"/>
        </style:tab-stops>
      </style:paragraph-properties>
    </style:style>
    <style:style style:name="P73" style:family="paragraph" style:parent-style-name="Text_20_body">
      <style:paragraph-properties loext:contextual-spacing="false" fo:margin-top="0in" fo:margin-bottom="0in">
        <style:tab-stops>
          <style:tab-stop style:position="4.5654in"/>
        </style:tab-stops>
      </style:paragraph-properties>
    </style:style>
    <style:style style:name="P74" style:family="paragraph" style:parent-style-name="Text_20_body">
      <style:paragraph-properties loext:contextual-spacing="false" fo:margin-top="0in" fo:margin-bottom="0in" fo:text-align="start" style:justify-single-word="false"/>
      <style:text-properties style:font-name="Arial2" fo:font-size="10pt" style:font-size-asian="10pt" style:font-size-complex="10pt"/>
    </style:style>
    <style:style style:name="P75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76" style:family="paragraph" style:parent-style-name="Text_20_body">
      <style:paragraph-properties loext:contextual-spacing="false" fo:margin-top="0in" fo:margin-bottom="0in">
        <style:tab-stops>
          <style:tab-stop style:position="0.4937in"/>
          <style:tab-stop style:position="1.0071in"/>
          <style:tab-stop style:position="2.0929in"/>
        </style:tab-stops>
      </style:paragraph-properties>
    </style:style>
    <style:style style:name="P77" style:family="paragraph" style:parent-style-name="Text_20_body">
      <style:paragraph-properties loext:contextual-spacing="false" fo:margin-top="0in" fo:margin-bottom="0in">
        <style:tab-stops>
          <style:tab-stop style:position="0.4937in"/>
          <style:tab-stop style:position="1.0071in"/>
          <style:tab-stop style:position="2.0929in"/>
          <style:tab-stop style:position="5.0374in"/>
        </style:tab-stops>
      </style:paragraph-properties>
    </style:style>
    <style:style style:name="P78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fo:font-size="10pt" style:font-size-asian="10pt" style:font-size-complex="10pt"/>
    </style:style>
    <style:style style:name="P79" style:family="paragraph" style:parent-style-name="Standard">
      <style:paragraph-properties loext:contextual-spacing="false" fo:margin-top="0in" fo:margin-bottom="0in"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loext:contextual-spacing="false" fo:margin-top="0in" fo:margin-bottom="0.0075in"/>
      <style:text-properties style:font-name="Arial2" fo:font-size="10pt" style:font-size-asian="10pt" style:font-size-complex="10pt"/>
    </style:style>
    <style:style style:name="P81" style:family="paragraph" style:parent-style-name="Standard">
      <style:text-properties style:font-name="Arial2" fo:font-size="10pt" style:font-size-asian="10pt" style:font-size-complex="10pt"/>
    </style:style>
    <style:style style:name="P82" style:family="paragraph" style:parent-style-name="Standard">
      <style:paragraph-properties>
        <style:tab-stops>
          <style:tab-stop style:position="2.3398in"/>
        </style:tab-stops>
      </style:paragraph-properties>
      <style:text-properties style:font-name="Arial2" fo:font-size="10pt" style:font-size-asian="10pt" style:font-size-complex="10pt"/>
    </style:style>
    <style:style style:name="P83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84" style:family="paragraph" style:parent-style-name="Standard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5" style:family="paragraph" style:parent-style-name="Standard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style:font-name="Arial2" fo:font-style="normal" style:font-style-asian="normal" style:font-style-complex="normal"/>
    </style:style>
    <style:style style:name="P89" style:family="paragraph" style:parent-style-name="Standard">
      <style:text-properties style:font-name="Arial2" fo:font-weight="normal" style:font-weight-asian="normal" style:font-weight-complex="normal"/>
    </style:style>
    <style:style style:name="P90" style:family="paragraph" style:parent-style-name="Standard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9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style:font-style-asian="italic" style:font-style-complex="italic"/>
    </style:style>
    <style:style style:name="P9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95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96" style:family="paragraph" style:parent-style-name="Standard">
      <style:text-properties style:font-name="Courier New" fo:font-weight="bold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8" style:family="paragraph" style:parent-style-name="Standard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Standard">
      <style:paragraph-properties fo:text-align="center" style:justify-single-word="false"/>
    </style:style>
    <style:style style:name="P100" style:family="paragraph" style:parent-style-name="Standard">
      <style:paragraph-properties>
        <style:tab-stops>
          <style:tab-stop style:position="0.3299in"/>
        </style:tab-stops>
      </style:paragraph-properties>
    </style:style>
    <style:style style:name="P101" style:family="paragraph" style:parent-style-name="Standard">
      <style:text-properties fo:font-weight="normal" style:font-weight-asian="normal" style:font-weight-complex="normal"/>
    </style:style>
    <style:style style:name="P102" style:family="paragraph" style:parent-style-name="Standard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103" style:family="paragraph" style:parent-style-name="Standard">
      <style:paragraph-properties fo:text-align="center" style:justify-single-word="false"/>
      <style:text-properties style:font-name="Verdana2"/>
    </style:style>
    <style:style style:name="P104" style:family="paragraph" style:parent-style-name="Standard"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105" style:family="paragraph" style:parent-style-name="Text_20_body">
      <style:paragraph-properties fo:break-before="page"/>
    </style:style>
    <style:style style:name="P106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07" style:family="paragraph" style:parent-style-name="Text_20_body">
      <style:paragraph-properties fo:break-before="page">
        <style:tab-stops>
          <style:tab-stop style:position="0.3299in"/>
        </style:tab-stops>
      </style:paragraph-properties>
    </style:style>
    <style:style style:name="P108" style:family="paragraph" style:parent-style-name="Text_20_body">
      <style:paragraph-properties fo:break-before="page">
        <style:tab-stops>
          <style:tab-stop style:position="2.1575in"/>
        </style:tab-stops>
      </style:paragraph-properties>
    </style:style>
    <style:style style:name="P109" style:family="paragraph" style:parent-style-name="Standard">
      <style:paragraph-properties fo:break-before="page"/>
    </style:style>
    <style:style style:name="P110" style:family="paragraph" style:parent-style-name="Standard">
      <style:paragraph-properties fo:break-before="pag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11" style:family="paragraph" style:parent-style-name="Text_20_body">
      <style:paragraph-properties loext:contextual-spacing="false" fo:margin-left="0.4437in" fo:margin-right="0in" fo:margin-top="0.0783in" fo:margin-bottom="0.0783in" fo:text-indent="0in" style:auto-text-indent="false"/>
    </style:style>
    <style:style style:name="P112" style:family="paragraph" style:parent-style-name="Text_20_body">
      <style:paragraph-properties fo:margin-left="0.4437in" fo:margin-right="0in" fo:text-indent="0in" style:auto-text-indent="false"/>
    </style:style>
    <style:style style:name="P113" style:family="paragraph" style:parent-style-name="Text_20_body">
      <style:paragraph-properties loext:contextual-spacing="false" fo:margin-left="-0.011in" fo:margin-right="0in" fo:margin-top="0.0783in" fo:margin-bottom="0.0783in" fo:text-align="center" style:justify-single-word="false" fo:text-indent="0in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14" style:family="paragraph" style:parent-style-name="Text_20_body">
      <style:paragraph-properties loext:contextual-spacing="false" fo:margin-left="0in" fo:margin-right="0in" fo:margin-top="0in" fo:margin-bottom="0.0783in" fo:text-indent="0in" style:auto-text-indent="false">
        <style:tab-stops>
          <style:tab-stop style:position="0.0181in"/>
        </style:tab-stops>
      </style:paragraph-properties>
    </style:style>
    <style:style style:name="P115" style:family="paragraph" style:parent-style-name="Text_20_body">
      <style:paragraph-properties loext:contextual-spacing="false" fo:margin-left="0in" fo:margin-right="0in" fo:margin-top="0.1575in" fo:margin-bottom="0in" fo:text-align="start" style:justify-single-word="false" fo:text-indent="0in" style:auto-text-indent="false"/>
    </style:style>
    <style:style style:name="P116" style:family="paragraph" style:parent-style-name="Text_20_body">
      <style:paragraph-properties loext:contextual-spacing="false" fo:margin-left="0in" fo:margin-right="0in" fo:margin-top="0.1575in" fo:margin-bottom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17" style:family="paragraph" style:parent-style-name="Text_20_body">
      <style:paragraph-properties loext:contextual-spacing="false" fo:margin-left="0in" fo:margin-right="0in" fo:margin-top="0.0398in" fo:margin-bottom="0.0398in" fo:text-indent="0in" style:auto-text-indent="false"/>
      <style:text-properties fo:font-weight="normal" style:font-weight-asian="normal" style:font-weight-complex="normal"/>
    </style:style>
    <style:style style:name="P118" style:family="paragraph" style:parent-style-name="Text_20_body">
      <style:paragraph-properties loext:contextual-spacing="false" fo:margin-left="0in" fo:margin-right="0in" fo:margin-top="0in" fo:margin-bottom="0.0402in" fo:text-indent="0in" style:auto-text-indent="false">
        <style:tab-stops>
          <style:tab-stop style:position="0.3299in"/>
        </style:tab-stops>
      </style:paragraph-properties>
    </style:style>
    <style:style style:name="P119" style:family="paragraph" style:parent-style-name="Text_20_body">
      <style:paragraph-properties loext:contextual-spacing="false" fo:margin-left="0in" fo:margin-right="0in" fo:margin-top="0in" fo:margin-bottom="0.0799in" fo:text-indent="0in" style:auto-text-indent="false">
        <style:tab-stops>
          <style:tab-stop style:position="0.4937in"/>
          <style:tab-stop style:position="1.0071in"/>
          <style:tab-stop style:position="2.0835in"/>
        </style:tab-stops>
      </style:paragraph-properties>
    </style:style>
    <style:style style:name="P120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121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</style:style>
    <style:style style:name="P122" style:family="paragraph" style:parent-style-name="Text_20_body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0.3299in"/>
        </style:tab-stops>
      </style:paragraph-properties>
    </style:style>
    <style:style style:name="P123" style:family="paragraph" style:parent-style-name="Text_20_body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0.3299in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24" style:family="paragraph" style:parent-style-name="Text_20_body">
      <style:paragraph-properties loext:contextual-spacing="false" fo:margin-top="0.0783in" fo:margin-bottom="0.0783in"/>
    </style:style>
    <style:style style:name="P125" style:family="paragraph" style:parent-style-name="Standard">
      <style:paragraph-properties fo:margin-left="0.1654in" fo:margin-right="0.2335in" fo:text-indent="0in" style:auto-text-indent="false"/>
    </style:style>
    <style:style style:name="P126" style:family="paragraph" style:parent-style-name="Text_20_body">
      <style:paragraph-properties fo:margin-left="0.1654in" fo:margin-right="0.2335in" fo:text-indent="0in" style:auto-text-indent="false"/>
    </style:style>
    <style:style style:name="P127" style:family="paragraph" style:parent-style-name="Text_20_body">
      <style:paragraph-properties loext:contextual-spacing="false" fo:margin-left="0.1654in" fo:margin-right="0.2335in" fo:margin-top="0in" fo:margin-bottom="0.0598in" fo:text-indent="0in" style:auto-text-indent="false"/>
    </style:style>
    <style:style style:name="P128" style:family="paragraph" style:parent-style-name="Text_20_body">
      <style:paragraph-properties loext:contextual-spacing="false" fo:margin-left="0.1654in" fo:margin-right="0.2335in" fo:margin-top="0in" fo:margin-bottom="0.1201in" fo:text-indent="0in" style:auto-text-indent="false"/>
    </style:style>
    <style:style style:name="P129" style:family="paragraph" style:parent-style-name="Standard">
      <style:paragraph-properties loext:contextual-spacing="false" fo:margin-top="0in" fo:margin-bottom="0.1575in"/>
    </style:style>
    <style:style style:name="P130" style:family="paragraph" style:parent-style-name="Standard">
      <style:paragraph-properties loext:contextual-spacing="false" fo:margin-top="0in" fo:margin-bottom="0.1575in"/>
      <style:text-properties style:font-name="Arial" fo:font-weight="normal" style:font-name-asian="DejaVu Sans" style:font-weight-asian="normal" style:font-name-complex="DejaVu Sans" style:font-weight-complex="normal"/>
    </style:style>
    <style:style style:name="P131" style:family="paragraph" style:parent-style-name="Text_20_body">
      <style:paragraph-properties loext:contextual-spacing="false" fo:margin-top="0in" fo:margin-bottom="0.1575in"/>
    </style:style>
    <style:style style:name="P132" style:family="paragraph" style:parent-style-name="Text_20_body">
      <style:paragraph-properties loext:contextual-spacing="false" fo:margin-top="0in" fo:margin-bottom="0.1575in"/>
      <style:text-properties style:font-name="Arial" fo:font-weight="normal" style:font-name-asian="DejaVu Sans" style:font-weight-asian="normal" style:font-name-complex="DejaVu Sans" style:font-weight-complex="normal"/>
    </style:style>
    <style:style style:name="P133" style:family="paragraph" style:parent-style-name="Text_20_body">
      <style:paragraph-properties loext:contextual-spacing="false" fo:margin-left="0.0563in" fo:margin-right="0.0016in" fo:margin-top="0.0799in" fo:margin-bottom="0.0402in" fo:text-indent="0in" style:auto-text-indent="false"/>
    </style:style>
    <style:style style:name="P134" style:family="paragraph" style:parent-style-name="Text_20_body">
      <style:paragraph-properties loext:contextual-spacing="false" fo:margin-left="0.0563in" fo:margin-right="0.0016in" fo:margin-top="0.0402in" fo:margin-bottom="0.0598in" fo:text-indent="0in" style:auto-text-indent="false"/>
    </style:style>
    <style:style style:name="P135" style:family="paragraph" style:parent-style-name="Text_20_body">
      <style:paragraph-properties loext:contextual-spacing="false" fo:margin-left="0.0563in" fo:margin-right="0.0016in" fo:margin-top="0.0402in" fo:margin-bottom="0.0402in" fo:text-indent="0in" style:auto-text-indent="false"/>
    </style:style>
    <style:style style:name="P136" style:family="paragraph" style:parent-style-name="Text_20_body">
      <style:paragraph-properties loext:contextual-spacing="false" fo:margin-left="0.0563in" fo:margin-right="0.0016in" fo:margin-top="0.0402in" fo:margin-bottom="0.0799in" fo:text-indent="0in" style:auto-text-indent="false"/>
    </style:style>
    <style:style style:name="P137" style:family="paragraph" style:parent-style-name="Text_20_body">
      <style:paragraph-properties loext:contextual-spacing="false" fo:margin-left="0.0311in" fo:margin-right="0.0016in" fo:margin-top="0.0799in" fo:margin-bottom="0.0402in" fo:text-indent="0in" style:auto-text-indent="false"/>
      <style:text-properties style:font-name="Arial2" fo:font-weight="normal" style:font-weight-asian="normal" style:font-weight-complex="normal"/>
    </style:style>
    <style:style style:name="P138" style:family="paragraph" style:parent-style-name="Text_20_body">
      <style:paragraph-properties loext:contextual-spacing="false" fo:margin-left="0.0311in" fo:margin-right="0.0016in" fo:margin-top="0.0598in" fo:margin-bottom="0.0598in" fo:text-indent="0in" style:auto-text-indent="false"/>
      <style:text-properties style:font-name="Arial2" fo:font-weight="normal" style:font-weight-asian="normal" style:font-weight-complex="normal"/>
    </style:style>
    <style:style style:name="P139" style:family="paragraph" style:parent-style-name="Text_20_body">
      <style:paragraph-properties loext:contextual-spacing="false" fo:margin-left="0.0311in" fo:margin-right="0.0016in" fo:margin-top="0.0201in" fo:margin-bottom="0.0598in" fo:text-indent="0in" style:auto-text-indent="false"/>
      <style:text-properties style:font-name="Arial2" fo:font-weight="normal" style:font-weight-asian="normal" style:font-weight-complex="normal"/>
    </style:style>
    <style:style style:name="P140" style:family="paragraph" style:parent-style-name="Table_20_Contents">
      <style:paragraph-properties loext:contextual-spacing="false" fo:margin-top="0.0598in" fo:margin-bottom="0in"/>
    </style:style>
    <style:style style:name="P141" style:family="paragraph" style:parent-style-name="Text_20_body">
      <style:paragraph-properties loext:contextual-spacing="false" fo:margin-left="0.0028in" fo:margin-right="-0.0028in" fo:margin-top="0in" fo:margin-bottom="0in" fo:text-align="start" style:justify-single-word="false" fo:text-indent="0in" style:auto-text-indent="false">
        <style:tab-stops>
          <style:tab-stop style:position="2.1228in"/>
        </style:tab-stops>
      </style:paragraph-properties>
    </style:style>
    <style:style style:name="P142" style:family="paragraph" style:parent-style-name="Text_20_body">
      <style:paragraph-properties loext:contextual-spacing="false" fo:margin-top="0.1201in" fo:margin-bottom="0.1201in" fo:text-align="start" style:justify-single-word="false">
        <style:tab-stops>
          <style:tab-stop style:position="2.2083in"/>
        </style:tab-stops>
      </style:paragraph-properties>
    </style:style>
    <style:style style:name="P143" style:family="paragraph" style:parent-style-name="Text_20_body">
      <style:paragraph-properties loext:contextual-spacing="false" fo:margin-top="0.1201in" fo:margin-bottom="0.1201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144" style:family="paragraph" style:parent-style-name="Standard">
      <style:paragraph-properties loext:contextual-spacing="false" fo:margin-top="0.1201in" fo:margin-bottom="0.1201in"/>
      <style:text-properties style:font-name="Times New Roman" fo:font-style="italic" style:font-style-asian="italic" style:font-style-complex="italic"/>
    </style:style>
    <style:style style:name="P145" style:family="paragraph" style:parent-style-name="Text_20_body">
      <style:paragraph-properties loext:contextual-spacing="false" fo:margin-top="0in" fo:margin-bottom="0.1201in"/>
    </style:style>
    <style:style style:name="P146" style:family="paragraph" style:parent-style-name="Text_20_body">
      <style:paragraph-properties loext:contextual-spacing="false" fo:margin-top="0in" fo:margin-bottom="0.0598in"/>
    </style:style>
    <style:style style:name="P147" style:family="paragraph" style:parent-style-name="Text_20_body">
      <style:paragraph-properties loext:contextual-spacing="false" fo:margin-left="0.1654in" fo:margin-right="0.0453in" fo:margin-top="0in" fo:margin-bottom="0.0598in" fo:text-indent="0in" style:auto-text-indent="false">
        <style:tab-stops>
          <style:tab-stop style:position="0.3299in"/>
        </style:tab-stops>
      </style:paragraph-properties>
    </style:style>
    <style:style style:name="P148" style:family="paragraph" style:parent-style-name="Text_20_body">
      <style:paragraph-properties loext:contextual-spacing="false" fo:margin-top="0in" fo:margin-bottom="0.1402in"/>
    </style:style>
    <style:style style:name="P149" style:family="paragraph" style:parent-style-name="Standard" style:list-style-name="L2"/>
    <style:style style:name="P150" style:family="paragraph" style:parent-style-name="Standard" style:list-style-name="L3"/>
    <style:style style:name="P151" style:family="paragraph" style:parent-style-name="Standard">
      <style:text-properties style:font-name="Arial" fo:font-size="10pt" fo:font-style="italic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P152" style:family="paragraph" style:parent-style-name="Standard" style:list-style-name="L5">
      <style:paragraph-properties loext:contextual-spacing="false" fo:margin-top="0in" fo:margin-bottom="0.0783in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55" style:family="paragraph" style:parent-style-name="Contents_20_1">
      <style:paragraph-properties>
        <style:tab-stops>
          <style:tab-stop style:position="0.35in"/>
          <style:tab-stop style:position="7.7791in" style:type="right" style:leader-style="dotted" style:leader-text="."/>
        </style:tab-stops>
      </style:paragraph-properties>
    </style:style>
    <style:style style:name="P156" style:family="paragraph" style:parent-style-name="Contents_20_2">
      <style:paragraph-properties>
        <style:tab-stops>
          <style:tab-stop style:position="0.4035in"/>
          <style:tab-stop style:position="7.5827in" style:type="right" style:leader-style="dotted" style:leader-text="."/>
        </style:tab-stops>
      </style:paragraph-properties>
    </style:style>
    <style:style style:name="P157" style:family="paragraph" style:parent-style-name="Contents_20_Heading">
      <style:paragraph-properties fo:break-before="page"/>
    </style:style>
    <style:style style:name="P158" style:family="paragraph" style:parent-style-name="Contents_20_3">
      <style:paragraph-properties>
        <style:tab-stops>
          <style:tab-stop style:position="6.939in" style:type="right" style:leader-style="dotted" style:leader-text="."/>
        </style:tab-stops>
      </style:paragraph-properties>
    </style:style>
    <style:style style:name="P159" style:family="paragraph" style:parent-style-name="Heading_20_2">
      <style:text-properties style:font-name="Arial2" fo:font-size="10pt" style:font-size-asian="10pt" style:font-size-complex="10pt"/>
    </style:style>
    <style:style style:name="P160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161" style:family="paragraph" style:parent-style-name="Heading_20_2">
      <style:paragraph-properties fo:break-before="page"/>
    </style:style>
    <style:style style:name="P162" style:family="paragraph" style:parent-style-name="Heading_20_2">
      <style:paragraph-properties fo:keep-with-next="always"/>
      <style:text-properties style:font-name="Verdana2" fo:font-size="12pt" style:font-name-asian="DejaVu Sans" style:font-size-asian="12pt" style:font-style-asian="normal" style:font-name-complex="DejaVu Sans" style:font-size-complex="12pt" style:font-style-complex="normal"/>
    </style:style>
    <style:style style:name="P163" style:family="paragraph" style:parent-style-name="Heading_20_3">
      <style:paragraph-properties fo:break-before="page"/>
    </style:style>
    <style:style style:name="P164" style:family="paragraph" style:parent-style-name="Heading_20_3">
      <style:paragraph-properties fo:break-before="page"/>
      <style:text-properties style:font-name="Arial2" fo:font-size="10pt" fo:font-style="normal" fo:font-weight="bold" style:font-name-asian="DejaVu Sans" style:font-size-asian="10pt" style:font-style-asian="normal" style:font-name-complex="DejaVu Sans" style:font-size-complex="10pt" style:font-style-complex="normal"/>
    </style:style>
    <style:style style:name="P165" style:family="paragraph" style:parent-style-name="Heading_20_3">
      <style:paragraph-properties fo:keep-with-next="always"/>
      <style:text-properties style:font-name="Arial2" fo:font-size="10pt" fo:font-style="normal" fo:font-weight="bold" style:font-name-asian="DejaVu Sans" style:font-size-asian="10pt" style:font-style-asian="normal" style:font-name-complex="DejaVu Sans" style:font-size-complex="10pt" style:font-style-complex="normal"/>
    </style:style>
    <style:style style:name="P166" style:family="paragraph" style:parent-style-name="Heading_20_3">
      <style:paragraph-properties fo:margin-top="0.1201in" fo:margin-bottom="0.1201in"/>
      <style:text-properties fo:font-weight="bold" style:font-weight-asian="bold" style:font-weight-complex="bold"/>
    </style:style>
    <style:style style:name="P167" style:family="paragraph" style:parent-style-name="Appendix">
      <style:paragraph-properties fo:break-before="page"/>
    </style:style>
    <style:style style:name="P168" style:family="paragraph" style:parent-style-name="Appendix">
      <style:paragraph-properties fo:margin-left="0in" fo:margin-right="0in" fo:text-indent="0in" style:auto-text-indent="false" fo:break-before="page"/>
    </style:style>
    <style:style style:name="P169" style:family="paragraph" style:parent-style-name="Contents_20_4">
      <style:paragraph-properties>
        <style:tab-stops>
          <style:tab-stop style:position="1.1in"/>
          <style:tab-stop style:position="7.7791in" style:type="right" style:leader-style="dotted" style:leader-text="."/>
        </style:tab-stops>
      </style:paragraph-properties>
    </style:style>
    <style:style style:name="P170" style:family="paragraph" style:parent-style-name="Text_20_body" style:list-style-name="L1"/>
    <style:style style:name="P171" style:family="paragraph" style:parent-style-name="Text_20_body" style:list-style-name="L2"/>
    <style:style style:name="P172" style:family="paragraph" style:parent-style-name="Text_20_body" style:list-style-name="L2">
      <style:paragraph-properties>
        <style:tab-stops>
          <style:tab-stop style:position="4.5654in"/>
        </style:tab-stops>
      </style:paragraph-properties>
    </style:style>
    <style:style style:name="P173" style:family="paragraph" style:parent-style-name="Text_20_body" style:list-style-name="L2">
      <style:paragraph-properties>
        <style:tab-stops>
          <style:tab-stop style:position="4.4626in"/>
        </style:tab-stops>
      </style:paragraph-properties>
    </style:style>
    <style:style style:name="P174" style:family="paragraph" style:parent-style-name="Text_20_body" style:list-style-name="L2">
      <style:paragraph-properties>
        <style:tab-stops>
          <style:tab-stop style:position="2.5217in"/>
        </style:tab-stops>
      </style:paragraph-properties>
    </style:style>
    <style:style style:name="P175" style:family="paragraph" style:parent-style-name="Text_20_body" style:list-style-name="L2">
      <style:paragraph-properties>
        <style:tab-stops>
          <style:tab-stop style:position="1.9398in"/>
        </style:tab-stops>
      </style:paragraph-properties>
    </style:style>
    <style:style style:name="P176" style:family="paragraph" style:parent-style-name="Text_20_body" style:list-style-name="L4"/>
    <style:style style:name="P177" style:family="paragraph" style:parent-style-name="Text_20_body" style:list-style-name="L6"/>
    <style:style style:name="P178" style:family="paragraph" style:parent-style-name="Text_20_body" style:list-style-name="L7"/>
    <style:style style:name="P179" style:family="paragraph" style:parent-style-name="Text_20_body">
      <style:text-properties style:font-name="Arial2" fo:font-size="10pt" fo:font-style="normal" fo:font-weight="bold" style:font-name-asian="DejaVu Sans" style:font-size-asian="10pt" style:font-style-asian="normal" style:font-name-complex="DejaVu Sans" style:font-size-complex="10pt" style:font-style-complex="normal"/>
    </style:style>
    <style:style style:name="P180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181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182" style:family="paragraph" style:parent-style-name="Text_20_body" style:list-style-name="L2">
      <style:paragraph-properties loext:contextual-spacing="false" fo:margin-left="0.3929in" fo:margin-right="0in" fo:margin-top="0.1575in" fo:margin-bottom="0.0783in" fo:text-indent="-0.1819in" style:auto-text-indent="false">
        <style:tab-stops>
          <style:tab-stop style:position="0.0181in"/>
        </style:tab-stops>
      </style:paragraph-properties>
    </style:style>
    <style:style style:name="P183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</style:style>
    <style:style style:name="P184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  <style:text-properties style:font-name="Arial2"/>
    </style:style>
    <style:style style:name="P185" style:family="paragraph" style:parent-style-name="Text_20_body" style:list-style-name="L2">
      <style:paragraph-properties loext:contextual-spacing="false" fo:margin-top="0in" fo:margin-bottom="0.0783in">
        <style:tab-stops>
          <style:tab-stop style:position="4.5654in"/>
        </style:tab-stops>
      </style:paragraph-properties>
    </style:style>
    <style:style style:name="P186" style:family="paragraph" style:parent-style-name="Text_20_body" style:list-style-name="L2">
      <style:paragraph-properties loext:contextual-spacing="false" fo:margin-top="0in" fo:margin-bottom="0.1575in">
        <style:tab-stops>
          <style:tab-stop style:position="4.5366in"/>
        </style:tab-stops>
      </style:paragraph-properties>
    </style:style>
    <style:style style:name="P187" style:family="paragraph" style:parent-style-name="Text_20_body" style:list-style-name="L2">
      <style:paragraph-properties loext:contextual-spacing="false" fo:margin-top="0.1575in" fo:margin-bottom="0.0783in"/>
    </style:style>
    <style:style style:name="P188" style:family="paragraph" style:parent-style-name="Text_20_body" style:list-style-name="L2">
      <style:paragraph-properties loext:contextual-spacing="false" fo:margin-top="0in" fo:margin-bottom="0.0799in">
        <style:tab-stops>
          <style:tab-stop style:position="1.0811in"/>
          <style:tab-stop style:position="3.9728in"/>
        </style:tab-stops>
      </style:paragraph-properties>
    </style:style>
    <style:style style:name="P189" style:family="paragraph" style:parent-style-name="Text_20_body" style:list-style-name="L3">
      <style:paragraph-properties loext:contextual-spacing="false" fo:margin-left="0.4953in" fo:margin-right="0in" fo:margin-top="0in" fo:margin-bottom="0in" fo:text-align="start" style:justify-single-word="false" fo:text-indent="-0.1992in" style:auto-text-indent="false">
        <style:tab-stops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90" style:family="paragraph" style:parent-style-name="Text_20_body" style:list-style-name="L3">
      <style:paragraph-properties loext:contextual-spacing="false" fo:margin-left="0.5126in" fo:margin-right="0in" fo:margin-top="0in" fo:margin-bottom="0in" fo:text-align="start" style:justify-single-word="false" fo:text-indent="-0.1992in" style:auto-text-indent="false">
        <style:tab-stops/>
      </style:paragraph-properties>
    </style:style>
    <style:style style:name="P191" style:family="paragraph" style:parent-style-name="Text_20_body">
      <style:paragraph-properties fo:margin-left="0.6146in" fo:margin-right="0in" fo:margin-top="0in" fo:margin-bottom="0in" fo:text-indent="0in" style:auto-text-indent="false">
        <style:tab-stops>
          <style:tab-stop style:position="0.3in"/>
        </style:tab-stops>
      </style:paragraph-properties>
      <style:text-properties style:font-name="Courier New" fo:font-weight="bold" style:font-weight-asian="bold" style:font-weight-complex="bold"/>
    </style:style>
    <style:style style:name="P192" style:family="paragraph" style:parent-style-name="Text_20_body">
      <style:paragraph-properties fo:margin-left="0.6146in" fo:margin-right="0in" fo:margin-top="0in" fo:margin-bottom="0in" fo:text-indent="0in" style:auto-text-indent="false">
        <style:tab-stops>
          <style:tab-stop style:position="0.3in"/>
        </style:tab-stops>
      </style:paragraph-properties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3" style:family="paragraph" style:parent-style-name="Text_20_body">
      <style:paragraph-properties fo:margin-left="0.6146in" fo:margin-right="0in" fo:margin-top="0in" fo:margin-bottom="0in" fo:text-indent="0in" style:auto-text-indent="false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194" style:family="paragraph" style:parent-style-name="Text_20_body">
      <style:paragraph-properties fo:margin-left="0.2709in" fo:margin-right="0in" fo:text-indent="0in" style:auto-text-indent="false"/>
    </style:style>
    <style:style style:name="P195" style:family="paragraph" style:parent-style-name="Text_20_body">
      <style:paragraph-properties fo:margin-left="0.2709in" fo:margin-right="0in" fo:text-indent="0in" style:auto-text-indent="false"/>
      <style:text-properties style:font-name="Arial2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6" style:family="paragraph" style:parent-style-name="Text_20_body">
      <style:paragraph-properties fo:margin-left="0.6252in" fo:margin-right="0in" fo:text-indent="0in" style:auto-text-indent="false"/>
      <style:text-properties style:font-name="Courier New" fo:font-weight="bold" style:font-weight-asian="bold" style:font-weight-complex="bold"/>
    </style:style>
    <style:style style:name="P197" style:family="paragraph" style:parent-style-name="Text_20_body">
      <style:paragraph-properties fo:margin-left="0.2917in" fo:margin-right="0in" fo:text-indent="0in" style:auto-text-indent="false"/>
    </style:style>
    <style:style style:name="P198" style:family="paragraph" style:parent-style-name="Text_20_body">
      <style:paragraph-properties fo:margin-left="0.2917in" fo:margin-right="0in" fo:text-indent="0in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99" style:family="paragraph" style:parent-style-name="Text_20_body">
      <style:paragraph-properties fo:margin-left="0.6098in" fo:margin-right="0in" fo:margin-top="0in" fo:margin-bottom="0in" fo:text-indent="0in" style:auto-text-indent="false"/>
      <style:text-properties style:font-name="Courier New" fo:font-weight="bold" style:font-weight-asian="bold" style:font-weight-complex="bold"/>
    </style:style>
    <style:style style:name="P200" style:family="paragraph" style:parent-style-name="Text_20_body">
      <style:paragraph-properties fo:margin-left="0.6098in" fo:margin-right="0in" fo:margin-top="0in" fo:margin-bottom="0in" fo:text-indent="0in" style:auto-text-indent="false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201" style:family="paragraph" style:parent-style-name="Text_20_body">
      <style:paragraph-properties fo:margin-left="0.2146in" fo:margin-right="-0.002in" fo:margin-top="0in" fo:margin-bottom="0.1575in" fo:text-indent="0in" style:auto-text-indent="false">
        <style:tab-stops>
          <style:tab-stop style:position="4.5366in"/>
        </style:tab-stops>
      </style:paragraph-properties>
    </style:style>
    <style:style style:name="P202" style:family="paragraph" style:parent-style-name="Text_20_body">
      <style:paragraph-properties loext:contextual-spacing="false" fo:margin-left="0.2146in" fo:margin-right="-0.002in" fo:margin-top="0in" fo:margin-bottom="0.1575in" fo:text-indent="0in" style:auto-text-indent="false">
        <style:tab-stops>
          <style:tab-stop style:position="4.5366in"/>
        </style:tab-stops>
      </style:paragraph-properties>
    </style:style>
    <style:style style:name="P203" style:family="paragraph">
      <style:paragraph-properties fo:text-align="center"/>
    </style:style>
    <style:style style:name="P204" style:family="paragraph">
      <style:paragraph-properties fo:text-align="center"/>
      <style:text-properties style:font-name="Tahoma" fo:font-size="24pt" fo:letter-spacing="0.0157in" fo:font-weight="normal" style:letter-kerning="false" style:font-size-asian="24pt" style:font-weight-asian="normal" style:font-size-complex="24pt" style:font-weight-complex="normal"/>
    </style:style>
    <style:style style:name="P205" style:family="paragraph">
      <style:text-properties fo:font-size="12pt"/>
    </style:style>
    <style:style style:name="T1" style:family="text">
      <style:text-properties fo:font-style="italic" fo:font-weight="bold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size="10pt" style:font-name-asian="DejaVu Sans" style:font-size-asian="10pt" style:font-name-complex="DejaVu Sans" style:font-size-complex="10pt"/>
    </style:style>
    <style:style style:name="T10" style:family="text">
      <style:text-properties style:use-window-font-color="true" style:font-name="Arial2"/>
    </style:style>
    <style:style style:name="T11" style:family="text">
      <style:text-properties style:use-window-font-color="true" style:font-name="Arial2" fo:font-size="10pt" style:font-size-asian="10pt" style:font-size-complex="10pt"/>
    </style:style>
    <style:style style:name="T12" style:family="text">
      <style:text-properties style:use-window-font-color="true" style:font-name="Arial2" fo:font-size="10pt" style:font-size-asian="10pt" style:font-name-complex="Arial2" style:font-size-complex="10pt"/>
    </style:style>
    <style:style style:name="T13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4" style:family="text">
      <style:text-properties style:use-window-font-color="true" style:font-name="Arial2" fo:font-weight="bold"/>
    </style:style>
    <style:style style:name="T15" style:family="text">
      <style:text-properties style:use-window-font-color="true" style:font-name="Arial2" fo:font-weight="bold" style:font-weight-asian="bold" style:font-weight-complex="bold"/>
    </style:style>
    <style:style style:name="T16" style:family="text">
      <style:text-properties style:use-window-font-color="true" style:font-name="Arial2" fo:font-weight="bold" style:font-weight-asian="normal" style:font-weight-complex="normal"/>
    </style:style>
    <style:style style:name="T17" style:family="text">
      <style:text-properties style:use-window-font-color="true" style:font-name="Arial2" fo:font-weight="normal" style:font-weight-asian="normal" style:font-weight-complex="normal"/>
    </style:style>
    <style:style style:name="T18" style:family="text">
      <style:text-properties style:use-window-font-color="true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="Arial2" fo:font-style="normal" style:font-style-asian="normal" style:font-style-complex="normal"/>
    </style:style>
    <style:style style:name="T21" style:family="text">
      <style:text-properties style:use-window-font-color="true" style:font-name="Arial2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use-window-font-color="true" style:font-name-complex="Arial2"/>
    </style:style>
    <style:style style:name="T23" style:family="text">
      <style:text-properties style:use-window-font-color="true" style:font-name="Courier New" fo:font-weight="bold" style:font-weight-asian="bold" style:font-weight-complex="bold"/>
    </style:style>
    <style:style style:name="T24" style:family="text">
      <style:text-properties style:use-window-font-color="true" style:font-name="Courier New" fo:font-weight="bold" style:font-name-asian="TimesNewRomanPS-ItalicMT" style:font-size-asian="10pt" style:font-weight-asian="bold" style:font-name-complex="TimesNewRomanPS-ItalicMT" style:font-size-complex="10pt" style:font-weight-complex="bold"/>
    </style:style>
    <style:style style:name="T25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6" style:family="text">
      <style:text-properties style:use-window-font-color="true" style:font-name="Courier New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27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9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30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31" style:family="text">
      <style:text-properties style:use-window-font-color="true" style:font-name="Courier New" fo:font-size="10pt" style:text-underline-style="none" fo:font-weight="bold" style:font-size-asian="10.5pt" style:font-weight-asian="bold" style:font-weight-complex="bold"/>
    </style:style>
    <style:style style:name="T32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33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style:use-window-font-color="true" style:text-position="-33% 70%" fo:font-style="normal" style:font-size-asian="12pt" style:font-style-asian="normal" style:font-size-complex="13.8000001907349pt" style:font-style-complex="normal"/>
    </style:style>
    <style:style style:name="T35" style:family="text">
      <style:text-properties style:use-window-font-color="true" style:text-position="-33% 70%" fo:font-size="7pt" fo:font-style="normal" style:font-size-asian="7pt" style:font-style-asian="normal" style:font-size-complex="7pt" style:font-style-complex="normal"/>
    </style:style>
    <style:style style:name="T36" style:family="text">
      <style:text-properties style:use-window-font-color="true" style:text-position="-33% 70%" fo:font-size="5pt" fo:font-style="normal" style:font-size-asian="5pt" style:font-style-asian="normal" style:font-size-complex="5pt" style:font-style-complex="normal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name-asian="Arial2" style:font-weight-asian="bold" style:font-name-complex="Arial2" style:font-weight-complex="bold"/>
    </style:style>
    <style:style style:name="T40" style:family="text">
      <style:text-properties fo:font-weight="bold" style:font-weight-asian="normal" style:font-weight-complex="normal"/>
    </style:style>
    <style:style style:name="T41" style:family="text">
      <style:text-properties style:font-name="Arial2"/>
    </style:style>
    <style:style style:name="T42" style:family="text">
      <style:text-properties style:font-name="Arial2" fo:font-size="10pt" style:font-size-asian="10pt" style:font-size-complex="10pt"/>
    </style:style>
    <style:style style:name="T43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4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style:font-name="Arial2" fo:font-size="10pt" fo:font-style="italic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46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Arial2" fo:font-size="10pt" fo:font-style="normal" fo:font-weight="normal" style:font-size-asian="10pt" style:font-weight-asian="normal" style:font-size-complex="10pt" style:font-weight-complex="normal"/>
    </style:style>
    <style:style style:name="T48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49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Arial2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Arial2" fo:font-size="10pt" fo:font-style="normal" fo:font-weight="bold" style:font-size-asian="10pt" style:font-style-asian="normal" style:font-size-complex="10pt" style:font-style-complex="normal"/>
    </style:style>
    <style:style style:name="T52" style:family="text">
      <style:text-properties style:font-name="Arial2" fo:font-size="10pt" fo:font-style="normal" fo:font-weight="bold" style:font-size-asian="10pt" style:font-weight-asian="normal" style:font-size-complex="10pt" style:font-weight-complex="normal"/>
    </style:style>
    <style:style style:name="T53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4" style:family="text">
      <style:text-properties style:font-name="Arial2" fo:font-size="10pt" fo:font-weight="normal" style:font-size-asian="10pt" style:font-weight-asian="bold" style:font-size-complex="10pt" style:font-weight-complex="bold"/>
    </style:style>
    <style:style style:name="T55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6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7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8" style:family="text">
      <style:text-properties style:font-name="Arial2" fo:font-size="10pt" fo:font-weight="bold" style:font-size-asian="10pt" style:font-weight-asian="normal" style:font-size-complex="10pt" style:font-weight-complex="normal"/>
    </style:style>
    <style:style style:name="T59" style:family="text">
      <style:text-properties style:font-name="Arial2" fo:font-size="10pt" style:font-name-asian="HJLJEC+TimesNewRomanPSMT" style:font-size-asian="10pt" style:font-name-complex="HJLJEC+TimesNewRomanPSMT" style:font-size-complex="10pt"/>
    </style:style>
    <style:style style:name="T60" style:family="text">
      <style:text-properties style:font-name="Arial2" fo:font-style="normal" style:font-style-asian="normal" style:font-style-complex="normal"/>
    </style:style>
    <style:style style:name="T61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Arial2" fo:font-style="normal" fo:font-weight="bold" style:font-style-asian="normal" style:font-weight-asian="normal" style:font-style-complex="normal" style:font-weight-complex="normal"/>
    </style:style>
    <style:style style:name="T63" style:family="text">
      <style:text-properties style:font-name="Arial2" fo:font-style="normal" fo:font-weight="bold" style:font-style-asian="normal" style:font-style-complex="normal"/>
    </style:style>
    <style:style style:name="T64" style:family="text">
      <style:text-properties style:font-name="Arial2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style:font-name="Arial2" fo:font-style="italic" style:font-style-asian="italic" style:font-style-complex="italic"/>
    </style:style>
    <style:style style:name="T66" style:family="text">
      <style:text-properties style:font-name="Arial2" fo:font-style="italic" style:font-style-asian="italic" style:font-weight-asian="normal" style:font-style-complex="italic" style:font-weight-complex="normal"/>
    </style:style>
    <style:style style:name="T67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style:font-name="Arial2" fo:font-weight="normal" style:font-weight-asian="normal" style:font-weight-complex="normal"/>
    </style:style>
    <style:style style:name="T69" style:family="text">
      <style:text-properties style:font-name="Arial2" fo:font-size="4pt" style:font-size-asian="4pt" style:font-size-complex="4pt"/>
    </style:style>
    <style:style style:name="T70" style:family="text">
      <style:text-properties style:font-name="Arial2" fo:font-weight="bold" style:font-weight-asian="normal" style:font-weight-complex="normal"/>
    </style:style>
    <style:style style:name="T71" style:family="text">
      <style:text-properties style:font-name="Arial2" fo:font-size="7pt" fo:font-weight="normal" style:font-size-asian="7pt" style:font-weight-asian="normal" style:font-size-complex="7pt" style:font-weight-complex="normal"/>
    </style:style>
    <style:style style:name="T72" style:family="text">
      <style:text-properties style:font-name="Arial2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73" style:family="text">
      <style:text-properties style:font-name-asian="Arial2" style:font-name-complex="Arial2"/>
    </style:style>
    <style:style style:name="T74" style:family="text">
      <style:text-properties fo:font-size="4pt" style:font-size-asian="4pt" style:font-size-complex="4pt"/>
    </style:style>
    <style:style style:name="T75" style:family="text">
      <style:text-properties fo:font-size="4pt" style:font-name-asian="Arial2" style:font-size-asian="4pt" style:font-name-complex="Arial2" style:font-size-complex="4pt"/>
    </style:style>
    <style:style style:name="T76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7" style:family="text">
      <style:text-properties fo:font-style="normal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fo:font-weight="bold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style:font-style-asian="normal" style:font-style-complex="normal"/>
    </style:style>
    <style:style style:name="T82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bold" style:font-weight-asian="normal" style:font-weight-complex="normal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86" style:family="text">
      <style:text-properties fo:font-style="normal" fo:font-weight="normal" style:font-weight-asian="normal" style:font-weight-complex="normal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style:font-name-asian="Arial2" style:font-weight-asian="normal" style:font-name-complex="Arial2" style:font-weight-complex="normal"/>
    </style:style>
    <style:style style:name="T89" style:family="text">
      <style:text-properties fo:font-weight="normal" style:font-weight-asian="bold" style:font-weight-complex="bold"/>
    </style:style>
    <style:style style:name="T90" style:family="text">
      <style:text-properties style:font-name="Courier New" fo:font-weight="bold" style:font-weight-asian="bold" style:font-weight-complex="bold"/>
    </style:style>
    <style:style style:name="T91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92" style:family="text">
      <style:text-properties style:font-name="Courier New" fo:font-weight="bold" style:font-size-asian="10pt" style:font-weight-asian="bold" style:font-size-complex="10pt" style:font-weight-complex="bold"/>
    </style:style>
    <style:style style:name="T93" style:family="text">
      <style:text-properties style:font-name="Courier New" fo:font-weight="bold" style:font-size-asian="10pt" style:font-weight-asian="bold" style:font-name-complex="Arial2" style:font-size-complex="10pt" style:font-weight-complex="bold"/>
    </style:style>
    <style:style style:name="T94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style:font-name="Courier New" fo:font-size="10pt" fo:font-style="normal" fo:font-weight="bold" style:font-size-asian="10pt" style:font-weight-asian="bold" style:font-size-complex="10pt" style:font-weight-complex="bold"/>
    </style:style>
    <style:style style:name="T96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98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101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02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03" style:family="text">
      <style:text-properties fo:color="#5c8526" style:font-name="Arial2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104" style:family="text">
      <style:text-properties fo:font-variant="normal" fo:text-transform="none"/>
    </style:style>
    <style:style style:name="T105" style:family="text">
      <style:text-properties fo:font-variant="normal" fo:text-transform="none" style:font-name="Arial2" fo:font-size="10pt" fo:font-weight="normal" style:font-size-asian="10pt" style:font-weight-asian="normal" style:font-size-complex="10pt" style:font-weight-complex="normal"/>
    </style:style>
    <style:style style:name="T106" style:family="text">
      <style:text-properties fo:font-variant="normal" fo:text-transform="none" style:use-window-font-color="true" fo:letter-spacing="normal" fo:font-style="normal" fo:font-weight="normal" style:font-weight-asian="normal" style:font-name-complex="Arial2" style:font-weight-complex="normal"/>
    </style:style>
    <style:style style:name="T107" style:family="text">
      <style:text-properties fo:font-variant="normal" fo:text-transform="none" style:use-window-font-color="true" style:font-name="Arial2" fo:font-size="10pt" fo:letter-spacing="normal" style:font-size-asian="10pt" style:font-name-complex="Arial2" style:font-size-complex="10pt"/>
    </style:style>
    <style:style style:name="T108" style:family="text">
      <style:text-properties fo:font-variant="normal" fo:text-transform="none" style:use-window-font-color="true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09" style:family="text">
      <style:text-properties fo:font-variant="normal" fo:text-transform="none" fo:color="#000000" fo:letter-spacing="normal"/>
    </style:style>
    <style:style style:name="T110" style:family="text">
      <style:text-properties fo:font-variant="normal" fo:text-transform="none" fo:color="#000000" fo:letter-spacing="normal" style:font-name-complex="Arial2"/>
    </style:style>
    <style:style style:name="T111" style:family="text">
      <style:text-properties fo:font-variant="normal" fo:text-transform="none" fo:color="#000000" fo:letter-spacing="normal" fo:font-style="normal" fo:font-weight="normal"/>
    </style:style>
    <style:style style:name="T112" style:family="text">
      <style:text-properties fo:font-variant="normal" fo:text-transform="none" fo:color="#000000" fo:letter-spacing="normal" fo:font-style="normal" fo:font-weight="normal" style:font-name-complex="Arial2"/>
    </style:style>
    <style:style style:name="T113" style:family="text">
      <style:text-properties fo:font-variant="normal" fo:text-transform="none" fo:color="#000000" style:font-name="Arial2" fo:font-size="10pt" fo:letter-spacing="normal" style:text-underline-style="none" style:font-size-asian="10pt" style:font-name-complex="Arial2" style:font-size-complex="10pt"/>
    </style:style>
    <style:style style:name="T114" style:family="text">
      <style:text-properties fo:font-variant="normal" fo:text-transform="none" fo:color="#0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15" style:family="text">
      <style:text-properties fo:font-variant="normal" fo:text-transform="none" fo:color="#000000" style:font-name="Arial2" fo:font-size="10pt" fo:letter-spacing="normal" fo:font-style="normal" fo:font-weight="normal" style:font-size-asian="10pt" style:font-name-complex="Arial2" style:font-size-complex="10pt"/>
    </style:style>
    <style:style style:name="T116" style:family="text">
      <style:text-properties fo:font-variant="normal" fo:text-transform="none" fo:color="#000000" style:font-name="Arial2" fo:font-size="10pt" fo:letter-spacing="normal" style:font-size-asian="10pt" style:font-name-complex="Arial2" style:font-size-complex="10pt"/>
    </style:style>
    <style:style style:name="T117" style:family="text">
      <style:text-properties fo:font-variant="normal" fo:text-transform="none" fo:color="#000000" style:font-name="Arial2" fo:letter-spacing="normal" style:font-name-complex="Arial2"/>
    </style:style>
    <style:style style:name="T118" style:family="text">
      <style:text-properties fo:font-variant="normal" fo:text-transform="none" fo:color="#000000" style:font-name="Arial2" fo:letter-spacing="normal" fo:font-style="normal" fo:font-weight="normal" style:font-name-complex="Arial2"/>
    </style:style>
    <style:style style:name="T119" style:family="text">
      <style:text-properties fo:font-variant="normal" fo:text-transform="none" fo:color="#000000" style:font-name="Times New Roman" fo:letter-spacing="normal" fo:font-style="normal" fo:font-weight="normal" style:font-style-asian="italic" style:font-name-complex="Arial2" style:font-style-complex="italic"/>
    </style:style>
    <style:style style:name="T120" style:family="text">
      <style:text-properties fo:font-variant="normal" fo:text-transform="none" fo:color="#000000" style:font-name="Times New Roman" fo:letter-spacing="normal" fo:font-style="italic" fo:font-weight="normal" style:font-style-asian="italic" style:font-name-complex="Arial2" style:font-style-complex="italic"/>
    </style:style>
    <style:style style:name="T121" style:family="text">
      <style:text-properties fo:font-variant="normal" fo:text-transform="none" fo:color="#606060" fo:letter-spacing="normal" fo:font-style="normal" fo:font-weight="normal" style:font-name-complex="Arial2"/>
    </style:style>
    <style:style style:name="T122" style:family="text">
      <style:text-properties fo:font-variant="normal" fo:text-transform="none" fo:color="#606060" style:font-name="Arial2" fo:font-size="10pt" fo:letter-spacing="normal" fo:font-style="normal" fo:font-weight="normal" style:font-size-asian="10pt" style:font-name-complex="Arial2" style:font-size-complex="10pt"/>
    </style:style>
    <style:style style:name="T123" style:family="text">
      <style:text-properties fo:font-variant="normal" fo:text-transform="none" fo:color="#606060" style:font-name="Arial2" fo:letter-spacing="normal" fo:font-style="normal" fo:font-weight="normal" style:font-name-complex="Arial2"/>
    </style:style>
    <style:style style:name="T124" style:family="text">
      <style:text-properties fo:font-variant="normal" fo:text-transform="none" fo:color="#c00000" fo:letter-spacing="normal" fo:font-style="normal" fo:font-weight="normal"/>
    </style:style>
    <style:style style:name="T125" style:family="text">
      <style:text-properties fo:font-variant="normal" fo:text-transform="none" fo:color="#c00000" fo:letter-spacing="normal" fo:font-style="normal" fo:font-weight="normal" style:font-name-complex="Arial2"/>
    </style:style>
    <style:style style:name="T126" style:family="text">
      <style:text-properties fo:font-variant="normal" fo:text-transform="none" fo:color="#c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27" style:family="text">
      <style:text-properties fo:font-variant="normal" fo:text-transform="none" fo:color="#c00000" style:font-name="Arial2" fo:font-size="10pt" fo:letter-spacing="normal" fo:font-style="normal" fo:font-weight="normal" style:font-size-asian="10pt" style:font-name-complex="Arial2" style:font-size-complex="10pt"/>
    </style:style>
    <style:style style:name="T128" style:family="text">
      <style:text-properties fo:font-variant="normal" fo:text-transform="none" fo:color="#c00000" style:font-name="Arial2" fo:letter-spacing="normal" fo:font-style="normal" fo:font-weight="normal" style:font-name-complex="Arial2"/>
    </style:style>
    <style:style style:name="T129" style:family="text">
      <style:text-properties fo:font-variant="normal" fo:text-transform="none" fo:color="#0000c0" fo:letter-spacing="normal" fo:font-style="normal" fo:font-weight="normal"/>
    </style:style>
    <style:style style:name="T130" style:family="text">
      <style:text-properties fo:font-variant="normal" fo:text-transform="none" fo:color="#0000c0" fo:letter-spacing="normal" fo:font-style="normal" fo:font-weight="normal" style:font-name-complex="Arial2"/>
    </style:style>
    <style:style style:name="T131" style:family="text">
      <style:text-properties fo:font-variant="normal" fo:text-transform="none" fo:color="#0000c0" style:font-name="Arial2" fo:letter-spacing="normal" fo:font-style="normal" fo:font-weight="normal" style:font-size-asian="10pt" style:font-name-complex="Arial2" style:font-size-complex="10pt"/>
    </style:style>
    <style:style style:name="T132" style:family="text">
      <style:text-properties fo:font-variant="normal" fo:text-transform="none" fo:color="#0000c0" style:font-name="Arial2" fo:letter-spacing="normal" fo:font-style="normal" fo:font-weight="normal" style:font-name-complex="Arial2"/>
    </style:style>
    <style:style style:name="T133" style:family="text">
      <style:text-properties fo:font-variant="normal" fo:text-transform="none" fo:color="#0000c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34" style:family="text">
      <style:text-properties fo:font-variant="normal" fo:text-transform="none" fo:color="#0000c0" style:font-name="Arial2" fo:font-size="10pt" fo:letter-spacing="normal" fo:font-style="normal" fo:font-weight="normal" style:font-size-asian="10pt" style:font-name-complex="Arial2" style:font-size-complex="10pt"/>
    </style:style>
    <style:style style:name="T135" style:family="text">
      <style:text-properties fo:font-variant="normal" fo:text-transform="none" fo:color="#008000" fo:letter-spacing="normal" fo:font-style="normal" fo:font-weight="normal" style:font-name-complex="Arial2"/>
    </style:style>
    <style:style style:name="T136" style:family="text">
      <style:text-properties fo:font-variant="normal" fo:text-transform="none" fo:color="#008000" style:font-name="Arial2" fo:letter-spacing="normal" fo:font-style="normal" fo:font-weight="normal" style:font-name-complex="Arial2"/>
    </style:style>
    <style:style style:name="T137" style:family="text">
      <style:text-properties fo:font-variant="normal" fo:text-transform="none" fo:color="#008000" style:font-name="Arial2" fo:font-size="10pt" fo:letter-spacing="normal" fo:font-style="normal" fo:font-weight="normal" style:font-size-asian="10pt" style:font-name-complex="Arial2" style:font-size-complex="10pt"/>
    </style:style>
    <style:style style:name="T138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color="#000000" style:font-name-complex="Arial2"/>
    </style:style>
    <style:style style:name="T140" style:family="text">
      <style:text-properties fo:color="#000000" style:font-name="Arial2" fo:font-size="10pt" style:font-size-asian="10pt" style:font-name-complex="Arial2" style:font-size-complex="10pt"/>
    </style:style>
    <style:style style:name="T141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42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43" style:family="text">
      <style:text-properties fo:color="#000000" style:font-name="Arial2" style:font-name-complex="Arial2"/>
    </style:style>
    <style:style style:name="T144" style:family="text">
      <style:text-properties fo:color="#000000" style:font-name="Courier New" fo:font-size="10pt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45" style:family="text">
      <style:text-properties fo:color="#000000" style:font-name="Times New Roman" fo:font-size="10pt" fo:font-style="italic" style:font-size-asian="10pt" style:font-style-asian="italic" style:font-name-complex="Arial2" style:font-size-complex="10pt" style:font-style-complex="italic"/>
    </style:style>
    <style:style style:name="T146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47" style:family="text">
      <style:text-properties style:font-name="Verdana" fo:font-size="10pt" style:font-size-asian="12.0500001907349pt" style:font-size-complex="13.8000001907349pt"/>
    </style:style>
    <style:style style:name="T148" style:family="text">
      <style:text-properties style:font-name="Verdana" fo:font-size="10pt" fo:font-style="normal" style:font-size-asian="12.0500001907349pt" style:font-style-asian="normal" style:font-size-complex="13.8000001907349pt" style:font-style-complex="normal"/>
    </style:style>
    <style:style style:name="T149" style:family="text">
      <style:text-properties style:font-name="Arial" fo:font-weight="bold" style:font-weight-asian="bold" style:font-weight-complex="bold"/>
    </style:style>
    <style:style style:name="T150" style:family="text">
      <style:text-properties style:font-name="Arial" fo:font-size="10pt" style:font-size-asian="10.5pt"/>
    </style:style>
    <style:style style:name="T151" style:family="text"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T152" style:family="text"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53" style:family="text">
      <style:text-properties style:font-name="Arial" fo:font-style="normal" fo:font-weight="bold" style:font-name-asian="DejaVu Sans" style:font-style-asian="normal" style:font-weight-asian="bold" style:font-name-complex="DejaVu Sans" style:font-style-complex="normal" style:font-weight-complex="bold"/>
    </style:style>
    <style:style style:name="T154" style:family="text">
      <style:text-properties style:font-name="Arial3" fo:font-style="italic" style:font-name-asian="Arial3" style:font-style-asian="italic" style:font-name-complex="Arial3" style:font-style-complex="italic"/>
    </style:style>
    <style:style style:name="T155" style:family="text">
      <style:text-properties style:text-position="-33% 58%" fo:font-size="5pt" fo:font-style="normal" style:font-size-asian="5pt" style:font-style-asian="normal" style:font-size-complex="5pt" style:font-style-complex="normal"/>
    </style:style>
    <style:style style:name="T156" style:family="text">
      <style:text-properties style:font-name="Times New Roman" fo:font-style="italic" style:font-style-asian="italic" style:font-style-complex="italic"/>
    </style:style>
    <style:style style:name="T157" style:family="text">
      <style:text-properties style:font-name="Times New Roman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8" style:family="text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59" style:family="text">
      <style:text-properties style:font-name="Times New Roman" fo:font-weight="bold" style:font-size-asian="10pt" style:font-weight-asian="bold" style:font-size-complex="10pt" style:font-weight-complex="bold"/>
    </style:style>
    <style:style style:name="T160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style:font-size-asian="10pt" style:font-size-complex="10pt"/>
    </style:style>
    <style:style style:name="T162" style:family="text">
      <style:text-properties style:text-position="-39% 70%" style:font-name="Arial2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3" style:family="text">
      <style:text-properties style:font-style-asian="normal"/>
    </style:style>
    <style:style style:name="T164" style:family="text">
      <style:text-properties style:font-style-complex="normal"/>
    </style:style>
    <style:style style:name="T165" style:family="text"/>
    <style:style style:name="T166" style:family="text">
      <style:text-properties style:font-name="Tahoma" fo:font-size="28pt" fo:letter-spacing="0.0157in" fo:font-weight="normal" style:letter-kerning="false" style:font-size-asian="28pt" style:font-weight-asian="normal" style:font-size-complex="28pt" style:font-weight-complex="normal"/>
    </style:style>
    <style:style style:name="T167" style:family="text">
      <style:text-properties style:font-name="Arial2" fo:font-size="10pt" fo:font-style="italic" style:font-name-complex="Arial2" style:font-size-complex="10pt" style:font-style-complex="italic"/>
    </style:style>
    <style:style style:name="T168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run-through="foreground" style:wrap="run-through" style:number-wrapped-paragraphs="no-limit" style:vertical-pos="from-top" style:vertical-rel="page" style:horizontal-pos="from-left" style:horizontal-rel="page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193in" fo:border="0.0008in solid #000000" style:shadow="none" draw:ole-draw-aspect="1">
        <style:background-image/>
      </style:graphic-properties>
    </style:style>
    <style:style style:name="fr4" style:family="graphic" style:parent-style-name="OLE">
      <style:graphic-properties style:vertical-pos="from-top" style:vertical-rel="paragraph" style:horizontal-pos="from-left" style:horizontal-rel="paragraph" fo:background-color="#f1f1f1" style:background-transparency="0%" fo:padding="0.0201in" fo:border="0.0008in solid #000000" style:shadow="none" draw:ole-draw-aspect="1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draw:marker-start-width="0.161in" draw:marker-end-width="0.161in" draw:fill-color="#ffffff" draw:textarea-horizontal-align="center" draw:textarea-vertical-align="middle" fo:padding-top="0.0075in" fo:padding-bottom="0.0075in" fo:padding-left="0.0075in" fo:padding-right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Line_20_with_20_Fine_20_Dots" svg:stroke-color="#000000" draw:fill="solid" draw:fill-color="#ffffff" fo:min-height="0.2335in" fo:padding-top="0.1in" fo:padding-bottom="0.0783in" fo:padding-left="0.2in" fo:padding-right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1701in" draw:marker-end="Arrow" draw:marker-end-width="0.059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" draw:marker-start-width="0.0598in" draw:marker-end="" draw:marker-end-width="0.0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098in" draw:marker-start="Arrow" draw:marker-start-width="0.0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6" text:anchor-type="page" text:anchor-page-number="1" svg:x="1.3283in" svg:y="4.0807in" svg:width="5.4626in" svg:height="4.1445in" draw:z-index="11">
        <draw:object xlink:href="./Object 6" xlink:type="simple" xlink:show="embed" xlink:actuate="onLoad"/>
        <draw:image xlink:href="./ObjectReplacements/Object 6" xlink:type="simple" xlink:show="embed" xlink:actuate="onLoad"/>
        <svg:desc>OLE-object</svg:desc>
      </draw:frame>
      <text:p text:style-name="Contents_20_Heading"><draw:rect text:anchor-type="paragraph" draw:z-index="2" draw:style-name="gr2" draw:text-style-name="P204" svg:width="1.5213in" svg:height="0.4343in" draw:transform="rotate (-0.523598775599386) translate (6.46736111111111in -0.102083333333333in)" draw:corner-radius="0.0783in"><text:p text:style-name="P203"><text:span text:style-name="T166">DRAFT</text:span></text:p></draw:rect><draw:rect text:anchor-type="paragraph" draw:z-index="0" draw:style-name="gr1" draw:text-style-name="P203" svg:width="8.4996in" svg:height="11.0039in" svg:x="-0.7429in" svg:y="0.698in"><text:p/></draw:rect></text:p>
      <text:p text:style-name="Contents_20_Heading"/>
      <text:p text:style-name="Contents_20_Heading"/>
      <text:p text:style-name="P36">SKS (Secure Key Store)</text:p>
      <text:p text:style-name="P36">API and Architecture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text:anchor-type="paragraph" draw:z-index="5" draw:style-name="gr3" draw:text-style-name="P205" svg:width="6.3539in" svg:height="0.4122in" svg:x="0.6791in" svg:y="-0.0071in"><draw:text-box><text:p><text:span text:style-name="T167">Disclaimer</text:span><text:span text:style-name="T168">: This is a system in development. <text:s/>That is, the specification may change without notice.</text:span></text:p></draw:text-box></draw:frame></text:p>
      <text:p text:style-name="P35"/>
      <text:table-of-content text:style-name="Sect1" text:protected="true" text:name="Table of Contents2">
        <text:table-of-content-source text:outline-level="10" text:relative-tab-stop-position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ab-stop style:type="left" style:position="0.35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ab-stop style:type="left" style:position="0.6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ab-stop style:type="left" style:position="1.1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P157">Table of Contents</text:p>
          </text:index-title>
          <text:h text:style-name="P155" text:outline-level="1"><text:a xlink:type="simple" xlink:href="#__RefHeading__15221_972012461" text:style-name="Internet_20_link" text:visited-style-name="Internet_20_link">1 <text:s/><text:tab/>Introduction<text:tab/>5</text:a></text:h>
          <text:h text:style-name="P155" text:outline-level="1"><text:a xlink:type="simple" xlink:href="#__RefHeading__249846_2109382754" text:style-name="Internet_20_link" text:visited-style-name="Internet_20_link">2 <text:s/><text:tab/>Core Functionality<text:tab/>5</text:a></text:h>
          <text:p text:style-name="P156"><text:a xlink:type="simple" xlink:href="#__RefHeading__15223_972012461" text:style-name="Internet_20_link" text:visited-style-name="Internet_20_link">2.1<text:tab/>Architecture<text:tab/>5</text:a></text:p>
          <text:p text:style-name="P156"><text:a xlink:type="simple" xlink:href="#__RefHeading__15225_972012461" text:style-name="Internet_20_link" text:visited-style-name="Internet_20_link">2.2<text:tab/>Provisioning API<text:tab/>5</text:a></text:p>
          <text:p text:style-name="P156"><text:a xlink:type="simple" xlink:href="#__RefHeading__15229_972012461" text:style-name="Internet_20_link" text:visited-style-name="Internet_20_link">2.3<text:tab/>User API<text:tab/>6</text:a></text:p>
          <text:p text:style-name="P156"><text:a xlink:type="simple" xlink:href="#__RefHeading__15231_972012461" text:style-name="Internet_20_link" text:visited-style-name="Internet_20_link">2.4<text:tab/>Security Model<text:tab/>6</text:a></text:p>
          <text:p text:style-name="P156"><text:a xlink:type="simple" xlink:href="#__RefHeading__15233_972012461" text:style-name="Internet_20_link" text:visited-style-name="Internet_20_link">2.5<text:tab/>Transaction Based Operation<text:tab/>6</text:a></text:p>
          <text:p text:style-name="P156"><text:a xlink:type="simple" xlink:href="#__RefHeading__32884_823033893" text:style-name="Internet_20_link" text:visited-style-name="Internet_20_link">2.6<text:tab/>Privacy Enabled Provisioning<text:tab/>7</text:a></text:p>
          <text:p text:style-name="P156"><text:a xlink:type="simple" xlink:href="#__RefHeading__16753_976989119" text:style-name="Internet_20_link" text:visited-style-name="Internet_20_link">2.7<text:tab/>Device ID<text:tab/>7</text:a></text:p>
          <text:p text:style-name="P156"><text:a xlink:type="simple" xlink:href="#__RefHeading__177013_2109382754" text:style-name="Internet_20_link" text:visited-style-name="Internet_20_link">2.8<text:tab/>Backward Compatibility<text:tab/>7</text:a></text:p>
          <text:h text:style-name="P155" text:outline-level="1"><text:a xlink:type="simple" xlink:href="#__RefHeading__15235_972012461" text:style-name="Internet_20_link" text:visited-style-name="Internet_20_link">3 <text:s/><text:tab/>Objects<text:tab/>8</text:a></text:h>
          <text:p text:style-name="P156"><text:a xlink:type="simple" xlink:href="#__RefHeading__15237_972012461" text:style-name="Internet_20_link" text:visited-style-name="Internet_20_link">3.1<text:tab/>Key Entries<text:tab/>8</text:a></text:p>
          <text:p text:style-name="P156"><text:a xlink:type="simple" xlink:href="#__RefHeading__15239_972012461" text:style-name="Internet_20_link" text:visited-style-name="Internet_20_link">3.2<text:tab/>PIN and PUK Objects<text:tab/>9</text:a></text:p>
          <text:p text:style-name="P156"><text:a xlink:type="simple" xlink:href="#__RefHeading__15241_972012461" text:style-name="Internet_20_link" text:visited-style-name="Internet_20_link">3.3<text:tab/>Provisioning Objects<text:tab/>9</text:a></text:p>
          <text:h text:style-name="P155" text:outline-level="1"><text:a xlink:type="simple" xlink:href="#__RefHeading__15243_972012461" text:style-name="Internet_20_link" text:visited-style-name="Internet_20_link">4 <text:s/><text:tab/>Algorithm Support<text:tab/>10</text:a></text:h>
          <text:p text:style-name="P156"><text:a xlink:type="simple" xlink:href="#__RefHeading__117184_1298926316" text:style-name="Internet_20_link" text:visited-style-name="Internet_20_link">4.1<text:tab/>Mandatory Algorithms<text:tab/>10</text:a></text:p>
          <text:p text:style-name="P156"><text:a xlink:type="simple" xlink:href="#__RefHeading__117186_1298926316" text:style-name="Internet_20_link" text:visited-style-name="Internet_20_link">4.2<text:tab/>Special Algorithms<text:tab/>11</text:a></text:p>
          <text:p text:style-name="P156"><text:a xlink:type="simple" xlink:href="#__RefHeading__117188_1298926316" text:style-name="Internet_20_link" text:visited-style-name="Internet_20_link">4.3<text:tab/>Optional Algorithms<text:tab/>11</text:a></text:p>
          <text:h text:style-name="P155" text:outline-level="1"><text:a xlink:type="simple" xlink:href="#__RefHeading__15245_972012461" text:style-name="Internet_20_link" text:visited-style-name="Internet_20_link">5 <text:s/><text:tab/>Protection Attributes<text:tab/>12</text:a></text:h>
          <text:p text:style-name="P156"><text:a xlink:type="simple" xlink:href="#__RefHeading__15247_972012461" text:style-name="Internet_20_link" text:visited-style-name="Internet_20_link">5.1<text:tab/>Export Protection<text:tab/>12</text:a></text:p>
          <text:p text:style-name="P156"><text:a xlink:type="simple" xlink:href="#__RefHeading__15249_972012461" text:style-name="Internet_20_link" text:visited-style-name="Internet_20_link">5.2<text:tab/>Delete Protection<text:tab/>12</text:a></text:p>
          <text:p text:style-name="P156"><text:a xlink:type="simple" xlink:href="#__RefHeading__513763_1828343271" text:style-name="Internet_20_link" text:visited-style-name="Internet_20_link">5.3<text:tab/>Biometric Protection<text:tab/>12</text:a></text:p>
          <text:p text:style-name="P156"><text:a xlink:type="simple" xlink:href="#__RefHeading__15251_972012461" text:style-name="Internet_20_link" text:visited-style-name="Internet_20_link">5.4<text:tab/>PIN Input Methods<text:tab/>13</text:a></text:p>
          <text:p text:style-name="P156"><text:a xlink:type="simple" xlink:href="#__RefHeading__15253_972012461" text:style-name="Internet_20_link" text:visited-style-name="Internet_20_link">5.5<text:tab/>PIN Patterns<text:tab/>13</text:a></text:p>
          <text:p text:style-name="P156"><text:a xlink:type="simple" xlink:href="#__RefHeading__15255_972012461" text:style-name="Internet_20_link" text:visited-style-name="Internet_20_link">5.6<text:tab/>PIN and PUK Formats<text:tab/>13</text:a></text:p>
          <text:p text:style-name="P156"><text:a xlink:type="simple" xlink:href="#__RefHeading__15257_972012461" text:style-name="Internet_20_link" text:visited-style-name="Internet_20_link">5.7<text:tab/>PIN Grouping<text:tab/>14</text:a></text:p>
          <text:p text:style-name="P156"><text:a xlink:type="simple" xlink:href="#__RefHeading__15259_972012461" text:style-name="Internet_20_link" text:visited-style-name="Internet_20_link">5.8<text:tab/>Application Usage<text:tab/>14</text:a></text:p>
          <text:h text:style-name="P155" text:outline-level="1"><text:a xlink:type="simple" xlink:href="#__RefHeading__797652_2146041088" text:style-name="Internet_20_link" text:visited-style-name="Internet_20_link">6 <text:s/><text:tab/>Session Security Mechanisms<text:tab/>15</text:a></text:h>
          <text:p text:style-name="P156"><text:a xlink:type="simple" xlink:href="#__RefHeading__15339_972012461" text:style-name="Internet_20_link" text:visited-style-name="Internet_20_link">6.1<text:tab/>Encrypted Data<text:tab/>15</text:a></text:p>
          <text:p text:style-name="P156"><text:a xlink:type="simple" xlink:href="#__RefHeading__15341_972012461" text:style-name="Internet_20_link" text:visited-style-name="Internet_20_link">6.2<text:tab/>MAC Operations<text:tab/>15</text:a></text:p>
          <text:p text:style-name="P156"><text:a xlink:type="simple" xlink:href="#__RefHeading__15343_972012461" text:style-name="Internet_20_link" text:visited-style-name="Internet_20_link">6.3<text:tab/>Attestations<text:tab/>15</text:a></text:p>
          <text:p text:style-name="P156"><text:a xlink:type="simple" xlink:href="#__RefHeading__15345_972012461" text:style-name="Internet_20_link" text:visited-style-name="Internet_20_link">6.4<text:tab/>Target Key Reference<text:tab/>15</text:a></text:p>
          <text:p text:style-name="P156"><text:a xlink:type="simple" xlink:href="#__RefHeading__24690_1612551734" text:style-name="Internet_20_link" text:visited-style-name="Internet_20_link">6.5<text:tab/>Public Key Data<text:tab/>16</text:a></text:p>
          <text:p text:style-name="P158"><text:a xlink:type="simple" xlink:href="#__RefHeading__21242_1612551734" text:style-name="Internet_20_link" text:visited-style-name="Internet_20_link">P-256 EC Key<text:tab/>16</text:a></text:p>
          <text:p text:style-name="P158"><text:a xlink:type="simple" xlink:href="#__RefHeading__24694_1612551734" text:style-name="Internet_20_link" text:visited-style-name="Internet_20_link">RSA 2048 Bit Key<text:tab/>17</text:a></text:p>
          <text:h text:style-name="P155" text:outline-level="1"><text:a xlink:type="simple" xlink:href="#__RefHeading__135131_2109382754" text:style-name="Internet_20_link" text:visited-style-name="Internet_20_link">7 <text:s/><text:tab/>Detailed Operation<text:tab/>18</text:a></text:h>
          <text:p text:style-name="P156"><text:a xlink:type="simple" xlink:href="#__RefHeading__15263_972012461" text:style-name="Internet_20_link" text:visited-style-name="Internet_20_link">7.1<text:tab/>Data Types<text:tab/>18</text:a></text:p>
          <text:p text:style-name="P156"><text:a xlink:type="simple" xlink:href="#__RefHeading__15267_972012461" text:style-name="Internet_20_link" text:visited-style-name="Internet_20_link">7.2<text:tab/>Return Values<text:tab/>19</text:a></text:p>
          <text:p text:style-name="P156"><text:a xlink:type="simple" xlink:href="#__RefHeading__15269_972012461" text:style-name="Internet_20_link" text:visited-style-name="Internet_20_link">7.3<text:tab/>Error Codes<text:tab/>19</text:a></text:p>
          <text:p text:style-name="P156"><text:a xlink:type="simple" xlink:href="#__RefHeading__135133_2109382754" text:style-name="Internet_20_link" text:visited-style-name="Internet_20_link">7.4<text:tab/>Method List<text:tab/>19</text:a></text:p>
          <text:p text:style-name="P158"><text:soft-page-break/><text:a xlink:type="simple" xlink:href="#__RefHeading__15271_972012461" text:style-name="Internet_20_link" text:visited-style-name="Internet_20_link">getDeviceInfo [1]<text:tab/>20</text:a></text:p>
          <text:p text:style-name="P158"><text:a xlink:type="simple" xlink:href="#__RefHeading__15273_972012461" text:style-name="Internet_20_link" text:visited-style-name="Internet_20_link">createProvisioningSession [2]<text:tab/>22</text:a></text:p>
          <text:p text:style-name="P158"><text:a xlink:type="simple" xlink:href="#__RefHeading__15275_972012461" text:style-name="Internet_20_link" text:visited-style-name="Internet_20_link">closeProvisioningSession [3]<text:tab/>28</text:a></text:p>
          <text:p text:style-name="P158"><text:a xlink:type="simple" xlink:href="#__RefHeading__15277_972012461" text:style-name="Internet_20_link" text:visited-style-name="Internet_20_link">enumerateProvisioningSessions [4]<text:tab/>30</text:a></text:p>
          <text:p text:style-name="P158"><text:a xlink:type="simple" xlink:href="#__RefHeading__15279_972012461" text:style-name="Internet_20_link" text:visited-style-name="Internet_20_link">abortProvisioningSession [5]<text:tab/>31</text:a></text:p>
          <text:p text:style-name="P158"><text:a xlink:type="simple" xlink:href="#__RefHeading__16586_1418814329" text:style-name="Internet_20_link" text:visited-style-name="Internet_20_link">updateKeyManagementKey [7]<text:tab/>32</text:a></text:p>
          <text:p text:style-name="P158"><text:a xlink:type="simple" xlink:href="#__RefHeading__15283_972012461" text:style-name="Internet_20_link" text:visited-style-name="Internet_20_link">createPukPolicy [8]<text:tab/>34</text:a></text:p>
          <text:p text:style-name="P158"><text:a xlink:type="simple" xlink:href="#__RefHeading__15285_972012461" text:style-name="Internet_20_link" text:visited-style-name="Internet_20_link">createPinPolicy [9]<text:tab/>35</text:a></text:p>
          <text:p text:style-name="P158"><text:a xlink:type="simple" xlink:href="#__RefHeading__15287_972012461" text:style-name="Internet_20_link" text:visited-style-name="Internet_20_link">createKeyEntry [10]<text:tab/>36</text:a></text:p>
          <text:p text:style-name="P158"><text:a xlink:type="simple" xlink:href="#__RefHeading__15289_972012461" text:style-name="Internet_20_link" text:visited-style-name="Internet_20_link">getKeyHandle [11]<text:tab/>41</text:a></text:p>
          <text:p text:style-name="P158"><text:a xlink:type="simple" xlink:href="#__RefHeading__15291_972012461" text:style-name="Internet_20_link" text:visited-style-name="Internet_20_link">setCertificatePath [12]<text:tab/>42</text:a></text:p>
          <text:p text:style-name="P158"><text:a xlink:type="simple" xlink:href="#__RefHeading__15293_972012461" text:style-name="Internet_20_link" text:visited-style-name="Internet_20_link">importSymmetricKey [13]<text:tab/>44</text:a></text:p>
          <text:p text:style-name="P158"><text:a xlink:type="simple" xlink:href="#__RefHeading__721490_1828343271" text:style-name="Internet_20_link" text:visited-style-name="Internet_20_link">importPrivateKey [14]<text:tab/>47</text:a></text:p>
          <text:p text:style-name="P158"><text:a xlink:type="simple" xlink:href="#__RefHeading__15295_972012461" text:style-name="Internet_20_link" text:visited-style-name="Internet_20_link">addExtension [15]<text:tab/>49</text:a></text:p>
          <text:p text:style-name="P158"><text:a xlink:type="simple" xlink:href="#__RefHeading__15299_972012461" text:style-name="Internet_20_link" text:visited-style-name="Internet_20_link">postDeleteKey [50]<text:tab/>53</text:a></text:p>
          <text:p text:style-name="P158"><text:a xlink:type="simple" xlink:href="#__RefHeading__15301_972012461" text:style-name="Internet_20_link" text:visited-style-name="Internet_20_link">postUnlockKey [51]<text:tab/>55</text:a></text:p>
          <text:p text:style-name="P158"><text:a xlink:type="simple" xlink:href="#__RefHeading__15303_972012461" text:style-name="Internet_20_link" text:visited-style-name="Internet_20_link">postUpdateKey [52]<text:tab/>56</text:a></text:p>
          <text:p text:style-name="P158"><text:a xlink:type="simple" xlink:href="#__RefHeading__15305_972012461" text:style-name="Internet_20_link" text:visited-style-name="Internet_20_link">postCloneKeyProtection [53]<text:tab/>58</text:a></text:p>
          <text:p text:style-name="P158"><text:a xlink:type="simple" xlink:href="#__RefHeading__15307_972012461" text:style-name="Internet_20_link" text:visited-style-name="Internet_20_link">enumerateKeys [70]<text:tab/>60</text:a></text:p>
          <text:p text:style-name="P158"><text:a xlink:type="simple" xlink:href="#__RefHeading__15309_972012461" text:style-name="Internet_20_link" text:visited-style-name="Internet_20_link">getKeyAttributes [71]<text:tab/>61</text:a></text:p>
          <text:p text:style-name="P158"><text:a xlink:type="simple" xlink:href="#__RefHeading__15311_972012461" text:style-name="Internet_20_link" text:visited-style-name="Internet_20_link">getKeyProtectionInfo [72]<text:tab/>62</text:a></text:p>
          <text:p text:style-name="P158"><text:a xlink:type="simple" xlink:href="#__RefHeading__15313_972012461" text:style-name="Internet_20_link" text:visited-style-name="Internet_20_link">getExtension [73]<text:tab/>64</text:a></text:p>
          <text:p text:style-name="P158"><text:a xlink:type="simple" xlink:href="#__RefHeading__15315_972012461" text:style-name="Internet_20_link" text:visited-style-name="Internet_20_link">setProperty [74]<text:tab/>65</text:a></text:p>
          <text:p text:style-name="P158"><text:a xlink:type="simple" xlink:href="#__RefHeading__15317_972012461" text:style-name="Internet_20_link" text:visited-style-name="Internet_20_link">deleteKey [80]<text:tab/>66</text:a></text:p>
          <text:p text:style-name="P158"><text:a xlink:type="simple" xlink:href="#__RefHeading__15319_972012461" text:style-name="Internet_20_link" text:visited-style-name="Internet_20_link">exportKey [81]<text:tab/>67</text:a></text:p>
          <text:p text:style-name="P158"><text:a xlink:type="simple" xlink:href="#__RefHeading__15321_972012461" text:style-name="Internet_20_link" text:visited-style-name="Internet_20_link">unlockKey [82]<text:tab/>68</text:a></text:p>
          <text:p text:style-name="P158"><text:a xlink:type="simple" xlink:href="#__RefHeading__15323_972012461" text:style-name="Internet_20_link" text:visited-style-name="Internet_20_link">changePin [83]<text:tab/>69</text:a></text:p>
          <text:p text:style-name="P158"><text:a xlink:type="simple" xlink:href="#__RefHeading__15325_972012461" text:style-name="Internet_20_link" text:visited-style-name="Internet_20_link">setPin [84]<text:tab/>70</text:a></text:p>
          <text:p text:style-name="P158"><text:a xlink:type="simple" xlink:href="#__RefHeading__685210_1828343271" text:style-name="Internet_20_link" text:visited-style-name="Internet_20_link">updateFirmware [90]<text:tab/>71</text:a></text:p>
          <text:p text:style-name="P158"><text:a xlink:type="simple" xlink:href="#__RefHeading__15327_972012461" text:style-name="Internet_20_link" text:visited-style-name="Internet_20_link">signHashedData [100]<text:tab/>72</text:a></text:p>
          <text:p text:style-name="P158"><text:a xlink:type="simple" xlink:href="#__RefHeading__15329_972012461" text:style-name="Internet_20_link" text:visited-style-name="Internet_20_link">asymmetricKeyDecrypt [101]<text:tab/>73</text:a></text:p>
          <text:p text:style-name="P158"><text:a xlink:type="simple" xlink:href="#__RefHeading__15331_972012461" text:style-name="Internet_20_link" text:visited-style-name="Internet_20_link">keyAgreement [102]<text:tab/>74</text:a></text:p>
          <text:p text:style-name="P158"><text:a xlink:type="simple" xlink:href="#__RefHeading__15333_972012461" text:style-name="Internet_20_link" text:visited-style-name="Internet_20_link">performHmac [103]<text:tab/>75</text:a></text:p>
          <text:p text:style-name="P158"><text:a xlink:type="simple" xlink:href="#__RefHeading__15335_972012461" text:style-name="Internet_20_link" text:visited-style-name="Internet_20_link">symmetricKeyEncrypt [104]<text:tab/>76</text:a></text:p>
          <text:p text:style-name="P169"><text:a xlink:type="simple" xlink:href="#__RefHeading__207023_2146041088" text:style-name="Internet_20_link" text:visited-style-name="Internet_20_link">Appendix A. <text:tab/>KeyGen2 Proxy<text:tab/>77</text:a></text:p>
          <text:p text:style-name="P169"><text:a xlink:type="simple" xlink:href="#__RefHeading__15347_972012461" text:style-name="Internet_20_link" text:visited-style-name="Internet_20_link">Appendix B. <text:tab/>Sample Session<text:tab/>78</text:a></text:p>
          <text:p text:style-name="P169"><text:a xlink:type="simple" xlink:href="#__RefHeading__15349_972012461" text:style-name="Internet_20_link" text:visited-style-name="Internet_20_link">Appendix C. <text:tab/>Reference Implementation<text:tab/>78</text:a></text:p>
          <text:p text:style-name="P169"><text:a xlink:type="simple" xlink:href="#__RefHeading__15351_972012461" text:style-name="Internet_20_link" text:visited-style-name="Internet_20_link">Appendix D. <text:tab/>Remote Key Lookup<text:tab/>79</text:a></text:p>
          <text:p text:style-name="P169"><text:a xlink:type="simple" xlink:href="#__RefHeading__15353_972012461" text:style-name="Internet_20_link" text:visited-style-name="Internet_20_link">Appendix E. <text:tab/>Security Considerations<text:tab/>81</text:a></text:p>
          <text:p text:style-name="P169"><text:a xlink:type="simple" xlink:href="#__RefHeading__15355_972012461" text:style-name="Internet_20_link" text:visited-style-name="Internet_20_link">Appendix F. <text:tab/>Intellectual Property Rights<text:tab/>81</text:a></text:p>
          <text:p text:style-name="P169"><text:a xlink:type="simple" xlink:href="#__RefHeading__15357_972012461" text:style-name="Internet_20_link" text:visited-style-name="Internet_20_link">Appendix G. <text:tab/>References<text:tab/>82</text:a></text:p>
          <text:p text:style-name="P169"><text:soft-page-break/><text:a xlink:type="simple" xlink:href="#__RefHeading__15359_972012461" text:style-name="Internet_20_link" text:visited-style-name="Internet_20_link">Appendix H. <text:tab/>Acknowledgments<text:tab/>84</text:a></text:p>
          <text:p text:style-name="P169"><text:a xlink:type="simple" xlink:href="#__RefHeading__15361_972012461" text:style-name="Internet_20_link" text:visited-style-name="Internet_20_link">Appendix I. <text:tab/>Author<text:tab/>84</text:a></text:p>
        </text:index-body>
      </text:table-of-content>
      <text:h text:style-name="Heading_20_1" text:outline-level="1" text:is-list-header="true"/>
      <text:h text:style-name="P153" text:outline-level="1"><text:bookmark text:name="__RefHeading__15221_972012461"/>Introduction<text:bookmark-end text:name="__RefHeading__15221_972012461"/>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2">secure</text:span>, <text:span text:style-name="T2">reliable</text:span>, and <text:span text:style-name="T2">user-friendly</text:span> <text:span text:style-name="T2">on-line provisioning</text:span> and <text:span text:style-name="T2">life-cycle management</text:span> of cryptographic keys.</text:p>
      <text:p text:style-name="Text_20_body">In addition to PKI and symmetric keys (including OTP applications), SKS also supports arbitrary key attributes which for example can support novel schemes for identity federation and payment networks.</text:p>
      <text:p text:style-name="Text_20_body">The primary objective with SKS and the related specifications is <text:span text:style-name="T2">establishing two-factor authentication as a viable alternative for any provider</text:span> by making the scheme a standard feature in the “Universal Client”, the Internet browser.</text:p>
      <text:p text:style-name="Text_20_body"/>
      <text:h text:style-name="Heading_20_1" text:outline-level="1"><text:bookmark text:name="__RefHeading__249846_2109382754"/>Core Functionality<text:bookmark-end text:name="__RefHeading__249846_2109382754"/></text:h>
      <text:h text:style-name="Heading_20_2" text:outline-level="2"><text:bookmark text:name="__RefHeading__15223_972012461"/><text:reference-mark-start text:name="architecture"/>Architecture<text:bookmark-end text:name="__RefHeading__15223_972012461"/><text:reference-mark-end text:name="architecture"/></text:h>
      <text:p text:style-name="Text_20_body">Below is a picture showing the core components in the SKS architecture:</text:p>
      <text:p text:style-name="Text_20_body"><draw:frame draw:style-name="fr2" draw:name="Object2" text:anchor-type="paragraph" svg:x="0.9835in" svg:y="0.0319in" svg:width="5.9327in" svg:height="1.8in" draw:z-index="1"><draw:object xlink:href="./Object 2" xlink:type="simple" xlink:show="embed" xlink:actuate="onLoad"/><draw:image xlink:href="./ObjectReplacements/Object 2" xlink:type="simple" xlink:show="embed" xlink:actuate="onLoad"/></draw:frame>The <text:reference-mark-start text:name="devcert"/><text:span text:style-name="T2">Device</text:span><text:span text:style-name="T154"> </text:span><text:span text:style-name="T2">Certificate</text:span><text:reference-mark-end text:name="devcert"/> forms together with a matching <text:reference-mark-start text:name="apk"/><text:span text:style-name="T2">Attestation Private Key</text:span><text:reference-mark-end text:name="apk"/> the foundation for the session mechanism that facilitates secure provisioning of keys, also when the provisioning middleware and network are non-secure.</text:p>
      <text:p text:style-name="Text_20_body">The <text:reference-mark-start text:name="cred.db"/><text:span text:style-name="T2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2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2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2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2">may</text:span> store credential data in the same external Flash memory where programs are stored, but sealed by a CPU‑resident “Master Key”. </text:p>
      <text:p text:style-name="Text_20_body"/>
      <text:h text:style-name="Heading_20_2" text:outline-level="2"><text:bookmark text:name="__RefHeading__15225_972012461"/><text:reference-mark-start text:name="provisioning.api"/>Provisioning API<text:bookmark-end text:name="__RefHeading__15225_972012461"/>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8"> <text:s/>These items are </text:span><text:span text:style-name="T2">tightly matched</text:span> which is more or less a prerequisite for <text:span text:style-name="T2">large-scale</text:span>, <text:span text:style-name="T2">secure</text:span> and <text:span text:style-name="T2">interoperable</text:span> ecosystems of cryptographic keys. <text:s/>Also see <text:span text:style-name="CrossRef"><text:reference-ref text:reference-format="text" text:ref-name="kg2.int">KeyGen2 Proxy</text:reference-ref></text:span>.</text:p>
      <text:p text:style-name="Text_20_body">One of the core features of the SKS Provisioning API is enabling independent issuers securely <text:span text:style-name="T2">sharing</text:span> a single “Key Ring”, which is particularly suited for mobile phones with embedded “Trusted Hardware”.</text:p>
      <text:h text:style-name="P161" text:outline-level="2"><text:bookmark text:name="__RefHeading__15229_972012461"/><text:reference-mark-start text:name="user.api"/>User API<text:bookmark-end text:name="__RefHeading__15229_972012461"/><text:reference-mark-end text:name="user.api"/></text:h>
      <text:p text:style-name="Text_20_body">In this document “User API” refers to operations that are required by security applications like <text:span text:style-name="CrossRef"><text:reference-ref text:reference-format="text" text:ref-name="tls">TLS</text:reference-ref></text:span> client-certificate authentication, <text:span text:style-name="CrossRef"><text:reference-ref text:reference-format="text" text:ref-name="s/mime">S/MIME</text:reference-ref></text:span>, <text:span text:style-name="CrossRef"><text:reference-ref text:reference-format="text" text:ref-name="kerberos">Kerberos</text:reference-ref></text:span> and payment authorization systems.</text:p>
      <text:p text:style-name="Text_20_body">The User API is not a core SKS facility but its implementation is anyway <text:span text:style-name="T37">recommended</text:span> to facilitate adoption. </text:p>
      <text:p text:style-name="P39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39">The standard User API does not utilize authenticated sessions like featured in <text:span text:style-name="CrossRef"><text:reference-ref text:reference-format="text" text:ref-name="TPM1.2">TPM 2.0</text:reference-ref></text:span> because this is a <text:span text:style-name="T2">local security option</text:span>, which is independent of the <text:span text:style-name="T2">network centric</text:span> <text:span text:style-name="CrossRef"><text:reference-ref text:reference-format="text" text:ref-name="provisioning.api">Provisioning API</text:reference-ref></text:span>.</text:p>
      <text:p text:style-name="P39">If another User API is used the only requirement is that the key objects created by the provisioning API, are compatible with the former.</text:p>
      <text:p text:style-name="P39"/>
      <text:h text:style-name="Heading_20_2" text:outline-level="2"><text:bookmark text:name="__RefHeading__15231_972012461"/>Security Model<text:bookmark-end text:name="__RefHeading__15231_972012461"/></text:h>
      <text:p text:style-name="Text_20_body">Since the primary target for SKS is authentication to arbitrary service providers on the Internet, the security model is quite different to traditional multi-application card schemes like <text:span text:style-name="CrossRef"><text:reference-ref text:reference-format="text" text:ref-name="globalplatform">GlobalPlatform</text:reference-ref></text:span>. <text:s/>In practical terms this means that it is the <text:span text:style-name="T2">user</text:span> who grants an issuer the right to create keys in the SKS. <text:s/>That is, there are no preconfigured “Security Domains”.</text:p>
      <text:p text:style-name="Text_20_body">However, an issuer may during a provisioning session define a <text:reference-mark-start text:name="DSDP"/>VSD<text:reference-mark-end text:name="DSDP"/> (Virtual Security Domain) which enables <text:span text:style-name="T2">post provisioning (update) operations </text:span>by the issuer, while cryptographically shielding provisioned data from similar actions by <text:span text:style-name="T2">other </text:span>issuer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e SKS itself only trusts inbound data that can securely be derived from a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Platform</text:reference-ref></text:span>'s SCP (Secure Channel Protocol) but details differ because <text:span text:style-name="CrossRef"><text:reference-ref text:reference-format="text" text:ref-name="keygen2">KeyGen2</text:reference-ref></text:span> uses an on-the-wire JSON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highl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<text:span text:style-name="T78">Many smart card schemes depend on roles like SO (Security Officer) which squarely matches scenarios where users are associated with a </text:span><text:span text:style-name="T2">multitude of independent service providers</text:span><text:span text:style-name="T78">. <text:s/>By building on an E2ES (End To End Security) model, the </text:span><text:span text:style-name="T2">technical</text:span><text:span text:style-name="T78"> part of the SO role, exclusively becomes an affair between the SKS and the </text:span><text:span text:style-name="T2">remote</text:span><text:span text:style-name="T78"> issuers, </text:span><text:span text:style-name="T2">where each issuer is confined to their own virtual cards and SO policies</text:span><text:span text:style-name="T78">.</text:span></text:p>
      <text:p text:style-name="Text_20_body">Also see <text:span text:style-name="CrossRef"><text:reference-ref text:reference-format="text" text:ref-name="sec.cons">Security Considerations</text:reference-ref></text:span> and <text:span text:style-name="CrossRef"><text:reference-ref text:reference-format="text" text:ref-name="pep">Privacy Enabled Provisioning</text:reference-ref></text:span>.</text:p>
      <text:p text:style-name="Text_20_body"/>
      <text:h text:style-name="Heading_20_2" text:outline-level="2"><text:bookmark text:name="__RefHeading__15233_972012461"/><text:reference-mark-start text:name="atomic.op"/>Transaction Based Operation<text:bookmark-end text:name="__RefHeading__15233_972012461"/><text:reference-mark-end text:name="atomic.op"/></text:h>
      <text:p text:style-name="P64">An important characteristic for maintaining integrity and robustness is that provisioning and management operations either succeed or leave the system intact. <text:s/>This is accomplished by <text:span text:style-name="T2">deferring</text:span> the actual “commit” of container-modifying operations until the terminating <text:span text:style-name="CrossRef"><text:reference-ref text:reference-format="text" text:ref-name="closeProvisioningSession">closeProvisioningSession</text:reference-ref></text:span> call.</text:p>
      <text:p text:style-name="P49">Ideally an SKS container should be able dealing with power-failures regardless when they occur.</text:p>
      <text:h text:style-name="P161" text:outline-level="2"><text:bookmark text:name="__RefHeading__32884_823033893"/><text:reference-mark-start text:name="pep"/>Privacy Enabled Provisioning<text:bookmark-end text:name="__RefHeading__32884_823033893"/><text:reference-mark-end text:name="pep"/></text:h>
      <text:p text:style-name="P64">Note: Credential <text:span text:style-name="T2">provisioning</text:span> and credential <text:span text:style-name="T2">usage </text:span>(at least when the issuer is independent of the relying party)<text:span text:style-name="T2">, represent two entirely different scenarios from a privacy point of view</text:span>.</text:p>
      <text:p text:style-name="P64">Although a one-size-fits-all approach would be nice, it seems that the span of Internet-related services motivates a design that supports on-line identity schemes where issuers have (often quite substantial) knowledge about users, as well as close to fully anonymous relationships.</text:p>
      <text:p text:style-name="P64">The “Standard” <text:reference-mark-start text:name="e2es"/>E2ES<text:reference-mark-end text:name="e2es"/> (End To End Security) mode which exploits the SKS <text:span text:style-name="CrossRef"><text:reference-ref text:reference-format="text" text:ref-name="devcert">Device Certificate</text:reference-ref></text:span> and <text:span text:style-name="CrossRef"><text:reference-ref text:reference-format="text" text:ref-name="apk">Attestation Private Key</text:reference-ref></text:span> in the provisioning API, is intended to suit the needs of banks, employers, governments, and high-security third-party identity providers.</text:p>
      <text:p text:style-name="P64">The PEP (Privacy Enabled Provisioning) mode is identical to the E2ES mode, with the exception that the identity of the SKS is excluded. <text:s/>A valid question is if the PEP mode is equally secure as the E2ES mode. <text:s/>The simple answer to that is a clear “No”, since the issuer neither learns the type (=quality, brand), nor the identity of the SKS.</text:p>
      <text:p text:style-name="P64">However, from a <text:span text:style-name="T2">user's horizon</text:span> the PEP mode is as secure and trustworthy as the E2ES mode as long as the client platform is intact and the correct issuer enrollment URL is used. <text:s/>After provisioning there are no security differences whatsoever between the two modes.</text:p>
      <text:p text:style-name="Standard">The PEP mode is selected by the <text:span text:style-name="CrossRef"><text:reference-ref text:reference-format="text" text:ref-name="privacy.enabled">privacyEnabled</text:reference-ref></text:span> parameter of <text:span text:style-name="CrossRef"><text:reference-ref text:reference-format="text" text:ref-name="createProvisioningSession">createProvisioningSession</text:reference-ref></text:span>.</text:p>
      <text:p text:style-name="Standard"><text:line-break/>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Standard"><text:span text:style-name="T152">Due to the fact that the “Standard” mode potentially affects the user's privacy, it is </text:span><text:span text:style-name="T153">recommended</text:span><text:span text:style-name="T152"> that such requests are equipped with an appropriate user alert notice in the GUI</text:span></text:p>
          </table:table-cell>
        </table:table-row>
      </table:table>
      <text:p text:style-name="Text_20_body"/>
      <text:p text:style-name="P129"/>
      <text:h text:style-name="Heading_20_2" text:outline-level="2"><text:bookmark text:name="__RefHeading__16753_976989119"/><text:reference-mark-start text:name="device.id"/>Device ID<text:bookmark-end text:name="__RefHeading__16753_976989119"/><text:reference-mark-end text:name="device.id"/></text:h>
      <text:p text:style-name="P64">Since the exposed identity of the SKS container is dependent on the mode as described in the previous section, the affected provisioning methods refer to a “Device ID” which is the literal string <text:span text:style-name="T90">"Anonymous"</text:span> or the <text:span text:style-name="CrossRef"><text:reference-ref text:reference-format="text" text:ref-name="X.509">X.509</text:reference-ref></text:span><text:span text:style-name="CrossRef"> </text:span>DER format of the<text:line-break/><text:span text:style-name="CrossRef"><text:reference-ref text:reference-format="text" text:ref-name="devcert">Device Certificate</text:reference-ref></text:span> for the <text:span text:style-name="CrossRef"><text:reference-ref text:reference-format="text" text:ref-name="pep">Privacy Enabled Provisioning</text:reference-ref></text:span> and <text:span text:style-name="CrossRef"><text:reference-ref text:reference-format="text" text:ref-name="e2es">E2ES</text:reference-ref></text:span> mode respectively.</text:p>
      <text:p text:style-name="P64"/>
      <text:h text:style-name="Heading_20_2" text:outline-level="2"><text:bookmark text:name="__RefHeading__177013_2109382754"/>Backward Compatibility<text:bookmark-end text:name="__RefHeading__177013_2109382754"/>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2">generally</text:span> not support secure on-line provisioning and key life-cycle management directly towards end-users.</text:p>
      <text:p text:style-name="Text_20_body">In fact, <text:span text:style-name="T2">smart cards are almost exclusively personalized by more or less proprietary software under the supervision of card administrators or performed in automated production facilities</text:span>.</text:p>
      <text:p text:style-name="P45">Note: unlike 7816-compatible smart cards, an SKS exposes no visible file system, only objects.</text:p>
      <text:p text:style-name="P65">Although the lack of compatibility with the current state-of-the-art (“nothing”), may be regarded as a major short-coming, the good news is that SKS by separating key provisioning from actual usage, <text:span text:style-name="T2">does neither require applications nor cryptographic APIs to be rewritten</text:span>. </text:p>
      <text:p text:style-name="P49"/>
      <text:p text:style-name="P49"/>
      <text:h text:style-name="P153" text:outline-level="1"><text:bookmark text:name="__RefHeading__15235_972012461"/>Objects<text:bookmark-end text:name="__RefHeading__15235_972012461"/></text:h>
      <text:p text:style-name="P39">The SKS API (as well as its companion protocol <text:span text:style-name="CrossRef"><text:reference-ref text:reference-format="text" text:ref-name="keygen2">KeyGen2</text:reference-ref></text:span>), presumes that objects are arranged in a specific fashion. <text:s/>At the heart of the system there are the typical cryptographic keys intended for user authentication, signing etc., but also <text:s/>dedicated keys supporting life-cycle management and of user keys and attributes.</text:p>
      <text:p text:style-name="P39">All provisioned user keys, including symmetric dittos (see <text:span text:style-name="CrossRef"><text:reference-ref text:reference-format="text" text:ref-name="setpiggybacked">importSymmetricKey</text:reference-ref></text:span>), are identified by <text:span text:style-name="CrossRef"><text:reference-ref text:reference-format="text" text:ref-name="X.509">X.509</text:reference-ref></text:span> certificates. <text:s/>The reason for this somewhat unusual arrangement is that this enables <text:span text:style-name="T2">universal key IDs</text:span> as well as <text:span text:style-name="T2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39"/>
      <text:h text:style-name="Heading_20_2" text:outline-level="2"><text:bookmark text:name="__RefHeading__15237_972012461"/><text:reference-mark-start text:name="key.entries"/>Key Entries<text:bookmark-end text:name="__RefHeading__15237_972012461"/><text:reference-mark-end text:name="key.entries"/></text:h>
      <text:p text:style-name="Standard"><draw:frame draw:style-name="fr3" draw:name="Object3" text:anchor-type="paragraph" svg:x="0.7429in" svg:y="0.302in" svg:width="6.298in" svg:height="3.0846in" draw:z-index="3"><draw:object xlink:href="./Object 3" xlink:type="simple" xlink:show="embed" xlink:actuate="onLoad"/><draw:image xlink:href="./ObjectReplacements/Object 3" xlink:type="simple" xlink:show="embed" xlink:actuate="onLoad"/></draw:frame>The following picture shows the elements forming an SKS key entry: <text:line-break/></text:p>
      <text:p text:style-name="Standard"/>
      <text:p text:style-name="Standard"/>
      <table:table table:name="Table110" table:style-name="Table110">
        <table:table-column table:style-name="Table110.A"/>
        <table:table-column table:style-name="Table110.B"/>
        <table:table-row table:style-name="Table110.1">
          <table:table-cell table:style-name="Table110.A1" office:value-type="string">
            <text:p text:style-name="P13">Element</text:p>
          </table:table-cell>
          <table:table-cell table:style-name="Table110.B1" office:value-type="string">
            <text:p text:style-name="P13">Description</text:p>
          </table:table-cell>
        </table:table-row>
        <table:table-row table:style-name="Table110.2">
          <table:table-cell table:style-name="Table110.A2" office:value-type="string">
            <text:p text:style-name="P32">Public Key</text:p>
          </table:table-cell>
          <table:table-cell table:style-name="Table110.B2" office:value-type="string">
            <text:p text:style-name="Table_20_Contents">Public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Private Key</text:p>
          </table:table-cell>
          <table:table-cell table:style-name="Table110.B2" office:value-type="string">
            <text:p text:style-name="Table_20_Contents">Private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5"><text:reference-mark-start text:name="eecert"/>End‑Entity Certificate<text:reference-mark-end text:name="eecert"/></text:p>
          </table:table-cell>
          <table:table-cell table:style-name="Table110.B2" office:value-type="string">
            <text:p text:style-name="Table_20_Contents"><text:span text:style-name="CrossRef"><text:reference-ref text:reference-format="text" text:ref-name="X.509">X.509</text:reference-ref></text:span> certificate set by the <text:span text:style-name="T2">mandatory</text:span>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Symmetric Key</text:p>
          </table:table-cell>
          <table:table-cell table:style-name="Table110.B2" office:value-type="string">
            <text:p text:style-name="Table_20_Contents"><text:span text:style-name="T2">Optional</text:span><text:span text:style-name="T78"> symmetric key defined by calling </text:span><text:span text:style-name="CrossRef"><text:span text:style-name="T78"><text:reference-ref text:reference-format="text" text:ref-name="setpiggybacked">importSymmetricKey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2">CA Certificates</text:p>
          </table:table-cell>
          <table:table-cell table:style-name="Table110.B2" office:value-type="string">
            <text:p text:style-name="Table_20_Contents"><text:span text:style-name="T2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3">Extension Objects</text:p>
          </table:table-cell>
          <table:table-cell table:style-name="Table110.B2" office:value-type="string">
            <text:p text:style-name="Table_20_Contents"><text:span text:style-name="T3">Optional</text:span><text:span text:style-name="T84"> extension objects defined by calling </text:span><text:span text:style-name="CrossRef"><text:span text:style-name="T78"><text:reference-ref text:reference-format="text" text:ref-name="addextensiondata">addExtension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3">PIN Error Count</text:p>
          </table:table-cell>
          <table:table-cell table:style-name="Table110.B2" office:value-type="string">
            <text:p text:style-name="Table_20_Contents"><text:span text:style-name="T2">Optional</text:span> counter for keys protected by a PIN policy object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Key Attributes</text:p>
          </table:table-cell>
          <table:table-cell table:style-name="Table110.B2" office:value-type="string">
            <text:p text:style-name="Table_20_Contents">Attributes defined during the call to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P44"/>
      <text:p text:style-name="Text_20_body"><text:span text:style-name="T78">Note that key management operations always involve an entire key entry; </text:span><text:span text:style-name="T2">individual elements cannot be managed</text:span><text:span text:style-name="T78">.</text:span></text:p>
      <text:h text:style-name="P161" text:outline-level="2"><text:bookmark text:name="__RefHeading__15239_972012461"/><text:reference-mark-start text:name="key.protectionobjects"/>PIN and PUK Objects<text:bookmark-end text:name="__RefHeading__15239_972012461"/><text:reference-mark-end text:name="key.protectionobjects"/></text:h>
      <text:p text:style-name="Text_20_body">Keys can <text:span text:style-name="T2">optionally</text:span> be protected by PIN-codes (“passphrases”). <text:s/>PIN-protected keys maintain separate PIN error counters, but a single PIN policy object may govern multiple keys. <text:s text:c="2"/>A PIN policy and its associated keys can in turn be supplemented by an optional PUK (PIN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3" draw:name="Object1" text:anchor-type="paragraph" svg:x="2.4016in" svg:y="0.1256in" svg:width="2.5591in" svg:height="2.7638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pan text:style-name="T42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10">, </text:span></text:span><text:span text:style-name="CrossRef"><text:reference-ref text:reference-format="text" text:ref-name="createPINPolicy">createPinPolicy</text:reference-ref></text:span><text:span text:style-name="CrossRef"><text:span text:style-name="T10"> and </text:span></text:span><text:span text:style-name="CrossRef"><text:reference-ref text:reference-format="text" text:ref-name="createKeyPair">createKeyEntry</text:reference-ref></text:span><text:span text:style-name="CrossRef"><text:span text:style-name="T10">.</text:span></text:span></text:p>
      <text:p text:style-name="Text_20_body"><text:span text:style-name="CrossRef"><text:span text:style-name="T17">For an example how </text:span></text:span><text:span text:style-name="CrossRef"><text:reference-ref text:reference-format="text" text:ref-name="keygen2">KeyGen2</text:reference-ref></text:span><text:span text:style-name="CrossRef"><text:span text:style-name="T17"> deals with this structure, see </text:span></text:span><text:span text:style-name="CrossRef"><text:reference-ref text:reference-format="text" text:ref-name="keyinitreq">KeyCreationRequest</text:reference-ref></text:span><text:span text:style-name="CrossRef"><text:span text:style-name="T17">.</text:span></text:span></text:p>
      <text:p text:style-name="Text_20_body"><text:span text:style-name="CrossRef"><text:span text:style-name="T17">Note that the set of keys bound to a particular PIN policy object “owns” the PIN policy object which means that when the </text:span></text:span><text:span text:style-name="CrossRef"><text:span text:style-name="T21">last</text:span></text:span><text:span text:style-name="CrossRef"><text:span text:style-name="T17"> key of such a set has been deleted, the PIN policy object itself </text:span></text:span><text:span text:style-name="CrossRef"><text:span text:style-name="T16">must</text:span></text:span><text:span text:style-name="CrossRef"><text:span text:style-name="T17"> be </text:span></text:span><text:span text:style-name="CrossRef"><text:span text:style-name="T21">automatically</text:span></text:span><text:span text:style-name="CrossRef"><text:span text:style-name="T17"> deleted (by </text:span></text:span><text:span text:style-name="CrossRef"><text:reference-ref text:reference-format="text" text:ref-name="pp.delkey">postDeleteKey</text:reference-ref></text:span><text:span text:style-name="CrossRef"><text:span text:style-name="T17"> and </text:span></text:span><text:span text:style-name="CrossRef"><text:reference-ref text:reference-format="text" text:ref-name="deletekey">deleteKey</text:reference-ref></text:span><text:span text:style-name="CrossRef"><text:span text:style-name="T17">). <text:s/>The very same principle is also valid for PUK policy objects. <text:s/>Due to this there are no specific PIN or PUK delete methods.</text:span></text:span></text:p>
      <text:p text:style-name="Text_20_body">An <text:span text:style-name="T2">embedded</text:span> SKS <text:span text:style-name="T37">may</text:span> also support a device (<text:span text:style-name="T2">system-wide</text:span>) PIN and PUK. <text:s/>See <text:span text:style-name="CrossRef"><text:reference-ref text:reference-format="text" text:ref-name="dev.pin.prot">devicePinProtection</text:reference-ref></text:span>. <text:s/><text:span text:style-name="T67">Usage and management of device PINs and PUKs is out of scope for the SKS API</text:span><text:span text:style-name="T61">.</text:span></text:p>
      <text:p text:style-name="P60"/>
      <text:h text:style-name="Heading_20_2" text:outline-level="2"><text:bookmark text:name="__RefHeading__15241_972012461"/><text:reference-mark-start text:name="provisioning.objects"/>Provisioning Objects<text:bookmark-end text:name="__RefHeading__15241_972012461"/><text:reference-mark-end text:name="provisioning.objects"/></text:h>
      <text:p text:style-name="Text_20_body">The following picture shows how provisioning objects “own” the keys they have provisioned:</text:p>
      <text:p text:style-name="Text_20_body"><draw:frame draw:style-name="fr3" draw:name="Object4" text:anchor-type="paragraph" svg:x="2.4055in" svg:y="0.0591in" svg:width="2.6992in" svg:height="1.8602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p text:style-name="Text_20_body">Note that when the <text:span text:style-name="T2">last</text:span> key owned by a provisioning object has been deleted, the provisioning object itself <text:span text:style-name="T37">must</text:span> be <text:span text:style-name="T2">automatically</text:span> deleted (by <text:span text:style-name="CrossRef"><text:reference-ref text:reference-format="text" text:ref-name="closeProvisioningSession">closeProvisioningSession</text:reference-ref></text:span> and <text:span text:style-name="CrossRef"><text:reference-ref text:reference-format="text" text:ref-name="deletekey">deleteKey</text:reference-ref></text:span>).</text:p>
      <text:p text:style-name="Text_20_body"><text:span text:style-name="T61">If a </text:span><text:span text:style-name="CrossRef"><text:span text:style-name="T61"><text:reference-ref text:reference-format="text" text:ref-name="key.mgr.key">keyManagementKey</text:reference-ref></text:span></text:span><text:span text:style-name="T61"> is deployed during provisioning object creation (establishing a </text:span><text:span text:style-name="CrossRef"><text:span text:style-name="T61"><text:reference-ref text:reference-format="text" text:ref-name="DSDP">VSD</text:reference-ref></text:span></text:span><text:span text:style-name="T61">), </text:span><text:span text:style-name="T67">post-provisioning operations</text:span><text:span text:style-name="T61"> can also be performed. <text:s/>See</text:span><text:span text:style-name="CrossRef"><text:span text:style-name="T19"> </text:span></text:span><text:span text:style-name="CrossRef"><text:span text:style-name="T61"><text:reference-ref text:reference-format="text" text:ref-name="pp.delkey">postDeleteKey</text:reference-ref></text:span></text:span><text:span text:style-name="CrossRef"><text:span text:style-name="T19">, </text:span></text:span><text:span text:style-name="CrossRef"><text:span text:style-name="T61"><text:reference-ref text:reference-format="text" text:ref-name="pp.unlockkey">postUnlockKey</text:reference-ref></text:span></text:span><text:span text:style-name="CrossRef"><text:span text:style-name="T19">, </text:span></text:span><text:span text:style-name="CrossRef"><text:span text:style-name="T61"><text:reference-ref text:reference-format="text" text:ref-name="pp.uodate">postUpdateKey</text:reference-ref></text:span></text:span><text:span text:style-name="CrossRef"><text:span text:style-name="T19">, and </text:span></text:span><text:span text:style-name="CrossRef"><text:span text:style-name="T61"><text:reference-ref text:reference-format="text" text:ref-name="pp_clonekeyprot">postCloneKeyProtection</text:reference-ref></text:span></text:span><text:span text:style-name="CrossRef"><text:span text:style-name="T19">. <text:s/>Also see </text:span></text:span><text:span text:style-name="CrossRef"><text:span text:style-name="T61"><text:reference-ref text:reference-format="text" text:ref-name="update.kmk">updateKeyManagementKey</text:reference-ref></text:span></text:span>.</text:p>
      <text:h text:style-name="P153" text:outline-level="1"><text:bookmark text:name="__RefHeading__15243_972012461"/><text:reference-mark-start text:name="algo.support"/>Algorithm Support<text:bookmark-end text:name="__RefHeading__15243_972012461"/><text:reference-mark-end text:name="algo.support"/></text:h>
      <text:h text:style-name="Heading_20_2" text:outline-level="2"><text:bookmark text:name="__RefHeading__117184_1298926316"/>Mandatory Algorithms<text:bookmark-end text:name="__RefHeading__117184_1298926316"/></text:h>
      <text:p text:style-name="Standard">Algorithm support in SKS <text:span text:style-name="T37">must</text:span> as a <text:span text:style-name="T2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3">URI</text:p>
          </table:table-cell>
          <table:table-cell table:style-name="Table34.B1" table:number-columns-spanned="2" office:value-type="string">
            <text:p text:style-name="P13">Description</text:p>
          </table:table-cell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sym.key.enc"/>Symmetric Key Encryption<text:reference-mark-end text:name="sy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128-cbc</text:p>
          </table:table-cell>
          <table:table-cell table:style-name="Table34.B4" table:number-rows-spanned="3" table:number-columns-spanned="2" office:value-type="string">
            <text:p text:style-name="Standard"><text:span text:style-name="T53">See </text:span><text:span text:style-name="CrossRef"><text:span text:style-name="T54"><text:reference-ref text:reference-format="text" text:ref-name="xml.encrypt">XML Encryption</text:reference-ref></text:span></text:span>. <text:s/>Note that IV <text:span text:style-name="T38">must</text:span> be <text:span text:style-name="T2">internally generated</text:span> as well as <text:span text:style-name="T2">prepended</text:span> to encrypted data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192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256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5">https://webpki.github.io/sks/algorithm#aes.cbc</text:p>
          </table:table-cell>
          <table:table-cell table:style-name="Table34.B4" table:number-rows-spanned="2" table:number-columns-spanned="2" office:value-type="string">
            <text:p text:style-name="Standard"><text:span text:style-name="T42">See </text:span><text:span text:style-name="CrossRef"><text:span text:style-name="T42"><text:reference-ref text:reference-format="text" text:ref-name="fips.197">FIPS 197</text:reference-ref></text:span></text:span>. <text:s text:c="2"/><text:span text:style-name="T42">Support for 128, 192, and 256-bit keys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5">https://webpki.github.io/sks/algorithm#aes.ecb.nopad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hmac.operations"/>HMAC Operations<text:reference-mark-end text:name="hmac.operation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0/09/xmldsig#hmac-sha1</text:p>
          </table:table-cell>
          <table:table-cell table:style-name="Table34.B4" table:number-rows-spanned="4" table:number-columns-spanned="2" office:value-type="string">
            <text:p text:style-name="P81">See <text:span text:style-name="CrossRef"><text:reference-ref text:reference-format="text" text:ref-name="xml.dsg">XML Signature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hmac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://www.w3.org/2001/04/xmldsig-more#hmac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hmac-sha512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asymm.key.enc"/>Asymmetric Key Encryption<text:reference-mark-end text:name="asym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s://webpki.github.io/sks/algorithm#rsa.es.pkcs1_5</text:p>
          </table:table-cell>
          <table:table-cell table:style-name="Table34.A4" table:number-rows-spanned="3" office:value-type="string">
            <text:p text:style-name="Table_20_Contents"><text:span text:style-name="T42">See </text:span><text:span text:style-name="CrossRef"><text:span text:style-name="T147"><text:reference-ref text:reference-format="text" text:ref-name="RFC3447">RFC 3447</text:reference-ref></text:span></text:span></text:p>
            <text:p text:style-name="P140"><text:span text:style-name="CrossRef"><text:span text:style-name="T11">Hash function = mgf1 function. <text:s/>No explicit argument</text:span></text:span></text:p>
          </table:table-cell>
          <table:table-cell table:style-name="Table34.B4" table:number-rows-spanned="3" office:value-type="string">
            <text:p text:style-name="P31">Decryption mode only</text:p>
          </table:table-cell>
        </table:table-row>
        <table:table-row table:style-name="Table34.2">
          <table:table-cell table:style-name="Table34.A4" office:value-type="string">
            <text:p text:style-name="P20">https://webpki.github.io/sks/algorithm#rsa.oaep.sha1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s://webpki.github.io/sks/algorithm#rsa.oaep.sha256</text:p>
          </table:table-cell>
          <table:covered-table-cell/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34.2">
          <table:table-cell table:style-name="Table34.A21" table:number-columns-spanned="3" office:value-type="string">
            <text:p text:style-name="P13"><text:reference-mark-start text:name="key_agreement"/>Diffie-Hellman Key Agreement<text:reference-mark-end text:name="key_agreement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1">https://webpki.github.io/sks/algorithm#ecdh.raw</text:p>
          </table:table-cell>
          <table:table-cell table:style-name="Table34.B4" table:number-columns-spanned="2" office:value-type="string">
            <text:p text:style-name="P73">See <text:span text:style-name="CrossRef"><text:reference-ref text:reference-format="text" text:ref-name="sp800-56a">SP800-56A</text:reference-ref></text:span> <text:span text:style-name="T59">ECC CDH primitive (Section 5.7.1.2)</text:span></text:p>
          </table:table-cell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asym.algos"/>Asymmetric Key Signatures<text:reference-mark-end text:name="asym.algo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rsa-sha256</text:p>
          </table:table-cell>
          <table:table-cell table:style-name="Table34.A4" table:number-rows-spanned="6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  <table:table-cell table:style-name="Table34.B4" table:number-rows-spanned="8" office:value-type="string">
            <text:p text:style-name="P11">Signing mode only</text:p>
          </table:table-cell>
        </table:table-row>
        <table:table-row table:style-name="Table34.2">
          <table:table-cell table:style-name="Table34.A4" office:value-type="string">
            <text:p text:style-name="P20">http://www.w3.org/2001/04/xmldsig-more#r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r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1">https://webpki.github.io/sks/algorithm#rsa.pkcs1.none</text:p>
          </table:table-cell>
          <table:table-cell table:style-name="Table34.A4" table:number-rows-spanned="2" office:value-type="string">
            <text:p text:style-name="P2">See <text:span text:style-name="CrossRef"><text:reference-ref text:reference-format="text" text:ref-name="signdata">signHashedData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91">https://webpki.github.io/sks/algorithm#ecdsa.none</text:p>
          </table:table-cell>
          <table:covered-table-cell/>
          <table:covered-table-cell/>
        </table:table-row>
      </table:table>
      <text:p text:style-name="Text_20_body"/>
      <text:p text:style-name="Text_20_body">Note that the <text:span text:style-name="T2">binary</text:span> encoding of signature values <text:span text:style-name="T38">must</text:span> be in accordance with <text:span text:style-name="CrossRef"><text:reference-ref text:reference-format="text" text:ref-name="xml.dsg">XML Signature</text:reference-ref></text:span> which for ECDSA differs from for example OpenSSL and JCE.</text:p>
      <table:table table:name="Table78" table:style-name="Table78">
        <table:table-column table:style-name="Table78.A"/>
        <table:table-column table:style-name="Table78.B"/>
        <table:table-column table:style-name="Table78.C"/>
        <table:table-row table:style-name="Table78.1">
          <table:table-cell table:style-name="Table78.A1" table:number-columns-spanned="3" office:value-type="string">
            <text:p text:style-name="P13"><text:reference-mark-start text:name="keygeneration"/>Asymmetric Key Generation<text:reference-mark-end text:name="keygeneration"/></text:p>
          </table:table-cell>
          <table:covered-table-cell/>
          <table:covered-table-cell/>
        </table:table-row>
        <table:table-row table:style-name="Table78.2">
          <table:table-cell table:style-name="Table78.A2" office:value-type="string">
            <text:p text:style-name="P91">https://webpki.github.io/sks/algorithm#rsa1024</text:p>
          </table:table-cell>
          <table:table-cell table:style-name="Table78.A2" office:value-type="string">
            <text:p text:style-name="Standard">RSA 1024-bit key</text:p>
          </table:table-cell>
          <table:table-cell table:style-name="Table78.C2" table:number-rows-spanned="2" office:value-type="string">
            <text:p text:style-name="P99"><text:span text:style-name="T2">Implicit exponent:</text:span> 65537</text:p>
          </table:table-cell>
        </table:table-row>
        <table:table-row table:style-name="Table78.2">
          <table:table-cell table:style-name="Table78.A2" office:value-type="string">
            <text:p text:style-name="P91">https://webpki.github.io/sks/algorithm#rsa2048</text:p>
          </table:table-cell>
          <table:table-cell table:style-name="Table78.A2" office:value-type="string">
            <text:p text:style-name="Standard">RSA 2048-bit key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1">https://webpki.github.io/sks/algorithm#ec.nist.p256</text:p>
          </table:table-cell>
          <table:table-cell table:style-name="Table78.A2" office:value-type="string">
            <text:p text:style-name="Standard">EC NIST<text:span text:style-name="T42"> </text:span>“P-256”</text:p>
          </table:table-cell>
          <table:table-cell table:style-name="Table78.C2" table:number-rows-spanned="3" office:value-type="string">
            <text:p text:style-name="P99">See <text:span text:style-name="CrossRef"><text:reference-ref text:reference-format="text" text:ref-name="fips.186-3">FIPS 186-4</text:reference-ref></text:span></text:p>
          </table:table-cell>
        </table:table-row>
        <table:table-row table:style-name="Table78.2">
          <table:table-cell table:style-name="Table78.A2" office:value-type="string">
            <text:p text:style-name="P91">https://webpki.github.io/sks/algorithm#ec.nist.p384</text:p>
          </table:table-cell>
          <table:table-cell table:style-name="Table78.A2" office:value-type="string">
            <text:p text:style-name="Standard"><text:span text:style-name="T42">EC NIST </text:span>“P-384” 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1">https://webpki.github.io/sks/algorithm#ec.nist.p521</text:p>
          </table:table-cell>
          <table:table-cell table:style-name="Table78.A2" office:value-type="string">
            <text:p text:style-name="Standard"><text:span text:style-name="T42">EC NIST </text:span>“P-521” </text:p>
          </table:table-cell>
          <table:covered-table-cell/>
        </table:table-row>
      </table:table>
      <text:p text:style-name="Text_20_body"/>
      <text:p text:style-name="Text_20_body">Supported algorithms can be acquired by calling <text:span text:style-name="CrossRef"><text:reference-ref text:reference-format="text" text:ref-name="getDeviceData">getDeviceInfo</text:reference-ref></text:span>.</text:p>
      <text:p text:style-name="Text_20_body">Note: RSA “multi-prime” keys are <text:span text:style-name="T2">not</text:span> supported by this specification.<text:line-break/></text:p>
      <text:h text:style-name="Heading_20_2" text:outline-level="2"><text:bookmark text:name="__RefHeading__117186_1298926316"/>Special Algorithms<text:bookmark-end text:name="__RefHeading__117186_1298926316"/></text:h>
      <text:p text:style-name="Standard">Special algorithms are unique to SKS:</text:p>
      <text:p text:style-name="Standard"/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table:number-columns-spanned="2" office:value-type="string">
            <text:p text:style-name="P13">Special Algorithms</text:p>
          </table:table-cell>
          <table:covered-table-cell/>
        </table:table-row>
        <table:table-row table:style-name="Table111.2">
          <table:table-cell table:style-name="Table111.A2" office:value-type="string">
            <text:p text:style-name="P91">https://webpki.github.io/sks/algorithm#session.1</text:p>
          </table:table-cell>
          <table:table-cell table:style-name="Table111.B2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91">https://webpki.github.io/sks/algorithm#key.1</text:p>
          </table:table-cell>
          <table:table-cell table:style-name="Table111.B2" office:value-type="string">
            <text:p text:style-name="P2">See<text:span text:style-name="CrossRef"><text:span text:style-name="T10"> </text:span></text:span>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25">https://webpki.github.io/sks/algorithm#none</text:p>
          </table:table-cell>
          <table:table-cell table:style-name="Table111.B2" office:value-type="string">
            <text:p text:style-name="Table_20_Contents"><text:span text:style-name="T78">See </text:span><text:span text:style-name="CrossRef"><text:span text:style-name="T78"><text:reference-ref text:reference-format="text" text:ref-name="createKeyPair">createKeyEntry</text:reference-ref></text:span></text:span><text:span text:style-name="T78"> and </text:span><text:span text:style-name="CrossRef"><text:span text:style-name="T78"><text:reference-ref text:reference-format="text" text:ref-name="setpiggybacked">importSymmetricKey</text:reference-ref></text:span></text:span></text:p>
          </table:table-cell>
        </table:table-row>
      </table:table>
      <text:p text:style-name="Standard"/>
      <text:p text:style-name="Standard"/>
      <text:h text:style-name="Heading_20_2" text:outline-level="2"><text:bookmark text:name="__RefHeading__117188_1298926316"/>Optional Algorithms<text:bookmark-end text:name="__RefHeading__117188_1298926316"/></text:h>
      <text:p text:style-name="Standard">The following algorithms are defined but are <text:span text:style-name="T2">optional</text:span>:</text:p>
      <text:p text:style-name="Standard"/>
      <table:table table:name="Table122" table:style-name="Table122">
        <table:table-column table:style-name="Table122.A"/>
        <table:table-column table:style-name="Table122.B"/>
        <table:table-column table:style-name="Table122.C"/>
        <table:table-row table:style-name="Table122.1">
          <table:table-cell table:style-name="Table122.A1" table:number-columns-spanned="3" office:value-type="string">
            <text:p text:style-name="P13">Asymmetric Key Generation</text:p>
          </table:table-cell>
          <table:covered-table-cell/>
          <table:covered-table-cell/>
        </table:table-row>
        <table:table-row table:style-name="Table122.2">
          <table:table-cell table:style-name="Table122.A2" office:value-type="string">
            <text:p text:style-name="P91">https://webpki.github.io/sks/algorithm#rsa3072</text:p>
          </table:table-cell>
          <table:table-cell table:style-name="Table122.B2" office:value-type="string">
            <text:p text:style-name="Standard">RSA 3072-bit key</text:p>
          </table:table-cell>
          <table:table-cell table:style-name="Table122.C2" table:number-rows-spanned="2" office:value-type="string">
            <text:p text:style-name="P99"><text:span text:style-name="T2">Implicit exponent:</text:span> 65537</text:p>
          </table:table-cell>
        </table:table-row>
        <table:table-row table:style-name="Table122.2">
          <table:table-cell table:style-name="Table122.B2" office:value-type="string">
            <text:p text:style-name="P91">https://webpki.github.io/sks/algorithm#rsa4096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1">https://webpki.github.io/sks/algorithm#rsa1024.exp</text:p>
          </table:table-cell>
          <table:table-cell table:style-name="Table122.B2" office:value-type="string">
            <text:p text:style-name="Standard">RSA 1024-bit key</text:p>
          </table:table-cell>
          <table:table-cell table:style-name="Table122.C2" table:number-rows-spanned="4" office:value-type="string">
            <text:p text:style-name="P94">Variable exponent</text:p>
            <text:p text:style-name="P94"/>
            <text:p text:style-name="P11"><text:span text:style-name="T78">See </text:span><text:span text:style-name="CrossRef"><text:span text:style-name="T78"><text:reference-ref text:reference-format="text" text:ref-name="key.param">keyParameters</text:reference-ref></text:span></text:span></text:p>
          </table:table-cell>
        </table:table-row>
        <table:table-row table:style-name="Table122.2">
          <table:table-cell table:style-name="Table122.B2" office:value-type="string">
            <text:p text:style-name="P91">https://webpki.github.io/sks/algorithm#rsa2048.exp</text:p>
          </table:table-cell>
          <table:table-cell table:style-name="Table122.B2" office:value-type="string">
            <text:p text:style-name="Standard">RSA 2048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1">https://webpki.github.io/sks/algorithm#rsa3072.exp</text:p>
          </table:table-cell>
          <table:table-cell table:style-name="Table122.B2" office:value-type="string">
            <text:p text:style-name="Standard">RSA 3072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1">https://webpki.github.io/sks/algorithm#rsa4096.exp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1">https://webpki.github.io/sks/algorithm#ec.brainpool.p256r1</text:p>
          </table:table-cell>
          <table:table-cell table:style-name="Table122.B2" office:value-type="string">
            <text:p text:style-name="Standard">EC Brainpool “P256r1”</text:p>
          </table:table-cell>
          <table:table-cell table:style-name="Table122.C2" office:value-type="string">
            <text:p text:style-name="P99">See <text:span text:style-name="CrossRef"><text:reference-ref text:reference-format="text" text:ref-name="rfc5639">RFC 5639</text:reference-ref></text:span></text:p>
          </table:table-cell>
        </table:table-row>
        <table:table-row table:style-name="Table122.2">
          <table:table-cell table:style-name="Table122.B2" office:value-type="string">
            <text:p text:style-name="P91">https://webpki.github.io/sks/algorithm#ec.secg.p256k</text:p>
          </table:table-cell>
          <table:table-cell table:style-name="Table122.B2" office:value-type="string">
            <text:p text:style-name="Standard">EC “secp256k1”</text:p>
          </table:table-cell>
          <table:table-cell table:style-name="Table122.C2" office:value-type="string">
            <text:p text:style-name="P99">See <text:a xlink:type="simple" xlink:href="https://secg.org/" text:style-name="Internet_20_link">https://secg.org</text:a></text:p>
          </table:table-cell>
        </table:table-row>
      </table:table>
      <text:p text:style-name="Standard"/>
      <text:p text:style-name="Standard"/>
      <text:p text:style-name="Standard">Note that the <text:span text:style-name="CrossRef"><text:span text:style-name="T78"><text:reference-ref text:reference-format="text" text:ref-name="keygen2">KeyGen2</text:reference-ref></text:span></text:span> samples use <text:span text:style-name="CrossRef"><text:span text:style-name="T78"><text:reference-ref text:reference-format="text" text:ref-name="JOSE">JOSE</text:reference-ref></text:span></text:span> algorithm-IDs when there is such a counterpart available. </text:p>
      <text:h text:style-name="P154" text:outline-level="1"><text:bookmark text:name="__RefHeading__15245_972012461"/>Protection Attributes<text:bookmark-end text:name="__RefHeading__15245_972012461"/></text:h>
      <text:p text:style-name="Text_20_body">The following section describes the attributes issuers need to set for defining suitable key protection policies. <text:s/>Also see <text:span text:style-name="CrossRef"><text:reference-ref text:reference-format="text" text:ref-name="getkeyprotectiondata">getKeyProtectionInfo</text:reference-ref></text:span>, <text:span text:style-name="CrossRef"><text:span text:style-name="T78"><text:reference-ref text:reference-format="text" text:ref-name="key.mgr.key">keyManagementKey</text:reference-ref></text:span></text:span>, <text:span text:style-name="CrossRef"><text:span text:style-name="T78"><text:reference-ref text:reference-format="text" text:ref-name="dev.pin.prot">devicePinProtection</text:reference-ref></text:span></text:span>, and <text:span text:style-name="CrossRef"><text:span text:style-name="T78"><text:reference-ref text:reference-format="text" text:ref-name="enablepincaching">enablePinCaching</text:reference-ref></text:span></text:span>.</text:p>
      <text:p text:style-name="Text_20_body">During provisioning of <text:span text:style-name="T2">user-defined PINs</text:span>, the provisioning middleware <text:span text:style-name="T37">should</text:span> maintain the PIN policy and optionally ask the user to create another PIN if there is a policy mismatch because <text:span text:style-name="CrossRef"><text:reference-ref text:reference-format="text" text:ref-name="createKeyPair">createKeyEntry</text:reference-ref></text:span> <text:span text:style-name="T37">must</text:span> return an error and abort the entire session if fed with incorrect data. <text:s/>Also see <text:span text:style-name="CrossRef"><text:reference-ref text:reference-format="text" text:ref-name="kg2.int">KeyGen2 Proxy</text:reference-ref></text:span>.</text:p>
      <text:p text:style-name="Text_20_body">In addition to protection policies, a key <text:span text:style-name="T38">may</text:span> also be constrained with respect to algorithm usage. <text:s/>See <text:span text:style-name="CrossRef"><text:span text:style-name="T78"><text:reference-ref text:reference-format="text" text:ref-name="endorsedalg">endorsedAlgorithm</text:reference-ref></text:span></text:span><text:span text:style-name="CrossRef"><text:span text:style-name="T78">s</text:span></text:span>.</text:p>
      <text:p text:style-name="P59"/>
      <text:h text:style-name="Heading_20_2" text:outline-level="2"><text:bookmark text:name="__RefHeading__15247_972012461"/><text:reference-mark-start text:name="exportcontrol"/>Export Protection<text:bookmark-end text:name="__RefHeading__15247_972012461"/><text:reference-mark-end text:name="exportcontrol"/></text:h>
      <text:p text:style-name="Standard"><text:span text:style-name="T87">The following table illustrates the use of the </text:span><text:span text:style-name="CrossRef"><text:reference-ref text:reference-format="text" text:ref-name="exportpolicy">exportProtection</text:reference-ref></text:span><text:span text:style-name="T87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3">KeyGen2 Name</text:p>
          </table:table-cell>
          <table:table-cell table:style-name="Table70.A1" office:value-type="string">
            <text:p text:style-name="P13">Value</text:p>
          </table:table-cell>
          <table:table-cell table:style-name="Table70.C1" office:value-type="string">
            <text:p text:style-name="P13">Description</text:p>
          </table:table-cell>
        </table:table-row>
        <table:table-row table:style-name="Table70.2">
          <table:table-cell table:style-name="Table70.A2" office:value-type="string">
            <text:p text:style-name="P22">none</text:p>
          </table:table-cell>
          <table:table-cell table:style-name="Table70.A2" office:value-type="string">
            <text:p text:style-name="P8">0x00</text:p>
          </table:table-cell>
          <table:table-cell table:style-name="Table70.C2" office:value-type="string">
            <text:p text:style-name="P7">No authorization needed for exporting the key</text:p>
          </table:table-cell>
        </table:table-row>
        <table:table-row table:style-name="Table70.2">
          <table:table-cell table:style-name="Table70.A2" office:value-type="string">
            <text:p text:style-name="P22">pin</text:p>
          </table:table-cell>
          <table:table-cell table:style-name="Table70.A2" office:value-type="string">
            <text:p text:style-name="P8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2">puk</text:p>
          </table:table-cell>
          <table:table-cell table:style-name="Table70.A2" office:value-type="string">
            <text:p text:style-name="P8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2">non-exportable</text:p>
          </table:table-cell>
          <table:table-cell table:style-name="Table70.A2" office:value-type="string">
            <text:p text:style-name="P8">0x03</text:p>
          </table:table-cell>
          <table:table-cell table:style-name="Table70.C2" office:value-type="string">
            <text:p text:style-name="P7">The key <text:span text:style-name="T37">must not</text:span> be exported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Standard"/>
      <text:h text:style-name="Heading_20_2" text:outline-level="2"><text:bookmark text:name="__RefHeading__15249_972012461"/><text:reference-mark-start text:name="delete.protection"/>Delete Protection<text:bookmark-end text:name="__RefHeading__15249_972012461"/>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rotection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3">KeyGen2 Name</text:p>
          </table:table-cell>
          <table:table-cell table:style-name="Table69.A1" office:value-type="string">
            <text:p text:style-name="P13">Value</text:p>
          </table:table-cell>
          <table:table-cell table:style-name="Table69.C1" office:value-type="string">
            <text:p text:style-name="P13">Description</text:p>
          </table:table-cell>
        </table:table-row>
        <table:table-row table:style-name="Table69.2">
          <table:table-cell table:style-name="Table69.A2" office:value-type="string">
            <text:p text:style-name="P22">none</text:p>
          </table:table-cell>
          <table:table-cell table:style-name="Table69.A2" office:value-type="string">
            <text:p text:style-name="P8">0x00</text:p>
          </table:table-cell>
          <table:table-cell table:style-name="Table69.C2" office:value-type="string">
            <text:p text:style-name="P7">No delete restrictions apply</text:p>
          </table:table-cell>
        </table:table-row>
        <table:table-row table:style-name="Table69.2">
          <table:table-cell table:style-name="Table69.A2" office:value-type="string">
            <text:p text:style-name="P22">pin</text:p>
          </table:table-cell>
          <table:table-cell table:style-name="Table69.A2" office:value-type="string">
            <text:p text:style-name="P8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2">puk</text:p>
          </table:table-cell>
          <table:table-cell table:style-name="Table69.A2" office:value-type="string">
            <text:p text:style-name="P8">0x02</text:p>
          </table:table-cell>
          <table:table-cell table:style-name="Table69.C2" office:value-type="string">
            <text:p text:style-name="P2">Correct PUK is required</text:p>
          </table:table-cell>
        </table:table-row>
        <table:table-row table:style-name="Table69.2">
          <table:table-cell table:style-name="Table69.A2" office:value-type="string">
            <text:p text:style-name="P22">non-deletable</text:p>
          </table:table-cell>
          <table:table-cell table:style-name="Table69.A2" office:value-type="string">
            <text:p text:style-name="P8">0x03</text:p>
          </table:table-cell>
          <table:table-cell table:style-name="Table69.C2" office:value-type="string">
            <text:p text:style-name="P7">The key <text:span text:style-name="T37">must not</text:span> be deleted</text:p>
          </table:table-cell>
        </table:table-row>
      </table:table>
      <text:p text:style-name="P42"/>
      <text:p text:style-name="P49"><text:span text:style-name="T68">Also see </text:span><text:span text:style-name="CrossRef"><text:reference-ref text:reference-format="text" text:ref-name="deletekey">deleteKey</text:reference-ref></text:span><text:span text:style-name="T68">.</text:span></text:p>
      <text:p text:style-name="P89"/>
      <text:h text:style-name="Heading_20_2" text:outline-level="2"><text:bookmark text:name="__RefHeading__513763_1828343271"/><text:reference-mark-start text:name="biometricoption"/>Biometric Protection<text:bookmark-end text:name="__RefHeading__513763_1828343271"/><text:reference-mark-end text:name="biometricoption"/></text:h>
      <text:p text:style-name="Standard"><text:span text:style-name="CrossRef"><text:span text:style-name="T10">An SKS </text:span></text:span><text:span text:style-name="CrossRef"><text:span text:style-name="T14">may</text:span></text:span><text:span text:style-name="CrossRef"><text:span text:style-name="T10"> also support using biometric data as an alternative or complement to PINs. <text:s/>See </text:span></text:span><text:span text:style-name="CrossRef"><text:reference-ref text:reference-format="text" text:ref-name="getDeviceData">getDeviceInfo</text:reference-ref></text:span><text:span text:style-name="CrossRef"><text:span text:style-name="T10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10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3">KeyGen2 Name</text:p>
          </table:table-cell>
          <table:table-cell table:style-name="Table33.A1" office:value-type="string">
            <text:p text:style-name="P13">Value</text:p>
          </table:table-cell>
          <table:table-cell table:style-name="Table33.C1" office:value-type="string">
            <text:p text:style-name="P13">Description</text:p>
          </table:table-cell>
        </table:table-row>
        <table:table-row table:style-name="Table33.2">
          <table:table-cell table:style-name="Table33.A2" office:value-type="string">
            <text:p text:style-name="P22">none</text:p>
          </table:table-cell>
          <table:table-cell table:style-name="Table33.A2" office:value-type="string">
            <text:p text:style-name="P8">0x00</text:p>
          </table:table-cell>
          <table:table-cell table:style-name="Table33.C2" office:value-type="string">
            <text:p text:style-name="P7">No biometric protection</text:p>
          </table:table-cell>
        </table:table-row>
        <table:table-row table:style-name="Table33.2">
          <table:table-cell table:style-name="Table33.A2" office:value-type="string">
            <text:p text:style-name="P22">alternative</text:p>
          </table:table-cell>
          <table:table-cell table:style-name="Table33.A2" office:value-type="string">
            <text:p text:style-name="P8">0x01</text:p>
          </table:table-cell>
          <table:table-cell table:style-name="Table33.C2" office:value-type="string">
            <text:p text:style-name="P2">The key may be authorized with a PIN <text:span text:style-name="T2">or</text:span> by biometrics</text:p>
          </table:table-cell>
        </table:table-row>
        <table:table-row table:style-name="Table33.2">
          <table:table-cell table:style-name="Table33.A2" office:value-type="string">
            <text:p text:style-name="P22">combined</text:p>
          </table:table-cell>
          <table:table-cell table:style-name="Table33.A2" office:value-type="string">
            <text:p text:style-name="P8">0x02</text:p>
          </table:table-cell>
          <table:table-cell table:style-name="Table33.C2" office:value-type="string">
            <text:p text:style-name="P2">The key is protected by a PIN <text:span text:style-name="T2">and</text:span> by biometrics</text:p>
          </table:table-cell>
        </table:table-row>
        <table:table-row table:style-name="Table33.2">
          <table:table-cell table:style-name="Table33.A2" office:value-type="string">
            <text:p text:style-name="P22">exclusive</text:p>
          </table:table-cell>
          <table:table-cell table:style-name="Table33.A2" office:value-type="string">
            <text:p text:style-name="P8">0x03</text:p>
          </table:table-cell>
          <table:table-cell table:style-name="Table33.C2" office:value-type="string">
            <text:p text:style-name="P2">The key is <text:span text:style-name="T2">only</text:span> protected by biometrics</text:p>
          </table:table-cell>
        </table:table-row>
      </table:table>
      <text:h text:style-name="P159" text:outline-level="2" text:is-list-header="true"/>
      <text:p text:style-name="P56">Note that there is no API support for biometric authentication, such information is typically provided out of band. <text:s/>The type of biometrics used is outside the scope of SKS and is usually established during enrollment.</text:p>
      <text:p text:style-name="P58"><text:span text:style-name="T6">The biometric protection option is only intended to be applied to </text:span><text:span text:style-name="CrossRef"><text:span text:style-name="T147"><text:reference-ref text:reference-format="text" text:ref-name="user.api">User API</text:reference-ref></text:span></text:span><text:span text:style-name="T6"> methods like </text:span><text:span text:style-name="CrossRef"><text:span text:style-name="T147"><text:reference-ref text:reference-format="text" text:ref-name="signdata">signHashedData</text:reference-ref></text:span></text:span><text:span text:style-name="T6">.</text:span></text:p>
      <text:p text:style-name="P49"/>
      <text:h text:style-name="P161" text:outline-level="2"><text:bookmark text:name="__RefHeading__15251_972012461"/><text:reference-mark-start text:name="pininputmethods"/>PIN Input Methods<text:bookmark-end text:name="__RefHeading__15251_972012461"/>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s <text:span text:style-name="T37">should</text:span>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3">KeyGen2 Name</text:p>
          </table:table-cell>
          <table:table-cell table:style-name="Table23.A1" office:value-type="string">
            <text:p text:style-name="P13">Value</text:p>
          </table:table-cell>
          <table:table-cell table:style-name="Table23.C1" office:value-type="string">
            <text:p text:style-name="P13">Description</text:p>
          </table:table-cell>
        </table:table-row>
        <table:table-row table:style-name="Table23.2">
          <table:table-cell table:style-name="Table23.A2" office:value-type="string">
            <text:p text:style-name="P22">any</text:p>
          </table:table-cell>
          <table:table-cell table:style-name="Table23.A2" office:value-type="string">
            <text:p text:style-name="P8">0x00</text:p>
          </table:table-cell>
          <table:table-cell table:style-name="Table23.C2" office:value-type="string">
            <text:p text:style-name="P7">No restrictions</text:p>
          </table:table-cell>
        </table:table-row>
        <table:table-row table:style-name="Table23.2">
          <table:table-cell table:style-name="Table23.A2" office:value-type="string">
            <text:p text:style-name="P22">programmatic</text:p>
          </table:table-cell>
          <table:table-cell table:style-name="Table23.A2" office:value-type="string">
            <text:p text:style-name="P8">0x01</text:p>
          </table:table-cell>
          <table:table-cell table:style-name="Table23.C2" office:value-type="string">
            <text:p text:style-name="P2">PINs <text:span text:style-name="T37">should</text:span> only be given through the SKS User API</text:p>
          </table:table-cell>
        </table:table-row>
        <table:table-row table:style-name="Table23.2">
          <table:table-cell table:style-name="Table23.A2" office:value-type="string">
            <text:p text:style-name="P22">trusted-gui</text:p>
          </table:table-cell>
          <table:table-cell table:style-name="Table23.A2" office:value-type="string">
            <text:p text:style-name="P8">0x02</text:p>
          </table:table-cell>
          <table:table-cell table:style-name="Table23.C2" office:value-type="string">
            <text:p text:style-name="P2">Keys <text:span text:style-name="T37">should</text:span> only be used through a trusted GUI that does the actual PIN request and API invocation</text:p>
          </table:table-cell>
        </table:table-row>
      </table:table>
      <text:p text:style-name="P42"/>
      <text:p text:style-name="P43">Note that this policy attribute requires that the middleware is “cooperative” to be enforced.</text:p>
      <text:p text:style-name="P43"/>
      <text:h text:style-name="Heading_20_2" text:outline-level="2"><text:bookmark text:name="__RefHeading__15253_972012461"/><text:reference-mark-start text:name="pinpatternrestrictions"/>PIN Patterns<text:bookmark-end text:name="__RefHeading__15253_972012461"/><text:reference-mark-end text:name="pinpatternrestrictions"/></text:h>
      <text:p text:style-name="Standard">The <text:span text:style-name="CrossRef"><text:reference-ref text:reference-format="text" text:ref-name="pattern.rest">patternRestrictions</text:reference-ref></text:span> policy attribute specifies how PINs <text:span text:style-name="T37">must</text:span>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3">KeyGen2 Name</text:p>
          </table:table-cell>
          <table:table-cell table:style-name="Table24.A1" office:value-type="string">
            <text:p text:style-name="P13">Value</text:p>
          </table:table-cell>
          <table:table-cell table:style-name="Table24.C1" office:value-type="string">
            <text:p text:style-name="P13">Description</text:p>
          </table:table-cell>
        </table:table-row>
        <table:table-row table:style-name="Table24.2">
          <table:table-cell table:style-name="Table24.A2" office:value-type="string">
            <text:p text:style-name="P22">two-in-a-row</text:p>
          </table:table-cell>
          <table:table-cell table:style-name="Table24.A2" office:value-type="string">
            <text:p text:style-name="P8">0x01</text:p>
          </table:table-cell>
          <table:table-cell table:style-name="Table24.C2" office:value-type="string">
            <text:p text:style-name="P7">Flags 1124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three-in-a-row</text:p>
          </table:table-cell>
          <table:table-cell table:style-name="Table24.A2" office:value-type="string">
            <text:p text:style-name="P8">0x02</text:p>
          </table:table-cell>
          <table:table-cell table:style-name="Table24.C2" office:value-type="string">
            <text:p text:style-name="P2">Flags 1114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sequence</text:p>
          </table:table-cell>
          <table:table-cell table:style-name="Table24.A2" office:value-type="string">
            <text:p text:style-name="P8">0x04</text:p>
          </table:table-cell>
          <table:table-cell table:style-name="Table24.C2" office:value-type="string">
            <text:p text:style-name="P2">Flags 1234, 9876, etc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repeated</text:p>
          </table:table-cell>
          <table:table-cell table:style-name="Table24.A2" office:value-type="string">
            <text:p text:style-name="P8">0x08</text:p>
          </table:table-cell>
          <table:table-cell table:style-name="Table24.C2" office:value-type="string">
            <text:p text:style-name="P2">All PIN bytes <text:span text:style-name="T79">must</text:span> be <text:span text:style-name="T2">unique</text:span></text:p>
          </table:table-cell>
        </table:table-row>
        <table:table-row table:style-name="Table24.2">
          <table:table-cell table:style-name="Table24.A2" office:value-type="string">
            <text:p text:style-name="P22">missing-group</text:p>
          </table:table-cell>
          <table:table-cell table:style-name="Table24.A2" office:value-type="string">
            <text:p text:style-name="P8">0x10</text:p>
          </table:table-cell>
          <table:table-cell table:style-name="Table24.C2" office:value-type="string">
            <text:p text:style-name="P27">The PIN format <text:span text:style-name="T79">must</text:span> be <text:span text:style-name="T25">alphanumeric</text:span> or <text:span text:style-name="T25">string</text:span> and contain a mix of <text:span text:style-name="T2">letters</text:span> and <text:span text:style-name="T2">digits</text:span>. <text:s/>The <text:span text:style-name="T25">string</text:span> format also requires <text:span text:style-name="T2">lowercase</text:span> letters and <text:span text:style-name="T2">non-alphanumeric</text:span> characters.<text:line-break/><text:span text:style-name="T41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42"/>
      <text:p text:style-name="Text_20_body">Note that the <text:span text:style-name="CrossRef"><text:reference-ref text:reference-format="text" text:ref-name="pattern.rest">patternRestrictions</text:reference-ref></text:span> byte actually holds a <text:span text:style-name="T2">set of bits</text:span>. <text:s/>That is, 0x00 means that there are no pattern restrictions, while 0x06 imposes two constraints. <text:s/>Also note that pattern policy checking is supposed to be applied at the <text:span text:style-name="T2">binary</text:span> level which has implications for the binary PIN format (see<text:span text:style-name="T42"> </text:span><text:span text:style-name="CrossRef"><text:reference-ref text:reference-format="text" text:ref-name="pinpukformat">PIN and PUK Formats</text:reference-ref></text:span>).</text:p>
      <text:p text:style-name="P42">An alternative for organizations having strict requirements on PIN patterns, it is letting users define PINs during enrollment in a web application and then deploy issuer-set PIN codes during provisioning. <text:s/>See <text:span text:style-name="CrossRef"><text:reference-ref text:reference-format="text" text:ref-name="pinvalue">pinValue</text:reference-ref></text:span>.</text:p>
      <text:p text:style-name="P42"/>
      <text:h text:style-name="Heading_20_2" text:outline-level="2"><text:bookmark text:name="__RefHeading__15255_972012461"/><text:reference-mark-start text:name="pinpukformat"/>PIN and PUK Formats<text:bookmark-end text:name="__RefHeading__15255_972012461"/><text:reference-mark-end text:name="pinpukformat"/></text:h>
      <text:p text:style-name="Standard">PINs and PUKs <text:span text:style-name="T37">must</text:span>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3">KeyGen2 Name</text:p>
          </table:table-cell>
          <table:table-cell table:style-name="Table19.A1" office:value-type="string">
            <text:p text:style-name="P13">Value</text:p>
          </table:table-cell>
          <table:table-cell table:style-name="Table19.C1" office:value-type="string">
            <text:p text:style-name="P13">Description</text:p>
          </table:table-cell>
        </table:table-row>
        <table:table-row table:style-name="Table19.2">
          <table:table-cell table:style-name="Table19.A2" office:value-type="string">
            <text:p text:style-name="P22">numeric</text:p>
          </table:table-cell>
          <table:table-cell table:style-name="Table19.A2" office:value-type="string">
            <text:p text:style-name="P8">0x00</text:p>
          </table:table-cell>
          <table:table-cell table:style-name="Table19.C2" office:value-type="string">
            <text:p text:style-name="P7">0 - 9</text:p>
          </table:table-cell>
        </table:table-row>
        <table:table-row table:style-name="Table19.2">
          <table:table-cell table:style-name="Table19.A2" office:value-type="string">
            <text:p text:style-name="P22">alphanumeric</text:p>
          </table:table-cell>
          <table:table-cell table:style-name="Table19.A2" office:value-type="string">
            <text:p text:style-name="P8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2">string</text:p>
          </table:table-cell>
          <table:table-cell table:style-name="Table19.A2" office:value-type="string">
            <text:p text:style-name="P8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<text:span text:style-name="CrossRef"> encode</text:span>d string</text:p>
          </table:table-cell>
        </table:table-row>
        <table:table-row table:style-name="Table19.2">
          <table:table-cell table:style-name="Table19.A2" office:value-type="string">
            <text:p text:style-name="P22">binary</text:p>
          </table:table-cell>
          <table:table-cell table:style-name="Table19.A2" office:value-type="string">
            <text:p text:style-name="P8">0x03</text:p>
          </table:table-cell>
          <table:table-cell table:style-name="Table19.C2" office:value-type="string">
            <text:p text:style-name="P2">Binary value, typically expressed as hexadecimal data</text:p>
          </table:table-cell>
        </table:table-row>
      </table:table>
      <text:p text:style-name="P42"/>
      <text:p text:style-name="P27">Note that format specifiers only deal with how PINs and PUKs are treated in GUIs; internally and in the SKS API, key protection data <text:span text:style-name="T79">must</text:span> always be handled as <text:span text:style-name="T2">decoded</text:span> strings of bytes. <text:s/>A conforming SKS <text:span text:style-name="T37">must</text:span> perform syntax validation during <text:span text:style-name="CrossRef"><text:reference-ref text:reference-format="text" text:ref-name="createKeyPair">createKeyEntry</text:reference-ref></text:span> on <text:span text:style-name="T25">numeric</text:span> and <text:span text:style-name="T25">alphanumeric</text:span> PIN data.<text:span text:style-name="T78"> <text:s/></text:span><text:span text:style-name="T68">Length of the clear-text binary value </text:span><text:span text:style-name="T70">must not</text:span><text:span text:style-name="T68"> exceed 128 bytes. <text:s/></text:span>See <text:span text:style-name="T25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7"/>
      <text:h text:style-name="P161" text:outline-level="2"><text:bookmark text:name="__RefHeading__15257_972012461"/><text:reference-mark-start text:name="pingrouping"/>PIN Grouping<text:bookmark-end text:name="__RefHeading__15257_972012461"/>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(which is intimately linked to the <text:span text:style-name="CrossRef"><text:reference-ref text:reference-format="text" text:ref-name="keyusage">Application Usage</text:reference-ref></text:span> scheme), controls how PINs to the different keys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3">KeyGen2 Name</text:p>
          </table:table-cell>
          <table:table-cell table:style-name="Table22.A1" office:value-type="string">
            <text:p text:style-name="P13">Value</text:p>
          </table:table-cell>
          <table:table-cell table:style-name="Table22.C1" office:value-type="string">
            <text:p text:style-name="P13">Description</text:p>
          </table:table-cell>
        </table:table-row>
        <table:table-row table:style-name="Table22.2">
          <table:table-cell table:style-name="Table22.A2" office:value-type="string">
            <text:p text:style-name="P22">none</text:p>
          </table:table-cell>
          <table:table-cell table:style-name="Table22.A2" office:value-type="string">
            <text:p text:style-name="P8">0x00</text:p>
          </table:table-cell>
          <table:table-cell table:style-name="Table22.C2" office:value-type="string">
            <text:p text:style-name="P7">No restrictions</text:p>
          </table:table-cell>
        </table:table-row>
        <table:table-row table:style-name="Table22.2">
          <table:table-cell table:style-name="Table22.A2" office:value-type="string">
            <text:p text:style-name="P22">shared</text:p>
          </table:table-cell>
          <table:table-cell table:style-name="Table22.A2" office:value-type="string">
            <text:p text:style-name="P8">0x01</text:p>
          </table:table-cell>
          <table:table-cell table:style-name="Table22.C2" office:value-type="string">
            <text:p text:style-name="P2">All keys <text:span text:style-name="T38">must</text:span> share the <text:span text:style-name="T2">same</text:span> PIN</text:p>
          </table:table-cell>
        </table:table-row>
        <table:table-row table:style-name="Table22.2">
          <table:table-cell table:style-name="Table22.A2" office:value-type="string">
            <text:p text:style-name="P22">signature+standard</text:p>
          </table:table-cell>
          <table:table-cell table:style-name="Table22.A2" office:value-type="string">
            <text:p text:style-name="P8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.attr">appUsage</text:reference-ref></text:span> = <text:span text:style-name="T32">signature</text:span> <text:span text:style-name="T38">must</text:span> share a common PIN while all other keys <text:span text:style-name="T38">must</text:span> share<text:span text:style-name="T78"> a </text:span><text:span text:style-name="T2">different</text:span> PIN</text:p>
          </table:table-cell>
        </table:table-row>
        <table:table-row table:style-name="Table22.2">
          <table:table-cell table:style-name="Table22.A2" office:value-type="string">
            <text:p text:style-name="P22">unique</text:p>
          </table:table-cell>
          <table:table-cell table:style-name="Table22.A2" office:value-type="string">
            <text:p text:style-name="P8">0x03</text:p>
          </table:table-cell>
          <table:table-cell table:style-name="Table22.C2" office:value-type="string">
            <text:p text:style-name="P2">All four <text:span text:style-name="CrossRef"><text:reference-ref text:reference-format="text" text:ref-name="keyusage.attr">appUsage</text:reference-ref></text:span> types <text:span text:style-name="T38">must</text:span> have <text:span text:style-name="T2">different</text:span> PINs while keys with the same <text:span text:style-name="CrossRef"><text:reference-ref text:reference-format="text" text:ref-name="keyusage.attr">appUsage</text:reference-ref></text:span> <text:span text:style-name="T38">must</text:span> share a common PIN</text:p>
          </table:table-cell>
        </table:table-row>
      </table:table>
      <text:p text:style-name="P42"/>
      <text:p text:style-name="P39">Note that keys having a <text:span text:style-name="T25">shared</text:span> PIN groping attribute <text:span text:style-name="T37">must</text:span> be treated as having a single “virtual” PIN object (holding PIN value and error counter), while <text:span text:style-name="T25">signature+standard</text:span> and <text:span text:style-name="T25">unique</text:span> imply two respectively four independent PIN objects.</text:p>
      <text:p text:style-name="P39">Shared PINs require that a PIN <text:span text:style-name="T2">value</text:span> or <text:span text:style-name="T2">status</text:span> change <text:span text:style-name="T37">must</text:span> propagate to all keys sharing the particular PIN.</text:p>
      <text:p text:style-name="P39"/>
      <text:h text:style-name="Heading_20_2" text:outline-level="2"><text:bookmark text:name="__RefHeading__15259_972012461"/><text:reference-mark-start text:name="keyusage"/>Application Usage<text:bookmark-end text:name="__RefHeading__15259_972012461"/><text:reference-mark-end text:name="keyusage"/></text:h>
      <text:p text:style-name="Standard">The <text:span text:style-name="CrossRef"><text:reference-ref text:reference-format="text" text:ref-name="keyusage.attr">appUsage</text:reference-ref></text:span> attribute specifies what <text:span text:style-name="T2">applications</text:span><text:span text:style-name="T78"> keys are intended for</text:span>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3">KeyGen2 Name</text:p>
          </table:table-cell>
          <table:table-cell table:style-name="Table25.A1" office:value-type="string">
            <text:p text:style-name="P13">Value</text:p>
          </table:table-cell>
          <table:table-cell table:style-name="Table25.C1" office:value-type="string">
            <text:p text:style-name="P13">Description</text:p>
          </table:table-cell>
        </table:table-row>
        <table:table-row table:style-name="Table25.2">
          <table:table-cell table:style-name="Table25.A2" office:value-type="string">
            <text:p text:style-name="P21">signature</text:p>
          </table:table-cell>
          <table:table-cell table:style-name="Table25.A2" office:value-type="string">
            <text:p text:style-name="P8">0x00</text:p>
          </table:table-cell>
          <table:table-cell table:style-name="Table25.C2" office:value-type="string">
            <text:p text:style-name="P7">The key <text:span text:style-name="T79">should</text:span>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1">authentication</text:p>
          </table:table-cell>
          <table:table-cell table:style-name="Table25.A2" office:value-type="string">
            <text:p text:style-name="P8">0x01</text:p>
          </table:table-cell>
          <table:table-cell table:style-name="Table25.C2" office:value-type="string">
            <text:p text:style-name="P7">The key <text:span text:style-name="T79">should</text:span> only be used in applications like <text:span text:style-name="CrossRef"><text:reference-ref text:reference-format="text" text:ref-name="tls">TLS</text:reference-ref></text:span> client certificate authentication and login to AD (Active Directory)</text:p>
          </table:table-cell>
        </table:table-row>
        <table:table-row table:style-name="Table25.2">
          <table:table-cell table:style-name="Table25.A2" office:value-type="string">
            <text:p text:style-name="P21">encryption</text:p>
          </table:table-cell>
          <table:table-cell table:style-name="Table25.A2" office:value-type="string">
            <text:p text:style-name="P8">0x02</text:p>
          </table:table-cell>
          <table:table-cell table:style-name="Table25.C2" office:value-type="string">
            <text:p text:style-name="P2">The key <text:span text:style-name="T83">should</text:span> only be used in encryption applications</text:p>
          </table:table-cell>
        </table:table-row>
        <table:table-row table:style-name="Table25.2">
          <table:table-cell table:style-name="Table25.A2" office:value-type="string">
            <text:p text:style-name="P21">universal</text:p>
          </table:table-cell>
          <table:table-cell table:style-name="Table25.A2" office:value-type="string">
            <text:p text:style-name="P8">0x03</text:p>
          </table:table-cell>
          <table:table-cell table:style-name="Table25.C2" office:value-type="string">
            <text:p text:style-name="P2">There are no restrictions on key usage</text:p>
          </table:table-cell>
        </table:table-row>
      </table:table>
      <text:p text:style-name="P42"/>
      <text:p text:style-name="P42">Enforcement of <text:span text:style-name="CrossRef"><text:reference-ref text:reference-format="text" text:ref-name="keyusage.attr">appUsage</text:reference-ref></text:span> is up to each <text:span text:style-name="T2">application</text:span> to perform.</text:p>
      <text:p text:style-name="P42">Note that <text:span text:style-name="CrossRef"><text:reference-ref text:reference-format="text" text:ref-name="keyusage.attr">appUsage</text:reference-ref></text:span> <text:span text:style-name="T80">must not</text:span> constrain a key's <text:span text:style-name="T2">internal</text:span> use of cryptographic algorithms in any way, because for that purpose there is the <text:span text:style-name="CrossRef"><text:reference-ref text:reference-format="text" text:ref-name="endorsedalg">endorsedAlgorithm</text:reference-ref></text:span> mechanism.</text:p>
      <text:p text:style-name="P42">Although <text:span text:style-name="CrossRef"><text:reference-ref text:reference-format="text" text:ref-name="keyusage.attr">appUsage</text:reference-ref></text:span> could be be regarded as a duplication of the <text:span text:style-name="CrossRef"><text:reference-ref text:reference-format="text" text:ref-name="X.509">X.509</text:reference-ref></text:span> key usage and extended key usage attributes the latter have proved hard to use as “filters” to certificate selection GUIs. <text:s/><text:span text:style-name="CrossRef"><text:reference-ref text:reference-format="text" text:ref-name="keyusage.attr">appUsage</text:reference-ref></text:span> is also applicable for other credentials like OTPs (One Time Passwords).</text:p>
      <text:p text:style-name="Text_20_body"><text:span text:style-name="T87">However, an equally important target for </text:span><text:span text:style-name="CrossRef"><text:reference-ref text:reference-format="text" text:ref-name="keyusage.attr">appUsage</text:reference-ref></text:span><text:span text:style-name="T87"> is that in conjunction with </text:span><text:span text:style-name="CrossRef"><text:span text:style-name="T89"><text:reference-ref text:reference-format="text" text:ref-name="pingrouping">PIN Grouping</text:reference-ref></text:span></text:span><text:span text:style-name="T87"> provide the means for aiding users in PIN input GUIs in the case an issuer requires separate PINs for different keys and applications.</text:span></text:p>
      <text:p text:style-name="Standard"><text:span text:style-name="T87">The following matrix shows the </text:span><text:span text:style-name="T38">recommended</text:span><text:span text:style-name="T87"> interpretation of PIN GUI “hints”:</text:span></text:p>
      <text:p text:style-name="P101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column table:style-name="Table103.E"/>
        <table:table-row table:style-name="Table103.1">
          <table:table-cell table:style-name="Table103.A1" office:value-type="string">
            <text:p text:style-name="P13">PIN Grouping</text:p>
          </table:table-cell>
          <table:table-cell table:style-name="Table103.A1" office:value-type="string">
            <text:p text:style-name="P23">signature</text:p>
          </table:table-cell>
          <table:table-cell table:style-name="Table103.A1" office:value-type="string">
            <text:p text:style-name="P23">authentication</text:p>
          </table:table-cell>
          <table:table-cell table:style-name="Table103.A1" office:value-type="string">
            <text:p text:style-name="P23">encryption</text:p>
          </table:table-cell>
          <table:table-cell table:style-name="Table103.E1" office:value-type="string">
            <text:p text:style-name="P23">universal</text:p>
          </table:table-cell>
        </table:table-row>
        <table:table-row table:style-name="Table103.2">
          <table:table-cell table:style-name="Table103.A2" office:value-type="string">
            <text:p text:style-name="P22">none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shared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signature+standard</text:p>
          </table:table-cell>
          <table:table-cell table:style-name="Table103.B2" office:value-type="string">
            <text:p text:style-name="P6">Signature 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unique</text:p>
          </table:table-cell>
          <table:table-cell table:style-name="Table103.B2" office:value-type="string">
            <text:p text:style-name="P6">Signature PIN</text:p>
          </table:table-cell>
          <table:table-cell table:style-name="Table103.B2" office:value-type="string">
            <text:p text:style-name="P6">Authentication PIN</text:p>
          </table:table-cell>
          <table:table-cell table:style-name="Table103.B2" office:value-type="string">
            <text:p text:style-name="P6">Encryption PIN</text:p>
          </table:table-cell>
          <table:table-cell table:style-name="Table103.E2" office:value-type="string">
            <text:p text:style-name="P6">PIN</text:p>
          </table:table-cell>
        </table:table-row>
      </table:table>
      <text:p text:style-name="Text_20_body"/>
      <text:p text:style-name="Text_20_body">For this scheme to work a prerequisite is (of course) that the middleware is specifically adapted for SKS.</text:p>
      <text:h text:style-name="P153" text:outline-level="1"><text:bookmark text:name="__RefHeading__797652_2146041088"/><text:reference-mark-start text:name="sess.security.mech"/>Session Security Mechanisms<text:bookmark-end text:name="__RefHeading__797652_2146041088"/>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</text:p>
      <text:p text:style-name="Text_20_body">This section describes the <text:span text:style-name="T2">default</text:span> security mechanisms used during a provisioning session (defined by the SKS properties<text:span text:style-name="T60"> </text:span><text:span text:style-name="CrossRef"><text:span text:style-name="T78"><text:reference-ref text:reference-format="text" text:ref-name="sess.key.alg">sessionKeyAlgorithm</text:reference-ref></text:span></text:span><text:span text:style-name="T60"> and </text:span><text:span text:style-name="CrossRef"><text:span text:style-name="T78"><text:reference-ref text:reference-format="text" text:ref-name="key.entry.alg">keyEntryAlgorithm</text:reference-ref></text:span></text:span><text:span text:style-name="T60">). </text:span><text:s/>See also<text:span text:style-name="T60"> </text:span><text:span text:style-name="CrossRef"><text:span text:style-name="T78"><text:reference-ref text:reference-format="text" text:ref-name="sess.key.op">sessionKeyLimit</text:reference-ref></text:span></text:span><text:span text:style-name="T60">.</text:span></text:p>
      <text:p text:style-name="Text_20_body"><text:span text:style-name="T60">Note that all elements featured in the following definitions </text:span><text:span text:style-name="T63">must</text:span><text:span text:style-name="T60"> be supplied “as is” </text:span><text:span text:style-name="T65">without</text:span><text:span text:style-name="T60"> length indicators.</text:span></text:p>
      <text:p text:style-name="Text_20_body"/>
      <text:h text:style-name="Heading_20_2" text:outline-level="2"><text:bookmark text:name="__RefHeading__15339_972012461"/><text:reference-mark-start text:name="EncryptedData"/>Encrypted Data<text:bookmark-end text:name="__RefHeading__15339_972012461"/>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90"><text:tab/></text:span><text:span text:style-name="T67">EncryptionKey</text:span> = <text:span text:style-name="CrossRef"><text:span text:style-name="T78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90">"EncryptionKey"</text:span>)</text:p>
      <text:p text:style-name="Text_20_body"><text:span text:style-name="T67">EncryptionKey </text:span><text:span text:style-name="T37">must</text:span> only be used with the <text:span text:style-name="CrossRef"><text:reference-ref text:reference-format="text" text:ref-name="AES256-CBC">AES256-CBC</text:reference-ref></text:span> algorithm. <text:s/>Note that the IV (Initialization Vector) <text:span text:style-name="T37">must</text:span> be <text:span text:style-name="T2">prepended</text:span> to the encrypted data as in <text:span text:style-name="CrossRef"><text:span text:style-name="T78"><text:reference-ref text:reference-format="text" text:ref-name="xml.encrypt">XML Encryption</text:reference-ref></text:span></text:span><text:span text:style-name="T60"> as well as </text:span><text:span text:style-name="T65">freshly generated for each encryption</text:span><text:span text:style-name="T60">.</text:span></text:p>
      <text:p text:style-name="Text_20_body"/>
      <text:h text:style-name="Heading_20_2" text:outline-level="2"><text:bookmark text:name="__RefHeading__15341_972012461"/><text:reference-mark-start text:name="MACOperations"/>MAC Operations<text:bookmark-end text:name="__RefHeading__15341_972012461"/>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90"><text:tab/>mac</text:span> = <text:span text:style-name="CrossRef"><text:span text:style-name="T78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1"> || </text:span><text:span text:style-name="T65">MethodName</text:span><text:span text:style-name="T41"> || </text:span><text:span text:style-name="CrossRef"><text:reference-ref text:reference-format="text" text:ref-name="mac.seq.cnt">macSequenceCounter</text:reference-ref></text:span><text:span text:style-name="T41">, </text:span><text:span text:style-name="T65">Data</text:span><text:span text:style-name="T41">)</text:span></text:p>
      <text:p text:style-name="Text_20_body"><text:span text:style-name="T65">MethodName</text:span><text:span text:style-name="T41"> is the string literal of the target method like </text:span><text:span text:style-name="T90">"closeProvisioningSession"</text:span><text:span text:style-name="T41">, while </text:span><text:span text:style-name="T65">Data</text:span><text:span text:style-name="T60"> represents the arguments as specified for the actual method. <text:s/>Note that </text:span><text:span text:style-name="T65">individual elements</text:span><text:span text:style-name="T60"> featured in </text:span><text:span text:style-name="T65">Data</text:span><text:span text:style-name="T60"> </text:span><text:span text:style-name="T63">must</text:span><text:span text:style-name="T60"> use the representation described in </text:span><text:span text:style-name="CrossRef"><text:span text:style-name="T78"><text:reference-ref text:reference-format="text" text:ref-name="datatypes">Data Types</text:reference-ref></text:span></text:span><text:span text:style-name="T60">, that is, </text:span><text:span text:style-name="T65">include</text:span><text:span text:style-name="T60"> applicable length-indicators.</text:span></text:p>
      <text:p text:style-name="Text_20_body"><text:span text:style-name="T60">After each MAC operation, </text:span><text:span text:style-name="CrossRef"><text:span text:style-name="T78"><text:reference-ref text:reference-format="text" text:ref-name="mac.seq.cnt">macSequenceCounter</text:reference-ref></text:span></text:span><text:span text:style-name="T60"> </text:span><text:span text:style-name="T63">must</text:span><text:span text:style-name="T60"> be incremented by one. <text:s/>Due the use of a sequence counter, the provisioning system </text:span><text:span text:style-name="T63">must</text:span><text:span text:style-name="T60"> honor the order of objects as defined by the issuer.</text:span></text:p>
      <text:p text:style-name="P59"/>
      <text:h text:style-name="Heading_20_2" text:outline-level="2"><text:bookmark text:name="__RefHeading__15343_972012461"/><text:reference-mark-start text:name="SKSAttestations"/>Attestations<text:bookmark-end text:name="__RefHeading__15343_972012461"/><text:reference-mark-end text:name="SKSAttestations"/></text:h>
      <text:p text:style-name="Text_20_body">Attestations created by the SKS are identical to MAC Operations where <text:span text:style-name="T2">MethodName</text:span> is set to <text:span text:style-name="T90">"DeviceAttestation"</text:span>.</text:p>
      <text:p text:style-name="Text_20_body"/>
      <text:h text:style-name="P160" text:outline-level="2"><text:bookmark text:name="__RefHeading__15345_972012461"/><text:reference-mark-start text:name="targ.key.ref"/>Target Key Reference<text:bookmark-end text:name="__RefHeading__15345_972012461"/><text:reference-mark-end text:name="targ.key.ref"/></text:h>
      <text:p text:style-name="Text_20_body">In order to perform post provisioning operations the issuer must provide evidence of ownership to keys. <text:s/><text:span text:style-name="T3">Target Key Reference </text:span>denotes a key management authorization signature scheme using <text:span text:style-name="T46">the </text:span><text:span text:style-name="CrossRef"><text:span text:style-name="T78"><text:reference-ref text:reference-format="text" text:ref-name="key.mgr.key">keyManagementKey</text:reference-ref></text:span></text:span><text:span text:style-name="T46"> associated with the “owning” provisioning object of the target key (see </text:span><text:span text:style-name="CrossRef"><text:span text:style-name="T78"><text:reference-ref text:reference-format="text" text:ref-name="provisioning.objects">Provisioning Objects</text:reference-ref></text:span></text:span><text:span text:style-name="T46">) according to the following:</text:span></text:p>
      <text:p text:style-name="P76"><text:span text:style-name="T94"><text:tab/>authorization</text:span><text:span text:style-name="T68"> = </text:span><text:span text:style-name="T2">Sign</text:span> (<text:span text:style-name="CrossRef"><text:span text:style-name="T78"><text:reference-ref text:reference-format="text" text:ref-name="key.mgr.key">keyManagementKey</text:reference-ref></text:span></text:span><text:span text:style-name="CrossRef"><text:span text:style-name="T36"> </text:span></text:span><text:span text:style-name="CrossRef"><text:span text:style-name="T34">target</text:span></text:span><text:span text:style-name="CrossRef"><text:span text:style-name="T36"> </text:span></text:span>,<text:line-break/><text:tab/><text:tab/><text:tab/><text:span text:style-name="T90">"</text:span><text:span text:style-name="T94">TargetKeyReference"</text:span><text:span text:style-name="T44"> || </text:span><text:span text:style-name="CrossRef"><text:span text:style-name="T78"><text:reference-ref text:reference-format="text" text:ref-name="HMAC_SHA256">HMAC-SHA256</text:reference-ref></text:span></text:span> (<text:span text:style-name="CrossRef"><text:span text:style-name="T78"><text:reference-ref text:reference-format="text" text:ref-name="sess.key">sessionKey</text:reference-ref></text:span></text:span><text:span text:style-name="CrossRef"><text:span text:style-name="T155"> </text:span></text:span><text:span text:style-name="CrossRef"><text:span text:style-name="T34">current</text:span></text:span><text:span text:style-name="T65"> || </text:span><text:span text:style-name="CrossRef"><text:span text:style-name="T78"><text:reference-ref text:reference-format="text" text:ref-name="device.id">Device ID</text:reference-ref></text:span></text:span>, </text:p>
      <text:p text:style-name="P77"><text:span text:style-name="CrossRef"><text:span text:style-name="T78"><text:tab/><text:tab/><text:tab/><text:tab/></text:span></text:span><text:span text:style-name="CrossRef"><text:span text:style-name="T78"><text:reference-ref text:reference-format="text" text:ref-name="eecert">End-Entity Certificate</text:reference-ref></text:span></text:span><text:span text:style-name="CrossRef"><text:span text:style-name="T35"> </text:span></text:span><text:span text:style-name="CrossRef"><text:span text:style-name="T34">target</text:span></text:span><text:span text:style-name="CrossRef"><text:span text:style-name="T36"> </text:span></text:span>))</text:p>
      <text:p text:style-name="Text_20_body">Notes:</text:p>
      <text:list xml:id="list38368221" text:style-name="L1">
        <text:list-item>
          <text:p text:style-name="P170"><text:span text:style-name="T44">Sign</text:span><text:span text:style-name="T46"> </text:span><text:span text:style-name="T49">must</text:span><text:span text:style-name="T46"> use an </text:span><text:span text:style-name="CrossRef"><text:span text:style-name="T78"><text:reference-ref text:reference-format="text" text:ref-name="pkcs1">PKCS #1</text:reference-ref></text:span></text:span><text:span text:style-name="T46"> RSASSA signature for RSA keys and </text:span><text:span text:style-name="CrossRef"><text:span text:style-name="T78"><text:reference-ref text:reference-format="text" text:ref-name="ECDSA">ECDSA</text:reference-ref></text:span></text:span><text:span text:style-name="T46"> for EC keys with the </text:span><text:span text:style-name="T44">private key</text:span><text:span text:style-name="T46"> associated with </text:span><text:span text:style-name="T94">keyManagementKey</text:span><text:span text:style-name="T46">, and utilizing </text:span><text:span text:style-name="CrossRef"><text:span text:style-name="T78"><text:reference-ref text:reference-format="text" text:ref-name="SHA256">SHA256</text:reference-ref></text:span></text:span><text:span text:style-name="T46"> as hash function</text:span></text:p>
        </text:list-item>
        <text:list-item>
          <text:p text:style-name="P170">An SKS <text:span text:style-name="T49">must</text:span><text:span text:style-name="T46"> verify that the signature validates with respect to the </text:span><text:span text:style-name="T44">public key</text:span><text:span text:style-name="T46"> (</text:span><text:span text:style-name="T94">keyManagementKey</text:span><text:span text:style-name="T46">) as well as checking that </text:span><text:span text:style-name="CrossRef"><text:span text:style-name="T78"><text:reference-ref text:reference-format="text" text:ref-name="eecert">End-Entity Certificate</text:reference-ref></text:span></text:span><text:span text:style-name="T46"> matches </text:span><text:span text:style-name="T94">targetKeyHandle</text:span></text:p>
        </text:list-item>
        <text:list-item>
          <text:p text:style-name="P170"><text:span text:style-name="T46">If a </text:span><text:span text:style-name="CrossRef"><text:span text:style-name="T78"><text:reference-ref text:reference-format="text" text:ref-name="key.mgr.key">keyManagementKey</text:reference-ref></text:span></text:span><text:span text:style-name="T46"> is not present in the target key's provisioning object, the key is considered “not updatable” and the provisioning session </text:span><text:span text:style-name="T49">must</text:span><text:span text:style-name="T46"> be aborted</text:span></text:p>
        </text:list-item>
        <text:list-item>
          <text:p text:style-name="P170"><text:span text:style-name="T46">The provisioning session </text:span><text:span text:style-name="T49">must</text:span><text:span text:style-name="T46"> be aborted if the </text:span><text:span text:style-name="CrossRef"><text:span text:style-name="T78"><text:reference-ref text:reference-format="text" text:ref-name="privacy.enabled">privacyEnabled</text:reference-ref></text:span></text:span><text:span text:style-name="T46"> flag differs between the original and the updating session.</text:span></text:p>
        </text:list-item>
      </text:list>
      <text:p text:style-name="Text_20_body"><text:bookmark text:name="__RefHeading__21240_1612551734"/><text:bookmark-end text:name="__RefHeading__21240_1612551734"/><text:span text:style-name="T47"/></text:p>
      <text:h text:style-name="P162" text:outline-level="2"><text:bookmark text:name="__RefHeading__24690_1612551734"/><text:soft-page-break/><text:reference-mark-start text:name="public.key.data"/><text:span text:style-name="T86">Public Key Data</text:span><text:bookmark-end text:name="__RefHeading__24690_1612551734"/><text:reference-mark-end text:name="public.key.data"/></text:h>
      <text:p text:style-name="Text_20_body"><text:bookmark text:name="__RefHeading__24692_1612551734"/><text:span text:style-name="T46">Public key data in SKS is assumed to be in </text:span><text:span text:style-name="CrossRef"><text:span text:style-name="T78"><text:reference-ref text:reference-format="text" text:ref-name="X.509">X.509</text:reference-ref></text:span></text:span><text:span text:style-name="T46"> DER encoded format when exchanged through the API or when used in MAC operations. <text:s/>The latter requires that the format is very strict and </text:span><text:span text:style-name="T44">free from extensions</text:span><text:span text:style-name="T46">. <text:s/>The following shows two sample keys having the anticipated encoding:</text:span><text:bookmark-end text:name="__RefHeading__24692_1612551734"/></text:p>
      <text:h text:style-name="P166" text:outline-level="3"><text:bookmark text:name="__RefHeading__21242_1612551734"/><text:span text:style-name="T48">P-256 EC Key</text:span><text:bookmark-end text:name="__RefHeading__21242_1612551734"/></text:h>
      <text:p text:style-name="P194"><text:span text:style-name="T44">ASN.1</text:span><text:span text:style-name="T46">:</text:span></text:p>
      <text:p text:style-name="P191"><text:span text:style-name="T8">0000: SEQUENCE</text:span></text:p>
      <text:p text:style-name="P192"><text:span text:style-name="T5"><text:s text:c="8"/>{</text:span></text:p>
      <text:p text:style-name="P192"><text:span text:style-name="T5">0002: <text:s text:c="4"/>SEQUENCE</text:span></text:p>
      <text:p text:style-name="P192"><text:span text:style-name="T5"><text:s text:c="12"/>{</text:span></text:p>
      <text:p text:style-name="P192"><text:span text:style-name="T5">0004: <text:s text:c="8"/>OBJECT IDENTIFIER ecPublicKey (1.2.840.10045.2.1)</text:span></text:p>
      <text:p text:style-name="P192"><text:span text:style-name="T5">000d: <text:s text:c="8"/>OBJECT IDENTIFIER NIST-P-256 (1.2.840.10045.3.1.7)</text:span></text:p>
      <text:p text:style-name="P192"><text:span text:style-name="T5"><text:s text:c="12"/>}</text:span></text:p>
      <text:p text:style-name="P192"><text:span text:style-name="T5">0017: <text:s text:c="4"/>BIT STRING, 65 bytes</text:span></text:p>
      <text:p text:style-name="P192"><text:span text:style-name="T5"><text:s text:c="12"/>04 71 e9 ec 0f 37 0c 12 48 22 78 fc fa 0d 70 7b </text:span></text:p>
      <text:p text:style-name="P192"><text:span text:style-name="T5"><text:s text:c="12"/>70 3b b0 15 e9 ac 84 01 51 f7 45 0d 55 01 42 83 </text:span></text:p>
      <text:p text:style-name="P192"><text:span text:style-name="T5"><text:s text:c="12"/>c4 c6 af 2b cd ee 9e c0 6d 3e 79 57 12 17 bd 89 </text:span></text:p>
      <text:p text:style-name="P192"><text:span text:style-name="T5"><text:s text:c="12"/>ef b8 0a 88 3d 08 1e 7c e9 c0 76 94 ee de a7 55 </text:span></text:p>
      <text:p text:style-name="P192"><text:span text:style-name="T5"><text:s text:c="12"/>e6 <text:s text:c="29"/></text:span></text:p>
      <text:p text:style-name="P192"><text:span text:style-name="T5"><text:s text:c="8"/>}</text:span></text:p>
      <text:p text:style-name="P195"><text:span text:style-name="T5"/></text:p>
      <text:p text:style-name="P195"><text:span text:style-name="T5">Binary</text:span><text:span text:style-name="T5">:</text:span></text:p>
      <text:p text:style-name="P199"><text:span text:style-name="T5">0000: 30 59 30 13 06 07 2a 86 48 ce 3d 02 01 06 08 2a </text:span></text:p>
      <text:p text:style-name="P199"><text:span text:style-name="T5">0010: 86 48 ce 3d 03 01 07 03 42 00 04 71 e9 ec 0f 37 </text:span></text:p>
      <text:p text:style-name="P199"><text:span text:style-name="T5">0020: 0c 12 48 22 78 fc fa 0d 70 7b 70 3b b0 15 e9 ac </text:span></text:p>
      <text:p text:style-name="P199"><text:span text:style-name="T5">0030: 84 01 51 f7 45 0d 55 01 42 83 c4 c6 af 2b cd ee </text:span></text:p>
      <text:p text:style-name="P199"><text:span text:style-name="T5">0040: 9e c0 6d 3e 79 57 12 17 bd 89 ef b8 0a 88 3d 08 </text:span></text:p>
      <text:p text:style-name="P199"><text:span text:style-name="T5">0050: 1e 7c e9 c0 76 94 ee de a7 55 e6 </text:span></text:p>
      <text:p text:style-name="P196"><text:span text:style-name="T5"/></text:p>
      <text:h text:style-name="P165" text:outline-level="3"/>
      <text:p text:style-name="P179"/>
      <text:p text:style-name="P179"/>
      <text:p text:style-name="P42"/>
      <text:p text:style-name="P151">Continued on the next page...</text:p>
      <text:h text:style-name="P164" text:outline-level="3"><text:bookmark text:name="__RefHeading__24694_1612551734"/>RSA 2048 Bit Key<text:bookmark-end text:name="__RefHeading__24694_1612551734"/></text:h>
      <text:p text:style-name="P198"><text:span text:style-name="T9">ASN.1</text:span></text:p>
      <text:p text:style-name="P193"><text:span text:style-name="T9">0000: SEQUENCE</text:span></text:p>
      <text:p text:style-name="P193"><text:span text:style-name="T9"><text:s text:c="8"/>{</text:span></text:p>
      <text:p text:style-name="P193"><text:span text:style-name="T9">0004: <text:s text:c="4"/>SEQUENCE</text:span></text:p>
      <text:p text:style-name="P193"><text:span text:style-name="T9"><text:s text:c="12"/>{</text:span></text:p>
      <text:p text:style-name="P193"><text:span text:style-name="T9">0006: <text:s text:c="8"/>OBJECT IDENTIFIER rsaEncryption (1.2.840.113549.1.1.1)</text:span></text:p>
      <text:p text:style-name="P193"><text:span text:style-name="T9">0011: <text:s text:c="8"/>NULL</text:span></text:p>
      <text:p text:style-name="P193"><text:span text:style-name="T9"><text:s text:c="12"/>}</text:span></text:p>
      <text:p text:style-name="P193"><text:span text:style-name="T9">0013: <text:s text:c="4"/>BIT STRING, encapsulates</text:span></text:p>
      <text:p text:style-name="P193"><text:span text:style-name="T9"><text:s text:c="12"/>{</text:span></text:p>
      <text:p text:style-name="P193"><text:span text:style-name="T9">0018: <text:s text:c="8"/>SEQUENCE</text:span></text:p>
      <text:p text:style-name="P193"><text:span text:style-name="T9"><text:s text:c="16"/>{</text:span></text:p>
      <text:p text:style-name="P193"><text:span text:style-name="T9">001c: <text:s text:c="12"/>INTEGER</text:span></text:p>
      <text:p text:style-name="P193"><text:span text:style-name="T9"><text:s text:c="20"/>00 84 55 84 5c 0a ef 69 91 29 48 fe 6a 35 7e f1</text:span></text:p>
      <text:p text:style-name="P193"><text:span text:style-name="T9"><text:s text:c="20"/>e0 2e 07 97 6f 06 25 04 cd be 70 f0 91 fa a2 5a</text:span></text:p>
      <text:p text:style-name="P193"><text:span text:style-name="T9"><text:s text:c="20"/>ce b7 91 76 dd c8 f7 92 d3 a6 f3 e8 69 d8 de d7</text:span></text:p>
      <text:p text:style-name="P193"><text:span text:style-name="T9"><text:s text:c="20"/>d0 ff 4f 77 9c 66 ae 5a c8 a6 a8 a0 66 18 01 8c</text:span></text:p>
      <text:p text:style-name="P193"><text:span text:style-name="T9"><text:s text:c="20"/>3e db 15 f3 74 31 c3 53 88 78 ee 2e 8d b2 08 6f</text:span></text:p>
      <text:p text:style-name="P193"><text:span text:style-name="T9"><text:s text:c="20"/>da 5e 99 ad 2a b5 5a ac d0 c5 a5 1f 19 25 64 61</text:span></text:p>
      <text:p text:style-name="P193"><text:span text:style-name="T9"><text:s text:c="20"/>64 61 f0 26 6e e1 14 17 16 03 78 b0 c7 7b 46 e4</text:span></text:p>
      <text:p text:style-name="P193"><text:span text:style-name="T9"><text:s text:c="20"/>91 76 d2 94 1e ff b7 ca 42 4a f7 3c 1c b8 07 8c</text:span></text:p>
      <text:p text:style-name="P193"><text:span text:style-name="T9"><text:s text:c="20"/>44 23 60 e9 45 47 08 d1 d0 3f ae 2e 8f b1 82 c0</text:span></text:p>
      <text:p text:style-name="P193"><text:span text:style-name="T9"><text:s text:c="20"/>9b a6 60 ad 62 40 79 95 c4 ff cc 58 29 46 06 38</text:span></text:p>
      <text:p text:style-name="P193"><text:span text:style-name="T9"><text:s text:c="20"/>cc 93 4b 4a fe c6 66 2c f6 4b 81 5c e4 0a c6 8d</text:span></text:p>
      <text:p text:style-name="P193"><text:span text:style-name="T9"><text:s text:c="20"/>dd f8 94 be 3b f8 bf 1b a3 3b 98 8e a3 4e bf db</text:span></text:p>
      <text:p text:style-name="P193"><text:span text:style-name="T9"><text:s text:c="20"/>2a 5f 46 60 96 5e 57 68 9d 67 76 fa fb 52 a6 6e</text:span></text:p>
      <text:p text:style-name="P193"><text:span text:style-name="T9"><text:s text:c="20"/>d7 14 05 82 6d fc ad ea 0c dc 86 ab 04 ff d2 90</text:span></text:p>
      <text:p text:style-name="P193"><text:span text:style-name="T9"><text:s text:c="20"/>41 5b b7 fb fd 89 a9 3a d3 65 4e de 4d bc 7d 08</text:span></text:p>
      <text:p text:style-name="P193"><text:span text:style-name="T9"><text:s text:c="20"/>4c 6a 87 0f ec 95 91 d9 82 d3 de 46 4c d3 e5 93</text:span></text:p>
      <text:p text:style-name="P193"><text:span text:style-name="T9"><text:s text:c="20"/>17</text:span></text:p>
      <text:p text:style-name="P193"><text:span text:style-name="T9">0121: <text:s text:c="12"/>INTEGER 65537</text:span></text:p>
      <text:p text:style-name="P193"><text:span text:style-name="T9"><text:s text:c="16"/>}</text:span></text:p>
      <text:p text:style-name="P193"><text:span text:style-name="T9"><text:s text:c="12"/>}</text:span></text:p>
      <text:p text:style-name="P193"><text:span text:style-name="T9"><text:s text:c="8"/>}</text:span></text:p>
      <text:p text:style-name="P195"><text:span text:style-name="T5"/></text:p>
      <text:p text:style-name="P197"><text:span text:style-name="T45">Binary:</text:span></text:p>
      <text:p text:style-name="P200"><text:span text:style-name="T9">0000: 30 82 01 22 30 0d 06 09 2a 86 48 86 f7 0d 01 01 </text:span></text:p>
      <text:p text:style-name="P200"><text:span text:style-name="T9">0010: 01 05 00 03 82 01 0f 00 30 82 01 0a 02 82 01 01 </text:span></text:p>
      <text:p text:style-name="P200"><text:span text:style-name="T9">0020: 00 84 55 84 5c 0a ef 69 91 29 48 fe 6a 35 7e f1 </text:span></text:p>
      <text:p text:style-name="P200"><text:span text:style-name="T9">0030: e0 2e 07 97 6f 06 25 04 cd be 70 f0 91 fa a2 5a </text:span></text:p>
      <text:p text:style-name="P200"><text:span text:style-name="T9">0040: ce b7 91 76 dd c8 f7 92 d3 a6 f3 e8 69 d8 de d7 </text:span></text:p>
      <text:p text:style-name="P200"><text:span text:style-name="T9">0050: d0 ff 4f 77 9c 66 ae 5a c8 a6 a8 a0 66 18 01 8c </text:span></text:p>
      <text:p text:style-name="P200"><text:span text:style-name="T9">0060: 3e db 15 f3 74 31 c3 53 88 78 ee 2e 8d b2 08 6f </text:span></text:p>
      <text:p text:style-name="P200"><text:span text:style-name="T9">0070: da 5e 99 ad 2a b5 5a ac d0 c5 a5 1f 19 25 64 61 </text:span></text:p>
      <text:p text:style-name="P200"><text:span text:style-name="T9">0080: 64 61 f0 26 6e e1 14 17 16 03 78 b0 c7 7b 46 e4 </text:span></text:p>
      <text:p text:style-name="P200"><text:span text:style-name="T9">0090: 91 76 d2 94 1e ff b7 ca 42 4a f7 3c 1c b8 07 8c </text:span></text:p>
      <text:p text:style-name="P200"><text:span text:style-name="T9">00a0: 44 23 60 e9 45 47 08 d1 d0 3f ae 2e 8f b1 82 c0 </text:span></text:p>
      <text:p text:style-name="P200"><text:span text:style-name="T9">00b0: 9b a6 60 ad 62 40 79 95 c4 ff cc 58 29 46 06 38 </text:span></text:p>
      <text:p text:style-name="P200"><text:span text:style-name="T9">00c0: cc 93 4b 4a fe c6 66 2c f6 4b 81 5c e4 0a c6 8d </text:span></text:p>
      <text:p text:style-name="P200"><text:span text:style-name="T9">00d0: dd f8 94 be 3b f8 bf 1b a3 3b 98 8e a3 4e bf db </text:span></text:p>
      <text:p text:style-name="P200"><text:span text:style-name="T9">00e0: 2a 5f 46 60 96 5e 57 68 9d 67 76 fa fb 52 a6 6e </text:span></text:p>
      <text:p text:style-name="P200"><text:span text:style-name="T9">00f0: d7 14 05 82 6d fc ad ea 0c dc 86 ab 04 ff d2 90 </text:span></text:p>
      <text:p text:style-name="P200"><text:span text:style-name="T9">0100: 41 5b b7 fb fd 89 a9 3a d3 65 4e de 4d bc 7d 08 </text:span></text:p>
      <text:p text:style-name="P200"><text:span text:style-name="T9">0110: 4c 6a 87 0f ec 95 91 d9 82 d3 de 46 4c d3 e5 93 </text:span></text:p>
      <text:p text:style-name="P200"><text:span text:style-name="T9">0120: 17 02 03 01 00 01 <text:s/></text:span></text:p>
      <text:h text:style-name="P153" text:outline-level="1"><text:bookmark text:name="__RefHeading__135131_2109382754"/>Detailed Operation<text:bookmark-end text:name="__RefHeading__135131_2109382754"/></text:h>
      <text:p text:style-name="P49">This chapter describes the SKS API in detail.</text:p>
      <text:h text:style-name="Heading_20_2" text:outline-level="2"><text:bookmark text:name="__RefHeading__15263_972012461"/><text:reference-mark-start text:name="datatypes"/>Data Types<text:bookmark-end text:name="__RefHeading__15263_972012461"/><text:reference-mark-end text:name="datatypes"/></text:h>
      <text:p text:style-name="Standard">The table below shows the data types used by the SKS API. <text:s/>Note that multi-byte integers <text:span text:style-name="T38">must</text:span> be stored in big-endian fashion whenever they are <text:span text:style-name="T2">serialized</text:span> like in <text:span text:style-name="CrossRef"><text:reference-ref text:reference-format="text" text:ref-name="MACOperations">MAC Operations</text:reference-ref></text:span>. <text:s/>See also<text:span text:style-name="T87"> </text:span><text:span text:style-name="CrossRef"><text:reference-ref text:reference-format="text" text:ref-name="method.list">Method List</text:reference-ref></text:span><text:span text:style-name="T87">.</text:span>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Type</text:p>
          </table:table-cell>
          <table:table-cell table:style-name="Table8.A1" office:value-type="string">
            <text:p text:style-name="P13">Length</text:p>
          </table:table-cell>
          <table:table-cell table:style-name="Table8.C1" office:value-type="string">
            <text:p text:style-name="P13">Description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u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u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0">byte[<text:span text:style-name="T74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u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u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68">Special form of byte[<text:span text:style-name="T74"> </text:span>] which <text:span text:style-name="T79">must</text:span> contain an 1-32 byte string with a character set<text:span text:style-name="T78"> restricted to printable ASCII (0x21 - 0x7E)</text:span></text:p>
          </table:table-cell>
        </table:table-row>
        <table:table-row table:style-name="Table8.2">
          <table:table-cell table:style-name="Table8.A8" office:value-type="string">
            <text:p text:style-name="P3">uri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Table_20_Contents"><text:span text:style-name="CrossRef"><text:reference-ref text:reference-format="text" text:ref-name="utf8">UTF-8</text:reference-ref></text:span> encoded <text:span text:style-name="CrossRef"><text:reference-ref text:reference-format="text" text:ref-name="URI">URI</text:reference-ref></text:span> which <text:span text:style-name="T38">must not</text:span> exceed 1000 bytes</text:p>
          </table:table-cell>
        </table:table-row>
        <table:table-row table:style-name="Table8.2">
          <table:table-cell table:style-name="Table8.A8" office:value-type="string">
            <text:p text:style-name="P3">string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Standard"><text:span text:style-name="CrossRef"><text:reference-ref text:reference-format="text" text:ref-name="utf8">UTF-8</text:reference-ref></text:span> encoded string with arbitrary content</text:p>
          </table:table-cell>
        </table:table-row>
      </table:table>
      <text:p text:style-name="Text_20_body"/>
      <text:p text:style-name="Text_20_body">If an array is followed by a number in brackets (byte[32]) it means that the array <text:span text:style-name="T37">must</text:span> be exactly of that length.</text:p>
      <text:p text:style-name="Text_20_body">Variables and literals that represent textual data <text:span text:style-name="T37">must</text:span> be <text:span text:style-name="CrossRef"><text:reference-ref text:reference-format="text" text:ref-name="utf8">UTF-8</text:reference-ref></text:span> encoded and <text:span text:style-name="T2">not</text:span> include terminating null characters; they are in this specification considered equivalent to <text:span text:style-name="T42">byte[</text:span><text:span text:style-name="T69"> </text:span><text:span text:style-name="T42">].</text:span></text:p>
      <text:p text:style-name="Text_20_body"><text:span text:style-name="T42">Note that length indicators are only applicable to </text:span><text:span text:style-name="T43">array objects</text:span><text:span text:style-name="T42"> when included in </text:span><text:span text:style-name="CrossRef"><text:reference-ref text:reference-format="text" text:ref-name="MACOperations">MAC Operations</text:reference-ref></text:span><text:span text:style-name="T42">, and when they are </text:span><text:span text:style-name="T43">serialized</text:span><text:span text:style-name="T42">.</text:span></text:p>
      <text:h text:style-name="P161" text:outline-level="2"><text:bookmark text:name="__RefHeading__15267_972012461"/><text:reference-mark-start text:name="ReturnValues"/>Return Values<text:bookmark-end text:name="__RefHeading__15267_972012461"/><text:reference-mark-end text:name="ReturnValues"/></text:h>
      <text:p text:style-name="Standard">All methods return a single-byte status code. <text:s/>In case return status is &lt;&gt; 0 there is an error and any expected succeeding values <text:span text:style-name="T37">must not</text:span> be read as they are not supposed to be available. <text:s/>Instead there <text:span text:style-name="T38">must</text:span> be a second return value containing a <text:span text:style-name="CrossRef"><text:reference-ref text:reference-format="text" text:ref-name="utf8">UTF-8</text:reference-ref></text:span> encoded description in <text:span text:style-name="T2">English</text:span> to be used for logging and debugging purposes as shown below:<text:span text:style-name="T6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Name</text:p>
          </table:table-cell>
          <table:table-cell table:style-name="Table6.A1" office:value-type="string">
            <text:p text:style-name="P13">Type</text:p>
          </table:table-cell>
          <table:table-cell table:style-name="Table6.C1" office:value-type="string">
            <text:p text:style-name="P13">Description</text:p>
          </table:table-cell>
        </table:table-row>
        <table:table-row table:style-name="Table6.2">
          <table:table-cell table:style-name="Table6.A2" office:value-type="string">
            <text:p text:style-name="P16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6">ErrorString</text:p>
          </table:table-cell>
          <table:table-cell table:style-name="Table6.A2" office:value-type="string">
            <text:p text:style-name="P3">String</text:p>
          </table:table-cell>
          <table:table-cell table:style-name="Table6.C2" office:value-type="string">
            <text:p text:style-name="P2">A human-readable error-description with length &lt;= 2000 bytes</text:p>
          </table:table-cell>
        </table:table-row>
      </table:table>
      <text:p text:style-name="Text_20_body"><text:line-break/></text:p>
      <text:h text:style-name="Heading_20_2" text:outline-level="2"><text:bookmark text:name="__RefHeading__15269_972012461"/>Error Codes<text:bookmark-end text:name="__RefHeading__15269_972012461"/>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Name</text:p>
          </table:table-cell>
          <table:table-cell table:style-name="Table7.A1" office:value-type="string">
            <text:p text:style-name="P13">Value</text:p>
          </table:table-cell>
          <table:table-cell table:style-name="Table7.C1" office:value-type="string">
            <text:p text:style-name="P13">Description</text:p>
          </table:table-cell>
        </table:table-row>
        <table:table-row table:style-name="Table7.2">
          <table:table-cell table:style-name="Table7.A2" office:value-type="string">
            <text:p text:style-name="P16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10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10"> </text:span></text:span></text:p>
          </table:table-cell>
        </table:table-row>
        <table:table-row table:style-name="Table7.2">
          <table:table-cell table:style-name="Table7.A2" office:value-type="string">
            <text:p text:style-name="P16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9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9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9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9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9">ERROR_NO_KE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9">ERROR_ALGORITHM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Unknown or non-matching algorithm</text:p>
          </table:table-cell>
        </table:table-row>
        <table:table-row table:style-name="Table7.2">
          <table:table-cell table:style-name="Table7.A2" office:value-type="string">
            <text:p text:style-name="P19"><text:reference-mark-start text:name="error_option"/>ERROR_OPTION<text:reference-mark-end text:name="error_option"/>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9">ERROR_INTERNAL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ternal error</text:p>
          </table:table-cell>
        </table:table-row>
        <table:table-row table:style-name="Table7.2">
          <table:table-cell table:style-name="Table7.A2" office:value-type="string">
            <text:p text:style-name="P19">ERROR_EX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External error like communication link failure</text:p>
          </table:table-cell>
        </table:table-row>
        <table:table-row table:style-name="Table7.2">
          <table:table-cell table:style-name="Table7.A2" office:value-type="string">
            <text:p text:style-name="P19">ERROR_USER_ABORT</text:p>
          </table:table-cell>
          <table:table-cell table:style-name="Table7.A2" office:value-type="string">
            <text:p text:style-name="P3">0x0C</text:p>
          </table:table-cell>
          <table:table-cell table:style-name="Table7.C2" office:value-type="string">
            <text:p text:style-name="P2">User aborted PIN input or similar</text:p>
          </table:table-cell>
        </table:table-row>
        <table:table-row table:style-name="Table7.2">
          <table:table-cell table:style-name="Table7.A2" office:value-type="string">
            <text:p text:style-name="P19">ERROR_NOT_AVAILABLE</text:p>
          </table:table-cell>
          <table:table-cell table:style-name="Table7.A2" office:value-type="string">
            <text:p text:style-name="P3">0x0D</text:p>
          </table:table-cell>
          <table:table-cell table:style-name="Table7.C2" office:value-type="string">
            <text:p text:style-name="P2">External error when a requested SKS is unavailable</text:p>
          </table:table-cell>
        </table:table-row>
      </table:table>
      <text:p text:style-name="P130"/>
      <text:h text:style-name="Heading_20_2" text:outline-level="2"><text:bookmark text:name="__RefHeading__135133_2109382754"/><text:reference-mark-start text:name="method.list"/>Method List<text:bookmark-end text:name="__RefHeading__135133_2109382754"/><text:reference-mark-end text:name="method.list"/></text:h>
      <text:p text:style-name="P131"><text:span text:style-name="T87">This section provides a list of the SKS methods. <text:s/>The number in square brackets denotes the </text:span><text:span text:style-name="T3">decimal value</text:span><text:span text:style-name="T87"> used to identify the method in a call. <text:s/>Method calls are formatted as strings of bytes where the first byte holds the method ID and the succeeding bytes the applicable argument data. <text:s/></text:span><text:span text:style-name="CrossRef"><text:span text:style-name="T89"><text:reference-ref text:reference-format="text" text:ref-name="user.api">User API</text:reference-ref></text:span></text:span><text:span text:style-name="T87"> methods have method IDs <text:s/></text:span>≥ 100.<text:line-break/>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120"><text:span text:style-name="T152">Note: The described API is adapted for an SKS using low-level byte-streams for communication. <text:s/>However, the SKS design is equally applicable to API schemes using high-level objects and exceptions. <text:s/>The only thing that </text:span><text:span text:style-name="T37">must</text:span><text:span text:style-name="T152"> remain intact are the cryptographic operations including how objects are represented in MACs.</text:span></text:p>
          </table:table-cell>
        </table:table-row>
      </table:table>
      <text:p text:style-name="Text_20_body"/>
      <text:p text:style-name="P130"/>
      <text:p text:style-name="P132">Note that a <text:span text:style-name="T97">keyHandle</text:span> in this specification always refers to a <text:span text:style-name="T2">key entry</text:span>. <text:s/>See <text:span text:style-name="CrossRef"><text:span text:style-name="T147"><text:reference-ref text:reference-format="text" text:ref-name="key.entries">Key Entries</text:reference-ref></text:span></text:span>.</text:p>
      <text:h text:style-name="P163" text:outline-level="3"><text:bookmark text:name="__RefHeading__15271_972012461"/><text:reference-mark-start text:name="getDeviceData"/>getDeviceInfo<text:reference-mark-end text:name="getDeviceData"/> [1]<text:bookmark-end text:name="__RefHeading__15271_972012461"/>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3">Name</text:p>
          </table:table-cell>
          <table:table-cell table:style-name="Table48.A1" office:value-type="string">
            <text:p text:style-name="P13">Type</text:p>
          </table:table-cell>
          <table:table-cell table:style-name="Table48.C1" office:value-type="string">
            <text:p text:style-name="P13">Description</text:p>
          </table:table-cell>
        </table:table-row>
        <table:table-row table:style-name="Table48.2">
          <table:table-cell table:style-name="Table48.A2" table:number-columns-spanned="3" office:value-type="string">
            <text:p text:style-name="P94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3">Name</text:p>
          </table:table-cell>
          <table:table-cell table:style-name="Table49.A1" office:value-type="string">
            <text:p text:style-name="P13">Type</text:p>
          </table:table-cell>
          <table:table-cell table:style-name="Table49.C1" office:value-type="string">
            <text:p text:style-name="P13">Description</text:p>
          </table:table-cell>
        </table:table-row>
        <table:table-row table:style-name="Table49.2">
          <table:table-cell table:style-name="Table49.A2" office:value-type="string">
            <text:p text:style-name="P16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apiLevel</text:p>
          </table:table-cell>
          <table:table-cell table:style-name="Table49.A2" office:value-type="string">
            <text:p text:style-name="P3">ushort</text:p>
          </table:table-cell>
          <table:table-cell table:style-name="Table49.C2" office:value-type="string">
            <text:p text:style-name="P2">100 (1.00) =&gt; <text:s/>Applies to <text:span text:style-name="T2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6">deviceType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Holds basic device data. <text:s/>See <text:span text:style-name="CrossRef"><text:reference-ref text:reference-format="text" text:ref-name="dev.type">deviceTyp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<text:reference-mark-start text:name="upd.url"/>updateUrl<text:reference-mark-end text:name="upd.url"/>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P2">HTTP or HTTPS URL pointing to a firmware update service or a zero length array. <text:s/>See <text:span text:style-name="CrossRef"><text:reference-ref text:reference-format="text" text:ref-name="upd.frm">updateFirmwar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vendorName</text:p>
          </table:table-cell>
          <table:table-cell table:style-name="Table49.A2" office:value-type="string">
            <text:p text:style-name="P12">string</text:p>
          </table:table-cell>
          <table:table-cell table:style-name="Table49.C2" office:value-type="string">
            <text:p text:style-name="P2">String of 1-128 <text:span text:style-name="T2">characters</text:span> holding the name of the vendor</text:p>
          </table:table-cell>
        </table:table-row>
        <table:table-row table:style-name="Table49.2">
          <table:table-cell table:style-name="Table49.A2" office:value-type="string">
            <text:p text:style-name="P16">vendorDescription</text:p>
          </table:table-cell>
          <table:table-cell table:style-name="Table49.A2" office:value-type="string">
            <text:p text:style-name="P3">string</text:p>
          </table:table-cell>
          <table:table-cell table:style-name="Table49.C2" office:value-type="string">
            <text:p text:style-name="P2">String of 1-1000 <text:span text:style-name="T2">characters</text:span>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6">certificate...</text:p>
          </table:table-cell>
          <table:table-cell table:style-name="Table49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49.C2" office:value-type="string">
            <text:p text:style-name="P80"><text:span text:style-name="T3">Non zero list</text:span><text:span text:style-name="T87"> of DER encoded </text:span><text:span text:style-name="CrossRef"><text:reference-ref text:reference-format="text" text:ref-name="X.509">X.509</text:reference-ref></text:span><text:span text:style-name="T87"> certificate objects</text:span></text:p>
          </table:table-cell>
        </table:table-row>
        <table:table-row table:style-name="Table49.2">
          <table:table-cell table:style-name="Table49.A2" office:value-type="string">
            <text:p text:style-name="P16">supportedAlgorithm...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Standard"><text:span text:style-name="T2">Non zero list</text:span> of algorithm URIs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crypto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P27">Maximum number of bytes in the <text:span text:style-name="T97">data</text:span> argument of cryptographic methods</text:p>
          </table:table-cell>
        </table:table-row>
        <table:table-row table:style-name="Table49.2">
          <table:table-cell table:style-name="Table49.A2" office:value-type="string">
            <text:p text:style-name="P16">extension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Standard"><text:span text:style-name="T42">Maximum size of </text:span><text:span text:style-name="CrossRef"><text:span text:style-name="T42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6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<text:line-break/>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49"/>
      <text:p text:style-name="P49"><text:span text:style-name="T98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3">The </text:span><text:span text:style-name="T97">certificate</text:span><text:span text:style-name="T53"> objects </text:span><text:span text:style-name="T58">must</text:span><text:span text:style-name="T53"> form an </text:span><text:span text:style-name="T44">ordered</text:span><text:span text:style-name="T46"> and </text:span><text:span text:style-name="T44">contiguous </text:span><text:span text:style-name="T46">certificate </text:span><text:span text:style-name="T53">path so that the </text:span><text:span text:style-name="T44">first</text:span><text:span text:style-name="T53"> object contains the actual SKS </text:span><text:span text:style-name="CrossRef"><text:reference-ref text:reference-format="text" text:ref-name="devcert">Device Certificate</text:reference-ref></text:span><text:span text:style-name="T53">. <text:s/>The</text:span><text:span text:style-name="T105"> path </text:span><text:span text:style-name="T53">does though not have to be complete (include all upper-level CAs).</text:span></text:p>
      <text:p text:style-name="Text_20_body">A compliant SKS <text:span text:style-name="T37">must</text:span> support <text:span text:style-name="CrossRef"><text:span text:style-name="T42"><text:reference-ref text:reference-format="text" text:ref-name="extensiondata">extensionData</text:reference-ref></text:span></text:span> objects with a size of at least 65536 bytes.</text:p>
      <text:p text:style-name="Text_20_body">A compliant SKS <text:span text:style-name="T37">must</text:span> support a <text:reference-mark-start text:name="cryptodatasize"/><text:span text:style-name="T97">cryptoDataSize</text:span><text:reference-mark-end text:name="cryptodatasize"/> of at least 16384 bytes.</text:p>
      <text:p text:style-name="P42"/>
      <text:p text:style-name="P102"/>
      <text:p text:style-name="P42"/>
      <text:p text:style-name="P42"/>
      <text:p text:style-name="P104">Continued on the next page...</text:p>
      <text:p text:style-name="P109">The <text:reference-mark-start text:name="dev.type"/><text:span text:style-name="T99">deviceType</text:span><text:reference-mark-end text:name="dev.type"/> property holds a set of fields according to the following table:<text:line-break/></text:p>
      <table:table table:name="Table119" table:style-name="Table119">
        <table:table-column table:style-name="Table119.A"/>
        <table:table-column table:style-name="Table119.B"/>
        <table:table-column table:style-name="Table119.C"/>
        <table:table-column table:style-name="Table119.D"/>
        <table:table-row table:style-name="Table119.1">
          <table:table-cell table:style-name="Table119.A1" office:value-type="string">
            <text:p text:style-name="P13">Bit</text:p>
          </table:table-cell>
          <table:table-cell table:style-name="Table119.A1" office:value-type="string">
            <text:p text:style-name="P13">Value</text:p>
          </table:table-cell>
          <table:table-cell table:style-name="Table119.A1" office:value-type="string">
            <text:p text:style-name="P13">Label</text:p>
          </table:table-cell>
          <table:table-cell table:style-name="Table119.D1" office:value-type="string">
            <text:p text:style-name="P13">Description</text:p>
          </table:table-cell>
        </table:table-row>
        <table:table-row table:style-name="Table119.2">
          <table:table-cell table:style-name="Table119.A2" table:number-rows-spanned="4" office:value-type="string">
            <text:p text:style-name="P30">0‑1</text:p>
          </table:table-cell>
          <table:table-cell table:style-name="Table119.A2" office:value-type="string">
            <text:p text:style-name="P30">0x00</text:p>
          </table:table-cell>
          <table:table-cell table:style-name="Table119.C2" office:value-type="string">
            <text:p text:style-name="P18">LOCATION_EXTERNAL</text:p>
          </table:table-cell>
          <table:table-cell table:style-name="Table119.D2" office:value-type="string">
            <text:p text:style-name="Table_20_Contents">Connected devic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1</text:p>
          </table:table-cell>
          <table:table-cell table:style-name="Table119.A2" office:value-type="string">
            <text:p text:style-name="P18">LOCATION_EMBEDDED</text:p>
          </table:table-cell>
          <table:table-cell table:style-name="Table119.D2" office:value-type="string">
            <text:p text:style-name="Table_20_Contents">Embedded in the client platform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2</text:p>
          </table:table-cell>
          <table:table-cell table:style-name="Table119.A2" office:value-type="string">
            <text:p text:style-name="P18">LOCATION_SOCKETED</text:p>
          </table:table-cell>
          <table:table-cell table:style-name="Table119.D2" office:value-type="string">
            <text:p text:style-name="Table_20_Contents">Mounted inside a socket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3</text:p>
          </table:table-cell>
          <table:table-cell table:style-name="Table119.A2" office:value-type="string">
            <text:p text:style-name="P18">LOCATION_SIM</text:p>
          </table:table-cell>
          <table:table-cell table:style-name="Table119.D2" office:value-type="string">
            <text:p text:style-name="Table_20_Contents">SIM/USIM card</text:p>
          </table:table-cell>
        </table:table-row>
        <table:table-row table:style-name="Table119.2">
          <table:table-cell table:style-name="Table119.A2" table:number-rows-spanned="4" office:value-type="string">
            <text:p text:style-name="P30">2‑3</text:p>
          </table:table-cell>
          <table:table-cell table:style-name="Table119.A2" office:value-type="string">
            <text:p text:style-name="P30">0x00</text:p>
          </table:table-cell>
          <table:table-cell table:style-name="Table119.A2" office:value-type="string">
            <text:p text:style-name="P18">TYPE_SOFTWARE</text:p>
          </table:table-cell>
          <table:table-cell table:style-name="Table119.D2" office:value-type="string">
            <text:p text:style-name="Table_20_Contents">Soft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4</text:p>
          </table:table-cell>
          <table:table-cell table:style-name="Table119.A2" office:value-type="string">
            <text:p text:style-name="P18">TYPE_HARDWARE</text:p>
          </table:table-cell>
          <table:table-cell table:style-name="Table119.D2" office:value-type="string">
            <text:p text:style-name="Table_20_Contents">Unqualified hard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8</text:p>
          </table:table-cell>
          <table:table-cell table:style-name="Table119.A2" office:value-type="string">
            <text:p text:style-name="P18">TYPE_HSM</text:p>
          </table:table-cell>
          <table:table-cell table:style-name="Table119.D2" office:value-type="string">
            <text:p text:style-name="Table_20_Contents">Hardware Security Modul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C</text:p>
          </table:table-cell>
          <table:table-cell table:style-name="Table119.A2" office:value-type="string">
            <text:p text:style-name="P18">TYPE_CPU</text:p>
          </table:table-cell>
          <table:table-cell table:style-name="Table119.D2" office:value-type="string">
            <text:p text:style-name="Table_20_Contents">Implemented inside of the main CPU</text:p>
          </table:table-cell>
        </table:table-row>
        <table:table-row table:style-name="Table119.2">
          <table:table-cell table:style-name="Table119.A2" office:value-type="string">
            <text:p text:style-name="P30">4‑7</text:p>
          </table:table-cell>
          <table:table-cell table:style-name="Table119.A2" office:value-type="string">
            <text:p text:style-name="P30">-</text:p>
          </table:table-cell>
          <table:table-cell table:style-name="Table119.A2" office:value-type="string">
            <text:p text:style-name="P29">-</text:p>
          </table:table-cell>
          <table:table-cell table:style-name="Table119.D2" office:value-type="string">
            <text:p text:style-name="P30">-</text:p>
          </table:table-cell>
        </table:table-row>
      </table:table>
      <text:p text:style-name="P96"/>
      <text:h text:style-name="P163" text:outline-level="3"><text:bookmark text:name="__RefHeading__15273_972012461"/><text:reference-mark-start text:name="createProvisioningSession"/>createProvisioningSession<text:reference-mark-end text:name="createProvisioningSession"/> [2]<text:bookmark-end text:name="__RefHeading__15273_972012461"/>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3">Type</text:p>
          </table:table-cell>
          <table:table-cell table:style-name="Table1.C1" office:value-type="string">
            <text:p text:style-name="P13">Description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sess.key.alg"/>sessionKeyAlgorithm<text:reference-mark-end text:name="sess.key.alg"/>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Session creation algorithm URI. <text:s/>See next page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privacy.enabled"/>privacyEnabled<text:reference-mark-end text:name="privacy.enabled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If true the PEP (<text:span text:style-name="CrossRef"><text:span text:style-name="T78"><text:reference-ref text:reference-format="text" text:ref-name="pep">Privacy Enabled Provisioning</text:reference-ref></text:span></text:span>) mode <text:span text:style-name="T38">must</text:span> be honored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srv.sess.id"/>serverSessionId<text:reference-mark-end text:name="srv.sess.id"/>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<text:span text:style-name="T37">should</text:span> be unique for each session</text:p>
          </table:table-cell>
        </table:table-row>
        <table:table-row table:style-name="Table1.2">
          <table:table-cell table:style-name="Table1.A2" office:value-type="string">
            <text:p text:style-name="P16">serverEphemeralKey</text:p>
          </table:table-cell>
          <table:table-cell table:style-name="Table1.A2" office:value-type="string">
            <text:p text:style-name="P3">byte[<text:span text:style-name="T74"> </text:span>]</text:p>
          </table:table-cell>
          <table:table-cell table:style-name="Table1.C2" office:value-type="string">
            <text:p text:style-name="P27"><text:span text:style-name="T42">Server-created ephemeral ECDH key</text:span>. <text:s/>See <text:span text:style-name="CrossRef"><text:span text:style-name="T78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issuerUri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URI associated with the issuer. <text:s/>See <text:span text:style-name="CrossRef"><text:span text:style-name="T78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keyManagementKey</text:p>
          </table:table-cell>
          <table:table-cell table:style-name="Table1.A2" office:value-type="string">
            <text:p text:style-name="P3">byte[<text:span text:style-name="T74"> </text:span>]</text:p>
          </table:table-cell>
          <table:table-cell table:style-name="Table1.C2" office:value-type="string">
            <text:p text:style-name="P2">Key management key or zero length array. <text:s/>See <text:span text:style-name="CrossRef"><text:span text:style-name="T78"><text:reference-ref text:reference-format="text" text:ref-name="key.mgr.key">keyManagement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clientTime</text:p>
          </table:table-cell>
          <table:table-cell table:style-name="Table1.A2" office:value-type="string">
            <text:p text:style-name="P3">uint</text:p>
          </table:table-cell>
          <table:table-cell table:style-name="Table1.C2" office:value-type="string">
            <text:p text:style-name="P2">Locally acquired time in UNIX “epoch” format in <text:span text:style-name="T2">seconds. <text:s/>See </text:span><text:span text:style-name="CrossRef"><text:span text:style-name="T78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sessionLifeTime</text:p>
          </table:table-cell>
          <table:table-cell table:style-name="Table1.A2" office:value-type="string">
            <text:p text:style-name="P3">ushort</text:p>
          </table:table-cell>
          <table:table-cell table:style-name="Table1.C2" office:value-type="string">
            <text:p text:style-name="P2">Validity of the provisioning session in seconds. <text:s/>See <text:span text:style-name="CrossRef"><text:span text:style-name="T78"><text:reference-ref text:reference-format="text" text:ref-name="sess.life.time">sessionLife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97">sessionKeyLimit</text:p>
          </table:table-cell>
          <table:table-cell table:style-name="Table1.A2" office:value-type="string">
            <text:p text:style-name="P3">ushort</text:p>
          </table:table-cell>
          <table:table-cell table:style-name="Table1.C2" office:value-type="string">
            <text:p text:style-name="P2">Upper limit of<text:span text:style-name="T41"> </text:span><text:span text:style-name="CrossRef"><text:reference-ref text:reference-format="text" text:ref-name="sess.key">sessionKey</text:reference-ref></text:span><text:span text:style-name="T41"> operations. <text:s/></text:span><text:span text:style-name="CrossRef"><text:span text:style-name="T11">See </text:span></text:span><text:span text:style-name="CrossRef"><text:reference-ref text:reference-format="text" text:ref-name="sess.key.op">sessionKeyLimit</text:reference-ref></text:span></text:p>
          </table:table-cell>
        </table:table-row>
        <table:table-row table:style-name="Table1.2">
          <table:table-cell table:style-name="Table1.A2" office:value-type="string">
            <text:p text:style-name="P97">serverCertificate</text:p>
          </table:table-cell>
          <table:table-cell table:style-name="Table1.A2" office:value-type="string">
            <text:p text:style-name="P3">byte[]</text:p>
          </table:table-cell>
          <table:table-cell table:style-name="Table1.C2" office:value-type="string">
            <text:p text:style-name="P2">Locally acquired <text:span text:style-name="CrossRef"><text:span text:style-name="T78"><text:reference-ref text:reference-format="text" text:ref-name="X.509">X.509</text:reference-ref></text:span></text:span> server certificate for the issuing server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Name</text:p>
          </table:table-cell>
          <table:table-cell table:style-name="Table3.A1" office:value-type="string">
            <text:p text:style-name="P13">Type</text:p>
          </table:table-cell>
          <table:table-cell table:style-name="Table3.C1" office:value-type="string">
            <text:p text:style-name="P13">Description</text:p>
          </table:table-cell>
        </table:table-row>
        <table:table-row table:style-name="Table3.2">
          <table:table-cell table:style-name="Table3.A2" office:value-type="string">
            <text:p text:style-name="P16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6"><text:reference-mark-start text:name="client.sess.id"/>clientSessionId<text:reference-mark-end text:name="client.sess.id"/>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<text:span text:style-name="T79">must</text:span> be unique for each session</text:p>
          </table:table-cell>
        </table:table-row>
        <table:table-row table:style-name="Table3.2">
          <table:table-cell table:style-name="Table3.A2" office:value-type="string">
            <text:p text:style-name="P16">clientEphemeralKey</text:p>
          </table:table-cell>
          <table:table-cell table:style-name="Table3.A2" office:value-type="string">
            <text:p text:style-name="P3">byte[<text:span text:style-name="T74"> </text:span>]</text:p>
          </table:table-cell>
          <table:table-cell table:style-name="Table3.C2" office:value-type="string">
            <text:p text:style-name="P9">SKS-created ephemeral ECDH key. <text:s/>See<text:span text:style-name="T78"> </text:span><text:span text:style-name="CrossRef"><text:span text:style-name="T78"><text:reference-ref text:reference-format="text" text:ref-name="client.pub.key">clientEphemeralKey</text:reference-ref></text:span></text:span></text:p>
          </table:table-cell>
        </table:table-row>
        <table:table-row table:style-name="Table3.2">
          <table:table-cell table:style-name="Table3.A2" office:value-type="string">
            <text:p text:style-name="P16"><text:reference-mark-start text:name="sess.att"/>attestation<text:reference-mark-end text:name="sess.att"/></text:p>
          </table:table-cell>
          <table:table-cell table:style-name="Table3.A2" office:value-type="string">
            <text:p text:style-name="P3">byte[<text:span text:style-name="T74"> </text:span>]</text:p>
          </table:table-cell>
          <table:table-cell table:style-name="Table3.C2" office:value-type="string">
            <text:p text:style-name="P7">Session creation attestation signature</text:p>
          </table:table-cell>
        </table:table-row>
        <table:table-row table:style-name="Table3.2">
          <table:table-cell table:style-name="Table3.A2" office:value-type="string">
            <text:p text:style-name="P16">provisioningHandle</text:p>
          </table:table-cell>
          <table:table-cell table:style-name="Table3.A2" office:value-type="string">
            <text:p text:style-name="P3">uint</text:p>
          </table:table-cell>
          <table:table-cell table:style-name="Table3.C2" office:value-type="string">
            <text:p text:style-name="P2">Non-zero local handle to created provisioning session</text:p>
          </table:table-cell>
        </table:table-row>
      </table:table>
      <text:p text:style-name="P49"/>
      <text:p text:style-name="P49"><text:span text:style-name="T98">createProvisioningSession</text:span><text:span text:style-name="T78"> establishes a </text:span><text:span text:style-name="T2">persistent session key</text:span><text:span text:style-name="T78"> that is only known by the issuer and the SKS for usage in subsequent provisioning steps. <text:s/>In addition, the SKS is </text:span><text:span text:style-name="T2">optionally</text:span><text:span text:style-name="T78"> authenticated by the issuer.</text:span></text:p>
      <text:p text:style-name="P42"/>
      <text:p text:style-name="P102"/>
      <text:p text:style-name="P42"/>
      <text:p text:style-name="P42"/>
      <text:p text:style-name="P92">Continued on the next page...</text:p>
      <text:p text:style-name="P92"/>
      <text:p text:style-name="P109">Shown below is the mandatory to support<text:span text:style-name="T141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4">https://webpki.github.io/sks/algorithm#session.1</text:p>
          </table:table-cell>
        </table:table-row>
        <table:table-row table:style-name="Table47.2">
          <table:table-cell table:style-name="Table47.A2" office:value-type="string">
            <text:list xml:id="list38385644" text:style-name="L2">
              <text:list-item>
                <text:p text:style-name="P182">Generate a for this SKS <text:span text:style-name="T2">unique</text:span> <text:span text:style-name="T90">clientSessionId</text:span></text:p>
              </text:list-item>
              <text:list-item>
                <text:p text:style-name="P172">Output <text:span text:style-name="T90">clientSessionId</text:span></text:p>
              </text:list-item>
              <text:list-item>
                <text:p text:style-name="P172">Generate an <text:span text:style-name="T2">ephemeral</text:span> ECDH key-pair <text:span text:style-name="T90">EKP</text:span> using <text:span text:style-name="T2">the same named curve</text:span> as <text:span text:style-name="T90">serverEphemeralKey</text:span></text:p>
              </text:list-item>
              <text:list-item>
                <text:p text:style-name="P171">Output <text:span text:style-name="T97">clientEphemeralKey</text:span> = <text:span text:style-name="T99">EKP.publicKey</text:span></text:p>
              </text:list-item>
              <text:list-item>
                <text:p text:style-name="P172">Apply the <text:span text:style-name="CrossRef"><text:reference-ref text:reference-format="text" text:ref-name="sp800-56a">SP800-56A</text:reference-ref></text:span> ECC CDH primitive on <text:span text:style-name="T90">EKP.privateKey</text:span> and <text:span text:style-name="T90">serverEphemeralKey</text:span> creating a shared secret <text:span text:style-name="T90">Z</text:span></text:p>
              </text:list-item>
              <text:list-item>
                <text:p text:style-name="P173">Define <text:span text:style-name="T2">internal</text:span> variable: byte[32] <text:reference-mark-start text:name="sess.key"/><text:span text:style-name="T90">sessionKey</text:span><text:reference-mark-end text:name="sess.key"/></text:p>
              </text:list-item>
              <text:list-item>
                <text:p text:style-name="P174">Set <text:span text:style-name="T90">sessionKey</text:span> = <text:span text:style-name="CrossRef"><text:span text:style-name="T78"><text:reference-ref text:reference-format="text" text:ref-name="HMAC_SHA256">HMAC-SHA256</text:reference-ref></text:span></text:span> (<text:span text:style-name="T90">Z</text:span>, <text:span text:style-name="T90">clientSessionId</text:span> || <text:tab/> <text:span text:style-name="T100">// KDF (Key Derivation Function)</text:span><text:line-break/><text:tab/><text:span text:style-name="T90">serverSessionId</text:span> ||<text:line-break/> <text:tab/><text:span text:style-name="T90">issuerUri</text:span> ||<text:line-break/><text:tab/><text:span text:style-name="CrossRef"><text:span text:style-name="T78"><text:reference-ref text:reference-format="text" text:ref-name="device.id">Device ID</text:reference-ref></text:span></text:span><text:span text:style-name="T68">)</text:span><text:tab/></text:p>
              </text:list-item>
              <text:list-item>
                <text:p text:style-name="P175"><text:span text:style-name="T68">Output</text:span><text:span text:style-name="T71"> </text:span><text:span text:style-name="T97">attestation</text:span><text:span text:style-name="T71"> </text:span><text:s/>= <text:span text:style-name="CrossRef"><text:span text:style-name="T78"><text:reference-ref text:reference-format="text" text:ref-name="sign">Sign</text:reference-ref></text:span></text:span><text:span text:style-name="T80"> </text:span><text:span text:style-name="T68">(</text:span><text:span text:style-name="CrossRef"><text:span text:style-name="T78"><text:reference-ref text:reference-format="text" text:ref-name="prov.sess.attest.key">attestationKey</text:reference-ref></text:span></text:span><text:span text:style-name="T68">,</text:span> <text:s text:c="4"/><text:tab/><text:span text:style-name="T100">// See remarks</text:span><text:line-break/><text:tab/><text:span text:style-name="T90">clientSessionId</text:span> ||<text:line-break/><text:tab/><text:span text:style-name="T90">serverSessionId</text:span> ||<text:line-break/><text:tab/><text:span text:style-name="T90">issuerUri</text:span> ||<text:line-break/><text:tab/><text:span text:style-name="CrossRef"><text:span text:style-name="T78"><text:reference-ref text:reference-format="text" text:ref-name="device.id">Device ID</text:reference-ref></text:span></text:span><text:span text:style-name="CrossRef"><text:span text:style-name="T20"> ||</text:span></text:span><text:span text:style-name="CrossRef"><text:span text:style-name="T78"><text:line-break/><text:tab/></text:span></text:span><text:span text:style-name="T94">sessionKeyAlgorithm</text:span> ||<text:line-break/><text:tab/><text:span text:style-name="T90">PrivacyEnabled</text:span> ||<text:span text:style-name="T94"><text:line-break/><text:tab/></text:span><text:span text:style-name="T90">serverEphemeralKey</text:span> ||<text:line-break/><text:tab/><text:span text:style-name="T90">EKP.publicKey</text:span> ||<text:line-break/><text:tab/><text:span text:style-name="T90">keyManagementKey</text:span> ||<text:line-break/><text:tab/><text:span text:style-name="T90">clientTime</text:span> ||<text:line-break/><text:tab/><text:span text:style-name="T90">sessionLifeTime</text:span> ||<text:line-break/><text:tab/><text:span text:style-name="T90">sessionKeyLimit</text:span> ||<text:line-break/><text:tab/><text:span text:style-name="T90">serverCertificate</text:span>)</text:p>
              </text:list-item>
              <text:list-item>
                <text:p text:style-name="P185">Define internal variable: ushort <text:reference-mark-start text:name="mac.seq.cnt"/><text:span text:style-name="T90">macSequenceCounter</text:span><text:reference-mark-end text:name="mac.seq.cnt"/> and set it to <text:span text:style-name="T2">zero</text:span></text:p>
              </text:list-item>
              <text:list-item>
                <text:p text:style-name="P185"><text:span text:style-name="T41">Store </text:span><text:span text:style-name="T90">sessionKey</text:span><text:span text:style-name="T41">, </text:span><text:span text:style-name="T94">sessionKeyAlgorithm</text:span><text:span text:style-name="T41">, </text:span><text:span text:style-name="T90">privacyEnabled</text:span><text:span text:style-name="T41">, </text:span><text:span text:style-name="T90">macSequenceCounter</text:span><text:span text:style-name="T41">, </text:span><text:span text:style-name="T90">clientSessionId</text:span><text:span text:style-name="T41">, </text:span><text:span text:style-name="T90">serverSessionId</text:span><text:span text:style-name="T41">, </text:span><text:span text:style-name="T90">issuerUri</text:span><text:span text:style-name="T41">, </text:span><text:span text:style-name="T90">keyManagementKey</text:span><text:span text:style-name="T41">, </text:span><text:span text:style-name="T97">clientTime</text:span><text:span text:style-name="T41">, </text:span><text:span text:style-name="T90">sessionLifeTime</text:span><text:span text:style-name="T41"> and </text:span><text:span text:style-name="T90">sessionKeyLimit</text:span><text:span text:style-name="T41"> in the </text:span><text:span text:style-name="CrossRef"><text:reference-ref text:reference-format="text" text:ref-name="cred.db">Credential Database</text:reference-ref></text:span><text:span text:style-name="CrossRef"> </text:span><text:span text:style-name="T41">and return a handle to the database entry in </text:span><text:span text:style-name="T90">provisioningHandle</text:span></text:p>
              </text:list-item>
              <text:list-item>
                <text:p text:style-name="P186">Output <text:span text:style-name="T90">provisioningHandle</text:span></text:p>
              </text:list-item>
            </text:list>
            <text:p text:style-name="P202"><text:span text:style-name="T61">Note that individual elements featured in the </text:span><text:span text:style-name="T67">arguments</text:span><text:span text:style-name="T61"> (e.g. </text:span><text:span text:style-name="T98">clientSessionId</text:span><text:span text:style-name="T61">) of the </text:span><text:span text:style-name="CrossRef"><text:span text:style-name="T78"><text:reference-ref text:reference-format="text" text:ref-name="sign">Sign</text:reference-ref></text:span></text:span><text:span text:style-name="T61"> and HMAC operations </text:span><text:span text:style-name="T64">must</text:span><text:span text:style-name="T61"> be represented as described in </text:span><text:span text:style-name="CrossRef"><text:span text:style-name="T78"><text:reference-ref text:reference-format="text" text:ref-name="datatypes">Data Types</text:reference-ref></text:span></text:span><text:span text:style-name="T64">.</text:span></text:p>
            <text:p text:style-name="P201"><text:span text:style-name="T60">See also </text:span><text:span text:style-name="CrossRef"><text:span text:style-name="T78"><text:reference-ref text:reference-format="text" text:ref-name="public.key.data">Public Key Data</text:reference-ref></text:span></text:span><text:span text:style-name="T60">.</text:span></text:p>
          </table:table-cell>
        </table:table-row>
      </table:table>
      <text:p text:style-name="P44"/>
      <text:p text:style-name="Text_20_body"><text:span text:style-name="T78">Creation of a session key is an </text:span><text:span text:style-name="T2">atomic</text:span><text:span text:style-name="T78"> operation.</text:span></text:p>
      <text:p text:style-name="P100"/>
      <text:p text:style-name="P42"/>
      <text:p text:style-name="P43"><text:span text:style-name="T78">Continued on the next page...</text:span></text:p>
      <text:p text:style-name="P106">Remarks</text:p>
      <text:p text:style-name="P44">If any succeeding operation in the same provisioning session, is regarded as incorrect by the SKS, <text:span text:style-name="T2">the session </text:span><text:span text:style-name="T1">must</text:span><text:span text:style-name="T2"> be terminated and removed from internal storage including all associated data created in the session.</text:span></text:p>
      <text:p text:style-name="P44">An SKS <text:span text:style-name="T37">should</text:span> only constrain the number of simultaneous sessions due to lack of storage.</text:p>
      <text:p text:style-name="P44">A provisioning session <text:span text:style-name="T37">should not</text:span> be terminated due to power down of an SKS.</text:p>
      <text:p text:style-name="Text_20_body"><text:span text:style-name="CrossRef"><text:span text:style-name="T78"><text:reference-ref text:reference-format="text" text:ref-name="sess.key.alg">sessionKeyAlgorithm</text:reference-ref></text:span></text:span><text:span text:style-name="T78"> defines the creation of </text:span><text:span text:style-name="CrossRef"><text:span text:style-name="T78"><text:reference-ref text:reference-format="text" text:ref-name="sess.key">sessionKey</text:reference-ref></text:span></text:span><text:span text:style-name="T78"> but also the integrity, confidentiality, and attestation mechanisms used during the provisioning session. <text:s/>See </text:span><text:span text:style-name="CrossRef"><text:span text:style-name="T78"><text:reference-ref text:reference-format="text" text:ref-name="sess.security.mech">Session Security Mechanisms</text:reference-ref></text:span></text:span><text:span text:style-name="T78">.</text:span></text:p>
      <text:p text:style-name="Text_20_body"><text:span text:style-name="T48">Using </text:span><text:span text:style-name="CrossRef"><text:span text:style-name="T78"><text:reference-ref text:reference-format="text" text:ref-name="keygen2">KeyGen2</text:reference-ref></text:span></text:span><text:span text:style-name="T48"> </text:span><text:reference-mark-start text:name="issueruri"/><text:span text:style-name="T94">issuerUri</text:span><text:reference-mark-end text:name="issueruri"/><text:span text:style-name="T48"> is the URL which </text:span><text:span text:style-name="T43">invoked</text:span><text:span text:style-name="T48"> </text:span><text:span text:style-name="CrossRef"><text:span text:style-name="T78"><text:reference-ref text:reference-format="text" text:ref-name="prov.sess.req">ProvisioningInitializationRequest</text:reference-ref></text:span></text:span><text:span text:style-name="T48">.</text:span></text:p>
      <text:p text:style-name="Text_20_body"><text:reference-mark-start text:name="iisuer.puk.key"/><text:span text:style-name="T99">serverEphemeralKey</text:span><text:reference-mark-end text:name="iisuer.puk.key"/><text:span text:style-name="T78"> and </text:span><text:reference-mark-start text:name="client.pub.key"/><text:span text:style-name="T98">clientEphemeralKey</text:span><text:reference-mark-end text:name="client.pub.key"/><text:span text:style-name="T48"> </text:span><text:span text:style-name="T51">must</text:span><text:span text:style-name="T48"> match the elliptic curve capabilities given by </text:span><text:span text:style-name="CrossRef"><text:span text:style-name="T78"><text:reference-ref text:reference-format="text" text:ref-name="getDeviceData">getDeviceInfo</text:reference-ref></text:span></text:span>.</text:p>
      <text:p text:style-name="Text_20_body"><text:span text:style-name="T84">In the </text:span><text:span text:style-name="CrossRef"><text:span text:style-name="T78"><text:reference-ref text:reference-format="text" text:ref-name="e2es">E2ES</text:reference-ref></text:span></text:span><text:span text:style-name="T84"> mode the </text:span><text:reference-mark-start text:name="sign"/><text:span text:style-name="T3">Sign</text:span><text:reference-mark-end text:name="sign"/><text:span text:style-name="T78"> function's </text:span><text:reference-mark-start text:name="prov.sess.attest.key"/><text:span text:style-name="T98">attestationKey</text:span><text:reference-mark-end text:name="prov.sess.attest.key"/><text:span text:style-name="T78"> is the </text:span><text:span text:style-name="CrossRef"><text:span text:style-name="T78"><text:reference-ref text:reference-format="text" text:ref-name="apk">Attestation Private Key</text:reference-ref></text:span></text:span><text:span text:style-name="T78"> (see </text:span><text:span text:style-name="CrossRef"><text:span text:style-name="T78"><text:reference-ref text:reference-format="text" text:ref-name="architecture">Architecture</text:reference-ref></text:span></text:span><text:span text:style-name="T78">) and </text:span><text:span text:style-name="T81">must</text:span><text:span text:style-name="T78"> use </text:span><text:span text:style-name="CrossRef"><text:span text:style-name="T78"><text:reference-ref text:reference-format="text" text:ref-name="pkcs1">PKCS #1</text:reference-ref></text:span></text:span><text:span text:style-name="T78"> RSASSA signatures for RSA keys and </text:span><text:span text:style-name="CrossRef"><text:span text:style-name="T78"><text:reference-ref text:reference-format="text" text:ref-name="ECDSA">ECDSA</text:reference-ref></text:span></text:span><text:span text:style-name="T78"> for EC keys with </text:span><text:span text:style-name="CrossRef"><text:span text:style-name="T78"><text:reference-ref text:reference-format="text" text:ref-name="SHA256">SHA256</text:reference-ref></text:span></text:span><text:span text:style-name="T78"> as the hash function. <text:s/>The distinction between RSA and ECDSA keys is performed through the </text:span><text:span text:style-name="CrossRef"><text:span text:style-name="T78"><text:reference-ref text:reference-format="text" text:ref-name="devcert">Device Certificate</text:reference-ref></text:span></text:span> (see <text:span text:style-name="CrossRef"><text:span text:style-name="T78"><text:reference-ref text:reference-format="text" text:ref-name="getDeviceData">getDeviceInfo</text:reference-ref></text:span></text:span>)<text:span text:style-name="CrossRef"><text:span text:style-name="T78"> </text:span></text:span><text:span text:style-name="T78">which in </text:span><text:span text:style-name="CrossRef"><text:span text:style-name="T78"><text:reference-ref text:reference-format="text" text:ref-name="keygen2">KeyGen2</text:reference-ref></text:span></text:span><text:span text:style-name="T78"> is supplied as well as a part of the response to the issuer.</text:span></text:p>
      <text:p text:style-name="Text_20_body"><text:span text:style-name="T78">In the </text:span><text:span text:style-name="CrossRef"><text:span text:style-name="T78"><text:reference-ref text:reference-format="text" text:ref-name="pep">Privacy Enabled Provisioning</text:reference-ref></text:span></text:span><text:span text:style-name="T78"> mode the </text:span><text:span text:style-name="T2">Sign</text:span><text:span text:style-name="T78"> function </text:span><text:span text:style-name="T80">must</text:span><text:span text:style-name="T78"> use </text:span><text:span text:style-name="CrossRef"><text:span text:style-name="T78"><text:reference-ref text:reference-format="text" text:ref-name="HMAC_SHA256">HMAC-SHA256</text:reference-ref></text:span></text:span><text:span text:style-name="T78"> with </text:span><text:span text:style-name="T98">sessionKey</text:span><text:span text:style-name="T78"> as the </text:span><text:span text:style-name="T98">attestationKey</text:span><text:span text:style-name="T78">.</text:span></text:p>
      <text:p text:style-name="Text_20_body"><text:span text:style-name="T98">provisioningHandle</text:span><text:span text:style-name="T78"> </text:span><text:span text:style-name="T81">must</text:span><text:span text:style-name="T78"> be </text:span><text:span text:style-name="T2">static</text:span><text:span text:style-name="T78">, </text:span><text:span text:style-name="T2">unique</text:span><text:span text:style-name="T78"> and never be reused.</text:span></text:p>
      <text:p text:style-name="Text_20_body"><text:span text:style-name="T78">The </text:span><text:span text:style-name="CrossRef"><text:span text:style-name="T33">clientTime</text:span></text:span><text:span text:style-name="T78"> attribute is g</text:span><text:span text:style-name="T46">athered by the local provisioning middleware and is typically derived from the operating system clock. <text:s/></text:span><text:span text:style-name="T78">When </text:span><text:reference-mark-start text:name="client.time"/><text:span text:style-name="T98">clientTime</text:span><text:reference-mark-end text:name="client.time"/><text:span text:style-name="T78"> is transferred through a protocol such as </text:span><text:span text:style-name="CrossRef"><text:span text:style-name="T78"><text:reference-ref text:reference-format="text" text:ref-name="keygen2">KeyGen2</text:reference-ref></text:span></text:span><text:span text:style-name="T78"> it </text:span><text:span text:style-name="T81">must</text:span><text:span text:style-name="T78"> always as a </text:span><text:span text:style-name="T2">minimum</text:span><text:span text:style-name="T78"> have seconds resolution otherwise serious interoperability issues will occur. <text:s/>Possible milliseconds </text:span><text:span text:style-name="T81">must</text:span><text:span text:style-name="T78"> though be </text:span><text:span text:style-name="T2">truncated</text:span><text:span text:style-name="T78"> during the HMAC calculation. <text:s/></text:span><text:span text:style-name="T98">clientTime</text:span><text:span text:style-name="T78"> </text:span><text:span text:style-name="T80">should</text:span><text:span text:style-name="T78"> be interpreted as a </text:span><text:span text:style-name="T2">32-bit unsigned integer</text:span><text:span text:style-name="T78"> to cope with the Y2038 problem.</text:span></text:p>
      <text:p text:style-name="Text_20_body"><text:span text:style-name="T78">It is </text:span><text:span text:style-name="T80">recommended</text:span><text:span text:style-name="T78"> setting </text:span><text:reference-mark-start text:name="sess.life.time"/><text:span text:style-name="T98">sessionLifeTime</text:span><text:reference-mark-end text:name="sess.life.time"/><text:span text:style-name="T78"> as low as possible to enable efficient automatic “cleanup” of possible aborted provisioning sessions.</text:span></text:p>
      <text:p text:style-name="Text_20_body"><text:span text:style-name="T78">The </text:span><text:reference-mark-start text:name="sess.key.op"/><text:span text:style-name="T94">sessionKeyLimit</text:span><text:reference-mark-end text:name="sess.key.op"/><text:span text:style-name="T78"> attribute </text:span><text:span text:style-name="T81">must</text:span><text:span text:style-name="T78"> be large enough to handle all </text:span><text:span text:style-name="CrossRef"><text:span text:style-name="T78"><text:reference-ref text:reference-format="text" text:ref-name="sess.key">sessionKey</text:reference-ref></text:span></text:span><text:span text:style-name="T78"> related operations required during the rest of the provisioning session, otherwise the session </text:span><text:span text:style-name="T81">must</text:span><text:span text:style-name="T78"> be terminated. <text:s/></text:span><text:span text:style-name="T48"><text:s/>See </text:span><text:span text:style-name="CrossRef"><text:span text:style-name="T78"><text:reference-ref text:reference-format="text" text:ref-name="sess.security.mech">Session Security Mechanisms</text:reference-ref></text:span></text:span><text:span text:style-name="T78">. <text:s/>Note that methods like </text:span><text:span text:style-name="CrossRef"><text:span text:style-name="T78"><text:reference-ref text:reference-format="text" text:ref-name="setpiggybacked">importSymmetricKey</text:reference-ref></text:span></text:span><text:span text:style-name="T78"> and </text:span><text:span text:style-name="CrossRef"><text:span text:style-name="T78"><text:reference-ref text:reference-format="text" text:ref-name="pp.delkey">postDeleteKey</text:reference-ref></text:span></text:span><text:span text:style-name="T78"> actually use </text:span><text:span text:style-name="T2">two</text:span><text:span text:style-name="T78"> </text:span><text:span text:style-name="CrossRef"><text:span text:style-name="T78"><text:reference-ref text:reference-format="text" text:ref-name="sess.key">sessionKey</text:reference-ref></text:span></text:span><text:span text:style-name="T78"> operations</text:span>.</text:p>
      <text:p text:style-name="Text_20_body"><text:span text:style-name="T78">A </text:span><text:reference-mark-start text:name="key.mgr.key"/><text:span text:style-name="T98">keyManagementKey</text:span><text:reference-mark-end text:name="key.mgr.key"/><text:span text:style-name="T78"> </text:span><text:span text:style-name="T80">must</text:span><text:span text:style-name="T78"> be supplied if provisioned objects should be </text:span><text:span text:style-name="T2">updatable in a future session</text:span><text:span text:style-name="T78"> (see </text:span><text:span text:style-name="CrossRef"><text:span text:style-name="T78"><text:reference-ref text:reference-format="text" text:ref-name="pp.delkey">postDeleteKey</text:reference-ref></text:span></text:span><text:span text:style-name="CrossRef"><text:span text:style-name="T19">, </text:span></text:span><text:span text:style-name="CrossRef"><text:span text:style-name="T78"><text:reference-ref text:reference-format="text" text:ref-name="pp.unlockkey">postUnlockKey</text:reference-ref></text:span></text:span><text:span text:style-name="CrossRef"><text:span text:style-name="T19">, </text:span></text:span><text:span text:style-name="CrossRef"><text:span text:style-name="T78"><text:reference-ref text:reference-format="text" text:ref-name="pp.uodate">postUpdateKey</text:reference-ref></text:span></text:span><text:span text:style-name="CrossRef"><text:span text:style-name="T19">, and </text:span></text:span><text:span text:style-name="CrossRef"><text:span text:style-name="T78"><text:reference-ref text:reference-format="text" text:ref-name="pp_clonekeyprot">postCloneKeyProtection</text:reference-ref></text:span></text:span><text:span text:style-name="T78">), else this item </text:span><text:span text:style-name="T80">must</text:span><text:span text:style-name="T78"> be a zero-length array.</text:span></text:p>
      <text:p text:style-name="Text_20_body"><text:span text:style-name="T78">A</text:span><text:span text:style-name="T84"> </text:span><text:span text:style-name="T98">keyManagementKey</text:span><text:span text:style-name="T78"> </text:span><text:span text:style-name="T81">must</text:span><text:span text:style-name="T78"> either be an RSA or an </text:span><text:span text:style-name="CrossRef"><text:span text:style-name="T78"><text:reference-ref text:reference-format="text" text:ref-name="ECDSA">ECDSA</text:reference-ref></text:span></text:span><text:span text:style-name="T78"> public key</text:span><text:span text:style-name="T48">, </text:span><text:span text:style-name="T78">compatible with the SKS </text:span><text:span text:style-name="CrossRef"><text:span text:style-name="T78"><text:reference-ref text:reference-format="text" text:ref-name="algo.support">Algorithm Support</text:reference-ref></text:span></text:span><text:span text:style-name="T78">.</text:span></text:p>
      <text:p text:style-name="Text_20_body"><text:span text:style-name="T98">serverCertificate</text:span><text:span text:style-name="T78"> holds the</text:span><text:span text:style-name="T48"> </text:span><text:span text:style-name="CrossRef"><text:span text:style-name="T78"><text:reference-ref text:reference-format="text" text:ref-name="X.509">X.509</text:reference-ref></text:span></text:span><text:span text:style-name="T48"> DER formatted issuer server certificate retrieved during </text:span><text:span text:style-name="CrossRef"><text:span text:style-name="T78"><text:reference-ref text:reference-format="text" text:ref-name="keygen2">KeyGen2</text:reference-ref></text:span></text:span><text:span text:style-name="T48"> initialization (through the HTTPS connection).</text:span></text:p>
      <text:p text:style-name="Standard"><text:line-break/></text:p>
      <text:p text:style-name="Standard"/>
      <text:p text:style-name="Standard"/>
      <text:p text:style-name="P92">Continued on the next page...</text:p>
      <text:p text:style-name="P93"/>
      <text:p text:style-name="P109"><text:span text:style-name="T87">When using </text:span><text:span text:style-name="CrossRef"><text:reference-ref text:reference-format="text" text:ref-name="keygen2">KeyGen2</text:reference-ref></text:span><text:span text:style-name="T87"> the </text:span><text:span text:style-name="T3">input</text:span><text:span text:style-name="T87"> to </text:span><text:span text:style-name="T98">createProvisioningSession</text:span><text:span text:style-name="T87"> is expressed as shown (in the </text:span><text:span text:style-name="CrossRef"><text:reference-ref text:reference-format="text" text:ref-name="e2es">E2ES</text:reference-ref></text:span><text:span text:style-name="T87"> mode)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41"><text:span text:style-name="T112">{</text:span><text:span text:style-name="T22"><text:line-break/></text:span><text:span text:style-name="T110">    </text:span><text:span text:style-name="T112">"</text:span><text:span text:style-name="T121">@context</text:span><text:span text:style-name="T112">": "</text:span><text:span text:style-name="T131">https://webpki.github.io/keygen2"</text:span><text:span text:style-name="T112">,</text:span><text:span text:style-name="T22"><text:line-break/></text:span><text:span text:style-name="T110">    </text:span><text:span text:style-name="T112">"</text:span><text:span text:style-name="T121">@qualifier</text:span><text:span text:style-name="T112">": "</text:span><text:reference-mark-start text:name="prov.sess.req"/><text:span text:style-name="T130">ProvisioningInitializationRequest</text:span><text:reference-mark-end text:name="prov.sess.req"/><text:span text:style-name="T112">",</text:span><text:span text:style-name="T22"><text:line-break/></text:span><text:span text:style-name="T110">    </text:span><text:span text:style-name="T112">"</text:span><text:span text:style-name="T125">serverSessionId</text:span><text:span text:style-name="T112">": "</text:span><text:span text:style-name="T130">14153858604BE5OTXkwbax23nsIxS3gh</text:span><text:span text:style-name="T112">",</text:span><text:span text:style-name="T22"><text:line-break/></text:span><text:span text:style-name="T110">    </text:span><text:span text:style-name="T112">"</text:span><text:span text:style-name="T125">serverTime</text:span><text:span text:style-name="T112">": "</text:span><text:span text:style-name="T130">2020-01-08T10:00:17Z</text:span><text:span text:style-name="T112">",</text:span><text:span text:style-name="T22"><text:line-break/></text:span><text:span text:style-name="T110">    </text:span><text:span text:style-name="T112">"</text:span><text:span text:style-name="T125">sessionKeyAlgorithm</text:span><text:span text:style-name="T112">": "</text:span><text:span text:style-name="T130">https://webpki.github.io/sks/algorithm#session.1</text:span><text:span text:style-name="T112">",</text:span><text:span text:style-name="T22"><text:line-break/></text:span><text:span text:style-name="T110">    </text:span><text:span text:style-name="T112">"</text:span><text:span text:style-name="T125">sessionKeyLimit</text:span><text:span text:style-name="T112">": </text:span><text:span text:style-name="T135">50</text:span><text:span text:style-name="T112">,</text:span><text:span text:style-name="T22"><text:line-break/></text:span><text:span text:style-name="T110">    </text:span><text:span text:style-name="T112">"</text:span><text:span text:style-name="T125">sessionLifeTime</text:span><text:span text:style-name="T112">": </text:span><text:span text:style-name="T135">10000</text:span><text:span text:style-name="T112">,</text:span><text:span text:style-name="T22"><text:line-break/></text:span><text:span text:style-name="T110">    </text:span><text:span text:style-name="T112">"</text:span><text:span text:style-name="T125">serverEphemeralKey</text:span><text:span text:style-name="T112">": {</text:span><text:span text:style-name="T22"><text:line-break/></text:span><text:span text:style-name="T116">        </text:span><text:span text:style-name="T115">"</text:span><text:span text:style-name="T127">kty</text:span><text:span text:style-name="T115">": "</text:span><text:span text:style-name="T134">EC</text:span><text:span text:style-name="T115">",</text:span><text:span text:style-name="T140"><text:line-break/></text:span><text:span text:style-name="T116">        </text:span><text:span text:style-name="T115">"</text:span><text:span text:style-name="T127">crv</text:span><text:span text:style-name="T115">": "</text:span><text:span text:style-name="T134">P-256</text:span><text:span text:style-name="T115">",</text:span><text:span text:style-name="T140"><text:line-break/></text:span><text:span text:style-name="T110">        </text:span><text:span text:style-name="T112">"</text:span><text:span text:style-name="T125">x</text:span><text:span text:style-name="T112">": "</text:span><text:span text:style-name="T130">lNxNvAUEE8t7DSQBft93LVSXxKCiVjhbWWfyg023FCk"</text:span><text:span text:style-name="T112">,</text:span><text:span text:style-name="T22"><text:line-break/></text:span><text:span text:style-name="T110">        </text:span><text:span text:style-name="T112">"</text:span><text:span text:style-name="T125">y</text:span><text:span text:style-name="T112">": "</text:span><text:span text:style-name="T130">LmTlQxXB3LgZrNLmhOfMaCnDizczC_RfQ6Kx8iNwfFA"</text:span><text:span text:style-name="T22"><text:line-break/></text:span><text:span text:style-name="T110">    </text:span><text:span text:style-name="T112">},</text:span><text:span text:style-name="T22"><text:line-break/></text:span><text:span text:style-name="T110">    </text:span><text:span text:style-name="T112">"</text:span><text:span text:style-name="T125">keyManagementKey</text:span><text:span text:style-name="T112">": {</text:span><text:span text:style-name="T22"><text:line-break/></text:span><text:span text:style-name="T116">        </text:span><text:span text:style-name="T115">"</text:span><text:span text:style-name="T127">kty</text:span><text:span text:style-name="T115">": "</text:span><text:span text:style-name="T134">RSA</text:span><text:span text:style-name="T115">",</text:span><text:span text:style-name="T140"><text:line-break/></text:span><text:span text:style-name="T110">        </text:span><text:span text:style-name="T112">"</text:span><text:span text:style-name="T125">n</text:span><text:span text:style-name="T112">": "</text:span><text:span text:style-name="T130">jvct15zkH0lw2OwFCn</text:span><text:span text:style-name="T106"> … </text:span><text:span text:style-name="T130">vPFX7K1GqLdnumNHNrY1YQ"</text:span><text:span text:style-name="T112">,</text:span><text:span text:style-name="T22"><text:line-break/></text:span><text:span text:style-name="T110">        </text:span><text:span text:style-name="T112">"</text:span><text:span text:style-name="T125">e</text:span><text:span text:style-name="T112">": "</text:span><text:span text:style-name="T130">AQAB</text:span><text:span text:style-name="T112">"</text:span><text:span text:style-name="T22"><text:line-break/></text:span><text:span text:style-name="T110">    </text:span><text:span text:style-name="T112">}</text:span><text:span text:style-name="T22"><text:line-break/></text:span><text:span text:style-name="T112">}</text:span><text:span text:style-name="T22"> </text:span></text:p>
          </table:table-cell>
        </table:table-row>
      </table:table>
      <text:p text:style-name="Text_20_body"/>
      <text:p text:style-name="Text_20_body">Notes:</text:p>
      <text:p text:style-name="Text_20_body">The <text:span text:style-name="CrossRef"><text:reference-ref text:reference-format="text" text:ref-name="key.mgr.key">keyManagementKey</text:reference-ref></text:span> object is <text:span text:style-name="T2">optional</text:span>. <text:s/>See also <text:span text:style-name="CrossRef"><text:reference-ref text:reference-format="text" text:ref-name="update.kmk">updateKeyManagementKey</text:reference-ref></text:span><text:span text:style-name="T87">.</text:span></text:p>
      <text:p text:style-name="Text_20_body"><text:span text:style-name="T98">serverTime</text:span> is simply a reference and possible “sanity control” for the client.</text:p>
      <text:p text:style-name="P50"/>
      <text:p text:style-name="Text_20_body"/>
      <text:p text:style-name="P42"/>
      <text:p text:style-name="P102"/>
      <text:p text:style-name="P62">Continued on the next page...</text:p>
      <text:p text:style-name="P109"><text:span text:style-name="T87">When using </text:span><text:span text:style-name="CrossRef"><text:reference-ref text:reference-format="text" text:ref-name="keygen2">KeyGen2</text:reference-ref></text:span><text:span text:style-name="T87"> the </text:span><text:span text:style-name="T3">output</text:span><text:span text:style-name="T87"> from </text:span><text:span text:style-name="T98">createProvisioningSession</text:span><text:span text:style-name="T87"> is translated as shown in the example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141"><text:span text:style-name="T114">{</text:span><text:span text:style-name="T13"><text:line-break/></text:span><text:span text:style-name="T113">    </text:span><text:span text:style-name="T114">"</text:span><text:span text:style-name="T121">@context</text:span><text:span text:style-name="T114">": "</text:span><text:span text:style-name="T133">https://webpki.github.io/keygen2</text:span><text:span text:style-name="T108">"</text:span><text:span text:style-name="T114">,</text:span><text:span text:style-name="T13"><text:line-break/></text:span><text:span text:style-name="T113">    </text:span><text:span text:style-name="T114">"</text:span><text:span text:style-name="T121">@qualifier</text:span><text:span text:style-name="T114">": "</text:span><text:reference-mark-start text:name="prov.sess.resp"/><text:span text:style-name="T133">ProvisioningInitializationResponse</text:span><text:reference-mark-end text:name="prov.sess.resp"/><text:span text:style-name="T114">",</text:span><text:span text:style-name="T13"><text:line-break/></text:span><text:span text:style-name="T113">    </text:span><text:span text:style-name="T114">"</text:span><text:span text:style-name="T126">serverSessionId</text:span><text:span text:style-name="T114">": "</text:span><text:span text:style-name="T133">14153858604BE5OTXkwbax23nsIxS3gh</text:span><text:span text:style-name="T114">",</text:span><text:span text:style-name="T13"><text:line-break/></text:span><text:span text:style-name="T113">    </text:span><text:span text:style-name="T114">"</text:span><text:span text:style-name="T126">clientSessionId</text:span><text:span text:style-name="T114">": "</text:span><text:span text:style-name="T133">QqTlcUH_Md7_i2dP4S5VKYmmYsbUbzGL</text:span><text:span text:style-name="T114">",</text:span><text:span text:style-name="T13"><text:line-break/></text:span><text:span text:style-name="T113">    </text:span><text:span text:style-name="T114">"</text:span><text:span text:style-name="T126">serverTime</text:span><text:span text:style-name="T114">": "</text:span><text:span text:style-name="T133">2020-01-08T10:00:17Z</text:span><text:span text:style-name="T114">",</text:span><text:span text:style-name="T13"><text:line-break/></text:span><text:span text:style-name="T113">    </text:span><text:span text:style-name="T114">"</text:span><text:span text:style-name="T126">clientTime</text:span><text:span text:style-name="T114">": "</text:span><text:span text:style-name="T133">2020-01-08T12:00:19+02:00</text:span><text:span text:style-name="T114">",</text:span><text:span text:style-name="T13"><text:line-break/></text:span><text:span text:style-name="T113">    </text:span><text:span text:style-name="T114">"</text:span><text:span text:style-name="T126">clientEphemeralKey</text:span><text:span text:style-name="T114">": {</text:span><text:span text:style-name="T13"><text:line-break/></text:span><text:span text:style-name="T113">        </text:span><text:span text:style-name="T114">"</text:span><text:span text:style-name="T126">kty</text:span><text:span text:style-name="T114">": "</text:span><text:span text:style-name="T133">EC</text:span><text:span text:style-name="T114">",</text:span><text:span text:style-name="T142"><text:line-break/></text:span><text:span text:style-name="T113">        </text:span><text:span text:style-name="T114">"</text:span><text:span text:style-name="T126">crv</text:span><text:span text:style-name="T114">": "</text:span><text:span text:style-name="T133">P-256</text:span><text:span text:style-name="T114">",</text:span><text:span text:style-name="T142"><text:line-break/></text:span><text:span text:style-name="T113">        </text:span><text:span text:style-name="T114">"</text:span><text:span text:style-name="T126">x</text:span><text:span text:style-name="T114">": "</text:span><text:span text:style-name="T133">lNxNvAUEE8t7DSQBft93LVSXxKCiVjhbWWfyg023FCk"</text:span><text:span text:style-name="T114">,</text:span><text:span text:style-name="T13"><text:line-break/></text:span><text:span text:style-name="T113">        </text:span><text:span text:style-name="T114">"</text:span><text:span text:style-name="T126">y</text:span><text:span text:style-name="T114">": "</text:span><text:span text:style-name="T133">LmTlQxXB3LgZrNLmhOfMaCnDizczC_RfQ6Kx8iNwfFA"</text:span><text:span text:style-name="T13"><text:line-break/></text:span><text:span text:style-name="T113">    </text:span><text:span text:style-name="T114">},</text:span><text:span text:style-name="T13"><text:line-break/></text:span><text:span text:style-name="T113">    </text:span><text:span text:style-name="T114">"</text:span><text:span text:style-name="T126">deviceInfo</text:span><text:span text:style-name="T114">": {</text:span><text:span text:style-name="T13"><text:line-break/></text:span><text:span text:style-name="T113">        </text:span><text:span text:style-name="T114">"</text:span><text:span text:style-name="T126">certificatePath</text:span><text:span text:style-name="T114">": [</text:span><text:span text:style-name="T13"><text:line-break/></text:span><text:span text:style-name="T113">            </text:span><text:span text:style-name="T114">"</text:span><text:span text:style-name="T133">MIIClzCCAX-gAwIBAgI … uk9W/uNIHdoyQn19w"</text:span><text:span text:style-name="T114">,</text:span><text:span text:style-name="T13"><text:line-break/></text:span><text:span text:style-name="T113">            </text:span><text:span text:style-name="T114">"</text:span><text:span text:style-name="T133">MIIDZjCCAk6gAwIBAgI … xOmZyH10xvpsnmokg"</text:span><text:span text:style-name="T114">,</text:span><text:span text:style-name="T13"><text:line-break/></text:span><text:span text:style-name="T113">            </text:span><text:span text:style-name="T114">"</text:span><text:span text:style-name="T133">MIIDZjCCAk6gAwIBAgI … ObXiOInYgeKdK-Dw"</text:span><text:span text:style-name="T13"><text:line-break/></text:span><text:span text:style-name="T113">        </text:span><text:span text:style-name="T114">]</text:span><text:span text:style-name="T13"><text:line-break/></text:span><text:span text:style-name="T113">    </text:span><text:span text:style-name="T114">},</text:span><text:span text:style-name="T13"><text:line-break/></text:span><text:span text:style-name="T114">    "</text:span><text:span text:style-name="T126">attestation</text:span><text:span text:style-name="T114">": "</text:span><text:span text:style-name="T133">Tgzvnr_k266LMXinVm</text:span><text:span text:style-name="T108"> … </text:span><text:span text:style-name="T133">7pkJnYipIf9xjOuUJD6OYs"</text:span><text:span text:style-name="T114"><text:line-break/>}</text:span><text:span text:style-name="T13"> </text:span></text:p>
          </table:table-cell>
        </table:table-row>
      </table:table>
      <text:p text:style-name="Text_20_body"/>
      <text:p text:style-name="Text_20_body">Notes:</text:p>
      <text:p text:style-name="Text_20_body"><text:span text:style-name="T87">In the </text:span><text:span text:style-name="CrossRef"><text:span text:style-name="T78"><text:reference-ref text:reference-format="text" text:ref-name="e2es">E2ES</text:reference-ref></text:span></text:span><text:span text:style-name="T87"> mode the </text:span><text:span text:style-name="T30">deviceInfo</text:span><text:span text:style-name="T87"> </text:span><text:span text:style-name="T38">must</text:span><text:span text:style-name="T87"> be available for verification of the </text:span><text:span text:style-name="T30">attestation</text:span><text:span text:style-name="T87"> signature as well as for identification of the SKS container. <text:s/>The </text:span><text:span text:style-name="T30">deviceInfo</text:span> <text:span text:style-name="T38">must</text:span> supply the full <text:span text:style-name="CrossRef"><text:reference-ref text:reference-format="text" text:ref-name="devcert">Device Certificate</text:reference-ref></text:span> path as provided by <text:span text:style-name="CrossRef"><text:reference-ref text:reference-format="text" text:ref-name="getDeviceData">getDeviceInfo</text:reference-ref></text:span>.</text:p>
      <text:p text:style-name="Text_20_body"><text:span text:style-name="T78">In the </text:span><text:span text:style-name="CrossRef"><text:span text:style-name="T78"><text:reference-ref text:reference-format="text" text:ref-name="pep">Privacy Enabled Provisioning</text:reference-ref></text:span></text:span><text:span text:style-name="T78"> mode the </text:span><text:span text:style-name="T28">deviceInfo</text:span><text:span text:style-name="T78"> </text:span><text:span text:style-name="T80">must not</text:span><text:span text:style-name="T84"> be emitted.</text:span></text:p>
      <text:p text:style-name="Text_20_body"><text:span text:style-name="T93">serverTime</text:span><text:span text:style-name="T87"> </text:span><text:span text:style-name="T38">must</text:span><text:span text:style-name="T87"> contain a verbatim copy of the same attribute received in the </text:span><text:span text:style-name="CrossRef"><text:span text:style-name="T78"><text:reference-ref text:reference-format="text" text:ref-name="prov.sess.req">ProvisioningInitializationRequest</text:reference-ref></text:span></text:span><text:span text:style-name="T87">.</text:span></text:p>
      <text:p text:style-name="P50"/>
      <text:p text:style-name="P62">Continued on the next page...</text:p>
      <text:p text:style-name="P109">On the server side the following steps <text:span text:style-name="T37">should</text:span> be performed:</text:p>
      <text:p text:style-name="Standard"/>
      <table:table table:name="Table74" table:style-name="Table74">
        <table:table-column table:style-name="Table74.A"/>
        <table:table-row table:style-name="Table74.1">
          <table:table-cell table:style-name="Table74.A1" office:value-type="string">
            <text:p text:style-name="P24">Server Response Validation</text:p>
          </table:table-cell>
        </table:table-row>
        <table:table-row table:style-name="Table74.2">
          <table:table-cell table:style-name="Table74.A2" office:value-type="string">
            <text:list xml:id="list41710768" text:continue-numbering="true" text:style-name="L2">
              <text:list-item>
                <text:p text:style-name="P187">Decide if the received <text:span text:style-name="T30">deviceInfo</text:span><text:span text:style-name="CrossRef"> </text:span>featured in the <text:span text:style-name="CrossRef"><text:span text:style-name="T78"><text:reference-ref text:reference-format="text" text:ref-name="prov.sess.resp">ProvisioningInitializationResponse</text:reference-ref></text:span></text:span> message is to be accepted/trusted</text:p>
              </text:list-item>
              <text:list-item>
                <text:p text:style-name="P185">Run the the same <text:span text:style-name="CrossRef"><text:reference-ref text:reference-format="text" text:ref-name="sp800-56a">SP800-56A</text:reference-ref></text:span> procedure and KDF as for the SKS but now using <text:span text:style-name="T90">clientEphemeralKey</text:span> and the saved private key of <text:span text:style-name="T90">serverEphemeralKey</text:span> to obtain <text:span text:style-name="CrossRef"><text:reference-ref text:reference-format="text" text:ref-name="sess.key">sessionKey</text:reference-ref></text:span></text:p>
              </text:list-item>
              <text:list-item>
                <text:p text:style-name="P188"><text:span text:style-name="T78">Perform a </text:span><text:span text:style-name="T2">Verify</text:span><text:span text:style-name="T78"> </text:span><text:span text:style-name="T68">(</text:span><text:span text:style-name="CrossRef"><text:reference-ref text:reference-format="text" text:ref-name="devcert">Device Certificate</text:reference-ref></text:span><text:span text:style-name="T98">.publicKey</text:span><text:span text:style-name="T68">,<text:tab/></text:span><text:span text:style-name="T102">// Received</text:span><text:span text:style-name="T68"><text:line-break/><text:tab/></text:span><text:span text:style-name="CrossRef"><text:span text:style-name="T78"><text:reference-ref text:reference-format="text" text:ref-name="sess.att">attestation</text:reference-ref></text:span></text:span><text:span text:style-name="T53">,<text:tab/></text:span><text:span text:style-name="T102">// Received (holds a signature)</text:span><text:line-break/><text:tab/><text:span text:style-name="T90">clientSessionId</text:span> ||<text:tab/><text:span text:style-name="T102">// Received</text:span><text:line-break/><text:tab/><text:span text:style-name="T90">serverSessionId</text:span> ||<text:tab/><text:span text:style-name="T101">// Saved</text:span><text:line-break/><text:tab/><text:span text:style-name="T90">issuerUri</text:span> ||<text:tab/><text:span text:style-name="T101">// Saved</text:span><text:line-break/><text:tab/><text:span text:style-name="CrossRef"><text:span text:style-name="T78"><text:reference-ref text:reference-format="text" text:ref-name="device.id">Device ID</text:reference-ref></text:span></text:span><text:span text:style-name="CrossRef"><text:span text:style-name="T20"> ||<text:tab/></text:span></text:span><text:span text:style-name="CrossRef"><text:span text:style-name="T103">// Saved</text:span></text:span><text:span text:style-name="CrossRef"><text:span text:style-name="T20"><text:line-break/><text:tab/></text:span></text:span><text:span text:style-name="CrossRef"><text:span text:style-name="T78"><text:reference-ref text:reference-format="text" text:ref-name="sess.key.alg">sessionKeyAlgorithm</text:reference-ref></text:span></text:span> ||<text:tab/><text:span text:style-name="T101">// Saved<text:line-break/><text:tab/></text:span><text:span text:style-name="T24">privacyEnabled</text:span><text:span text:style-name="T18"> ||<text:tab/></text:span><text:span text:style-name="T101">// Saved</text:span><text:line-break/><text:tab/><text:span text:style-name="T90">serverEphemeralKey</text:span> ||<text:tab/><text:span text:style-name="T101">// Saved</text:span><text:line-break/><text:tab/><text:span text:style-name="T90">clientEphemeralKey</text:span> ||<text:tab/><text:span text:style-name="T101">// Received</text:span><text:line-break/><text:tab/>k<text:span text:style-name="T90">eyManagementKey</text:span> ||<text:tab/><text:span text:style-name="T101">// Saved</text:span><text:line-break/><text:tab/><text:span text:style-name="T90">clientTime</text:span> ||<text:tab/><text:span text:style-name="T101">// Received</text:span><text:line-break/><text:tab/><text:span text:style-name="T90">sessionLifeTime</text:span> ||<text:tab/><text:span text:style-name="T101">// Saved</text:span><text:line-break/><text:tab/><text:span text:style-name="T90">sessionKeyLimit</text:span> ||<text:tab/><text:span text:style-name="T101">// Saved<text:line-break/></text:span><text:tab/><text:span text:style-name="T90">serverCertificate</text:span>))<text:tab/><text:span text:style-name="T101">// Known by the issuer<text:line-break/></text:span></text:p>
              </text:list-item>
            </text:list>
          </table:table-cell>
        </table:table-row>
      </table:table>
      <text:p text:style-name="Text_20_body"/>
      <text:p text:style-name="P42">If the test above succeeds the issuer server may continue with the actual provisioning process.</text:p>
      <text:p text:style-name="P49"><text:span text:style-name="T87">Note that in the </text:span><text:span text:style-name="CrossRef"><text:span text:style-name="T85"><text:reference-ref text:reference-format="text" text:ref-name="pep">Privacy Enabled Provisioning</text:reference-ref></text:span></text:span><text:span text:style-name="T87"> mode the </text:span><text:span text:style-name="T30">deviceInfo</text:span><text:span text:style-name="T87"> does not apply, and the asymmetric key </text:span><text:span text:style-name="T3">Verify</text:span><text:span text:style-name="T84"> operation is r</text:span><text:span text:style-name="T87">eplaced by a comparison between </text:span><text:span text:style-name="CrossRef"><text:span text:style-name="T78"><text:reference-ref text:reference-format="text" text:ref-name="sess.att">attestation</text:reference-ref></text:span></text:span><text:span text:style-name="T87"> and the output from the </text:span><text:span text:style-name="CrossRef"><text:span text:style-name="T85"><text:reference-ref text:reference-format="text" text:ref-name="HMAC_SHA256">HMAC-SHA256</text:reference-ref></text:span></text:span><text:span text:style-name="T87">.</text:span></text:p>
      <text:h text:style-name="P163" text:outline-level="3"><text:bookmark text:name="__RefHeading__15275_972012461"/><text:reference-mark-start text:name="closeProvisioningSession"/>closeProvisioningSession<text:reference-mark-end text:name="closeProvisioningSession"/> [3]<text:bookmark-end text:name="__RefHeading__15275_972012461"/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3">Name</text:p>
          </table:table-cell>
          <table:table-cell table:style-name="Table10.A1" office:value-type="string">
            <text:p text:style-name="P13">Typ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10.2">
          <table:table-cell table:style-name="Table10.A2" office:value-type="string">
            <text:p text:style-name="P16">provisioningHandle</text:p>
          </table:table-cell>
          <table:table-cell table:style-name="Table10.A2" office:value-type="string">
            <text:p text:style-name="P3">uint</text:p>
          </table:table-cell>
          <table:table-cell table:style-name="Table10.C2" office:value-type="string">
            <text:p text:style-name="P2">Local handle to an <text:span text:style-name="T2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6">nonce</text:p>
          </table:table-cell>
          <table:table-cell table:style-name="Table10.A2" office:value-type="string">
            <text:p text:style-name="P3">byte[<text:span text:style-name="T74"> </text:span>]</text:p>
          </table:table-cell>
          <table:table-cell table:style-name="Table10.C2" office:value-type="string">
            <text:p text:style-name="P2">Server generated 1-32 byte nonce value</text:p>
          </table:table-cell>
        </table:table-row>
        <table:table-row table:style-name="Table10.2">
          <table:table-cell table:style-name="Table10.A2" office:value-type="string">
            <text:p text:style-name="P16">mac</text:p>
          </table:table-cell>
          <table:table-cell table:style-name="Table10.A2" office:value-type="string">
            <text:p text:style-name="P3">byte<text:span text:style-name="T73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3">Name</text:p>
          </table:table-cell>
          <table:table-cell table:style-name="Table11.A1" office:value-type="string">
            <text:p text:style-name="P13">Type</text:p>
          </table:table-cell>
          <table:table-cell table:style-name="Table11.C1" office:value-type="string">
            <text:p text:style-name="P13">Description</text:p>
          </table:table-cell>
        </table:table-row>
        <table:table-row table:style-name="Table11.2">
          <table:table-cell table:style-name="Table11.A2" office:value-type="string">
            <text:p text:style-name="P16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6">attestation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<text:span text:style-name="T87">Session terminate success attestation signature</text:span>. <text:s/>See <text:span text:style-name="CrossRef"><text:reference-ref text:reference-format="text" text:ref-name="close.att">attestation</text:reference-ref></text:span> </text:p>
          </table:table-cell>
        </table:table-row>
      </table:table>
      <text:p text:style-name="P49"/>
      <text:p text:style-name="Text_20_body"><text:span text:style-name="T90">closeProvisioningSession</text:span> terminates a provisioning session and returns a proof of successful operation to the issuer. <text:s/>However, success status <text:span text:style-name="T37">must</text:span> only be returned if <text:span text:style-name="T2">all</text:span> of the following conditions are valid:</text:p>
      <text:list xml:id="list41693822" text:continue-numbering="true" text:style-name="L2">
        <text:list-item>
          <text:p text:style-name="P183">There is an open provisioning session associated with <text:span text:style-name="T90">provisioningHandle</text:span></text:p>
        </text:list-item>
        <text:list-item>
          <text:p text:style-name="P171">The <text:span text:style-name="T94">mac</text:span><text:span text:style-name="T46"> computes correctly using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    <text:p text:style-name="P171"><text:span text:style-name="T46"><text:s text:c="8"/></text:span><text:span text:style-name="T44">Data = </text:span><text:span text:style-name="CrossRef"><text:span text:style-name="T78"><text:reference-ref text:reference-format="text" text:ref-name="client.sess.id">clientSessionId</text:reference-ref></text:span></text:span><text:span text:style-name="T41"> || </text:span><text:span text:style-name="CrossRef"><text:span text:style-name="T78"><text:reference-ref text:reference-format="text" text:ref-name="srv.sess.id">serverSessionId</text:reference-ref></text:span></text:span> || <text:span text:style-name="CrossRef"><text:span text:style-name="T78"><text:reference-ref text:reference-format="text" text:ref-name="issueruri">issuerUri</text:reference-ref></text:span></text:span> || <text:span text:style-name="T97">nonce</text:span></text:p>
        </text:list-item>
        <text:list-item>
          <text:p text:style-name="P184">All generated keys are fully provisioned which means that matching public key certificates have been deployed and checked regarding disallowed duplicates. <text:s/>See <text:span text:style-name="CrossRef"><text:reference-ref text:reference-format="text" text:ref-name="setCertificatePath">setCertificatePath</text:reference-ref></text:span></text:p>
        </text:list-item>
        <text:list-item>
          <text:p text:style-name="P171"><text:span text:style-name="CrossRef"><text:reference-ref text:reference-format="text" text:ref-name="endorsedalg">endorsedAlgorithm</text:reference-ref></text:span> URIs match the provisioned key material with respect to symmetric or asymmetric operations as well as to length. <text:s/>Asymmetric keys are also tested for RSA and EC algorithm compliance</text:p>
        </text:list-item>
        <text:list-item>
          <text:p text:style-name="P171">There are no unreferenced PIN or PUK policy objects. <text:s/>See<text:span text:style-name="T41">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  <text:list-item>
          <text:p text:style-name="P171">The post provisioning operations succeed during the final <text:span text:style-name="T2">commit</text:span>. <text:s/>See <text:span text:style-name="CrossRef"><text:reference-ref text:reference-format="text" text:ref-name="atomic.op">Transaction Based Operation</text:reference-ref></text:span></text:p>
          <text:p text:style-name="P149"/>
        </text:list-item>
      </text:list>
      <text:p text:style-name="Text_20_body"><text:span text:style-name="T60">If verification is successful, </text:span><text:span text:style-name="T98">closeProvisioningSession</text:span><text:span text:style-name="T60"> </text:span><text:span text:style-name="T63">must</text:span><text:span text:style-name="T60"> also </text:span><text:span text:style-name="T65">reassign provisioning session ownership</text:span><text:span text:style-name="T60"> to the current (closing) session for </text:span><text:span text:style-name="T65">all</text:span><text:span text:style-name="T60"> objects belonging to sessions that have been subject to a post provisioning operation. <text:s/>The original session objects </text:span><text:span text:style-name="T63">must</text:span><text:span text:style-name="T60"> subsequently be deleted since they have no mission anymore. <text:s/>See also</text:span><text:span text:style-name="T61"> </text:span><text:span text:style-name="CrossRef"><text:span text:style-name="T78"><text:reference-ref text:reference-format="text" text:ref-name="provisioning.objects">Provisioning Objects</text:reference-ref></text:span></text:span><text:span text:style-name="T61">.</text:span></text:p>
      <text:p text:style-name="P59">If verification fails, <text:span text:style-name="T2">all</text:span> objects created in the session <text:span text:style-name="T37">must</text:span> be deleted and post provisioning operations <text:span text:style-name="T37">must</text:span> be rolled back.</text:p>
      <text:p text:style-name="P59">When a provisioning session has been successfully closed by this method, it remains stored until all associated keys have been deleted.</text:p>
      <text:p text:style-name="P50"/>
      <text:p text:style-name="Text_20_body"/>
      <text:p text:style-name="P42"/>
      <text:p text:style-name="P102"/>
      <text:p text:style-name="P90">Continued on the next page...</text:p>
      <text:p text:style-name="P90"/>
      <text:p text:style-name="P109"><text:span text:style-name="T60">Using </text:span><text:span text:style-name="CrossRef"><text:span text:style-name="T78"><text:reference-ref text:reference-format="text" text:ref-name="keygen2">KeyGen2</text:reference-ref></text:span></text:span><text:span text:style-name="T60"> </text:span><text:span text:style-name="T98">closeProvisioningSession</text:span><text:span text:style-name="T60"> is invoked as the </text:span><text:span text:style-name="T65">last step</text:span><text:span text:style-name="T60"> of </text:span><text:span text:style-name="CrossRef"><text:span text:style-name="T78"><text:reference-ref text:reference-format="text" text:ref-name="cred.depl.req">ProvisioningFinalizationRequest</text:reference-ref></text:span></text:span><text:span text:style-name="T60"> processing, where </text:span><text:span text:style-name="T98">sessionCloseData</text:span><text:span text:style-name="T60"> objects holds the associated </text:span><text:span text:style-name="T99">mac</text:span><text:span text:style-name="T60"> and </text:span><text:span text:style-name="T94">nonce</text:span><text:span text:style-name="T60"> attributes:</text:span></text:p>
      <text:p text:style-name="P88"/>
      <table:table table:name="Table76" table:style-name="Table76">
        <table:table-column table:style-name="Table76.A"/>
        <table:table-row>
          <table:table-cell table:style-name="Table76.A1" office:value-type="string">
            <text:p text:style-name="P72"><text:span text:style-name="T115">{</text:span><text:span text:style-name="T140"><text:line-break/></text:span><text:span text:style-name="T116">    </text:span><text:span text:style-name="T115">"</text:span><text:span text:style-name="T122">@context</text:span><text:span text:style-name="T115">": "</text:span><text:span text:style-name="T134">https://webpki.github.io/keygen2</text:span><text:span text:style-name="T115">",</text:span><text:span text:style-name="T140"><text:line-break/></text:span><text:span text:style-name="T116">    </text:span><text:span text:style-name="T115">"</text:span><text:span text:style-name="T122">@qualifier</text:span><text:span text:style-name="T115">": "</text:span><text:span text:style-name="T134">ProvisioningFinalizationRequest</text:span><text:span text:style-name="T115">",</text:span><text:span text:style-name="T140"><text:line-break/></text:span><text:span text:style-name="T116">    </text:span><text:span text:style-name="T115">"</text:span><text:span text:style-name="T127">serverSessionId</text:span><text:span text:style-name="T115">": "</text:span><text:span text:style-name="T134">1417fa0e508YzrfxGeX-w2ByTAKDSy8v</text:span><text:span text:style-name="T115">",</text:span><text:span text:style-name="T140"><text:line-break/></text:span><text:span text:style-name="T116">    </text:span><text:span text:style-name="T115">"</text:span><text:span text:style-name="T127">clientSessionId</text:span><text:span text:style-name="T115">": "</text:span><text:span text:style-name="T134">fXQrec8rlgUz5XxQkSZKimbiPbb7eM3f</text:span><text:span text:style-name="T115">",</text:span></text:p>
            <text:p text:style-name="P142"><text:span text:style-name="T140"><text:s text:c="12"/></text:span><text:span text:style-name="T145">Other Message Payload</text:span></text:p>
            <text:p text:style-name="P72"><text:span text:style-name="T116"><text:s text:c="3"/> </text:span><text:span text:style-name="T115">"</text:span><text:span text:style-name="T127">sessionCloseData</text:span><text:span text:style-name="T115">": {</text:span></text:p>
            <text:p text:style-name="P72"><text:span text:style-name="T116">     <text:s text:c="3"/></text:span><text:span text:style-name="T115">"</text:span><text:span text:style-name="T127">nonce</text:span><text:span text:style-name="T115">": "</text:span><text:span text:style-name="T134">NajebxXBmgs1oNj81KzrQBNiAMts-I90kCMJ41QdZhI"</text:span><text:span text:style-name="T115">,</text:span><text:span text:style-name="T140"><text:line-break/></text:span><text:span text:style-name="T116">    <text:s text:c="3"/> </text:span><text:span text:style-name="T115">"</text:span><text:span text:style-name="T127">mac</text:span><text:span text:style-name="T115">": "</text:span><text:span text:style-name="T134">DvhtwgO7fnasR-gouyiReoFGDH2w4Sj6RWZ9SlWJeDQ"</text:span></text:p>
            <text:p text:style-name="P72"><text:span text:style-name="T134"><text:s text:c="4"/>}</text:span><text:span text:style-name="T140"><text:line-break/></text:span><text:span text:style-name="T115">}</text:span><text:span text:style-name="T140"> </text:span></text:p>
          </table:table-cell>
        </table:table-row>
      </table:table>
      <text:p text:style-name="P87"/>
      <text:p text:style-name="P49"><text:span text:style-name="T61">The </text:span><text:reference-mark-start text:name="close.att"/><text:span text:style-name="T94">attestation</text:span><text:reference-mark-end text:name="close.att"/><text:span text:style-name="T61"> object is created by attesting (see </text:span><text:span text:style-name="CrossRef"><text:span text:style-name="T78"><text:reference-ref text:reference-format="text" text:ref-name="SKSAttestations">Attestations</text:reference-ref></text:span></text:span><text:span text:style-name="T61">) the following </text:span><text:span text:style-name="T67">Data</text:span><text:span text:style-name="T61">:</text:span></text:p>
      <text:p text:style-name="Text_20_body"><text:span text:style-name="T61"><text:tab/> </text:span><text:span text:style-name="T67">Data</text:span><text:span text:style-name="T61"> = </text:span><text:span text:style-name="T94">nonce</text:span></text:p>
      <text:p text:style-name="Text_20_body"><text:span text:style-name="T42">See also </text:span><text:span text:style-name="CrossRef"><text:reference-ref text:reference-format="text" text:ref-name="sess.key.op">sessionKeyLimit</text:reference-ref></text:span><text:span text:style-name="T42">.</text:span></text:p>
      <text:p text:style-name="P84"/>
      <text:p text:style-name="Standard"><text:span text:style-name="T42">A </text:span><text:span text:style-name="T43">successful</text:span><text:span text:style-name="T42"> </text:span><text:span text:style-name="CrossRef"><text:reference-ref text:reference-format="text" text:ref-name="keygen2">KeyGen2</text:reference-ref></text:span><text:span text:style-name="T42"> response would only contain the following:</text:span></text:p>
      <text:p text:style-name="P81"/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72"><text:span text:style-name="T115">{</text:span><text:span text:style-name="T140"><text:line-break/></text:span><text:span text:style-name="T116">    </text:span><text:span text:style-name="T115">"</text:span><text:span text:style-name="T122">@context</text:span><text:span text:style-name="T115">": "</text:span><text:span text:style-name="T134">https://webpki.github.io/keygen2</text:span><text:span text:style-name="T115">",</text:span><text:span text:style-name="T140"><text:line-break/></text:span><text:span text:style-name="T116">    </text:span><text:span text:style-name="T115">"</text:span><text:span text:style-name="T122">@qualifier</text:span><text:span text:style-name="T115">": "</text:span><text:span text:style-name="T134">ProvisioningFinalizationResponse</text:span><text:span text:style-name="T115">",</text:span><text:span text:style-name="T140"><text:line-break/></text:span><text:span text:style-name="T116">    </text:span><text:span text:style-name="T115">"</text:span><text:span text:style-name="T127">serverSessionId</text:span><text:span text:style-name="T115">": "</text:span><text:span text:style-name="T134">1417fa0e508YzrfxGeX-w2ByTAKDSy8v</text:span><text:span text:style-name="T115">",</text:span><text:span text:style-name="T140"><text:line-break/></text:span><text:span text:style-name="T116">    </text:span><text:span text:style-name="T115">"</text:span><text:span text:style-name="T127">clientSessionId</text:span><text:span text:style-name="T115">": "</text:span><text:span text:style-name="T134">fXQrec8rlgUz5XxQkSZKimbiPbb7eM3f</text:span><text:span text:style-name="T115">",</text:span><text:span text:style-name="T140"><text:line-break/></text:span><text:span text:style-name="T116">    </text:span><text:span text:style-name="T115">"</text:span><text:span text:style-name="T127">attestation</text:span><text:span text:style-name="T115">": "</text:span><text:span text:style-name="T134">acpN8bVJwKZJadIaOsZ-b-7Ky2WRoItP9pFXFD3NrIo"</text:span><text:span text:style-name="T140"><text:line-break/></text:span><text:span text:style-name="T115">}</text:span><text:span text:style-name="T140"> </text:span></text:p>
          </table:table-cell>
        </table:table-row>
      </table:table>
      <text:h text:style-name="P163" text:outline-level="3"><text:bookmark text:name="__RefHeading__15277_972012461"/><text:reference-mark-start text:name="enum.prov.sess"/>enumerateProvisioningSessions<text:reference-mark-end text:name="enum.prov.sess"/> [4]<text:bookmark-end text:name="__RefHeading__15277_972012461"/>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3">Name</text:p>
          </table:table-cell>
          <table:table-cell table:style-name="Table40.A1" office:value-type="string">
            <text:p text:style-name="P13">Type</text:p>
          </table:table-cell>
          <table:table-cell table:style-name="Table40.C1" office:value-type="string">
            <text:p text:style-name="P13">Description</text:p>
          </table:table-cell>
        </table:table-row>
        <table:table-row table:style-name="Table40.2">
          <table:table-cell table:style-name="Table40.A2" office:value-type="string">
            <text:p text:style-name="P16">provisioningHandle</text:p>
          </table:table-cell>
          <table:table-cell table:style-name="Table40.A2" office:value-type="string">
            <text:p text:style-name="P3">u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6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2">open</text:span> provisioning sessions. <text:s/>If false list only <text:span text:style-name="T2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3">Name</text:p>
          </table:table-cell>
          <table:table-cell table:style-name="Table39.A1" office:value-type="string">
            <text:p text:style-name="P13">Type</text:p>
          </table:table-cell>
          <table:table-cell table:style-name="Table39.C1" office:value-type="string">
            <text:p text:style-name="P13">Description</text:p>
          </table:table-cell>
        </table:table-row>
        <table:table-row table:style-name="Table39.2">
          <table:table-cell table:style-name="Table39.A2" office:value-type="string">
            <text:p text:style-name="P16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6">provisioningHandle</text:p>
          </table:table-cell>
          <table:table-cell table:style-name="Table39.A2" office:value-type="string">
            <text:p text:style-name="P3">u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7"><text:span text:style-name="T67">The following elements </text:span><text:span text:style-name="T66">must not</text:span><text:span text:style-name="T67"> be present if the returned</text:span><text:span text:style-name="T68"> </text:span>provisioningHandle<text:span text:style-name="T61"> = 0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6">sessionKeyAlgorithm</text:p>
          </table:table-cell>
          <table:table-cell table:style-name="Table39.A2" office:value-type="string">
            <text:p text:style-name="P3">uri</text:p>
          </table:table-cell>
          <table:table-cell table:style-name="Table39.C2" table:number-rows-spanned="8" office:value-type="string">
            <text:p text:style-name="Table_20_Contents"><text:span text:style-name="T42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6">privacyEnabled</text:p>
          </table:table-cell>
          <table:table-cell table:style-name="Table39.A2" office:value-type="string">
            <text:p text:style-name="P3">bool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keyManagementKey</text:p>
          </table:table-cell>
          <table:table-cell table:style-name="Table39.A2" office:value-type="string">
            <text:p text:style-name="P3">byte[<text:span text:style-name="T74"> </text:span>]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client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sessionLife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issuerUri</text:p>
          </table:table-cell>
          <table:table-cell table:style-name="Table39.A2" office:value-type="string">
            <text:p text:style-name="P3">uri</text:p>
          </table:table-cell>
          <table:covered-table-cell/>
        </table:table-row>
      </table:table>
      <text:p text:style-name="P49"/>
      <text:p text:style-name="P49"><text:span text:style-name="T98">enumerateProvisioningSessions</text:span> is primarily intended to be used by provisioning middleware for retrieving handles to <text:span text:style-name="T2">open</text:span> provisioning sessions in sessions that are interrupted due to a certification process or similar. <text:s/></text:p>
      <text:p text:style-name="P49">In addition, users of portable SKSes (like smart cards), may carry out provisioning steps on <text:span text:style-name="T2">different</text:span> computers through this method.</text:p>
      <text:p text:style-name="P49"><text:span text:style-name="T98">enumerateProvisioningSessions</text:span> is also useful for debugging and for “cleaning-up” after failed provisioning sessions.</text:p>
      <text:p text:style-name="P49">The input <text:span text:style-name="T97">provisioningHandle</text:span><text:span text:style-name="T53"> </text:span><text:span text:style-name="T57">must</text:span><text:span text:style-name="T53"> initially be set to 0 to start an enumeration round.</text:span></text:p>
      <text:p text:style-name="P49"><text:span text:style-name="T53">Succeeding calls </text:span><text:span text:style-name="T57">must</text:span><text:span text:style-name="T53"> use the output </text:span><text:span text:style-name="T97">provisioningHandle</text:span><text:span text:style-name="T53"> as input to the next call.</text:span></text:p>
      <text:p text:style-name="P49"><text:span text:style-name="T53">When </text:span><text:span text:style-name="T94">enumerateProvisioningSessions</text:span><text:span text:style-name="T46"> returns with a </text:span><text:span text:style-name="T94">provisioningHandle</text:span><text:span text:style-name="T46"> = 0 there are no more provisioning objects to read.</text:span></text:p>
      <text:h text:style-name="P163" text:outline-level="3"><text:bookmark text:name="__RefHeading__15279_972012461"/>abortProvisioningSession [5]<text:bookmark-end text:name="__RefHeading__15279_972012461"/>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Type</text:p>
          </table:table-cell>
          <table:table-cell table:style-name="Table4.C1" office:value-type="string">
            <text:p text:style-name="P13">Description</text:p>
          </table:table-cell>
        </table:table-row>
        <table:table-row table:style-name="Table4.2">
          <table:table-cell table:style-name="Table4.A2" office:value-type="string">
            <text:p text:style-name="P16">provisioningHandle</text:p>
          </table:table-cell>
          <table:table-cell table:style-name="Table4.A2" office:value-type="string">
            <text:p text:style-name="P3">uint</text:p>
          </table:table-cell>
          <table:table-cell table:style-name="Table4.C2" office:value-type="string">
            <text:p text:style-name="P2">Local handle to an <text:span text:style-name="T2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Name</text:p>
          </table:table-cell>
          <table:table-cell table:style-name="Table5.A1" office:value-type="string">
            <text:p text:style-name="P13">Type</text:p>
          </table:table-cell>
          <table:table-cell table:style-name="Table5.C1" office:value-type="string">
            <text:p text:style-name="P13">Description</text:p>
          </table:table-cell>
        </table:table-row>
        <table:table-row table:style-name="Table5.2">
          <table:table-cell table:style-name="Table5.A2" office:value-type="string">
            <text:p text:style-name="P16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0">abortProvisioningSession</text:span> is intended to be used by provisioning middleware if an unrecoverable error occurs in the communication with the issuer, or if a user cancels a session. <text:s/>If there is a matching and still <text:span text:style-name="T2">open</text:span> provisioning session, all associated data <text:span text:style-name="T38">must</text:span> be removed from the SKS, otherwise an error <text:span text:style-name="T38">must</text:span> be returned.</text:p>
      <text:h text:style-name="P163" text:outline-level="3"><text:bookmark text:name="__RefHeading__16586_1418814329"/><text:reference-mark-start text:name="update.kmk"/>updateKeyManagementKey<text:reference-mark-end text:name="update.kmk"/> [7]<text:bookmark-end text:name="__RefHeading__16586_1418814329"/></text:h>
      <text:p text:style-name="Text_20_body">Input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3">Name</text:p>
          </table:table-cell>
          <table:table-cell table:style-name="Table18.A1" office:value-type="string">
            <text:p text:style-name="P13">Type</text:p>
          </table:table-cell>
          <table:table-cell table:style-name="Table18.C1" office:value-type="string">
            <text:p text:style-name="P13">Description</text:p>
          </table:table-cell>
        </table:table-row>
        <table:table-row table:style-name="Table18.2">
          <table:table-cell table:style-name="Table18.A2" office:value-type="string">
            <text:p text:style-name="P16">provisioningHandle</text:p>
          </table:table-cell>
          <table:table-cell table:style-name="Table18.A2" office:value-type="string">
            <text:p text:style-name="P3">uint</text:p>
          </table:table-cell>
          <table:table-cell table:style-name="Table18.C2" office:value-type="string">
            <text:p text:style-name="P2">Local handle to an existing (<text:span text:style-name="T2">closed</text:span><text:span text:style-name="T78">) provisioning session object holding a <text:s/></text:span><text:span text:style-name="CrossRef"><text:span text:style-name="T148"><text:reference-ref text:reference-format="text" text:ref-name="key.mgr.key">keyManagementKey</text:reference-ref></text:span></text:span><text:span text:style-name="T78"> that needs to be updated to support post-operations using a new </text:span><text:span text:style-name="CrossRef"><text:span text:style-name="T148"><text:reference-ref text:reference-format="text" text:ref-name="key.mgr.key">keyManagementKey</text:reference-ref></text:span></text:span><text:span text:style-name="T78">. <text:s/>See</text:span> <text:span text:style-name="CrossRef"><text:span text:style-name="T78"><text:reference-ref text:reference-format="text" text:ref-name="provisioning.objects">Provisioning Objects</text:reference-ref></text:span></text:span></text:p>
          </table:table-cell>
        </table:table-row>
        <table:table-row table:style-name="Table18.2">
          <table:table-cell table:style-name="Table18.A2" office:value-type="string">
            <text:p text:style-name="P16">keyManagementKey</text:p>
          </table:table-cell>
          <table:table-cell table:style-name="Table18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18.C2" office:value-type="string">
            <text:p text:style-name="Standard">The <text:span text:style-name="T2">new</text:span> <text:span text:style-name="CrossRef"><text:span text:style-name="T148"><text:reference-ref text:reference-format="text" text:ref-name="key.mgr.key">keyManagementKey</text:reference-ref></text:span></text:span>‪‫‬‭‪‏‪‏‎</text:p>
          </table:table-cell>
        </table:table-row>
        <table:table-row table:style-name="Table18.2">
          <table:table-cell table:style-name="Table18.A2" office:value-type="string">
            <text:p text:style-name="P16">authorization</text:p>
          </table:table-cell>
          <table:table-cell table:style-name="Table18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18.C2" office:value-type="string">
            <text:p text:style-name="P2">Authorization signature performed by the <text:span text:style-name="T2">old</text:span> <text:span text:style-name="CrossRef"><text:span text:style-name="T78"><text:reference-ref text:reference-format="text" text:ref-name="key.mgr.key">keyManagementKey</text:reference-ref></text:span></text:span></text:p>
          </table:table-cell>
        </table:table-row>
      </table:table>
      <text:p text:style-name="Text_20_body"/>
      <text:p text:style-name="Text_20_body">Output</text:p>
      <table:table table:name="Table96" table:style-name="Table96">
        <table:table-column table:style-name="Table96.A"/>
        <table:table-column table:style-name="Table96.B"/>
        <table:table-column table:style-name="Table96.C"/>
        <table:table-row table:style-name="Table96.1">
          <table:table-cell table:style-name="Table96.A1" office:value-type="string">
            <text:p text:style-name="P13">Name</text:p>
          </table:table-cell>
          <table:table-cell table:style-name="Table96.A1" office:value-type="string">
            <text:p text:style-name="P13">Type</text:p>
          </table:table-cell>
          <table:table-cell table:style-name="Table96.C1" office:value-type="string">
            <text:p text:style-name="P13">Description</text:p>
          </table:table-cell>
        </table:table-row>
        <table:table-row table:style-name="Table96.2">
          <table:table-cell table:style-name="Table96.A2" office:value-type="string">
            <text:p text:style-name="P16">status</text:p>
          </table:table-cell>
          <table:table-cell table:style-name="Table96.A2" office:value-type="string">
            <text:p text:style-name="P3">byte</text:p>
          </table:table-cell>
          <table:table-cell table:style-name="Table9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0">updateKeyManagementKey</text:span><text:span text:style-name="T87"> associates an existing provisioning session object with an updated </text:span><text:span text:style-name="T97">keyManagementKey</text:span><text:span text:style-name="T87">. <text:s/>The update </text:span><text:span text:style-name="T38">must</text:span><text:span text:style-name="T87"> be cryptographically secured by the </text:span><text:span text:style-name="T97">authorization</text:span><text:span text:style-name="T87"> signature which is created as follows:</text:span></text:p>
      <text:p text:style-name="P119"><text:span text:style-name="T94"><text:tab/>authorization</text:span><text:span text:style-name="T68"> = </text:span><text:span text:style-name="T2">Sign</text:span> (<text:span text:style-name="CrossRef"><text:span text:style-name="T27">keyManagementKey</text:span></text:span><text:span text:style-name="CrossRef"><text:span text:style-name="T36"> </text:span></text:span><text:span text:style-name="CrossRef"><text:span text:style-name="T34">existing</text:span></text:span><text:span text:style-name="CrossRef"><text:span text:style-name="T36"> </text:span></text:span>,<text:line-break/><text:tab/><text:tab/><text:tab/><text:span text:style-name="T90">"RollOverAuthorization</text:span><text:span text:style-name="T94">"</text:span><text:span text:style-name="T44"> ||</text:span><text:span text:style-name="T46"> </text:span><text:span text:style-name="T94">keyManagementKey</text:span><text:span text:style-name="CrossRef"><text:span text:style-name="T36"> </text:span></text:span><text:span text:style-name="CrossRef"><text:span text:style-name="T34">new</text:span></text:span><text:span text:style-name="CrossRef"><text:span text:style-name="T36"> </text:span></text:span>)</text:p>
      <text:p text:style-name="P118"><text:span text:style-name="T87">For details on allowed signature algorithms and data representation, see </text:span><text:span text:style-name="CrossRef"><text:span text:style-name="T78"><text:reference-ref text:reference-format="text" text:ref-name="targ.key.ref">Target Key Reference</text:reference-ref></text:span></text:span><text:span text:style-name="T87">.</text:span></text:p>
      <text:p text:style-name="P49"><text:span text:style-name="T87">The operation </text:span><text:span text:style-name="T38">must</text:span><text:span text:style-name="T87"> be aborted if the </text:span><text:span text:style-name="T97">authorization</text:span><text:span text:style-name="T87"> signature does not verify or if the target provisioning object lacks a </text:span><text:span text:style-name="CrossRef"><text:span text:style-name="T27">keyManagementKey</text:span></text:span><text:span text:style-name="T87">.</text:span></text:p>
      <text:p text:style-name="P49"><text:span text:style-name="T87">See also </text:span><text:span text:style-name="CrossRef"><text:span text:style-name="T78"><text:reference-ref text:reference-format="text" text:ref-name="enum.prov.sess">enumerateProvisioningSessions</text:reference-ref></text:span></text:span><text:span text:style-name="T87">.</text:span></text:p>
      <text:p text:style-name="P50"/>
      <text:p text:style-name="Text_20_body"/>
      <text:p text:style-name="P42"/>
      <text:p text:style-name="P102"/>
      <text:p text:style-name="P62">Continued on the next page...</text:p>
      <text:p text:style-name="P107">The following request shows how <text:span text:style-name="T99">updateKeyManagementKey</text:span> is integrated in <text:span text:style-name="CrossRef"><text:reference-ref text:reference-format="text" text:ref-name="keygen2">KeyGen2</text:reference-ref></text:span>:<text:line-break/>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78"><text:span text:style-name="T118">{</text:span><text:span text:style-name="T143"><text:line-break/></text:span><text:span text:style-name="T117">    </text:span><text:span text:style-name="T118">"</text:span><text:span text:style-name="T123">@context</text:span><text:span text:style-name="T118">": "</text:span><text:span text:style-name="T132">https://webpki.github.io/keygen2</text:span><text:span text:style-name="T118">",</text:span><text:span text:style-name="T143"><text:line-break/></text:span><text:span text:style-name="T117">    </text:span><text:span text:style-name="T118">"</text:span><text:span text:style-name="T123">@qualifier</text:span><text:span text:style-name="T118">": "</text:span><text:span text:style-name="T132">ProvisioningInitializationRequest</text:span><text:span text:style-name="T118">",</text:span><text:span text:style-name="T143"><text:line-break/></text:span><text:span text:style-name="T117">    </text:span><text:span text:style-name="T118">"</text:span><text:span text:style-name="T128">serverSessionId</text:span><text:span text:style-name="T118">": "</text:span><text:span text:style-name="T132">14182a80df8_4YcBFZmNkVUnAw9losHa</text:span><text:span text:style-name="T118">",</text:span><text:span text:style-name="T143"><text:line-break/></text:span><text:span text:style-name="T117">    </text:span><text:span text:style-name="T118">"</text:span><text:span text:style-name="T128">serverTime</text:span><text:span text:style-name="T118">": "</text:span><text:span text:style-name="T132">2020-01-08T10:49:13Z</text:span><text:span text:style-name="T118">",</text:span><text:span text:style-name="T143"><text:line-break/></text:span><text:span text:style-name="T117">    </text:span><text:span text:style-name="T118">"</text:span><text:span text:style-name="T128">sessionKeyAlgorithm</text:span><text:span text:style-name="T118">": "</text:span><text:span text:style-name="T132">https://webpki.github.io/sks/algorithm#session.1</text:span><text:span text:style-name="T118">",</text:span><text:span text:style-name="T143"><text:line-break/></text:span><text:span text:style-name="T117">    </text:span><text:span text:style-name="T118">"</text:span><text:span text:style-name="T128">sessionKeyLimit</text:span><text:span text:style-name="T118">": </text:span><text:span text:style-name="T136">50</text:span><text:span text:style-name="T118">,</text:span><text:span text:style-name="T143"><text:line-break/></text:span><text:span text:style-name="T117">    </text:span><text:span text:style-name="T118">"</text:span><text:span text:style-name="T128">sessionLifeTime</text:span><text:span text:style-name="T118">": </text:span><text:span text:style-name="T136">10000</text:span><text:span text:style-name="T118">,</text:span><text:span text:style-name="T143"><text:line-break/></text:span><text:span text:style-name="T117">    </text:span><text:span text:style-name="T118">"</text:span><text:span text:style-name="T128">serverEphemeralKey</text:span><text:span text:style-name="T118">": {</text:span><text:span text:style-name="T143"><text:line-break/></text:span><text:span text:style-name="T117">    <text:s text:c="4"/></text:span><text:span text:style-name="T118">"</text:span><text:span text:style-name="T128">kty</text:span><text:span text:style-name="T118">": "</text:span><text:span text:style-name="T132">EC</text:span><text:span text:style-name="T118">",</text:span><text:span text:style-name="T143"><text:line-break/></text:span><text:span text:style-name="T117">        </text:span><text:span text:style-name="T118">"</text:span><text:span text:style-name="T128">crv</text:span><text:span text:style-name="T118">": "</text:span><text:span text:style-name="T132">P-256</text:span><text:span text:style-name="T118">",</text:span><text:span text:style-name="T143"><text:line-break/></text:span><text:span text:style-name="T117">        </text:span><text:span text:style-name="T118">"</text:span><text:span text:style-name="T128">x</text:span><text:span text:style-name="T118">": "</text:span><text:span text:style-name="T132">chrt0S6C3eLbKzbV4R8n1-kKNKHogqbAi4FH3fsDiaQ"</text:span><text:span text:style-name="T118">,</text:span><text:span text:style-name="T143"><text:line-break/></text:span><text:span text:style-name="T117">        </text:span><text:span text:style-name="T118">"</text:span><text:span text:style-name="T128">y</text:span><text:span text:style-name="T118">": "</text:span><text:span text:style-name="T132">WcW6PlkSj3-1GYNu--cdIljTjYtjuhIGEOk6/vv1kTc"</text:span><text:span text:style-name="T143"><text:line-break/></text:span><text:span text:style-name="T117">    </text:span><text:span text:style-name="T118">},</text:span><text:span text:style-name="T143"><text:line-break/></text:span><text:span text:style-name="T117">    </text:span><text:span text:style-name="T118">"</text:span><text:span text:style-name="T128">keyManagementKey</text:span><text:span text:style-name="T118">": {</text:span><text:span text:style-name="T143"><text:line-break/></text:span><text:span text:style-name="T117">        </text:span><text:span text:style-name="T118">"</text:span><text:span text:style-name="T128">kty</text:span><text:span text:style-name="T118">": "</text:span><text:span text:style-name="T132">EC</text:span><text:span text:style-name="T118">",</text:span><text:span text:style-name="T143"><text:line-break/></text:span><text:span text:style-name="T117">        </text:span><text:span text:style-name="T118">"</text:span><text:span text:style-name="T128">crv</text:span><text:span text:style-name="T118">": "</text:span><text:span text:style-name="T132">P-256</text:span><text:span text:style-name="T118">",</text:span><text:span text:style-name="T143"><text:line-break/></text:span><text:span text:style-name="T117">        </text:span><text:span text:style-name="T118">"</text:span><text:span text:style-name="T128">x</text:span><text:span text:style-name="T118">": "</text:span><text:span text:style-name="T132">lNxNvAUEE8t7DSQBft93LVSXxKCiVjhbWWfyg023FCk"</text:span><text:span text:style-name="T118">,</text:span><text:span text:style-name="T143"><text:line-break/></text:span><text:span text:style-name="T117">        </text:span><text:span text:style-name="T118">"</text:span><text:span text:style-name="T128">y</text:span><text:span text:style-name="T118">": "</text:span><text:span text:style-name="T132">LmTlQxXB3LgZrNLmhOfMaCnDizczC_RfQ6Kx8iNwfFA"</text:span><text:span text:style-name="T143"><text:line-break/></text:span><text:span text:style-name="T117">    </text:span><text:span text:style-name="T118">},</text:span><text:span text:style-name="T143"><text:line-break/></text:span><text:span text:style-name="T117">    </text:span><text:span text:style-name="T118">"</text:span><text:span text:style-name="T128">updatableKeyManagementKeys</text:span><text:span text:style-name="T118">": [{</text:span><text:span text:style-name="T143"><text:line-break/></text:span><text:span text:style-name="T117">        </text:span><text:span text:style-name="T118">"</text:span><text:span text:style-name="T128">publicKey</text:span><text:span text:style-name="T118">": {</text:span><text:span text:style-name="T143"><text:line-break/></text:span><text:span text:style-name="T117">            </text:span><text:span text:style-name="T118">"</text:span><text:span text:style-name="T128">kty</text:span><text:span text:style-name="T118">": "</text:span><text:span text:style-name="T132">RSA</text:span><text:span text:style-name="T118">",</text:span><text:span text:style-name="T143"><text:line-break/></text:span><text:span text:style-name="T117">            </text:span><text:span text:style-name="T118">"</text:span><text:span text:style-name="T128">n</text:span><text:span text:style-name="T118">": "</text:span><text:span text:style-name="T132">kCNcOpatALB21jHrPIv1BgXlUJ . . . pqNo75jsAZIucG9w"</text:span><text:span text:style-name="T118">,</text:span><text:span text:style-name="T143"><text:line-break/></text:span><text:span text:style-name="T117">            </text:span><text:span text:style-name="T118">"</text:span><text:span text:style-name="T128">e</text:span><text:span text:style-name="T118">": "</text:span><text:span text:style-name="T132">AQAB</text:span><text:span text:style-name="T118">"</text:span><text:span text:style-name="T143"><text:line-break/></text:span><text:span text:style-name="T117">        </text:span><text:span text:style-name="T118">},</text:span><text:span text:style-name="T143"><text:line-break/></text:span><text:span text:style-name="T117">        </text:span><text:span text:style-name="T118">"</text:span><text:span text:style-name="T128">authorization</text:span><text:span text:style-name="T118">": "</text:span><text:span text:style-name="T132">XjzIoz0muM8AMjFafySlR . . . 3sLm1Bfkm4XbbdbrvJw"</text:span><text:span text:style-name="T117"><text:line-break/>    </text:span><text:span text:style-name="T118">}]</text:span><text:span text:style-name="T143"><text:line-break/></text:span><text:span text:style-name="T118">}</text:span><text:span text:style-name="T143"> </text:span></text:p>
          </table:table-cell>
        </table:table-row>
      </table:table>
      <text:p text:style-name="Text_20_body"/>
      <text:p text:style-name="P49"><text:span text:style-name="T99">updatableKeyManagementKeys</text:span> holds an array of old <text:span text:style-name="T99">keyManagementKey</text:span>s which can be upgraded to the heading (<text:span text:style-name="T2">current</text:span>) <text:span text:style-name="T99">keyManagementKey</text:span> if a matching key is found through calls to <text:span text:style-name="CrossRef"><text:reference-ref text:reference-format="text" text:ref-name="enum.prov.sess">enumerateProvisioningSessions</text:reference-ref></text:span>.</text:p>
      <text:p text:style-name="P49">The <text:span text:style-name="T99">updatableKeyManagementKeys</text:span> array can in turn (<text:span text:style-name="T2">recursively</text:span>) also hold an <text:span text:style-name="T99">updatableKeyManagementKeys</text:span> array making it possible to have any number of <text:span text:style-name="T99">keyManagementKey</text:span> generations deployed. <text:s/>To make this feasible, updates <text:span text:style-name="T38">must</text:span> be performed in <text:span text:style-name="T2">steps</text:span>, starting at the oldest level (leaf <text:span text:style-name="T99">updatableKeyManagementKeys</text:span> array).</text:p>
      <text:p text:style-name="P49"><text:span text:style-name="T99">keyManagementKey</text:span> updates <text:span text:style-name="T38">must</text:span> be done <text:span text:style-name="T2">before</text:span> calling <text:span text:style-name="CrossRef"><text:reference-ref text:reference-format="text" text:ref-name="createProvisioningSession">createProvisioningSession</text:reference-ref></text:span> since open sessions cannot be updated.</text:p>
      <text:h text:style-name="Heading_20_3" text:outline-level="3"/>
      <text:h text:style-name="P163" text:outline-level="3"><text:bookmark text:name="__RefHeading__15283_972012461"/><text:reference-mark-start text:name="createPUKPolicy"/>createPukPolicy<text:reference-mark-end text:name="createPUKPolicy"/> [8]<text:bookmark-end text:name="__RefHeading__15283_972012461"/>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3">Name</text:p>
          </table:table-cell>
          <table:table-cell table:style-name="Table12.A1" office:value-type="string">
            <text:p text:style-name="P13">Type</text:p>
          </table:table-cell>
          <table:table-cell table:style-name="Table12.C1" office:value-type="string">
            <text:p text:style-name="P13">Description</text:p>
          </table:table-cell>
        </table:table-row>
        <table:table-row table:style-name="Table12.2">
          <table:table-cell table:style-name="Table12.A2" office:value-type="string">
            <text:p text:style-name="P16">provisioningHandle</text:p>
          </table:table-cell>
          <table:table-cell table:style-name="Table12.A2" office:value-type="string">
            <text:p text:style-name="P3">uint</text:p>
          </table:table-cell>
          <table:table-cell table:style-name="Table12.C2" office:value-type="string">
            <text:p text:style-name="P2">Local handle to an <text:span text:style-name="T2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6">id</text:p>
          </table:table-cell>
          <table:table-cell table:style-name="Table12.A2" office:value-type="string">
            <text:p text:style-name="P12">id</text:p>
          </table:table-cell>
          <table:table-cell table:style-name="Table12.C2" office:value-type="string">
            <text:p text:style-name="P2"><text:span text:style-name="T2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encryptedPuk</text:p>
          </table:table-cell>
          <table:table-cell table:style-name="Table12.A2" office:value-type="string">
            <text:p text:style-name="P3">byte[<text:span text:style-name="T74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retryLimit</text:p>
          </table:table-cell>
          <table:table-cell table:style-name="Table12.A2" office:value-type="string">
            <text:p text:style-name="P3">ushort</text:p>
          </table:table-cell>
          <table:table-cell table:style-name="Table12.C2" office:value-type="string">
            <text:p text:style-name="P2">Value [0..10000] holding the number of incorrect PUK values (<text:span text:style-name="T2">in a sequence</text:span>), forcing the PUK object to permanently lock up. <text:s/>A zero value indicates that there is no limit but that the SKS will introduce an <text:span text:style-name="T2">internal</text:span> 1‑10 second delay <text:span text:style-name="T2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6">mac</text:p>
          </table:table-cell>
          <table:table-cell table:style-name="Table12.A2" office:value-type="string">
            <text:p text:style-name="P3">byte<text:span text:style-name="T73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3">Name</text:p>
          </table:table-cell>
          <table:table-cell table:style-name="Table13.A1" office:value-type="string">
            <text:p text:style-name="P13">Type</text:p>
          </table:table-cell>
          <table:table-cell table:style-name="Table13.C1" office:value-type="string">
            <text:p text:style-name="P13">Description</text:p>
          </table:table-cell>
        </table:table-row>
        <table:table-row table:style-name="Table13.2">
          <table:table-cell table:style-name="Table13.A2" office:value-type="string">
            <text:p text:style-name="P16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6">pukPolicyHandle</text:p>
          </table:table-cell>
          <table:table-cell table:style-name="Table13.A2" office:value-type="string">
            <text:p text:style-name="P3">uint</text:p>
          </table:table-cell>
          <table:table-cell table:style-name="Table13.C2" office:value-type="string">
            <text:p text:style-name="P2">Non-zero handle to created PUK policy object</text:p>
          </table:table-cell>
        </table:table-row>
      </table:table>
      <text:p text:style-name="P49"/>
      <text:p text:style-name="P49"><text:span text:style-name="T90">createPukPolicy</text:span><text:span text:style-name="T87"> creates a PUK policy object </text:span><text:span text:style-name="T68">in the </text:span><text:span text:style-name="CrossRef"><text:reference-ref text:reference-format="text" text:ref-name="cred.db">Credential Database</text:reference-ref></text:span><text:span text:style-name="T68"> </text:span><text:span text:style-name="T87">to be referenced by subsequent calls to the </text:span><text:span text:style-name="CrossRef"><text:reference-ref text:reference-format="text" text:ref-name="createPINPolicy">createPinPolicy</text:reference-ref></text:span><text:span text:style-name="T87"> method.</text:span></text:p>
      <text:p text:style-name="P146">The <text:span text:style-name="T94">mac</text:span><text:span text:style-name="T46"> relies on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<text:p text:style-name="P145"><text:span text:style-name="T44"><text:tab/>Data </text:span><text:span text:style-name="T138">=</text:span><text:span text:style-name="T44"> </text:span><text:span text:style-name="T94">id</text:span><text:span text:style-name="T44"> </text:span><text:span text:style-name="T46">|| </text:span><text:span text:style-name="T94">encryptedPuk</text:span><text:span text:style-name="T46"> ||</text:span><text:span text:style-name="T44"> </text:span><text:span text:style-name="T94">format</text:span><text:span text:style-name="T46"> ||</text:span><text:span text:style-name="T44"> </text:span><text:span text:style-name="T94">retryLimit</text:span></text:p>
      <text:p text:style-name="P145"><text:span text:style-name="T46">Note that </text:span><text:span text:style-name="T94">encryptedPuk</text:span><text:span text:style-name="T46"> is MACed in encrypted form and </text:span><text:span text:style-name="T44">then</text:span><text:span text:style-name="T46"> decrypted by the SKS before storing.</text:span></text:p>
      <text:p text:style-name="P42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49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Standard"/>
      <text:h text:style-name="P163" text:outline-level="3"><text:bookmark text:name="__RefHeading__15285_972012461"/><text:reference-mark-start text:name="createPINPolicy"/>createPinPolicy<text:reference-mark-end text:name="createPINPolicy"/> [9]<text:bookmark-end text:name="__RefHeading__15285_972012461"/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3">Name</text:p>
          </table:table-cell>
          <table:table-cell table:style-name="Table14.A1" office:value-type="string">
            <text:p text:style-name="P13">Typ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14.2">
          <table:table-cell table:style-name="Table14.A2" office:value-type="string">
            <text:p text:style-name="P16">provisioning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Local handle to an <text:span text:style-name="T2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6">id</text:p>
          </table:table-cell>
          <table:table-cell table:style-name="Table14.A2" office:value-type="string">
            <text:p text:style-name="P12">id</text:p>
          </table:table-cell>
          <table:table-cell table:style-name="Table14.C2" office:value-type="string">
            <text:p text:style-name="P2"><text:span text:style-name="T2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pukPolicy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in.user.mod"/>userModifiable<text:reference-mark-end text:name="pin.user.mo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6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retryLimit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Value [1..10000] holding the number of incorrect PIN values (<text:span text:style-name="T2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in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inimum <text:span text:style-name="T2">decoded</text:span> PIN length<text:span text:style-name="T78">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ax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aximum <text:span text:style-name="T2">decoded</text:span> PIN lengt<text:span text:style-name="T78">h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Metho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ac</text:p>
          </table:table-cell>
          <table:table-cell table:style-name="Table14.A2" office:value-type="string">
            <text:p text:style-name="P3">byte<text:span text:style-name="T73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3">Name</text:p>
          </table:table-cell>
          <table:table-cell table:style-name="Table15.A1" office:value-type="string">
            <text:p text:style-name="P13">Type</text:p>
          </table:table-cell>
          <table:table-cell table:style-name="Table15.C1" office:value-type="string">
            <text:p text:style-name="P13">Description</text:p>
          </table:table-cell>
        </table:table-row>
        <table:table-row table:style-name="Table15.2">
          <table:table-cell table:style-name="Table15.A2" office:value-type="string">
            <text:p text:style-name="P16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6">pinPolicyHandle</text:p>
          </table:table-cell>
          <table:table-cell table:style-name="Table15.A2" office:value-type="string">
            <text:p text:style-name="P3">uint</text:p>
          </table:table-cell>
          <table:table-cell table:style-name="Table15.C2" office:value-type="string">
            <text:p text:style-name="P2">Non-zero handle to created PIN policy object</text:p>
          </table:table-cell>
        </table:table-row>
      </table:table>
      <text:p text:style-name="P49"/>
      <text:p text:style-name="P49"><text:span text:style-name="T90">createPinPolicy</text:span><text:span text:style-name="T87"> creates a PIN policy object </text:span><text:span text:style-name="T68">in the </text:span><text:span text:style-name="CrossRef"><text:reference-ref text:reference-format="text" text:ref-name="cred.db">Credential Database</text:reference-ref></text:span><text:span text:style-name="T68"> </text:span><text:span text:style-name="T87">to be referenced by subsequent calls to the </text:span><text:span text:style-name="CrossRef"><text:reference-ref text:reference-format="text" text:ref-name="createKeyPair">createKeyEntry</text:reference-ref></text:span><text:span text:style-name="T87"> method.</text:span></text:p>
      <text:p text:style-name="P146">The <text:span text:style-name="T94">mac</text:span><text:span text:style-name="T46"> relies on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<text:p text:style-name="P145"><text:span text:style-name="T44"><text:tab/>Data </text:span><text:span text:style-name="T138">=</text:span><text:span text:style-name="T44"> </text:span><text:span text:style-name="T94">id</text:span><text:span text:style-name="T44"> </text:span><text:span text:style-name="T46">|| </text:span><text:span text:style-name="T44">PUKReference</text:span><text:span text:style-name="T46"> || </text:span><text:span text:style-name="T94">userDefined</text:span><text:span text:style-name="T46"> ||</text:span><text:span text:style-name="T44"> </text:span><text:span text:style-name="T94">userModifiable</text:span><text:span text:style-name="T46"> ||</text:span><text:span text:style-name="T44"> </text:span><text:span text:style-name="T94">format</text:span><text:span text:style-name="T46"> ||</text:span><text:span text:style-name="T44"> </text:span><text:span text:style-name="T94">retryLimit</text:span><text:span text:style-name="T46"> ||</text:span><text:span text:style-name="T94"><text:line-break/></text:span><text:span text:style-name="T46"> <text:s text:c="24"/></text:span><text:span text:style-name="T94">grouping</text:span><text:span text:style-name="T46"> ||</text:span><text:span text:style-name="T44"> </text:span><text:span text:style-name="T94">patternRestrictions</text:span><text:span text:style-name="T46"> ||</text:span><text:span text:style-name="T44"> </text:span><text:span text:style-name="T94">minLength</text:span><text:span text:style-name="T46"> ||</text:span><text:span text:style-name="T44"> </text:span><text:span text:style-name="T94">maxLength</text:span><text:span text:style-name="T46"> ||</text:span><text:span text:style-name="T44"> </text:span><text:span text:style-name="T94">inputMethod</text:span><text:span text:style-name="T49"> <text:s/></text:span></text:p>
      <text:p text:style-name="P145"><text:span text:style-name="T44">PUKReference</text:span><text:span text:style-name="T46"> is set to </text:span><text:span text:style-name="T96">""</text:span><text:span text:style-name="T46"> if </text:span><text:span text:style-name="T94">pukPolicyHandle</text:span><text:span text:style-name="T46"> is zero, else it is set to the </text:span><text:span text:style-name="T94">id</text:span><text:span text:style-name="T46"> of the referenced PUK policy object.</text:span></text:p>
      <text:p text:style-name="P49"><text:span text:style-name="T87">If </text:span><text:span text:style-name="T90">pukPolicyHandle</text:span><text:span text:style-name="T87"> is zero no PUK is associated with the PIN policy object.</text:span></text:p>
      <text:p text:style-name="P40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43"/>
      <text:p text:style-name="P49"/>
      <text:h text:style-name="P163" text:outline-level="3"><text:bookmark text:name="__RefHeading__15287_972012461"/><text:reference-mark-start text:name="createKeyPair"/>createKeyEntry<text:reference-mark-end text:name="createKeyPair"/> [10]<text:bookmark-end text:name="__RefHeading__15287_972012461"/>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3">Name</text:p>
          </table:table-cell>
          <table:table-cell table:style-name="Table16.A1" office:value-type="string">
            <text:p text:style-name="P13">Type</text:p>
          </table:table-cell>
          <table:table-cell table:style-name="Table16.C1" office:value-type="string">
            <text:p text:style-name="P13">Description</text:p>
          </table:table-cell>
        </table:table-row>
        <table:table-row table:style-name="Table16.2">
          <table:table-cell table:style-name="Table16.A2" office:value-type="string">
            <text:p text:style-name="P16">provisioning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Local handle to an <text:span text:style-name="T2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entry.id"/>id<text:reference-mark-end text:name="keyentry.id"/></text:p>
          </table:table-cell>
          <table:table-cell table:style-name="Table16.A2" office:value-type="string">
            <text:p text:style-name="P12">id</text:p>
          </table:table-cell>
          <table:table-cell table:style-name="Table16.C2" office:value-type="string">
            <text:p text:style-name="P2"><text:span text:style-name="T2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.entry.alg"/>keyEntryAlgorithm<text:reference-mark-end text:name="key.entry.alg"/></text:p>
          </table:table-cell>
          <table:table-cell table:style-name="Table16.A2" office:value-type="string">
            <text:p text:style-name="P12">uri</text:p>
          </table:table-cell>
          <table:table-cell table:style-name="Table16.C2" office:value-type="string">
            <text:p text:style-name="P2">Key generation and attestation algorithm URI. <text:s/>See next page</text:p>
          </table:table-cell>
        </table:table-row>
        <table:table-row table:style-name="Table16.2">
          <table:table-cell table:style-name="Table16.A2" office:value-type="string">
            <text:p text:style-name="P16">serverSeed</text:p>
          </table:table-cell>
          <table:table-cell table:style-name="Table16.A2" office:value-type="string">
            <text:p text:style-name="P3"><text:span text:style-name="T73">byte⁮[</text:span><text:span text:style-name="T75"> </text:span><text:span text:style-name="T73">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dev.pin.prot"/>devicePinProtection<text:reference-mark-end text:name="dev.pin.prot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to be protected by a <text:span text:style-name="T2">device PIN</text:span>.</text:p>
            <text:p text:style-name="P2">See <text:span text:style-name="CrossRef"><text:reference-ref text:reference-format="text" text:ref-name="key.protectionobjects">PIN and PUK Object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pinPolicy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pinValue</text:p>
          </table:table-cell>
          <table:table-cell table:style-name="Table16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11">, </text:span></text:span><text:span text:style-name="CrossRef"><text:reference-ref text:reference-format="text" text:ref-name="pinpatternrestrictions">PIN Patterns</text:reference-ref></text:span><text:span text:style-name="CrossRef"><text:span text:style-name="T11"> and </text:span></text:span><text:span text:style-name="CrossRef"><text:reference-ref text:reference-format="text" text:ref-name="pingrouping">PIN Group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<text:span text:style-name="T37">may</text:span> cache PINs for this key. <text:s/>See <text:span text:style-name="CrossRef"><text:reference-ref text:reference-format="text" text:ref-name="enable.pin.caching">enablePinCach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xportpolicy"/>exportProtection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deleteprotection"/>deleteProtection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usage.attr"/>app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Application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friendlyName</text:p>
          </table:table-cell>
          <table:table-cell table:style-name="Table16.A2" office:value-type="string">
            <text:p text:style-name="P12">string</text:p>
          </table:table-cell>
          <table:table-cell table:style-name="Table16.C2" office:value-type="string">
            <text:p text:style-name="P2">String of 0-100 <text:span text:style-name="T2">characters</text:span>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6">keyAlgorithm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2">Algorithm of the key to be created. <text:s/>See <text:span text:style-name="CrossRef"><text:reference-ref text:reference-format="text" text:ref-name="keygeneration">Asymmetric Key Genera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keyParameters</text:p>
          </table:table-cell>
          <table:table-cell table:style-name="Table16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16.C2" office:value-type="string">
            <text:p text:style-name="P2">Optional parameter data needed for some algorithms. <text:s/>See <text:span text:style-name="CrossRef"><text:reference-ref text:reference-format="text" text:ref-name="key.param">keyParameter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ndorsedalg"/>endorsedAlgorithm<text:reference-mark-end text:name="endorsedalg"/>...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80"><text:span text:style-name="T87">List of 0-255 endorsed algorithm URIs</text:span><text:span text:style-name="T90"> </text:span></text:p>
          </table:table-cell>
        </table:table-row>
        <table:table-row table:style-name="Table16.2">
          <table:table-cell table:style-name="Table16.A2" office:value-type="string">
            <text:p text:style-name="P16">mac</text:p>
          </table:table-cell>
          <table:table-cell table:style-name="Table16.A2" office:value-type="string">
            <text:p text:style-name="P3">byte<text:span text:style-name="T73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Name</text:p>
          </table:table-cell>
          <table:table-cell table:style-name="Table17.A1" office:value-type="string">
            <text:p text:style-name="P13">Type</text:p>
          </table:table-cell>
          <table:table-cell table:style-name="Table17.C1" office:value-type="string">
            <text:p text:style-name="P13">Description</text:p>
          </table:table-cell>
        </table:table-row>
        <table:table-row table:style-name="Table17.2">
          <table:table-cell table:style-name="Table17.A2" office:value-type="string">
            <text:p text:style-name="P16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6">keyHandle</text:p>
          </table:table-cell>
          <table:table-cell table:style-name="Table17.A2" office:value-type="string">
            <text:p text:style-name="P3">uint</text:p>
          </table:table-cell>
          <table:table-cell table:style-name="Table17.C2" office:value-type="string">
            <text:p text:style-name="P2">Non-zero local handle to created key entry</text:p>
          </table:table-cell>
        </table:table-row>
        <table:table-row table:style-name="Table17.2">
          <table:table-cell table:style-name="Table17.A2" office:value-type="string">
            <text:p text:style-name="P16"><text:reference-mark-start text:name="keyentry.publickey"/>publicKey<text:reference-mark-end text:name="keyentry.publickey"/></text:p>
          </table:table-cell>
          <table:table-cell table:style-name="Table17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17.C2" office:value-type="string">
            <text:p text:style-name="Table_20_Contents">Generated public key. <text:s/>See <text:span text:style-name="CrossRef"><text:reference-ref text:reference-format="text" text:ref-name="public.key.data">Public Key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6">attestation</text:p>
          </table:table-cell>
          <table:table-cell table:style-name="Table17.A2" office:value-type="string">
            <text:p text:style-name="P3">byte<text:span text:style-name="T73">⁮[32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attestation</text:reference-ref></text:span></text:p>
          </table:table-cell>
        </table:table-row>
      </table:table>
      <text:p text:style-name="P49"/>
      <text:p text:style-name="P49"><text:span text:style-name="T90">createKeyEntry</text:span><text:span text:style-name="T87"> generates an asymmetric key-pair according to the issuer's specification. <text:s/>In addition, </text:span><text:span text:style-name="T90">createKeyEntry</text:span><text:span text:style-name="T87"> creates a </text:span><text:span text:style-name="T3">key entry</text:span><text:span text:style-name="T87"> (see </text:span><text:span text:style-name="CrossRef"><text:reference-ref text:reference-format="text" text:ref-name="key.entries">Key Entries</text:reference-ref></text:span><text:span text:style-name="T68">) in the </text:span><text:span text:style-name="CrossRef"><text:reference-ref text:reference-format="text" text:ref-name="cred.db">Credential Database</text:reference-ref></text:span><text:span text:style-name="T87"> where the key-pair and its protection attributes are stored.</text:span></text:p>
      <text:p text:style-name="P41"/>
      <text:p text:style-name="P101"/>
      <text:p text:style-name="P101"/>
      <text:p text:style-name="P101"/>
      <text:p text:style-name="P101"/>
      <text:p text:style-name="P92">Continued on the next page...</text:p>
      <text:p text:style-name="P117"/>
      <text:p text:style-name="P109">The following operations match the mandatory to support key generation and attestation algorithm:</text:p>
      <text:p text:style-name="P101"/>
      <table:table table:name="Table113" table:style-name="Table113">
        <table:table-column table:style-name="Table113.A"/>
        <table:table-row table:style-name="Table113.1">
          <table:table-cell table:style-name="Table113.A1" office:value-type="string">
            <text:p text:style-name="P24">https://webpki.github.io/sks/algorithm#key.1</text:p>
          </table:table-cell>
        </table:table-row>
        <table:table-row table:style-name="Table113.2">
          <table:table-cell table:style-name="Table113.A2" office:value-type="string">
            <text:p text:style-name="P125"/>
            <text:p text:style-name="P127">The <text:span text:style-name="T94">mac</text:span><text:span text:style-name="T46"> relies on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      <text:p text:style-name="P128"><text:span text:style-name="T44"><text:tab/>Data </text:span><text:span text:style-name="T138">=</text:span><text:span text:style-name="T44"> </text:span><text:span text:style-name="T94">id</text:span><text:span text:style-name="T44"> </text:span><text:span text:style-name="T46">||</text:span><text:span text:style-name="T44"> </text:span><text:span text:style-name="T94">keyEntryAlgorithm</text:span><text:span text:style-name="T46"> || </text:span><text:span text:style-name="T94">serverSeed</text:span><text:span text:style-name="T46"> ||<text:line-break/></text:span><text:span text:style-name="T94"> </text:span><text:span text:style-name="T46"><text:s text:c="12"/></text:span><text:span text:style-name="T72"><text:s/></text:span><text:span text:style-name="T46"><text:s text:c="10"/></text:span><text:span text:style-name="T44">PINPolicyReference</text:span><text:span text:style-name="T46"> || </text:span><text:span text:style-name="T44">PINValueReference</text:span><text:span text:style-name="T46"> ||<text:line-break/></text:span><text:span text:style-name="T94"> </text:span><text:span text:style-name="T46"><text:s text:c="12"/></text:span><text:span text:style-name="T72"><text:s/></text:span><text:span text:style-name="T46"><text:s text:c="10"/></text:span><text:span text:style-name="T94">devicePinProtection</text:span><text:span text:style-name="T46"> || </text:span><text:span text:style-name="T94">enablePinCaching</text:span><text:span text:style-name="T46"> ||<text:line-break/></text:span><text:span text:style-name="T94"> </text:span><text:span text:style-name="T46"><text:s text:c="12"/></text:span><text:span text:style-name="T72"><text:s/></text:span><text:span text:style-name="T46"><text:s text:c="10"/></text:span><text:span text:style-name="T94">biometricProtection</text:span><text:span text:style-name="T46"> || </text:span><text:span text:style-name="T94">exportProtection</text:span><text:span text:style-name="T46"> ||<text:line-break/> <text:s text:c="24"/></text:span><text:span text:style-name="T94">deleteProtection</text:span><text:span text:style-name="T46"> ||</text:span><text:span text:style-name="T44"> </text:span><text:span text:style-name="T94">appUsage</text:span><text:span text:style-name="T46"> || </text:span><text:span text:style-name="T94">friendlyName</text:span><text:span text:style-name="T46"> ||<text:line-break/> <text:s text:c="24"/></text:span><text:span text:style-name="T94">keyAlgorithm</text:span><text:span text:style-name="T46"> ||</text:span><text:span text:style-name="T44"> </text:span><text:span text:style-name="T94">keyParameters</text:span><text:span text:style-name="T46"> [||</text:span><text:span text:style-name="T44"> </text:span><text:span text:style-name="T94">endorsedAlgorithm...</text:span><text:span text:style-name="T46">]</text:span></text:p>
            <text:p text:style-name="P126"><text:span text:style-name="T44">PINPolicyReference</text:span><text:span text:style-name="T46"> is set <text:s/>to </text:span><text:span text:style-name="T96">""</text:span><text:span text:style-name="T46"> if </text:span><text:span text:style-name="T94">pinPolicyHandle</text:span><text:span text:style-name="T46"> is zero, else it is set to the </text:span><text:span text:style-name="T94">id</text:span><text:span text:style-name="T46"> of the referenced<text:line-break/>PIN policy object.</text:span></text:p>
            <text:p text:style-name="P126"><text:span text:style-name="T44">PINValueReference</text:span><text:span text:style-name="T46"> is set to </text:span><text:span text:style-name="T96">""</text:span><text:span text:style-name="T46"> if </text:span><text:span text:style-name="T94">pinPolicyHandle</text:span><text:span text:style-name="T46"> is zero, or if the PIN is </text:span><text:span text:style-name="CrossRef"><text:span text:style-name="T78"><text:reference-ref text:reference-format="text" text:ref-name="pinuserdefined">userDefined</text:reference-ref></text:span></text:span>, else it is set to the <text:span text:style-name="T2">encrypted</text:span> <text:span text:style-name="T99">pinValue</text:span>.</text:p>
            <text:p text:style-name="P125"/>
            <text:p text:style-name="P147"><text:reference-mark-start text:name="key.attestation.data"/><text:span text:style-name="T97">attestation</text:span><text:reference-mark-end text:name="key.attestation.data"/><text:span text:style-name="T84"> vouches for </text:span><text:span text:style-name="T87">that generated key-pairs actually reside in the SKS by attesting (s</text:span><text:span text:style-name="T53">ee </text:span><text:span text:style-name="CrossRef"><text:reference-ref text:reference-format="text" text:ref-name="SKSAttestations">Attestations</text:reference-ref></text:span><text:span text:style-name="T87">) keys according to the following </text:span><text:span text:style-name="T3">Data</text:span><text:span text:style-name="T87"> scheme:</text:span></text:p>
            <text:p text:style-name="P147"><text:span text:style-name="T44"><text:tab/>Data </text:span><text:span text:style-name="T138">=</text:span><text:span text:style-name="T44"> </text:span><text:span text:style-name="T94">publicKey</text:span><text:span text:style-name="T46"> || </text:span><text:span text:style-name="T94">mac</text:span><text:line-break/></text:p>
          </table:table-cell>
        </table:table-row>
      </table:table>
      <text:p text:style-name="Standard"/>
      <text:p text:style-name="Standard"/>
      <text:p text:style-name="P53">Remarks</text:p>
      <text:p text:style-name="P49"><text:span text:style-name="T97">keyHandle</text:span><text:span text:style-name="T84"> </text:span><text:span text:style-name="T82">must</text:span><text:span text:style-name="T84"> be </text:span><text:span text:style-name="T3">static</text:span><text:span text:style-name="T84">, </text:span><text:span text:style-name="T3">unique</text:span><text:span text:style-name="T84"> and </text:span><text:span text:style-name="T3">never be reused</text:span><text:span text:style-name="T84">. <text:s/>Note that a </text:span><text:span text:style-name="T94">keyHandle</text:span><text:span text:style-name="T84"> returned by </text:span><text:span text:style-name="T99">createKeyEntry</text:span><text:span text:style-name="T84"> </text:span><text:span text:style-name="T80">must not</text:span><text:span text:style-name="T84"> be featured in </text:span><text:span text:style-name="CrossRef"><text:span text:style-name="T78"><text:reference-ref text:reference-format="text" text:ref-name="user.api">User API</text:reference-ref></text:span></text:span><text:span text:style-name="T84"> operations until the associated provisioning session has been closed (see </text:span><text:span text:style-name="CrossRef"><text:span text:style-name="T78"><text:reference-ref text:reference-format="text" text:ref-name="closeProvisioningSession">closeProvisioningSession</text:reference-ref></text:span></text:span><text:span text:style-name="T84">).</text:span></text:p>
      <text:p text:style-name="P49"><text:reference-mark-start text:name="object.ids"/><text:span text:style-name="T84">Object IDs</text:span><text:reference-mark-end text:name="object.ids"/><text:span text:style-name="T84"> for </text:span><text:span text:style-name="CrossRef"><text:span text:style-name="T78"><text:reference-ref text:reference-format="text" text:ref-name="createKeyPair">createKeyEntry</text:reference-ref></text:span></text:span><text:span text:style-name="T87">, </text:span><text:span text:style-name="CrossRef"><text:span text:style-name="T78"><text:reference-ref text:reference-format="text" text:ref-name="createPINPolicy">createPinPolicy</text:reference-ref></text:span></text:span><text:span text:style-name="T87"> and </text:span><text:span text:style-name="CrossRef"><text:span text:style-name="T78"><text:reference-ref text:reference-format="text" text:ref-name="createPUKPolicy">createPukPolicy</text:reference-ref></text:span></text:span><text:span text:style-name="T87"> </text:span><text:span text:style-name="T3">share a common namespace</text:span><text:span text:style-name="T87"> but the namespace is entirely local to the </text:span><text:span text:style-name="T3">provisioning session</text:span><text:span text:style-name="T87">. <text:s/>Although only static identifiers are used in the examples, Object IDs </text:span><text:span text:style-name="T3">may be randomized</text:span><text:span text:style-name="T87"> to increase entropy of </text:span><text:span text:style-name="CrossRef"><text:reference-ref text:reference-format="text" text:ref-name="MACOperations">MAC Operations</text:reference-ref></text:span><text:span text:style-name="T87">.</text:span></text:p>
      <text:p text:style-name="P49"><text:reference-mark-start text:name="issuer.seed"/><text:span text:style-name="T92">serverSeed</text:span><text:reference-mark-end text:name="issuer.seed"/> <text:span text:style-name="T38">must</text:span> be a 0-64 byte binary string holding a <text:span text:style-name="T2">random number seed</text:span>. <text:s/>How <text:span text:style-name="T92">serverSeed</text:span> is applied to the random number generation process is <text:span text:style-name="T2">unspecified</text:span> with the exception that a zero-byte input string <text:span text:style-name="T37">must not</text:span> affect the SKS internal random number generation.</text:p>
      <text:p text:style-name="Text_20_body">For RSA keys with <text:span text:style-name="T2">variable</text:span> exponent <text:reference-mark-start text:name="key.param"/><text:span text:style-name="T99">keyParameters</text:span><text:reference-mark-end text:name="key.param"/> <text:span text:style-name="T38">must</text:span> be 1-8 bytes holding a positive big-endian integer, else <text:span text:style-name="T99">keyParameters</text:span> <text:span text:style-name="T38">must</text:span> be of zero length.</text:p>
      <text:p text:style-name="P49"><text:span text:style-name="T87">A non-zero </text:span><text:span text:style-name="T97">biometricProtection</text:span><text:span text:style-name="T87"> value presumes that the target SKS supports </text:span><text:span text:style-name="CrossRef"><text:reference-ref text:reference-format="text" text:ref-name="biometricoption">Biometric Protection</text:reference-ref></text:span><text:span text:style-name="T87">,</text:span><text:span text:style-name="T84"> otherwise an </text:span><text:span text:style-name="T3">error</text:span><text:span text:style-name="T84"> </text:span><text:span text:style-name="T80">must be</text:span><text:span text:style-name="T84"> returned. </text:span><text:span text:style-name="T87"><text:s/>See </text:span><text:span text:style-name="CrossRef"><text:reference-ref text:reference-format="text" text:ref-name="getDeviceData">getDeviceInfo</text:reference-ref></text:span><text:span text:style-name="T87">.</text:span></text:p>
      <text:p text:style-name="Text_20_body"><text:span text:style-name="T94">endorsedAlgorithm</text:span><text:span text:style-name="T46"> URIs </text:span><text:span text:style-name="T50">must</text:span><text:span text:style-name="T46"> be </text:span><text:span text:style-name="T44">sorted in ascending alphabetical order</text:span><text:span text:style-name="T46"> before calling </text:span><text:span text:style-name="T94">createKeyEntry</text:span><text:span text:style-name="T46">.</text:span></text:p>
      <text:p text:style-name="Text_20_body"><text:span text:style-name="T94">endorsedAlgorithm</text:span><text:span text:style-name="T46"> URIs </text:span><text:span text:style-name="T50">must</text:span><text:span text:style-name="T46"> be checked for compatibility with </text:span><text:span text:style-name="CrossRef"><text:span text:style-name="T78"><text:reference-ref text:reference-format="text" text:ref-name="algo.support">Algorithm Support</text:reference-ref></text:span></text:span>.</text:p>
      <text:p text:style-name="Text_20_body"><text:span text:style-name="T94">endorsedAlgorithm</text:span><text:span text:style-name="T46"> compliance </text:span><text:span text:style-name="T50">must</text:span><text:span text:style-name="T46"> be </text:span><text:span text:style-name="T44">enforced</text:span><text:span text:style-name="T46"> by the</text:span> <text:span text:style-name="CrossRef"><text:span text:style-name="T78"><text:reference-ref text:reference-format="text" text:ref-name="user.api">User API</text:reference-ref></text:span></text:span><text:span text:style-name="T46">.</text:span></text:p>
      <text:p text:style-name="Text_20_body"><text:span text:style-name="T94">endorsedAlgorithm</text:span><text:span text:style-name="T46"> URIs </text:span><text:span text:style-name="T50">must not</text:span><text:span text:style-name="T46"> be checked against actual key material during </text:span><text:span text:style-name="T94">createKeyEntry</text:span>. <text:s/>This check <text:span text:style-name="T38">must</text:span> be <text:span text:style-name="T2">deferred</text:span> to <text:span text:style-name="CrossRef"><text:span text:style-name="T78"><text:reference-ref text:reference-format="text" text:ref-name="closeProvisioningSession">closeProvisioningSession</text:reference-ref></text:span></text:span><text:span text:style-name="T46">.</text:span></text:p>
      <text:p text:style-name="Text_20_body"><text:span text:style-name="T46">If no </text:span><text:span text:style-name="T94">endorsedAlgorithm</text:span><text:span text:style-name="T46"> URIs are specified, </text:span><text:span text:style-name="T44">the key is only constrained by the key material</text:span><text:span text:style-name="T46">.</text:span></text:p>
      <text:p text:style-name="P54"><text:span text:style-name="T78">With the special algorithm </text:span><text:span text:style-name="T98">https://webpki.github.io/sks/algorithm#none</text:span><text:span text:style-name="T78"> (which is only permitted as a single </text:span><text:span text:style-name="T98">endorsedAlgorithm</text:span><text:span text:style-name="T78"> item), keys </text:span><text:span text:style-name="T80">must</text:span><text:span text:style-name="T78"> be </text:span>disabled<text:span text:style-name="T78"> from executing cryptographic operations through the </text:span><text:span text:style-name="CrossRef"><text:span text:style-name="T78"><text:reference-ref text:reference-format="text" text:ref-name="user.api">User API</text:reference-ref></text:span></text:span><text:span text:style-name="T78">.</text:span></text:p>
      <text:p text:style-name="P49"><text:span text:style-name="T87">A set</text:span><text:span text:style-name="T46"> </text:span><text:span text:style-name="T94">devicePinProtection</text:span><text:span text:style-name="T46"> </text:span><text:span text:style-name="T87">presumes that the target SKS supports a “device PUK/PIN”, </text:span><text:span text:style-name="T84">otherwise an </text:span><text:span text:style-name="T3">error</text:span><text:span text:style-name="T84"> </text:span><text:span text:style-name="T80">must be</text:span><text:span text:style-name="T84"> returned</text:span><text:span text:style-name="T87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87">.</text:span></text:p>
      <text:p text:style-name="P49"><text:span text:style-name="T94">devicePinProtection</text:span><text:span text:style-name="T46"> </text:span><text:span text:style-name="T49">must not</text:span><text:span text:style-name="T46"> be combined with local PIN policy objects</text:span><text:span text:style-name="T87">.</text:span></text:p>
      <text:p text:style-name="Text_20_body"><text:soft-page-break/><text:reference-mark-start text:name="enable.pin.caching"/><text:span text:style-name="T92">enablePinCaching</text:span><text:reference-mark-end text:name="enable.pin.caching"/><text:span text:style-name="T87"> </text:span><text:span text:style-name="T38">must</text:span><text:span text:style-name="T87"> only be used with keys protected by local PIN policy objects having the </text:span><text:span text:style-name="CrossRef"><text:reference-ref text:reference-format="text" text:ref-name="input.method">inputMethod</text:reference-ref></text:span><text:span text:style-name="T87"> set to </text:span><text:span text:style-name="T92">"trusted-gui"</text:span><text:span text:style-name="T87">.</text:span></text:p>
      <text:p text:style-name="P49"><text:reference-mark-start text:name="pinvalue"/><text:span text:style-name="T97">pinValue</text:span><text:reference-mark-end text:name="pinvalue"/><text:span text:style-name="T53"> objects </text:span><text:span text:style-name="T58">must</text:span><text:span text:style-name="T53"> be set by the </text:span><text:span text:style-name="T44">caller</text:span><text:span text:style-name="T53"> as illustrated by the following pseudo code:</text:span></text:p>
      <text:p text:style-name="P122"><text:span text:style-name="T53">if (</text:span><text:span text:style-name="T97">pinPolicyHandle</text:span><text:span text:style-name="T53"> == 0) <text:s text:c="3"/>// No PIN or device PIN</text:span></text:p>
      <text:p text:style-name="P123"><text:s text:c="2"/>{</text:p>
      <text:p text:style-name="P122"><text:span text:style-name="T53"><text:s text:c="5"/></text:span><text:span text:style-name="T97">pinValue</text:span><text:span text:style-name="T53"> = </text:span><text:span text:style-name="T44">zero length array</text:span><text:span text:style-name="T46">;</text:span></text:p>
      <text:p text:style-name="P123"><text:s text:c="2"/>}</text:p>
      <text:p text:style-name="P122"><text:span text:style-name="T53">else if (</text:span><text:span text:style-name="T97">pinPolicyHandle.usedDefined</text:span><text:span text:style-name="T53">) <text:s text:c="5"/>// see </text:span><text:span text:style-name="CrossRef"><text:reference-ref text:reference-format="text" text:ref-name="pinuserdefined">userDefined</text:reference-ref></text:span></text:p>
      <text:p text:style-name="P123"><text:s text:c="2"/>{</text:p>
      <text:p text:style-name="P122"><text:span text:style-name="T53"><text:s text:c="5"/></text:span><text:span text:style-name="T97">pinValue</text:span><text:span text:style-name="T53"> = </text:span><text:span text:style-name="T44">user-defined clear text PIN value</text:span><text:span text:style-name="T46">; <text:s text:c="2"/>// taken from a local provisioning GUI</text:span></text:p>
      <text:p text:style-name="P123"><text:s text:c="2"/>}</text:p>
      <text:p text:style-name="P123">else</text:p>
      <text:p text:style-name="P123"><text:s text:c="2"/>{</text:p>
      <text:p text:style-name="P122"><text:span text:style-name="T53"><text:s text:c="5"/></text:span><text:span text:style-name="T97">pinValue</text:span><text:span text:style-name="T53"> = </text:span><text:span text:style-name="T44">encrypted issuer-set PIN value</text:span><text:span text:style-name="T46">; <text:s text:c="3"/>// see </text:span><text:span text:style-name="CrossRef"><text:span text:style-name="T78"><text:reference-ref text:reference-format="text" text:ref-name="EncryptedData">Encrypted Data</text:reference-ref></text:span></text:span></text:p>
      <text:p text:style-name="P123"><text:s text:c="2"/>}</text:p>
      <text:p text:style-name="P55"/>
      <text:p text:style-name="P55"/>
      <text:p text:style-name="P55"/>
      <text:p text:style-name="P49"><text:span text:style-name="T44"><text:line-break/></text:span><text:span text:style-name="T3">Continued on the next page...</text:span></text:p>
      <text:p text:style-name="P109">The following JSON obje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9"><text:span text:style-name="T112">{</text:span><text:span text:style-name="T22"><text:line-break/></text:span><text:span text:style-name="T110">    </text:span><text:span text:style-name="T112">"</text:span><text:span text:style-name="T121">@context</text:span><text:span text:style-name="T112">": "</text:span><text:span text:style-name="T130">https://webpki.github.io/keygen2</text:span><text:span text:style-name="T112">",</text:span><text:span text:style-name="T22"><text:line-break/></text:span><text:span text:style-name="T110">    </text:span><text:span text:style-name="T112">"</text:span><text:span text:style-name="T121">@qualifier</text:span><text:span text:style-name="T112">": "</text:span><text:reference-mark-start text:name="keyinitreq"/><text:span text:style-name="T131">KeyCreationRequest</text:span><text:reference-mark-end text:name="keyinitreq"/><text:span text:style-name="T112">",</text:span><text:span text:style-name="T22"><text:line-break/></text:span><text:span text:style-name="T110">    </text:span><text:span text:style-name="T112">"</text:span><text:span text:style-name="T125">serverSessionId</text:span><text:span text:style-name="T112">": "</text:span><text:span text:style-name="T130">1417fa0bedb7rjEFGS-BL3RnJoDyh5UZ</text:span><text:span text:style-name="T112">",</text:span><text:span text:style-name="T22"><text:line-break/></text:span><text:span text:style-name="T110">    </text:span><text:span text:style-name="T112">"</text:span><text:span text:style-name="T125">clientSessionId</text:span><text:span text:style-name="T112">": "</text:span><text:span text:style-name="T130">PpZRTVq2wa-TLvsFJE7GZPASEeEqk4Yz</text:span><text:span text:style-name="T112">",</text:span><text:span text:style-name="T22"><text:line-break/></text:span><text:span text:style-name="T110">    </text:span><text:span text:style-name="T112">"</text:span><text:span text:style-name="T125">keyEntryAlgorithm</text:span><text:span text:style-name="T112">": "</text:span><text:span text:style-name="T130">https://webpki.github.io/sks/algorithm#key.1</text:span><text:span text:style-name="T112">",</text:span><text:span text:style-name="T22"><text:line-break/></text:span><text:span text:style-name="T110">    </text:span><text:span text:style-name="T112">"</text:span><text:span text:style-name="T125">pukPolicySpecifiers</text:span><text:span text:style-name="T112">": [{</text:span><text:span text:style-name="T22"><text:line-break/></text:span><text:span text:style-name="T110">        </text:span><text:span text:style-name="T112">"</text:span><text:span text:style-name="T125">id</text:span><text:span text:style-name="T112">": "</text:span><text:span text:style-name="T130">PUK.1</text:span><text:span text:style-name="T112">",</text:span><text:span text:style-name="T22"><text:line-break/></text:span><text:span text:style-name="T110">        </text:span><text:span text:style-name="T112">"</text:span><text:span text:style-name="T125">retryLimit</text:span><text:span text:style-name="T112">": </text:span><text:span text:style-name="T135">3</text:span><text:span text:style-name="T112">,</text:span><text:span text:style-name="T22"><text:line-break/></text:span><text:span text:style-name="T110">        </text:span><text:span text:style-name="T112">"</text:span><text:span text:style-name="T125">format</text:span><text:span text:style-name="T112">": "</text:span><text:span text:style-name="T130">numeric</text:span><text:span text:style-name="T112">",</text:span><text:span text:style-name="T22"><text:line-break/></text:span><text:span text:style-name="T110">        </text:span><text:span text:style-name="T112">"</text:span><text:span text:style-name="T125">encryptedPuk</text:span><text:span text:style-name="T112">": "</text:span><text:span text:style-name="T130">xkELvWmx-nHdemfJItY-KmcArGNTsusM7jATLHKHC5U"</text:span><text:span text:style-name="T112">,</text:span><text:span text:style-name="T22"><text:line-break/></text:span><text:span text:style-name="T110">        </text:span><text:span text:style-name="T112">"</text:span><text:span text:style-name="T125">mac</text:span><text:span text:style-name="T112">": "</text:span><text:span text:style-name="T130">oNTuaVBPqgOGJE7xs1tNtICuzviE2wskcoW1kiuZIKg"</text:span><text:span text:style-name="T112">,</text:span><text:span text:style-name="T22"><text:line-break/></text:span><text:span text:style-name="T110">        </text:span><text:span text:style-name="T112">"</text:span><text:span text:style-name="T125">pinPolicySpecifiers</text:span><text:span text:style-name="T112">": [{</text:span><text:span text:style-name="T22"><text:line-break/></text:span><text:span text:style-name="T110">            </text:span><text:span text:style-name="T112">"</text:span><text:span text:style-name="T125">id</text:span><text:span text:style-name="T112">": "</text:span><text:span text:style-name="T130">PIN.1</text:span><text:span text:style-name="T112">",</text:span><text:span text:style-name="T22"><text:line-break/></text:span><text:span text:style-name="T110">            </text:span><text:span text:style-name="T112">"</text:span><text:span text:style-name="T125">minLength</text:span><text:span text:style-name="T112">": </text:span><text:span text:style-name="T135">6</text:span><text:span text:style-name="T112">,</text:span><text:span text:style-name="T22"><text:line-break/></text:span><text:span text:style-name="T116">            </text:span><text:span text:style-name="T115">"</text:span><text:span text:style-name="T127">maxLength</text:span><text:span text:style-name="T115">": </text:span><text:span text:style-name="T137">8</text:span><text:span text:style-name="T115">,</text:span><text:span text:style-name="T12"><text:line-break/></text:span><text:span text:style-name="T116">            </text:span><text:span text:style-name="T115">"</text:span><text:span text:style-name="T127">retryLimit</text:span><text:span text:style-name="T115">": </text:span><text:span text:style-name="T137">3</text:span><text:span text:style-name="T115">,</text:span></text:p>
            <text:p text:style-name="P69"><text:span text:style-name="T115"><text:s text:c="12"/>"</text:span><text:span text:style-name="T127">grouping</text:span><text:span text:style-name="T115">": "</text:span><text:span text:style-name="T134">shared</text:span><text:span text:style-name="T115">", </text:span><text:span text:style-name="T12"><text:line-break/></text:span><text:span text:style-name="T116">            </text:span><text:span text:style-name="T115">"</text:span><text:span text:style-name="T127">format</text:span><text:span text:style-name="T115">": "</text:span><text:span text:style-name="T134">numeric</text:span><text:span text:style-name="T115">",</text:span><text:span text:style-name="T12"><text:line-break/></text:span><text:span text:style-name="T116">         <text:s text:c="3"/></text:span><text:span text:style-name="T115">"</text:span><text:span text:style-name="T127">patternRestrictions</text:span><text:span text:style-name="T115">": ["</text:span><text:span text:style-name="T134">three-in-a-row</text:span><text:span text:style-name="T115">","</text:span><text:span text:style-name="T134">sequence</text:span><text:span text:style-name="T115">"],</text:span><text:span text:style-name="T107"><text:line-break/></text:span><text:span text:style-name="T116">            </text:span><text:span text:style-name="T115">"</text:span><text:span text:style-name="T127">mac</text:span><text:span text:style-name="T115">": "</text:span><text:span text:style-name="T134">Z3lMErjv6varAj5Ww31AAj8e_0QZjkYgFdtquDSf4G0"</text:span><text:span text:style-name="T115">,</text:span><text:span text:style-name="T12"><text:line-break/></text:span><text:span text:style-name="T116">            </text:span><text:span text:style-name="T115">"</text:span><text:span text:style-name="T127">keyEntrySpecifiers</text:span><text:span text:style-name="T115">": [{</text:span><text:span text:style-name="T107"><text:line-break/></text:span><text:span text:style-name="T116">           <text:s text:c="5"/></text:span><text:span text:style-name="T115">"</text:span><text:span text:style-name="T127">id</text:span><text:span text:style-name="T115">": "</text:span><text:span text:style-name="T134">Key.1</text:span><text:span text:style-name="T115">",</text:span><text:span text:style-name="T107"><text:line-break/></text:span><text:span text:style-name="T116">        <text:s text:c="3"/>     </text:span><text:span text:style-name="T115">"</text:span><text:span text:style-name="T127">appUsage</text:span><text:span text:style-name="T115">": "</text:span><text:span text:style-name="T134">authentication</text:span><text:span text:style-name="T115">",</text:span><text:span text:style-name="T107"><text:line-break/></text:span><text:span text:style-name="T116">      <text:s text:c="4"/>      </text:span><text:span text:style-name="T115">"</text:span><text:span text:style-name="T127">keyAlgorithm</text:span><text:span text:style-name="T115">": "</text:span><text:span text:style-name="T134">https://webpki.github.io/sks/algorithm#rsa2048</text:span><text:span text:style-name="T115">",</text:span><text:span text:style-name="T107"><text:line-break/></text:span><text:span text:style-name="T116">        <text:s text:c="7"/> </text:span><text:span text:style-name="T115">"</text:span><text:span text:style-name="T127">mac</text:span><text:span text:style-name="T115">": "</text:span><text:span text:style-name="T134">ksg1ZwSfGrUjWPWpbK6wrhOKRH7TlwMc_V9N51GhFCc"</text:span><text:span text:style-name="T107"><text:line-break/></text:span><text:span text:style-name="T116">       <text:s text:c="5"/></text:span><text:span text:style-name="T115">}, {</text:span><text:span text:style-name="T107"><text:line-break/></text:span><text:span text:style-name="T116">              <text:s text:c="2"/></text:span><text:span text:style-name="T115">"</text:span><text:span text:style-name="T127">id</text:span><text:span text:style-name="T115">": "</text:span><text:span text:style-name="T134">Key.2</text:span><text:span text:style-name="T115">",</text:span><text:span text:style-name="T107"><text:line-break/></text:span><text:span text:style-name="T116">        <text:s text:c="3"/>     </text:span><text:span text:style-name="T115">"</text:span><text:span text:style-name="T127">appUsage</text:span><text:span text:style-name="T115">": "</text:span><text:span text:style-name="T134">signature</text:span><text:span text:style-name="T115">",</text:span><text:span text:style-name="T107"><text:line-break/></text:span><text:span text:style-name="T116">     <text:s text:c="3"/>        </text:span><text:span text:style-name="T115">"</text:span><text:span text:style-name="T127">keyAlgorithm</text:span><text:span text:style-name="T115">": "</text:span><text:span text:style-name="T134">https://webpki.github.io/sks/algorithm#ec.nist.p256</text:span><text:span text:style-name="T115">",</text:span><text:span text:style-name="T107"><text:line-break/></text:span><text:span text:style-name="T116">   <text:s text:c="4"/>         </text:span><text:span text:style-name="T115">"</text:span><text:span text:style-name="T127">mac</text:span><text:span text:style-name="T115">": "</text:span><text:span text:style-name="T134">dC--5J1yQ1SnP4WyRQv4sZJG9gPlq29wO4E2nnX5sFk"</text:span><text:span text:style-name="T107"><text:line-break/> <text:s/></text:span><text:span text:style-name="T116">          </text:span><text:span text:style-name="T115">}]</text:span></text:p>
            <text:p text:style-name="P74"><text:span text:style-name="T110">        </text:span><text:span text:style-name="T112">}]</text:span><text:span text:style-name="T22"><text:line-break/></text:span><text:span text:style-name="T110">    </text:span><text:span text:style-name="T112">}]</text:span><text:span text:style-name="T22"><text:line-break/></text:span><text:span text:style-name="T112">}</text:span><text:span text:style-name="T22"> </text:span></text:p>
          </table:table-cell>
        </table:table-row>
      </table:table>
      <text:p text:style-name="Text_20_body"/>
      <text:p text:style-name="P44">This sequence should be interpreted as a request for an RSA key and an EC key where both keys are protected by a single (shared) <text:span text:style-name="T2">user-defined</text:span> (within the specified policy limits) PIN. <text:s/>The PIN is in turn governed by an issuer-defined, <text:span text:style-name="T2">protocol-wise</text:span> <text:span text:style-name="T2">secret</text:span> PUK.</text:p>
      <text:p text:style-name="P44">Note that the actual linkage of PUK, PIN and key-specifiers is accomplished through <text:span text:style-name="T2">object embedding</text:span> in the protocol which the <text:span text:style-name="CrossRef"><text:reference-ref text:reference-format="text" text:ref-name="kg2.int">KeyGen2 Proxy</text:reference-ref></text:span> <text:span text:style-name="T38">must</text:span> be honoring.</text:p>
      <text:p text:style-name="P49"><text:span text:style-name="T87">In the sample </text:span><text:span text:style-name="CrossRef"><text:reference-ref text:reference-format="text" text:ref-name="keygen2">KeyGen2</text:reference-ref></text:span><text:span text:style-name="T87"> </text:span><text:span text:style-name="T3">default values</text:span><text:span text:style-name="T87"> have been utilized which is why there are few </text:span><text:span text:style-name="T3">visible</text:span><text:span text:style-name="T87"> key generation attributes.</text:span></text:p>
      <text:p text:style-name="P55"/>
      <text:p text:style-name="P55"/>
      <text:p text:style-name="P55"/>
      <text:p text:style-name="P42"><text:span text:style-name="T43"><text:line-break/></text:span><text:span text:style-name="T2">Continued on the next page...</text:span></text:p>
      <text:p text:style-name="P101"/>
      <text:p text:style-name="P109"><text:span text:style-name="T87">When using </text:span><text:span text:style-name="CrossRef"><text:reference-ref text:reference-format="text" text:ref-name="keygen2">KeyGen2</text:reference-ref></text:span><text:span text:style-name="T87"> the </text:span><text:span text:style-name="T3">output</text:span><text:span text:style-name="T87"> from </text:span><text:span text:style-name="T90">createKeyEntry</text:span><text:span text:style-name="T87"> is translated as shown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74"><text:span text:style-name="T112">{</text:span><text:span text:style-name="T22"><text:line-break/></text:span><text:span text:style-name="T110">    </text:span><text:span text:style-name="T112">"</text:span><text:span text:style-name="T121">@context</text:span><text:span text:style-name="T112">": "</text:span><text:span text:style-name="T130">https://webpki.github.io/keygen2</text:span><text:span text:style-name="T112">",</text:span><text:span text:style-name="T22"><text:line-break/></text:span><text:span text:style-name="T110">    </text:span><text:span text:style-name="T112">"</text:span><text:span text:style-name="T121">@qualifier</text:span><text:span text:style-name="T112">": "</text:span><text:span text:style-name="T130">KeyCreationResponse</text:span><text:span text:style-name="T112">",</text:span><text:span text:style-name="T22"><text:line-break/></text:span><text:span text:style-name="T110">    </text:span><text:span text:style-name="T112">"</text:span><text:span text:style-name="T125">serverSessionId</text:span><text:span text:style-name="T112">": "</text:span><text:span text:style-name="T130">1417fa0bedb7rjEFGS-BL3RnJoDyh5UZ</text:span><text:span text:style-name="T112">",</text:span><text:span text:style-name="T22"><text:line-break/></text:span><text:span text:style-name="T110">    </text:span><text:span text:style-name="T112">"</text:span><text:span text:style-name="T125">clientSessionId</text:span><text:span text:style-name="T112">": "</text:span><text:span text:style-name="T130">PpZRTVq2wa-TLvsFJE7GZPASEeEqk4Yz</text:span><text:span text:style-name="T112">",</text:span><text:span text:style-name="T22"><text:line-break/></text:span><text:span text:style-name="T110">    </text:span><text:span text:style-name="T112">"</text:span><text:span text:style-name="T125">generatedKeys</text:span><text:span text:style-name="T112">": [{</text:span><text:span text:style-name="T22"><text:line-break/></text:span><text:span text:style-name="T110">         </text:span><text:span text:style-name="T112">"</text:span><text:span text:style-name="T125">id</text:span><text:span text:style-name="T112">": "</text:span><text:span text:style-name="T130">Key.1</text:span><text:span text:style-name="T112">",</text:span><text:span text:style-name="T22"><text:line-break/></text:span><text:span text:style-name="T110">         </text:span><text:span text:style-name="T112">"</text:span><text:span text:style-name="T125">publicKey</text:span><text:span text:style-name="T112">": {</text:span><text:span text:style-name="T22"><text:line-break/></text:span><text:span text:style-name="T110">             </text:span><text:span text:style-name="T112">"</text:span><text:span text:style-name="T125">kty</text:span><text:span text:style-name="T112">": "</text:span><text:span text:style-name="T130">RSA</text:span><text:span text:style-name="T112">",</text:span><text:span text:style-name="T139"><text:line-break/></text:span><text:span text:style-name="T110">             </text:span><text:span text:style-name="T112">"</text:span><text:span text:style-name="T125">n</text:span><text:span text:style-name="T112">": "</text:span><text:span text:style-name="T130">soI7DCkNaGZtMP8QLMCu . . . TzTPWM6qFKWLzR45-3DWcPw"</text:span><text:span text:style-name="T112">,</text:span><text:span text:style-name="T22"><text:line-break/></text:span><text:span text:style-name="T110">             </text:span><text:span text:style-name="T112">"</text:span><text:span text:style-name="T125">e</text:span><text:span text:style-name="T112">": "</text:span><text:span text:style-name="T130">AQAB</text:span><text:span text:style-name="T112">"</text:span><text:span text:style-name="T22"><text:line-break/></text:span><text:span text:style-name="T110">         </text:span><text:span text:style-name="T112">},</text:span><text:span text:style-name="T22"><text:line-break/></text:span><text:span text:style-name="T110">         </text:span><text:span text:style-name="T112">"</text:span><text:span text:style-name="T125">attestation</text:span><text:span text:style-name="T112">": "</text:span><text:span text:style-name="T130">bYNI0YTCnVXvuNUM1lm_grDC9U2c63nRbqchnpaoUVg"</text:span><text:span text:style-name="T22"><text:line-break/></text:span><text:span text:style-name="T110">         </text:span><text:span text:style-name="T112">}, {</text:span><text:span text:style-name="T22"><text:line-break/></text:span><text:span text:style-name="T110">         </text:span><text:span text:style-name="T112">"</text:span><text:span text:style-name="T125">id</text:span><text:span text:style-name="T112">": "</text:span><text:span text:style-name="T130">Key.2</text:span><text:span text:style-name="T112">",</text:span><text:span text:style-name="T22"><text:line-break/></text:span><text:span text:style-name="T110">         </text:span><text:span text:style-name="T112">"</text:span><text:span text:style-name="T125">publicKey</text:span><text:span text:style-name="T112">": {</text:span><text:span text:style-name="T22"><text:line-break/></text:span><text:span text:style-name="T110">             </text:span><text:span text:style-name="T112">"</text:span><text:span text:style-name="T125">kty</text:span><text:span text:style-name="T112">": "</text:span><text:span text:style-name="T130">EC</text:span><text:span text:style-name="T112">",</text:span><text:span text:style-name="T110"><text:line-break/>             </text:span><text:span text:style-name="T112">"</text:span><text:span text:style-name="T125">crv</text:span><text:span text:style-name="T112">": "</text:span><text:span text:style-name="T130">P-256</text:span><text:span text:style-name="T112">",</text:span><text:span text:style-name="T22"><text:line-break/></text:span><text:span text:style-name="T110">             </text:span><text:span text:style-name="T112">"</text:span><text:span text:style-name="T125">x</text:span><text:span text:style-name="T112">": "</text:span><text:span text:style-name="T130">nGlEGIaJp0aSJzD3aNsqt1QC3CCSGDgPTVG_2pFLQ6w"</text:span><text:span text:style-name="T112">,</text:span><text:span text:style-name="T22"><text:line-break/></text:span><text:span text:style-name="T110">             </text:span><text:span text:style-name="T112">"</text:span><text:span text:style-name="T125">y</text:span><text:span text:style-name="T112">": "</text:span><text:span text:style-name="T130">XOa0-BbXVqqcvwBBOMvV1fs5BzbC9rLdBnXigWNy97o"</text:span><text:span text:style-name="T22"><text:line-break/></text:span><text:span text:style-name="T110">         </text:span><text:span text:style-name="T112">},</text:span><text:span text:style-name="T22"><text:line-break/></text:span><text:span text:style-name="T110">         </text:span><text:span text:style-name="T112">"</text:span><text:span text:style-name="T125">attestation</text:span><text:span text:style-name="T112">": "</text:span><text:span text:style-name="T130">TtScC3woIB_hGt3SmSvpggIB2Z33S87vSl94hCFFsSE"</text:span><text:span text:style-name="T22"><text:line-break/></text:span><text:span text:style-name="T110"> <text:s text:c="4"/></text:span><text:span text:style-name="T112">}]</text:span><text:span text:style-name="T22"><text:line-break/></text:span><text:span text:style-name="T112">}</text:span><text:span text:style-name="T22"> </text:span></text:p>
          </table:table-cell>
        </table:table-row>
      </table:table>
      <text:p text:style-name="P42"/>
      <text:p text:style-name="P48">A conforming server <text:span text:style-name="T37">must</text:span> after receival of the response verify that the number and IDs of returned keys match the request. <text:s/>In addition, each returned key <text:span text:style-name="T37">must</text:span> be checked for correctness regarding attestation data and that the generated public key actually complies with that of the request.</text:p>
      <text:h text:style-name="P163" text:outline-level="3"><text:bookmark text:name="__RefHeading__15289_972012461"/><text:reference-mark-start text:name="enumerate.keys"/>getKeyHandle<text:reference-mark-end text:name="enumerate.keys"/> [11]<text:bookmark-end text:name="__RefHeading__15289_972012461"/>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3">Name</text:p>
          </table:table-cell>
          <table:table-cell table:style-name="Table44.A1" office:value-type="string">
            <text:p text:style-name="P13">Type</text:p>
          </table:table-cell>
          <table:table-cell table:style-name="Table44.C1" office:value-type="string">
            <text:p text:style-name="P13">Description</text:p>
          </table:table-cell>
        </table:table-row>
        <table:table-row table:style-name="Table44.2">
          <table:table-cell table:style-name="Table44.A2" office:value-type="string">
            <text:p text:style-name="P16">provisioningHandle</text:p>
          </table:table-cell>
          <table:table-cell table:style-name="Table44.A2" office:value-type="string">
            <text:p text:style-name="P3">uint</text:p>
          </table:table-cell>
          <table:table-cell table:style-name="Table44.C2" office:value-type="string">
            <text:p text:style-name="P2">Local handle to an <text:span text:style-name="T2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6">id</text:p>
          </table:table-cell>
          <table:table-cell table:style-name="Table44.A2" office:value-type="string">
            <text:p text:style-name="P12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3">Name</text:p>
          </table:table-cell>
          <table:table-cell table:style-name="Table46.A1" office:value-type="string">
            <text:p text:style-name="P13">Type</text:p>
          </table:table-cell>
          <table:table-cell table:style-name="Table46.C1" office:value-type="string">
            <text:p text:style-name="P13">Description</text:p>
          </table:table-cell>
        </table:table-row>
        <table:table-row table:style-name="Table46.2">
          <table:table-cell table:style-name="Table46.A2" office:value-type="string">
            <text:p text:style-name="P16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6">keyHandle</text:p>
          </table:table-cell>
          <table:table-cell table:style-name="Table46.A2" office:value-type="string">
            <text:p text:style-name="P3">uint</text:p>
          </table:table-cell>
          <table:table-cell table:style-name="Table46.C2" office:value-type="string">
            <text:p text:style-name="P2">Local handle to a key belonging to an <text:span text:style-name="T2">open</text:span> provisioning session</text:p>
          </table:table-cell>
        </table:table-row>
      </table:table>
      <text:p text:style-name="P49"/>
      <text:p text:style-name="P48"><text:span text:style-name="T90">getKeyHandle</text:span> returns a <text:span text:style-name="T97">keyHandle</text:span> based on the provisioning session specific key ID.</text:p>
      <text:p text:style-name="P49">An invalid key <text:span text:style-name="T99">id</text:span> <text:span text:style-name="T38">must</text:span> return an error and abort the provisioning session.</text:p>
      <text:h text:style-name="P163" text:outline-level="3"><text:bookmark text:name="__RefHeading__15291_972012461"/><text:reference-mark-start text:name="setCertificatePath"/>setCertificatePath<text:reference-mark-end text:name="setCertificatePath"/> [12]<text:bookmark-end text:name="__RefHeading__15291_972012461"/>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3">Name</text:p>
          </table:table-cell>
          <table:table-cell table:style-name="Table20.A1" office:value-type="string">
            <text:p text:style-name="P13">Type</text:p>
          </table:table-cell>
          <table:table-cell table:style-name="Table20.C1" office:value-type="string">
            <text:p text:style-name="P13">Description</text:p>
          </table:table-cell>
        </table:table-row>
        <table:table-row table:style-name="Table20.2">
          <table:table-cell table:style-name="Table20.A2" office:value-type="string">
            <text:p text:style-name="P16">keyHandle</text:p>
          </table:table-cell>
          <table:table-cell table:style-name="Table20.A2" office:value-type="string">
            <text:p text:style-name="P3">uint</text:p>
          </table:table-cell>
          <table:table-cell table:style-name="Table20.C2" office:value-type="string">
            <text:p text:style-name="P2">Local handle to a key-pair belonging to an <text:span text:style-name="T2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6">certificate...</text:p>
          </table:table-cell>
          <table:table-cell table:style-name="Table20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20.C2" office:value-type="string">
            <text:p text:style-name="P80"><text:span text:style-name="T3">Non zero list</text:span><text:span text:style-name="T87"> of DER encoded </text:span><text:span text:style-name="CrossRef"><text:reference-ref text:reference-format="text" text:ref-name="X.509">X.509</text:reference-ref></text:span><text:span text:style-name="T87"> certificate objects</text:span><text:span text:style-name="T39">‪‫‬‭‪‏‪‏</text:span><text:span text:style-name="T91">‎</text:span></text:p>
          </table:table-cell>
        </table:table-row>
        <table:table-row table:style-name="Table20.2">
          <table:table-cell table:style-name="Table20.A2" office:value-type="string">
            <text:p text:style-name="P16">mac</text:p>
          </table:table-cell>
          <table:table-cell table:style-name="Table20.A2" office:value-type="string">
            <text:p text:style-name="P3">byte<text:span text:style-name="T73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3">Name</text:p>
          </table:table-cell>
          <table:table-cell table:style-name="Table21.A1" office:value-type="string">
            <text:p text:style-name="P13">Type</text:p>
          </table:table-cell>
          <table:table-cell table:style-name="Table21.C1" office:value-type="string">
            <text:p text:style-name="P13">Description</text:p>
          </table:table-cell>
        </table:table-row>
        <table:table-row table:style-name="Table21.2">
          <table:table-cell table:style-name="Table21.A2" office:value-type="string">
            <text:p text:style-name="P16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0">setCertificatePath</text:span><text:span text:style-name="T87"> attaches an </text:span><text:span text:style-name="CrossRef"><text:reference-ref text:reference-format="text" text:ref-name="X.509">X.509</text:reference-ref></text:span><text:span text:style-name="T87"> certificate path to an already created key-pair. <text:s/>See </text:span><text:span text:style-name="CrossRef"><text:reference-ref text:reference-format="text" text:ref-name="createKeyPair">createKeyEntry</text:reference-ref></text:span><text:span text:style-name="T87">.</text:span></text:p>
      <text:p text:style-name="Text_20_body"><text:span text:style-name="T53">The </text:span><text:span text:style-name="T97">certificate</text:span><text:span text:style-name="T53"> objects </text:span><text:span text:style-name="T58">must</text:span><text:span text:style-name="T53"> form an </text:span><text:span text:style-name="T44">ordered</text:span><text:span text:style-name="T46"> and </text:span><text:span text:style-name="T44">contiguous </text:span><text:span text:style-name="T46">certificate </text:span><text:span text:style-name="T53">path so that the </text:span><text:span text:style-name="T44">first</text:span><text:span text:style-name="T53"> object contains the<text:line-break/></text:span><text:span text:style-name="CrossRef"><text:span text:style-name="T78"><text:reference-ref text:reference-format="text" text:ref-name="eecert">End-Entity Certificate</text:reference-ref></text:span></text:span><text:span text:style-name="T53"> </text:span><text:span text:style-name="T44">usually</text:span><text:span text:style-name="T53"> holding the public key of the target key‑pair. <text:s/>The</text:span><text:span text:style-name="T105"> path </text:span><text:span text:style-name="T53">does though not have to be complete (include all upper-level CAs). <text:s/>Path validity </text:span><text:span text:style-name="T52">should</text:span><text:span text:style-name="T53"> be verified by the provisioning middleware before calling this method.</text:span></text:p>
      <text:p text:style-name="Text_20_body"><text:span text:style-name="T53">Individual </text:span><text:span text:style-name="T97">certificate</text:span><text:span text:style-name="T53"> objects </text:span><text:span text:style-name="T57">must not</text:span><text:span text:style-name="T53"> exceed </text:span><text:span text:style-name="CrossRef"><text:reference-ref text:reference-format="text" text:ref-name="cryptodatasize">cryptoDataSize</text:reference-ref></text:span><text:span text:style-name="T53">.</text:span></text:p>
      <text:p text:style-name="Text_20_body"><text:span text:style-name="T53">Note that a</text:span><text:span text:style-name="T87">n SKS </text:span><text:span text:style-name="T40">must not</text:span><text:span text:style-name="T87"> not attempt to verify that the </text:span><text:span text:style-name="CrossRef"><text:span text:style-name="T78"><text:reference-ref text:reference-format="text" text:ref-name="eecert">End-Entity Certificate</text:reference-ref></text:span></text:span><text:span text:style-name="T87"> and </text:span><text:span text:style-name="T94">keyHandle.</text:span><text:span text:style-name="CrossRef"><text:span text:style-name="T78"><text:reference-ref text:reference-format="text" text:ref-name="keyentry.publickey">publicKey</text:reference-ref></text:span></text:span><text:span text:style-name="T87"> match because that would disable the </text:span><text:span text:style-name="CrossRef"><text:span text:style-name="T104"><text:reference-ref text:reference-format="text" text:ref-name="restorePrivateKey">importPrivateKey</text:reference-ref></text:span></text:span><text:span text:style-name="T87"> method. <text:s/>It is the MAC operation that is facilitating a cryptographically verifiable binding between the certificate path and the designated key entry.</text:span></text:p>
      <text:p text:style-name="Text_20_body">The <text:span text:style-name="T46">MAC relies on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<text:p text:style-name="Text_20_body"><text:span text:style-name="T44"><text:tab/>Data </text:span><text:span text:style-name="T138">=</text:span><text:span text:style-name="T44"> </text:span><text:span text:style-name="T94">keyHandle.</text:span><text:span text:style-name="CrossRef"><text:span text:style-name="T78"><text:reference-ref text:reference-format="text" text:ref-name="keyentry.publickey">publicKey</text:reference-ref></text:span></text:span><text:span text:style-name="T46"> || </text:span><text:span text:style-name="T94">keyHandle.</text:span><text:span text:style-name="CrossRef"><text:span text:style-name="T78"><text:reference-ref text:reference-format="text" text:ref-name="keyentry.id">id</text:reference-ref></text:span></text:span><text:span text:style-name="T46"> || </text:span><text:span text:style-name="T94">certificate...</text:span></text:p>
      <text:p text:style-name="Standard"/>
      <text:p text:style-name="P42">A compliant SKS <text:span text:style-name="T38">must</text:span> <text:span text:style-name="T38">not</text:span> accept multiple key entries being associated by the same <text:span text:style-name="CrossRef"><text:span text:style-name="T78"><text:reference-ref text:reference-format="text" text:ref-name="eecert">End-Entity Certificate</text:reference-ref></text:span></text:span> unless the conflicting key is subject to a <text:span text:style-name="CrossRef"><text:span text:style-name="T78"><text:reference-ref text:reference-format="text" text:ref-name="pp.uodate">postUpdateKey</text:reference-ref></text:span></text:span> or <text:span text:style-name="CrossRef"><text:span text:style-name="T78"><text:reference-ref text:reference-format="text" text:ref-name="pp.delkey">postDeleteKey</text:reference-ref></text:span></text:span> operation.</text:p>
      <text:p text:style-name="Text_20_body"><text:span text:style-name="T87">A compliant SKS </text:span><text:span text:style-name="T38">must</text:span><text:span text:style-name="T87"> verify that the public key of the </text:span><text:span text:style-name="CrossRef"><text:span text:style-name="T78"><text:reference-ref text:reference-format="text" text:ref-name="eecert">End-Entity Certificate</text:reference-ref></text:span></text:span><text:span text:style-name="T87"> matches the</text:span><text:span text:style-name="T46"> </text:span><text:span text:style-name="CrossRef"><text:span text:style-name="T78"><text:reference-ref text:reference-format="text" text:ref-name="keygeneration">Asymmetric Key Generation</text:reference-ref></text:span></text:span><text:span text:style-name="T87"> capabilities of the SKS.</text:span></text:p>
      <text:p text:style-name="P42"/>
      <text:p text:style-name="P42"/>
      <text:p text:style-name="P42"/>
      <text:p text:style-name="P42"/>
      <text:p text:style-name="P54">Continued on the next page...</text:p>
      <text:p text:style-name="P85"/>
      <text:p text:style-name="P109"><text:span text:style-name="T46">The following </text:span><text:span text:style-name="CrossRef"><text:span text:style-name="T78"><text:reference-ref text:reference-format="text" text:ref-name="keygen2">KeyGen2</text:reference-ref></text:span></text:span><text:span text:style-name="T46"> object shows its interaction with </text:span><text:span text:style-name="T94">setCertificatePath</text:span><text:span text:style-name="T46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Standard"><text:span text:style-name="T115">{</text:span><text:span text:style-name="T140"><text:line-break/></text:span><text:span text:style-name="T116">    </text:span><text:span text:style-name="T115">"</text:span><text:span text:style-name="T122">@context</text:span><text:span text:style-name="T115">": "</text:span><text:span text:style-name="T134">https://webpki.github.io/keygen2</text:span><text:span text:style-name="T115">",</text:span><text:span text:style-name="T140"><text:line-break/></text:span><text:span text:style-name="T116">    </text:span><text:span text:style-name="T115">"</text:span><text:span text:style-name="T122">@qualifier</text:span><text:span text:style-name="T115">": "</text:span><text:reference-mark-start text:name="cred.depl.req"/><text:span text:style-name="T134">ProvisioningFinalizationRequest</text:span><text:reference-mark-end text:name="cred.depl.req"/><text:span text:style-name="T115">",</text:span><text:span text:style-name="T140"><text:line-break/></text:span><text:span text:style-name="T116">    </text:span><text:span text:style-name="T115">"</text:span><text:span text:style-name="T127">serverSessionId</text:span><text:span text:style-name="T115">": "</text:span><text:span text:style-name="T134">1417fa0ad90cEhH32g3fqhY_6EbeenlK</text:span><text:span text:style-name="T115">",</text:span><text:span text:style-name="T140"><text:line-break/></text:span><text:span text:style-name="T116">    </text:span><text:span text:style-name="T115">"</text:span><text:span text:style-name="T127">clientSessionId</text:span><text:span text:style-name="T115">": "</text:span><text:span text:style-name="T134">jPGg77Uqp_A59u7Yo4laSRBZMxmoeLay</text:span><text:span text:style-name="T115">",</text:span><text:span text:style-name="T140"><text:line-break/></text:span><text:span text:style-name="T116">    </text:span><text:span text:style-name="T115">"</text:span><text:span text:style-name="T127">IssuedCredentials</text:span><text:span text:style-name="T115">": [{</text:span><text:span text:style-name="T140"><text:line-break/></text:span><text:span text:style-name="T116">        </text:span><text:span text:style-name="T115">"</text:span><text:span text:style-name="T127">id</text:span><text:span text:style-name="T115">": "</text:span><text:span text:style-name="T134">Key.1</text:span><text:span text:style-name="T115">",</text:span><text:span text:style-name="T140"><text:line-break/></text:span><text:span text:style-name="T116">        </text:span><text:span text:style-name="T115">"</text:span><text:span text:style-name="T127">certificatePath</text:span><text:span text:style-name="T115">": [</text:span><text:span text:style-name="T140"><text:line-break/></text:span><text:span text:style-name="T116">            </text:span><text:span text:style-name="T115">"</text:span><text:span text:style-name="T134">MIIDbDCCAlSgAwIBAgIGAUF_oLFEMA0GCS . . . LNTAajQcWBwAmvX5dvIzg"</text:span><text:span text:style-name="T115">,</text:span></text:p>
            <text:p text:style-name="Standard"><text:span text:style-name="T115">            "</text:span><text:span text:style-name="T134">MIIDYTCCAkmgAwIBAgIGAUGCqAG . . . qqN3fG5GMaTCZNuJfRQJyU"</text:span><text:span text:style-name="T115"><text:line-break/></text:span><text:span text:style-name="T116">        </text:span><text:span text:style-name="T115">],</text:span><text:span text:style-name="T140"><text:line-break/></text:span><text:span text:style-name="T116">        </text:span><text:span text:style-name="T115">"</text:span><text:span text:style-name="T127">mac</text:span><text:span text:style-name="T115">": "</text:span><text:span text:style-name="T134">b3hr4Rc6pHo-MuJYGvvAzdV3knV6tVLphdzDUTEfa9w"</text:span><text:span text:style-name="T140"><text:line-break/></text:span><text:span text:style-name="T116">    </text:span><text:span text:style-name="T115">}],</text:span><text:span text:style-name="T140"><text:line-break/></text:span><text:span text:style-name="T116"> <text:s text:c="2"/> </text:span><text:span text:style-name="T115">"</text:span><text:span text:style-name="T127">sessionCloseData</text:span><text:span text:style-name="T115">": {</text:span></text:p>
            <text:p text:style-name="P72"><text:span text:style-name="T116">     <text:s text:c="3"/></text:span><text:span text:style-name="T115">"</text:span><text:span text:style-name="T127">nonce</text:span><text:span text:style-name="T115">": "</text:span><text:span text:style-name="T134">NajebxXBmgs1oNj81KzrQBNiAMts-I90kCMJ41QdZhI"</text:span><text:span text:style-name="T115">,</text:span><text:span text:style-name="T140"><text:line-break/></text:span><text:span text:style-name="T116">    <text:s text:c="3"/> </text:span><text:span text:style-name="T115">"</text:span><text:span text:style-name="T127">mac</text:span><text:span text:style-name="T115">": "</text:span><text:span text:style-name="T134">DvhtwgO7fnasR-gouyiReoFGDH2w4Sj6RWZ9SlWJeDQ"</text:span></text:p>
            <text:p text:style-name="Standard"><text:span text:style-name="T134"><text:s text:c="4"/>}</text:span><text:span text:style-name="T140"><text:line-break/></text:span><text:span text:style-name="T115">}</text:span><text:span text:style-name="T140"> </text:span></text:p>
          </table:table-cell>
        </table:table-row>
      </table:table>
      <text:p text:style-name="Text_20_body"/>
      <text:p text:style-name="Standard">The <text:span text:style-name="T90">certificatePath</text:span> array <text:span text:style-name="T38">must</text:span> hold a <text:span text:style-name="T2">sorted</text:span> certificate path.</text:p>
      <text:p text:style-name="Standard"/>
      <text:p text:style-name="Text_20_body"><text:span text:style-name="T68">The owning </text:span><text:span text:style-name="T90">provisioningHandle</text:span> and local <text:span text:style-name="T90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using the <text:span text:style-name="T99">clientSessionId</text:span>, <text:span text:style-name="T99">serverSessionId</text:span> and <text:span text:style-name="T99">id</text:span> attributes respectively.</text:p>
      <text:h text:style-name="P163" text:outline-level="3"><text:bookmark text:name="__RefHeading__15293_972012461"/><text:reference-mark-start text:name="setpiggybacked"/>importSymmetricKey<text:reference-mark-end text:name="setpiggybacked"/> [13]<text:bookmark-end text:name="__RefHeading__15293_972012461"/>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3">Name</text:p>
          </table:table-cell>
          <table:table-cell table:style-name="Table26.A1" office:value-type="string">
            <text:p text:style-name="P13">Type</text:p>
          </table:table-cell>
          <table:table-cell table:style-name="Table26.C1" office:value-type="string">
            <text:p text:style-name="P13">Description</text:p>
          </table:table-cell>
        </table:table-row>
        <table:table-row table:style-name="Table26.2">
          <table:table-cell table:style-name="Table26.A2" office:value-type="string">
            <text:p text:style-name="P16">keyHandle</text:p>
          </table:table-cell>
          <table:table-cell table:style-name="Table26.A2" office:value-type="string">
            <text:p text:style-name="P3">uint</text:p>
          </table:table-cell>
          <table:table-cell table:style-name="Table26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6">encryptedKey</text:p>
          </table:table-cell>
          <table:table-cell table:style-name="Table26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26.C2" office:value-type="string">
            <text:p text:style-name="P2">Raw symmetric key encrypted as described in<text:span text:style-name="T84"> </text:span><text:span text:style-name="CrossRef"><text:span text:style-name="T78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6">mac</text:p>
          </table:table-cell>
          <table:table-cell table:style-name="Table26.A2" office:value-type="string">
            <text:p text:style-name="P3">byte<text:span text:style-name="T73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3">Name</text:p>
          </table:table-cell>
          <table:table-cell table:style-name="Table27.A1" office:value-type="string">
            <text:p text:style-name="P13">Type</text:p>
          </table:table-cell>
          <table:table-cell table:style-name="Table27.C1" office:value-type="string">
            <text:p text:style-name="P13">Description</text:p>
          </table:table-cell>
        </table:table-row>
        <table:table-row table:style-name="Table27.2">
          <table:table-cell table:style-name="Table27.A2" office:value-type="string">
            <text:p text:style-name="P16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0">importSymmetricKey</text:span><text:span text:style-name="T87"> imports and links a symmetric key to an already created key-pair and certificate.</text:span></text:p>
      <text:p text:style-name="P146"><text:span text:style-name="T46">The </text:span><text:span text:style-name="T94">MAC</text:span><text:span text:style-name="T46"> relies on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<text:p text:style-name="P145"><text:span text:style-name="T44"><text:tab/>Data </text:span><text:span text:style-name="T138">=</text:span><text:span text:style-name="T46"> </text:span><text:span text:style-name="CrossRef"><text:span text:style-name="T78"><text:reference-ref text:reference-format="text" text:ref-name="eecert">End-Entity Certificate</text:reference-ref></text:span></text:span><text:span text:style-name="T46"> || </text:span><text:span text:style-name="T94">encryptedKey</text:span></text:p>
      <text:p text:style-name="P44"><text:span text:style-name="T53">Note that </text:span><text:span text:style-name="T97">encryptedKey</text:span><text:span text:style-name="T53"> objects </text:span><text:span text:style-name="T57">must be</text:span><text:span text:style-name="T53"> MACed in </text:span><text:span text:style-name="T44">encrypted form</text:span><text:span text:style-name="T53"> and </text:span><text:span text:style-name="T44">then</text:span><text:span text:style-name="T53"> decrypted by the SKS before storing.</text:span></text:p>
      <text:p text:style-name="P44"><text:span text:style-name="T53">Symmetric keys </text:span><text:span text:style-name="T57">must not</text:span><text:span text:style-name="T53"> exceed 128 bytes.</text:span></text:p>
      <text:p text:style-name="Text_20_body"><text:span text:style-name="T46">With the special </text:span><text:span text:style-name="CrossRef"><text:span text:style-name="T78"><text:reference-ref text:reference-format="text" text:ref-name="endorsedalg">endorsedAlgorithm</text:reference-ref></text:span></text:span><text:span text:style-name="T46"> </text:span><text:span text:style-name="T94">https://webpki.github.io/sks/algorithm#none</text:span><text:span text:style-name="T46"> arbitrary static shared secrets can be specified. <text:s/>When used together with </text:span><text:span text:style-name="CrossRef"><text:span text:style-name="T78"><text:reference-ref text:reference-format="text" text:ref-name="exportkey">exportKey</text:reference-ref></text:span></text:span><text:span text:style-name="T46">, a suitable PIN policy and a </text:span><text:span text:style-name="CrossRef"><text:span text:style-name="T78"><text:reference-ref text:reference-format="text" text:ref-name="propertybag">propertyBags</text:reference-ref></text:span></text:span><text:span text:style-name="T46"> object holding site information, an SKS could then also serve as a </text:span><text:span text:style-name="T44">password store</text:span><text:span text:style-name="T46">.</text:span></text:p>
      <text:p text:style-name="Text_20_body"><text:span text:style-name="T46">After </text:span><text:span text:style-name="T94">importSymmetricKey</text:span><text:span text:style-name="T46"> has been called the key entry is marked as “symmetric”. <text:s/>That is, </text:span><text:span text:style-name="T44">the private key is disabled</text:span><text:span text:style-name="T46"> as well as all operations associated with it. <text:s/>See </text:span><text:span text:style-name="CrossRef"><text:span text:style-name="T78"><text:reference-ref text:reference-format="text" text:ref-name="get.key.attr">getKeyAttributes</text:reference-ref></text:span></text:span><text:span text:style-name="T46">.</text:span></text:p>
      <text:p text:style-name="Text_20_body"><text:span text:style-name="T42">The </text:span><text:span text:style-name="CrossRef"><text:span text:style-name="T78"><text:reference-ref text:reference-format="text" text:ref-name="priv.key.bck">keyBackup</text:reference-ref></text:span></text:span><text:span text:style-name="T90">.IMPORTED</text:span> flag of the key <text:span text:style-name="T38">must</text:span> be set after execution of <text:span text:style-name="T90">importSymmetricKey</text:span>.</text:p>
      <text:p text:style-name="P51"/>
      <text:p text:style-name="P41"/>
      <text:p text:style-name="P42"/>
      <text:p text:style-name="P42"/>
      <text:p text:style-name="P54">Continued on the next page...</text:p>
      <text:p text:style-name="P86"/>
      <text:p text:style-name="P109"><text:span text:style-name="T53">The following </text:span><text:span text:style-name="CrossRef"><text:reference-ref text:reference-format="text" text:ref-name="keygen2">KeyGen2</text:reference-ref></text:span><text:span text:style-name="T53"> steps show how symmetric keys are provisioned. <text:s/>First the server issues a key-pair request:</text:span></text:p>
      <text:p text:style-name="P86"/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69"><text:span text:style-name="T112">{</text:span><text:span text:style-name="T22"><text:line-break/></text:span><text:span text:style-name="T110">    </text:span><text:span text:style-name="T112">"</text:span><text:span text:style-name="T121">@context</text:span><text:span text:style-name="T112">": "</text:span><text:span text:style-name="T130">https://webpki.github.io/keygen2</text:span><text:span text:style-name="T112">",</text:span><text:span text:style-name="T22"><text:line-break/></text:span><text:span text:style-name="T110">    </text:span><text:span text:style-name="T112">"</text:span><text:span text:style-name="T121">@qualifier</text:span><text:span text:style-name="T112">": "</text:span><text:reference-mark-start text:name="keyinitreq-sym"/><text:span text:style-name="T130">KeyCreationRequest</text:span><text:reference-mark-end text:name="keyinitreq-sym"/><text:span text:style-name="T112">",</text:span><text:span text:style-name="T22"><text:line-break/></text:span><text:span text:style-name="T110">    </text:span><text:span text:style-name="T112">"</text:span><text:span text:style-name="T125">serverSessionId</text:span><text:span text:style-name="T112">": "</text:span><text:span text:style-name="T130">1417fa0c061hwoiSTca_BwhHjI7tm5yj</text:span><text:span text:style-name="T112">",</text:span><text:span text:style-name="T22"><text:line-break/></text:span><text:span text:style-name="T110">    </text:span><text:span text:style-name="T112">"</text:span><text:span text:style-name="T125">clientSessionId</text:span><text:span text:style-name="T112">": "</text:span><text:span text:style-name="T130">yCW200bErAF8DFFmzWWOIphYa2GuFHis</text:span><text:span text:style-name="T112">",</text:span><text:span text:style-name="T22"><text:line-break/></text:span><text:span text:style-name="T110">    </text:span><text:span text:style-name="T112">"</text:span><text:span text:style-name="T125">keyEntryAlgorithm</text:span><text:span text:style-name="T112">": "</text:span><text:span text:style-name="T130">https://webpki.github.io/sks/algorithm#key.1</text:span><text:span text:style-name="T112">",</text:span><text:span text:style-name="T22"><text:line-break/></text:span><text:span text:style-name="T110">    </text:span><text:span text:style-name="T112">"</text:span><text:span text:style-name="T125">pinPolicySpecifiers</text:span><text:span text:style-name="T112">": [{</text:span><text:span text:style-name="T22"><text:line-break/></text:span><text:span text:style-name="T110">        </text:span><text:span text:style-name="T112">"</text:span><text:span text:style-name="T125">id</text:span><text:span text:style-name="T112">": "</text:span><text:span text:style-name="T130">PIN.1</text:span><text:span text:style-name="T112">",</text:span><text:span text:style-name="T22"><text:line-break/></text:span><text:span text:style-name="T110">        </text:span><text:span text:style-name="T112">"</text:span><text:span text:style-name="T125">minLength</text:span><text:span text:style-name="T112">": </text:span><text:span text:style-name="T135">4</text:span><text:span text:style-name="T112">,</text:span><text:span text:style-name="T22"><text:line-break/></text:span><text:span text:style-name="T110">        </text:span><text:span text:style-name="T112">"</text:span><text:span text:style-name="T125">maxLength</text:span><text:span text:style-name="T112">": </text:span><text:span text:style-name="T135">8</text:span><text:span text:style-name="T112">,</text:span><text:span text:style-name="T22"><text:line-break/></text:span><text:span text:style-name="T110">        </text:span><text:span text:style-name="T112">"</text:span><text:span text:style-name="T125">retryLimit</text:span><text:span text:style-name="T112">": </text:span><text:span text:style-name="T135">3</text:span><text:span text:style-name="T112">,</text:span><text:span text:style-name="T22"><text:line-break/></text:span><text:span text:style-name="T110">        </text:span><text:span text:style-name="T112">"</text:span><text:span text:style-name="T125">format</text:span><text:span text:style-name="T112">": "</text:span><text:span text:style-name="T130">numeric</text:span><text:span text:style-name="T112">",</text:span><text:span text:style-name="T22"><text:line-break/></text:span><text:span text:style-name="T110">        </text:span><text:span text:style-name="T112">"</text:span><text:span text:style-name="T125">mac</text:span><text:span text:style-name="T112">": "</text:span><text:span text:style-name="T130">OvfnCQy7y0v3C234ESYu3KE0iQ1We9JWAipQ-1J0A64"</text:span><text:span text:style-name="T112">,</text:span><text:span text:style-name="T22"><text:line-break/></text:span><text:span text:style-name="T110">        </text:span><text:span text:style-name="T112">"</text:span><text:span text:style-name="T125">keyEntrySpecifiers</text:span><text:span text:style-name="T112">": [{</text:span><text:span text:style-name="T22"><text:line-break/></text:span><text:span text:style-name="T110">             </text:span><text:span text:style-name="T112">"</text:span><text:span text:style-name="T125">id</text:span><text:span text:style-name="T112">": "</text:span><text:span text:style-name="T130">Key.1</text:span><text:span text:style-name="T112">",</text:span><text:span text:style-name="T22"><text:line-break/></text:span><text:span text:style-name="T110">             </text:span><text:span text:style-name="T112">"</text:span><text:span text:style-name="T125">appUsage</text:span><text:span text:style-name="T112">": "</text:span><text:span text:style-name="T130">authentication</text:span><text:span text:style-name="T112">",</text:span><text:span text:style-name="T22"><text:line-break/></text:span><text:span text:style-name="T110">             </text:span><text:span text:style-name="T112">"</text:span><text:span text:style-name="T125">keyAlgorithm</text:span><text:span text:style-name="T112">": "</text:span><text:span text:style-name="T130">https://webpki.github.io/sks/algorithm#rsa2048</text:span><text:span text:style-name="T112">",</text:span><text:span text:style-name="T22"><text:line-break/></text:span><text:span text:style-name="T110">             </text:span><text:span text:style-name="T112">"</text:span><text:span text:style-name="T125">endorsedAlgorithms</text:span><text:span text:style-name="T112">": ["</text:span><text:span text:style-name="T131">http://www.w3.org/2001/04/xmldsig-more#hmac-sha256</text:span><text:span text:style-name="T112">"],</text:span><text:span text:style-name="T22"><text:line-break/></text:span><text:span text:style-name="T110">             </text:span><text:span text:style-name="T112">"</text:span><text:span text:style-name="T125">mac</text:span><text:span text:style-name="T112">": "</text:span><text:span text:style-name="T130">5s7dC3SX-jZxjPN7Gg3ssvfX-gOYjcsMEWUn8P3dU7g"</text:span><text:span text:style-name="T22"><text:line-break/></text:span><text:span text:style-name="T110">         </text:span><text:span text:style-name="T112">}]</text:span><text:span text:style-name="T22"><text:line-break/></text:span><text:span text:style-name="T110">     </text:span><text:span text:style-name="T112">}]</text:span><text:span text:style-name="T22"><text:line-break/></text:span><text:span text:style-name="T112">}</text:span><text:span text:style-name="T22"> </text:span></text:p>
          </table:table-cell>
        </table:table-row>
      </table:table>
      <text:p text:style-name="Text_20_body"><text:line-break/>The request above is identical to requests for PKI except for the <text:span text:style-name="T2">optional</text:span> <text:span text:style-name="CrossRef"><text:span text:style-name="T78"><text:reference-ref text:reference-format="text" text:ref-name="endorsedalg">endorsedAlgorithm</text:reference-ref></text:span></text:span> declaration which in the sample limit symmetric key operations to HMAC-SHA256.</text:p>
      <text:p text:style-name="Text_20_body"/>
      <text:p text:style-name="P86">After receiving the request the client generates a compatible key-pair and a response which is <text:span text:style-name="T2">identical</text:span> to that of PKI:</text:p>
      <text:p text:style-name="P86"/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74"><text:span text:style-name="T112">{</text:span><text:span text:style-name="T22"><text:line-break/></text:span><text:span text:style-name="T110">    </text:span><text:span text:style-name="T112">"</text:span><text:span text:style-name="T121">@context</text:span><text:span text:style-name="T112">": "</text:span><text:span text:style-name="T130">https://webpki.github.io/keygen2</text:span><text:span text:style-name="T112">",</text:span><text:span text:style-name="T22"><text:line-break/></text:span><text:span text:style-name="T110">    </text:span><text:span text:style-name="T112">"</text:span><text:span text:style-name="T121">@qualifier</text:span><text:span text:style-name="T112">": "</text:span><text:span text:style-name="T130">KeyCreationResponse</text:span><text:span text:style-name="T112">",</text:span><text:span text:style-name="T22"><text:line-break/></text:span><text:span text:style-name="T110">    </text:span><text:span text:style-name="T112">"</text:span><text:span text:style-name="T125">serverSessionId</text:span><text:span text:style-name="T112">": "</text:span><text:span text:style-name="T130">1417fa0c061hwoiSTca_BwhHjI7tm5yj</text:span><text:span text:style-name="T112">",</text:span><text:span text:style-name="T22"><text:line-break/></text:span><text:span text:style-name="T110">    </text:span><text:span text:style-name="T112">"</text:span><text:span text:style-name="T125">clientSessionId</text:span><text:span text:style-name="T112">": "</text:span><text:span text:style-name="T130">yCW200bErAF8DFFmzWWOIphYa2GuFHis</text:span><text:span text:style-name="T112">",</text:span><text:span text:style-name="T22"><text:line-break/></text:span><text:span text:style-name="T110">    </text:span><text:span text:style-name="T112">"</text:span><text:span text:style-name="T125">generatedKeys</text:span><text:span text:style-name="T112">": [{</text:span><text:span text:style-name="T22"><text:line-break/></text:span><text:span text:style-name="T110">         </text:span><text:span text:style-name="T112">"</text:span><text:span text:style-name="T125">id</text:span><text:span text:style-name="T112">": "</text:span><text:span text:style-name="T130">Key.1</text:span><text:span text:style-name="T112">",</text:span><text:span text:style-name="T22"><text:line-break/></text:span><text:span text:style-name="T110">         </text:span><text:span text:style-name="T112">"</text:span><text:span text:style-name="T125">publicKey</text:span><text:span text:style-name="T112">": {</text:span><text:span text:style-name="T22"><text:line-break/></text:span><text:span text:style-name="T110">             </text:span><text:span text:style-name="T112">"</text:span><text:span text:style-name="T125">kty</text:span><text:span text:style-name="T112">": "</text:span><text:span text:style-name="T130">RSA",</text:span><text:span text:style-name="T22"><text:line-break/></text:span><text:span text:style-name="T110">             </text:span><text:span text:style-name="T112">"</text:span><text:span text:style-name="T125">n</text:span><text:span text:style-name="T112">": "</text:span><text:span text:style-name="T130">u6peYjs2LQjo3EiaYK4XlvRdMxLMA7 . . . VCsOAgDVfo8vf3RNmWH53Fw"</text:span><text:span text:style-name="T112">,</text:span><text:span text:style-name="T22"><text:line-break/></text:span><text:span text:style-name="T110">             </text:span><text:span text:style-name="T112">"</text:span><text:span text:style-name="T125">e</text:span><text:span text:style-name="T112">": "</text:span><text:span text:style-name="T130">AQAB</text:span><text:span text:style-name="T112">"</text:span><text:span text:style-name="T22"><text:line-break/></text:span><text:span text:style-name="T110">         </text:span><text:span text:style-name="T112">},</text:span><text:span text:style-name="T22"><text:line-break/></text:span><text:span text:style-name="T110">         </text:span><text:span text:style-name="T112">"</text:span><text:span text:style-name="T125">attestation</text:span><text:span text:style-name="T112">": "</text:span><text:span text:style-name="T130">grWmZzeyah1OjlvT8KJ3-hOZHx599fnKH4RtbEysiKI"</text:span><text:span text:style-name="T22"><text:line-break/></text:span><text:span text:style-name="T110">     </text:span><text:span text:style-name="T112">}]</text:span><text:span text:style-name="T22"><text:line-break/></text:span><text:span text:style-name="T112">}</text:span><text:span text:style-name="T22"> </text:span></text:p>
          </table:table-cell>
        </table:table-row>
      </table:table>
      <text:p text:style-name="P86"/>
      <text:p text:style-name="P51"/>
      <text:p text:style-name="P41"/>
      <text:p text:style-name="P54">Continued on the next page...</text:p>
      <text:p text:style-name="P86"/>
      <text:p text:style-name="P110">The server then responds with a PKI-compliant certified public key including an encrypted “piggybacked” symmetric key:</text:p>
      <text:p text:style-name="P86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75"><text:span text:style-name="T112">{</text:span><text:span text:style-name="T139"><text:line-break/></text:span><text:span text:style-name="T110">    </text:span><text:span text:style-name="T112">"</text:span><text:span text:style-name="T121">@context</text:span><text:span text:style-name="T112">": "</text:span><text:span text:style-name="T130">https://webpki.github.io/keygen2</text:span><text:span text:style-name="T112">",</text:span><text:span text:style-name="T139"><text:line-break/></text:span><text:span text:style-name="T110">    </text:span><text:span text:style-name="T112">"</text:span><text:span text:style-name="T121">@qualifier</text:span><text:span text:style-name="T112">": "</text:span><text:span text:style-name="T130">ProvisioningFinalizationRequest</text:span><text:span text:style-name="T112">",</text:span><text:span text:style-name="T139"><text:line-break/></text:span><text:span text:style-name="T110">    </text:span><text:span text:style-name="T112">"</text:span><text:span text:style-name="T125">serverSessionId</text:span><text:span text:style-name="T112">": "</text:span><text:span text:style-name="T130">1417fa0c061hwoiSTca_BwhHjI7tm5yj</text:span><text:span text:style-name="T112">",</text:span><text:span text:style-name="T139"><text:line-break/></text:span><text:span text:style-name="T110">    </text:span><text:span text:style-name="T112">"</text:span><text:span text:style-name="T125">clientSessionId</text:span><text:span text:style-name="T112">": "</text:span><text:span text:style-name="T130">yCW200bErAF8DFFmzWWOIphYa2GuFHis</text:span><text:span text:style-name="T112">",</text:span><text:span text:style-name="T139"><text:line-break/></text:span><text:span text:style-name="T110">    </text:span><text:span text:style-name="T112">"</text:span><text:span text:style-name="T125">IssuedCredentials</text:span><text:span text:style-name="T112">": [{</text:span><text:span text:style-name="T139"><text:line-break/></text:span><text:span text:style-name="T110">        </text:span><text:span text:style-name="T112">"</text:span><text:span text:style-name="T125">id</text:span><text:span text:style-name="T112">": "</text:span><text:span text:style-name="T130">Key.1</text:span><text:span text:style-name="T112">",</text:span><text:span text:style-name="T139"><text:line-break/></text:span><text:span text:style-name="T110">        </text:span><text:span text:style-name="T112">"</text:span><text:span text:style-name="T125">certificatePath</text:span><text:span text:style-name="T112">": [</text:span><text:span text:style-name="T139"><text:line-break/></text:span><text:span text:style-name="T110">            </text:span><text:span text:style-name="T112">"</text:span><text:span text:style-name="T130">MIIDFjCCAf6gAwIBAgIGAUF_oMFSMA0G . . . EJwsqSLO88IVL5jpwW036AVtW3BhILP_Q"</text:span><text:span text:style-name="T139"><text:line-break/></text:span><text:span text:style-name="T110">        </text:span><text:span text:style-name="T112">],</text:span><text:span text:style-name="T139"><text:line-break/></text:span><text:span text:style-name="T110">        </text:span><text:span text:style-name="T112">"</text:span><text:span text:style-name="T125">mac</text:span><text:span text:style-name="T112">": "</text:span><text:span text:style-name="T130">go5cioJmIzyNROKfrA0jGZEmoq_6w15YeLdz8QYq8ns"</text:span><text:span text:style-name="T112">,</text:span><text:span text:style-name="T139"><text:line-break/></text:span><text:span text:style-name="T110">        </text:span><text:span text:style-name="T112">"</text:span><text:span text:style-name="T125">ImportSymmetricKey</text:span><text:span text:style-name="T112">": {</text:span><text:span text:style-name="T139"><text:line-break/></text:span><text:span text:style-name="T110">    <text:s text:c="3"/>     </text:span><text:span text:style-name="T112">"</text:span><text:span text:style-name="T125">encryptedKey</text:span><text:span text:style-name="T112">": "</text:span><text:span text:style-name="T130">oh1J_luDY0jfQYVokvhRvSMw3nfOxiGAVu_x9qAg3RJtwt6uhLtNNmukVb4gqx6a</text:span><text:span text:style-name="T112">",</text:span><text:span text:style-name="T139"><text:line-break/></text:span><text:span text:style-name="T110">       <text:s text:c="3"/>  </text:span><text:span text:style-name="T112">"</text:span><text:span text:style-name="T125">mac</text:span><text:span text:style-name="T112">": "</text:span><text:span text:style-name="T130">y0T2uVwaJrUQVPna9CtpgdNxzPdvjRYr_kdx8uaDyTc"</text:span><text:span text:style-name="T139"><text:line-break/></text:span><text:span text:style-name="T110">        </text:span><text:span text:style-name="T112">}</text:span><text:span text:style-name="T139"><text:line-break/></text:span><text:span text:style-name="T110">    </text:span><text:span text:style-name="T112">}],</text:span><text:span text:style-name="T139"><text:line-break/></text:span><text:span text:style-name="T110"> <text:s text:c="2"/> </text:span><text:span text:style-name="T112">"</text:span><text:span text:style-name="T125">sessionCloseData</text:span><text:span text:style-name="T112">": {</text:span></text:p>
            <text:p text:style-name="P72"><text:span text:style-name="T116">     <text:s text:c="3"/></text:span><text:span text:style-name="T115">"</text:span><text:span text:style-name="T127">nonce</text:span><text:span text:style-name="T115">": "</text:span><text:span text:style-name="T134">NajebxXBmgs1oNj81KzrQBNiAMts-I90kCMJ41QdZhI"</text:span><text:span text:style-name="T115">,</text:span><text:span text:style-name="T140"><text:line-break/></text:span><text:span text:style-name="T116">    <text:s text:c="3"/> </text:span><text:span text:style-name="T115">"</text:span><text:span text:style-name="T127">mac</text:span><text:span text:style-name="T115">": "</text:span><text:span text:style-name="T134">DvhtwgO7fnasR-gouyiReoFGDH2w4Sj6RWZ9SlWJeDQ"</text:span></text:p>
            <text:p text:style-name="P75"><text:span text:style-name="T130"><text:s text:c="4"/>}</text:span><text:span text:style-name="T139"><text:line-break/></text:span><text:span text:style-name="T112">}</text:span><text:span text:style-name="T139"> </text:span></text:p>
          </table:table-cell>
        </table:table-row>
      </table:table>
      <text:p text:style-name="Text_20_body"/>
      <text:p text:style-name="P44"><text:span text:style-name="T53">For details on how to map keys and sessions, see </text:span><text:span text:style-name="CrossRef"><text:reference-ref text:reference-format="text" text:ref-name="setCertificatePath">setCertificatePath</text:reference-ref></text:span><text:span text:style-name="T53">.</text:span></text:p>
      <text:p text:style-name="Text_20_body"/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Standard"><text:span text:style-name="T46">Note that the </text:span><text:span text:style-name="CrossRef"><text:span text:style-name="T78"><text:reference-ref text:reference-format="text" text:ref-name="X.509">X.509</text:reference-ref></text:span></text:span><text:span text:style-name="T46"> certificate serves as a universal key ID</text:span>. <text:s/>That is, <text:span text:style-name="T2">SKS/KeyGen2 treats asymmetric and symmetric keys close to identically for provisioning, management and user-selection operations</text:span></text:p>
          </table:table-cell>
        </table:table-row>
      </table:table>
      <text:p text:style-name="P51"/>
      <text:p text:style-name="P51"/>
      <text:h text:style-name="P163" text:outline-level="3"><text:bookmark text:name="__RefHeading__721490_1828343271"/><text:reference-mark-start text:name="restorePrivateKey"/>importPrivateKey<text:reference-mark-end text:name="restorePrivateKey"/> [14]<text:bookmark-end text:name="__RefHeading__721490_1828343271"/>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3">Name</text:p>
          </table:table-cell>
          <table:table-cell table:style-name="Table64.A1" office:value-type="string">
            <text:p text:style-name="P13">Type</text:p>
          </table:table-cell>
          <table:table-cell table:style-name="Table64.C1" office:value-type="string">
            <text:p text:style-name="P13">Description</text:p>
          </table:table-cell>
        </table:table-row>
        <table:table-row table:style-name="Table64.2">
          <table:table-cell table:style-name="Table64.A2" office:value-type="string">
            <text:p text:style-name="P16">keyHandle</text:p>
          </table:table-cell>
          <table:table-cell table:style-name="Table64.A2" office:value-type="string">
            <text:p text:style-name="P3">uint</text:p>
          </table:table-cell>
          <table:table-cell table:style-name="Table64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6">encryptedKey</text:p>
          </table:table-cell>
          <table:table-cell table:style-name="Table64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6">mac</text:p>
          </table:table-cell>
          <table:table-cell table:style-name="Table64.A2" office:value-type="string">
            <text:p text:style-name="P3">byte<text:span text:style-name="T73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3">Name</text:p>
          </table:table-cell>
          <table:table-cell table:style-name="Table65.A1" office:value-type="string">
            <text:p text:style-name="P13">Type</text:p>
          </table:table-cell>
          <table:table-cell table:style-name="Table65.C1" office:value-type="string">
            <text:p text:style-name="P13">Description</text:p>
          </table:table-cell>
        </table:table-row>
        <table:table-row table:style-name="Table65.2">
          <table:table-cell table:style-name="Table65.A2" office:value-type="string">
            <text:p text:style-name="P16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0">importPrivateKey</text:span><text:span text:style-name="T87"> replaces a generated private key with a key supplied by the issuer.</text:span></text:p>
      <text:p text:style-name="Text_20_body"><text:span text:style-name="T46">The purpose of </text:span><text:span text:style-name="T94">importPrivateKey</text:span><text:span text:style-name="T46"> (preceded by </text:span><text:span text:style-name="CrossRef"><text:span text:style-name="T78"><text:reference-ref text:reference-format="text" text:ref-name="setCertificatePath">setCertificatePath</text:reference-ref></text:span></text:span><text:span text:style-name="T46">), is to install a certificate and private key that the issuer have generated or have a backup of.</text:span></text:p>
      <text:p text:style-name="P146"><text:span text:style-name="T46">The </text:span><text:span text:style-name="T94">mac</text:span><text:span text:style-name="T46"> relies on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<text:p text:style-name="P145"><text:span text:style-name="T44"><text:tab/>Data </text:span><text:span text:style-name="T138">=</text:span><text:span text:style-name="T46"> </text:span><text:span text:style-name="CrossRef"><text:span text:style-name="T78"><text:reference-ref text:reference-format="text" text:ref-name="eecert">End-Entity Certificate</text:reference-ref></text:span></text:span><text:span text:style-name="T46"> || </text:span><text:span text:style-name="T94">encryptedKey</text:span></text:p>
      <text:p text:style-name="P46"><text:span text:style-name="T53">Note that </text:span><text:span text:style-name="T97">encryptedKey</text:span><text:span text:style-name="T53"> objects </text:span><text:span text:style-name="T57">must</text:span><text:span text:style-name="T53"> be MACed in </text:span><text:span text:style-name="T44">encrypted form</text:span><text:span text:style-name="T53"> and </text:span><text:span text:style-name="T44">then</text:span><text:span text:style-name="T53"> decrypted by the SKS before storing.</text:span></text:p>
      <text:p text:style-name="Text_20_body"><text:span text:style-name="T87">A compliant SKS </text:span><text:span text:style-name="T38">must</text:span><text:span text:style-name="T87"> verify that the imported private key matches the</text:span><text:span text:style-name="T46"> </text:span><text:span text:style-name="CrossRef"><text:span text:style-name="T78"><text:reference-ref text:reference-format="text" text:ref-name="keygeneration">Asymmetric Key Generation</text:reference-ref></text:span></text:span><text:span text:style-name="T87"> capabilities of the SKS.</text:span></text:p>
      <text:p text:style-name="Text_20_body"><text:span text:style-name="T42">The </text:span><text:span text:style-name="CrossRef"><text:span text:style-name="T78"><text:reference-ref text:reference-format="text" text:ref-name="priv.key.bck">keyBackup</text:reference-ref></text:span></text:span><text:span text:style-name="T90">.IMPORTED</text:span> flag of the key <text:span text:style-name="T38">must</text:span> be set after execution of <text:span text:style-name="T90">importPrivateKey</text:span>.</text:p>
      <text:p text:style-name="Text_20_body"/>
      <text:p text:style-name="Text_20_body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Standard">If <text:span text:style-name="T90">importPrivateKey</text:span> is executed over a networked protocol such as <text:span text:style-name="CrossRef"><text:span text:style-name="T78"><text:reference-ref text:reference-format="text" text:ref-name="keygen2">KeyGen2</text:reference-ref></text:span></text:span> (rather than<text:line-break/>locally), it is <text:span text:style-name="T38">recommended</text:span> alerting the user unless the key is having <text:span text:style-name="CrossRef"><text:reference-ref text:reference-format="text" text:ref-name="keyusage.attr">appUsage</text:reference-ref></text:span> = <text:span text:style-name="T29">encryption</text:span></text:p>
          </table:table-cell>
        </table:table-row>
      </table:table>
      <text:p text:style-name="P51"/>
      <text:p text:style-name="P51"/>
      <text:p text:style-name="P41"/>
      <text:p text:style-name="P42"/>
      <text:p text:style-name="P42"/>
      <text:p text:style-name="P54">Continued on the next page...</text:p>
      <text:p text:style-name="Standard"/>
      <text:p text:style-name="P108">The following <text:span text:style-name="CrossRef"><text:reference-ref text:reference-format="text" text:ref-name="keygen2">KeyGen2</text:reference-ref></text:span> object shows how a private key is “piggybacked” to a credential to be restor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75"><text:span text:style-name="T112">{</text:span><text:span text:style-name="T139"><text:line-break/></text:span><text:span text:style-name="T110">    </text:span><text:span text:style-name="T112">"</text:span><text:span text:style-name="T121">@context</text:span><text:span text:style-name="T112">": "</text:span><text:span text:style-name="T130">https://webpki.github.io/keygen2</text:span><text:span text:style-name="T112">",</text:span><text:span text:style-name="T139"><text:line-break/></text:span><text:span text:style-name="T110">    </text:span><text:span text:style-name="T112">"</text:span><text:span text:style-name="T121">@qualifier</text:span><text:span text:style-name="T112">": "</text:span><text:span text:style-name="T130">ProvisioningFinalizationRequest</text:span><text:span text:style-name="T112">",</text:span><text:span text:style-name="T139"><text:line-break/></text:span><text:span text:style-name="T110">    </text:span><text:span text:style-name="T112">"</text:span><text:span text:style-name="T125">serverSessionId</text:span><text:span text:style-name="T112">": "</text:span><text:span text:style-name="T130">1417fa0dcd8PY8_OIdKNfCrGh-PPdsXG</text:span><text:span text:style-name="T112">",</text:span><text:span text:style-name="T139"><text:line-break/></text:span><text:span text:style-name="T110">    </text:span><text:span text:style-name="T112">"</text:span><text:span text:style-name="T125">clientSessionId</text:span><text:span text:style-name="T112">": "</text:span><text:span text:style-name="T130">m5BeY94pU9hqBOh_MgQI69lTlYD06eRg</text:span><text:span text:style-name="T112">",</text:span><text:span text:style-name="T139"><text:line-break/></text:span><text:span text:style-name="T110">    </text:span><text:span text:style-name="T112">"</text:span><text:span text:style-name="T125">IssuedCredentials</text:span><text:span text:style-name="T112">": [{</text:span><text:span text:style-name="T139"><text:line-break/></text:span><text:span text:style-name="T110">        </text:span><text:span text:style-name="T112">"</text:span><text:span text:style-name="T125">id</text:span><text:span text:style-name="T112">": "</text:span><text:span text:style-name="T130">Key.1</text:span><text:span text:style-name="T112">",</text:span><text:span text:style-name="T139"><text:line-break/></text:span><text:span text:style-name="T110">        </text:span><text:span text:style-name="T112">"</text:span><text:span text:style-name="T125">certificatePath</text:span><text:span text:style-name="T112">": [</text:span><text:span text:style-name="T139"><text:line-break/></text:span><text:span text:style-name="T110">            </text:span><text:span text:style-name="T112">"</text:span><text:span text:style-name="T130">MIIC5DCCAcygAwIBAgIGAUF_oN3/MA0G . . . T71wQ5pkQ67eZwqcfGjwmS9H0vVU</text:span><text:span text:style-name="T112">"</text:span><text:span text:style-name="T139"><text:line-break/></text:span><text:span text:style-name="T110">        </text:span><text:span text:style-name="T112">],</text:span><text:span text:style-name="T139"><text:line-break/></text:span><text:span text:style-name="T110">        </text:span><text:span text:style-name="T112">"</text:span><text:span text:style-name="T125">mac</text:span><text:span text:style-name="T112">": "</text:span><text:span text:style-name="T130">vg5TluFnxqyyVILcEqwRdjA_y_eBOh-s1R3hkQ5_mE8"</text:span><text:span text:style-name="T112">,</text:span><text:span text:style-name="T139"><text:line-break/></text:span><text:span text:style-name="T110">        </text:span><text:span text:style-name="T112">"</text:span><text:span text:style-name="T125">ImportPrivateKey</text:span><text:span text:style-name="T112">": {</text:span><text:span text:style-name="T139"><text:line-break/></text:span><text:span text:style-name="T110">         <text:s text:c="3"/></text:span><text:span text:style-name="T112">"</text:span><text:span text:style-name="T125">encryptedKey</text:span><text:span text:style-name="T112">": "</text:span><text:span text:style-name="T130">uyplo2qEvSzxjkkjtygEhM3e3o . . . cIfyK9jyvxhDpUuxKO1PRXR44maaU"</text:span><text:span text:style-name="T112">,</text:span><text:span text:style-name="T139"><text:line-break/></text:span><text:span text:style-name="T110">        <text:s text:c="3"/> </text:span><text:span text:style-name="T112">"</text:span><text:span text:style-name="T125">mac</text:span><text:span text:style-name="T112">": "</text:span><text:span text:style-name="T130">-iu-iigjqZAyQRvYA0oq3aN_r87SVzImD3HQwIB0_eI"</text:span><text:span text:style-name="T139"><text:line-break/></text:span><text:span text:style-name="T110">        </text:span><text:span text:style-name="T112">}</text:span><text:span text:style-name="T139"><text:line-break/></text:span><text:span text:style-name="T110">    </text:span><text:span text:style-name="T112">}],</text:span><text:span text:style-name="T139"><text:line-break/></text:span><text:span text:style-name="T110"> <text:s text:c="2"/> </text:span><text:span text:style-name="T112">"</text:span><text:span text:style-name="T125">sessionCloseData</text:span><text:span text:style-name="T112">": {</text:span></text:p>
            <text:p text:style-name="P72"><text:span text:style-name="T116">     <text:s text:c="3"/></text:span><text:span text:style-name="T115">"</text:span><text:span text:style-name="T127">nonce</text:span><text:span text:style-name="T115">": "</text:span><text:span text:style-name="T134">NajebxXBmgs1oNj81KzrQBNiAMts-I90kCMJ41QdZhI"</text:span><text:span text:style-name="T115">,</text:span><text:span text:style-name="T140"><text:line-break/></text:span><text:span text:style-name="T116">    <text:s text:c="3"/> </text:span><text:span text:style-name="T115">"</text:span><text:span text:style-name="T127">mac</text:span><text:span text:style-name="T115">": "</text:span><text:span text:style-name="T134">DvhtwgO7fnasR-gouyiReoFGDH2w4Sj6RWZ9SlWJeDQ"</text:span></text:p>
            <text:p text:style-name="P75"><text:span text:style-name="T130"><text:s text:c="4"/>}</text:span><text:span text:style-name="T139"><text:line-break/></text:span><text:span text:style-name="T112">}</text:span><text:span text:style-name="T139"> </text:span></text:p>
          </table:table-cell>
        </table:table-row>
      </table:table>
      <text:p text:style-name="Text_20_body"/>
      <text:p text:style-name="Text_20_body"><text:span text:style-name="T46">For details on how to map keys and sessions, see </text:span><text:span text:style-name="CrossRef"><text:span text:style-name="T78"><text:reference-ref text:reference-format="text" text:ref-name="setCertificatePath">setCertificatePath</text:reference-ref></text:span></text:span><text:span text:style-name="T46">.</text:span></text:p>
      <text:p text:style-name="P51"/>
      <text:h text:style-name="P163" text:outline-level="3"><text:bookmark text:name="__RefHeading__15295_972012461"/><text:reference-mark-start text:name="addextensiondata"/>addExtension<text:reference-mark-end text:name="addextensiondata"/> [15]<text:bookmark-end text:name="__RefHeading__15295_972012461"/>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3">Name</text:p>
          </table:table-cell>
          <table:table-cell table:style-name="Table50.A1" office:value-type="string">
            <text:p text:style-name="P13">Type</text:p>
          </table:table-cell>
          <table:table-cell table:style-name="Table50.C1" office:value-type="string">
            <text:p text:style-name="P13">Description</text:p>
          </table:table-cell>
        </table:table-row>
        <table:table-row table:style-name="Table50.2">
          <table:table-cell table:style-name="Table50.A2" office:value-type="string">
            <text:p text:style-name="P16">keyHandle</text:p>
          </table:table-cell>
          <table:table-cell table:style-name="Table50.A2" office:value-type="string">
            <text:p text:style-name="P3">uint</text:p>
          </table:table-cell>
          <table:table-cell table:style-name="Table50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6">type</text:p>
          </table:table-cell>
          <table:table-cell table:style-name="Table50.A2" office:value-type="string">
            <text:p text:style-name="P3">uri</text:p>
          </table:table-cell>
          <table:table-cell table:style-name="Table50.C2" office:value-type="string">
            <text:p text:style-name="P28">Type URI. <text:s/>Holds a unique name identifying the extension type</text:p>
          </table:table-cell>
        </table:table-row>
        <table:table-row table:style-name="Table50.2">
          <table:table-cell table:style-name="Table50.A2" office:value-type="string">
            <text:p text:style-name="P16">sub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6">qualifier</text:p>
          </table:table-cell>
          <table:table-cell table:style-name="Table50.A2" office:value-type="string">
            <text:p text:style-name="P12">string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6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87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6">mac</text:p>
          </table:table-cell>
          <table:table-cell table:style-name="Table50.A2" office:value-type="string">
            <text:p text:style-name="P3">byte<text:span text:style-name="T73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3">Name</text:p>
          </table:table-cell>
          <table:table-cell table:style-name="Table51.A1" office:value-type="string">
            <text:p text:style-name="P13">Type</text:p>
          </table:table-cell>
          <table:table-cell table:style-name="Table51.C1" office:value-type="string">
            <text:p text:style-name="P13">Description</text:p>
          </table:table-cell>
        </table:table-row>
        <table:table-row table:style-name="Table51.2">
          <table:table-cell table:style-name="Table51.A2" office:value-type="string">
            <text:p text:style-name="P16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0">addExtension</text:span><text:span text:style-name="T87"> adds attribute (extension) data to an already created key-pair and certificate.</text:span></text:p>
      <text:p text:style-name="Text_20_body"><text:span text:style-name="T46">The </text:span><text:span text:style-name="T94">mac</text:span><text:span text:style-name="T46"> relies on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<text:p text:style-name="Text_20_body"><text:span text:style-name="T44"><text:tab/>Data </text:span><text:span text:style-name="T138">=</text:span><text:span text:style-name="T46"> </text:span><text:span text:style-name="CrossRef"><text:span text:style-name="T78"><text:reference-ref text:reference-format="text" text:ref-name="eecert">End-Entity Certificate</text:reference-ref></text:span></text:span><text:span text:style-name="T46"> || </text:span><text:span text:style-name="T94">type</text:span><text:span text:style-name="T46"> || </text:span><text:span text:style-name="T94">subType</text:span> || <text:span text:style-name="T97">qualifier</text:span> || <text:span text:style-name="T97">extensionData</text:span></text:p>
      <text:p text:style-name="Standard"><text:span text:style-name="T97"><text:line-break/></text:span><text:span text:style-name="T53">The following table shows </text:span><text:span text:style-name="T97">subType</text:span><text:span text:style-name="T53">, </text:span><text:span text:style-name="T97">qualifier</text:span><text:span text:style-name="T53"> and </text:span><text:span text:style-name="T97">extensionData</text:span><text:span text:style-name="T53"> mapping using </text:span><text:span text:style-name="CrossRef"><text:reference-ref text:reference-format="text" text:ref-name="keygen2">KeyGen2</text:reference-ref></text:span>:<text:span text:style-name="T44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3">Property Name<text:line-break/>(Array of)</text:p>
          </table:table-cell>
          <table:table-cell table:style-name="Table53.A1" office:value-type="string">
            <text:p text:style-name="P14">SubType</text:p>
            <text:p text:style-name="P14">(Implicit)</text:p>
          </table:table-cell>
          <table:table-cell table:style-name="Table53.A1" office:value-type="string">
            <text:p text:style-name="P14">Qualifier</text:p>
          </table:table-cell>
          <table:table-cell table:style-name="Table53.D1" office:value-type="string">
            <text:p text:style-name="P13">ExtensionData</text:p>
          </table:table-cell>
        </table:table-row>
        <table:table-row table:style-name="Table53.2">
          <table:table-cell table:style-name="Table53.A2" office:value-type="string">
            <text:p text:style-name="P95">extensions</text:p>
          </table:table-cell>
          <table:table-cell table:style-name="Table53.A2" office:value-type="string">
            <text:p text:style-name="P17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URL</text:reference-ref></text:span> encoded strings</text:p>
          </table:table-cell>
        </table:table-row>
        <table:table-row table:style-name="Table53.2">
          <table:table-cell table:style-name="Table53.A2" office:value-type="string">
            <text:p text:style-name="P95">encryptedExtensions</text:p>
          </table:table-cell>
          <table:table-cell table:style-name="Table53.A2" office:value-type="string">
            <text:p text:style-name="P17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URL</text:reference-ref></text:span> encoded strings</text:p>
          </table:table-cell>
        </table:table-row>
        <table:table-row table:style-name="Table53.2">
          <table:table-cell table:style-name="Table53.A2" office:value-type="string">
            <text:p text:style-name="P95">propertyBags</text:p>
          </table:table-cell>
          <table:table-cell table:style-name="Table53.A2" office:value-type="string">
            <text:p text:style-name="P17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s</text:reference-ref></text:span> data normalization</text:p>
          </table:table-cell>
        </table:table-row>
        <table:table-row table:style-name="Table53.2">
          <table:table-cell table:style-name="Table53.A2" office:value-type="string">
            <text:p text:style-name="P95">logotypes</text:p>
          </table:table-cell>
          <table:table-cell table:style-name="Table53.A2" office:value-type="string">
            <text:p text:style-name="P17">0x03</text:p>
          </table:table-cell>
          <table:table-cell table:style-name="Table53.A2" office:value-type="string">
            <text:p text:style-name="P95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URL</text:reference-ref></text:span> encoded strings</text:p>
          </table:table-cell>
        </table:table-row>
      </table:table>
      <text:p text:style-name="P51"/>
      <text:p text:style-name="P53">Remarks</text:p>
      <text:p text:style-name="P50">N/A = zero-length string.</text:p>
      <text:p text:style-name="Text_20_body">Note the handling of the <text:span text:style-name="T92">encryptedExtension</text:span>: <text:span text:style-name="T97">extensionData</text:span> which is encrypted as described in <text:span text:style-name="CrossRef"><text:reference-ref text:reference-format="text" text:ref-name="EncryptedData">Encrypted Data</text:reference-ref></text:span> <text:span text:style-name="T38">must</text:span> be MACed <text:span text:style-name="T46">in </text:span><text:span text:style-name="T44">encrypted form</text:span> and <text:span text:style-name="T2">then</text:span> <text:span text:style-name="T78">decrypted</text:span> by the SKS before storing.</text:p>
      <text:p text:style-name="Text_20_body">A compliant SKS <text:span text:style-name="T38">must not</text:span> allow a given key to be associated with multiple extensions of the same <text:span text:style-name="T97">type</text:span>. <text:s/><text:span text:style-name="T2">If multiple objects of the same type are needed, you must define a container type holding these</text:span>.</text:p>
      <text:p text:style-name="Text_20_body"><text:span text:style-name="T97">type</text:span> URIs <text:span text:style-name="T2">do not have to be recognized by the SKS</text:span>, since they are intended for interpretation by external applications.</text:p>
      <text:p text:style-name="Text_20_body"><text:span text:style-name="T87">Although not a part of the current SKS specification, an extension </text:span><text:span text:style-name="T3">could</text:span><text:span text:style-name="T87"> be created for consumption by the SKS only, like downloaded </text:span><text:span text:style-name="CrossRef"><text:reference-ref text:reference-format="text" text:ref-name="javacard">JavaCard</text:reference-ref></text:span><text:span text:style-name="T87"> code. <text:s/>In that case the associated extension </text:span><text:span text:style-name="T97">type</text:span> URI <text:span text:style-name="T37">must</text:span> be featured in the SKS <text:span text:style-name="T2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</text:reference-ref></text:span>.</text:p>
      <text:p text:style-name="Text_20_body"><text:span text:style-name="T97">qualifier</text:span> strings <text:span text:style-name="T38">must not</text:span> exceed 128 bytes.</text:p>
      <text:p text:style-name="P41"/>
      <text:p text:style-name="P41"/>
      <text:p text:style-name="P54">Continued on the next page...</text:p>
      <text:p text:style-name="P109"><text:span text:style-name="T53">Using </text:span><text:span text:style-name="CrossRef"><text:reference-ref text:reference-format="text" text:ref-name="keygen2">KeyGen2</text:reference-ref></text:span><text:span text:style-name="T53"> an optional </text:span><text:reference-mark-start text:name="propertybag"/><text:span text:style-name="T97">propertyBags</text:span><text:reference-mark-end text:name="propertybag"/> array holds typed collections of name-value pairs which are referred to as <text:span text:style-name="T92">Properties</text:span>. <text:s/>The following BNF-like definitions outline the syntax:</text:p>
      <text:p text:style-name="Standard"/>
      <text:p text:style-name="P37"><text:tab/>Optional Property Bags</text:p>
      <text:p text:style-name="P145"><text:tab/><text:tab/><text:span text:style-name="T92">"propertyBags"</text:span><text:span text:style-name="T157"> </text:span><text:span text:style-name="T92">:</text:span><text:span text:style-name="T157"> </text:span><text:span text:style-name="T92">[</text:span><text:span text:style-name="T156"> Typed Properties</text:span><text:span text:style-name="T162">1-n</text:span><text:span text:style-name="T156"> </text:span><text:span text:style-name="T92">]</text:span></text:p>
      <text:p text:style-name="P38"><text:tab/> Typed Properties</text:p>
      <text:p text:style-name="P148"><text:span text:style-name="T161"><text:tab/><text:tab/></text:span><text:span text:style-name="T92">{"type"</text:span><text:span text:style-name="T159"> </text:span><text:span text:style-name="T92">:</text:span><text:span text:style-name="T159"> </text:span><text:span text:style-name="T92">"</text:span><text:span text:style-name="T158">URI</text:span><text:span text:style-name="T92">",</text:span><text:span text:style-name="T159"> </text:span><text:span text:style-name="T92">"properties"</text:span><text:span text:style-name="T159"> </text:span><text:span text:style-name="T92">:</text:span><text:span text:style-name="T157"> </text:span><text:span text:style-name="T92">[</text:span><text:span text:style-name="T158"> Name-Value Pair</text:span><text:span text:style-name="T162">1-n</text:span><text:span text:style-name="T158"> </text:span><text:span text:style-name="T92">],</text:span><text:span text:style-name="T159"> </text:span><text:span text:style-name="T92">"mac"</text:span><text:span text:style-name="T159"> </text:span><text:span text:style-name="T92">:</text:span><text:span text:style-name="T157"> </text:span><text:span text:style-name="T99">"</text:span><text:span text:style-name="T158">MAC</text:span><text:span text:style-name="T99">"</text:span><text:span text:style-name="T92">}</text:span></text:p>
      <text:p text:style-name="P38"><text:tab/>Name-Value Pair</text:p>
      <text:p text:style-name="P145"><text:tab/><text:tab/><text:span text:style-name="T98">{"name"</text:span><text:span text:style-name="T80"> </text:span><text:span text:style-name="T98">:</text:span><text:span text:style-name="T80"> </text:span><text:span text:style-name="T98">"</text:span><text:span text:style-name="T158">Name</text:span><text:span text:style-name="T98">",</text:span><text:span text:style-name="T80"> </text:span><text:span text:style-name="T98">"value"</text:span><text:span text:style-name="T80"> </text:span><text:span text:style-name="T98">:</text:span><text:span text:style-name="T80"> </text:span><text:span text:style-name="T98">"</text:span><text:span text:style-name="T158">Value</text:span><text:span text:style-name="T98">",</text:span><text:span text:style-name="T80"> </text:span><text:span text:style-name="T98">"writable"</text:span><text:span text:style-name="T162">optional</text:span><text:span text:style-name="T158"> </text:span><text:span text:style-name="T98">:</text:span><text:span text:style-name="T78"> </text:span><text:span text:style-name="T98">true</text:span><text:span text:style-name="T160"> | </text:span><text:span text:style-name="T98">false}</text:span></text:p>
      <text:p text:style-name="Text_20_body">Notes:</text:p>
      <text:p text:style-name="Text_20_body">A <text:span text:style-name="T98">name</text:span> <text:span text:style-name="T38">must not</text:span> exceed 255 bytes.</text:p>
      <text:p text:style-name="Text_20_body">If <text:span text:style-name="T98">writable</text:span> is absent <text:span text:style-name="T98">false</text:span> is assumed.</text:p>
      <text:p text:style-name="P121"><text:span text:style-name="T53">A </text:span><text:span text:style-name="T97">properties</text:span><text:span text:style-name="T53"> name-value collection </text:span><text:span text:style-name="T58">must</text:span><text:span text:style-name="T53"> be converted to a </text:span><text:span text:style-name="T44">binary blob</text:span><text:span text:style-name="T53"> before storage in SKS and MACing according to the following:<text:line-break/></text:span></text:p>
      <text:list xml:id="list38384609" text:style-name="L3">
        <text:list-item>
          <text:p text:style-name="P189">Each name-value pair is translated into a composite object consisting of the following attributes and transformed representation:</text:p>
        </text:list-item>
      </text:list>
      <text:p text:style-name="P69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4">Name</text:p>
          </table:table-cell>
          <table:table-cell table:style-name="Table79.A1" office:value-type="string">
            <text:p text:style-name="P14">Writable</text:p>
          </table:table-cell>
          <table:table-cell table:style-name="Table79.C1" office:value-type="string">
            <text:p text:style-name="P14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88">byte⁮[</text:span><text:span text:style-name="T76"> </text:span><text:span text:style-name="T88">]</text:span></text:p>
          </table:table-cell>
          <table:table-cell table:style-name="Table79.A2" office:value-type="string">
            <text:p text:style-name="P10">bool</text:p>
          </table:table-cell>
          <table:table-cell table:style-name="Table79.C2" office:value-type="string">
            <text:p text:style-name="P3"><text:span text:style-name="T88">byte⁮[</text:span><text:span text:style-name="T76"> </text:span><text:span text:style-name="T88">] </text:span></text:p>
          </table:table-cell>
        </table:table-row>
      </table:table>
      <text:list xml:id="list41700846" text:continue-numbering="true" text:style-name="L3">
        <text:list-header>
          <text:p text:style-name="P190"><text:span text:style-name="T53"><text:line-break/></text:span><text:span text:style-name="CrossRef"><text:span text:style-name="T10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50">The resulting objects are <text:span text:style-name="T2">concatenated</text:span> in the order they occur in the collection.</text:p>
        </text:list-item>
      </text:list>
      <text:p text:style-name="P115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115">Enforcement of name uniqueness <text:span text:style-name="T37">may</text:span> be delegated to the middleware layer. <text:s/>See also <text:span text:style-name="CrossRef"><text:reference-ref text:reference-format="text" text:ref-name="set.property">setProperty</text:reference-ref></text:span>.</text:p>
      <text:p text:style-name="P51"/>
      <text:p text:style-name="P116"/>
      <text:p text:style-name="P42"/>
      <text:p text:style-name="P42"/>
      <text:p text:style-name="P54">Continued on the next page...</text:p>
      <text:p text:style-name="P79"/>
      <text:p text:style-name="P86"/>
      <text:p text:style-name="P109">The following <text:span text:style-name="CrossRef"><text:span text:style-name="T78"><text:reference-ref text:reference-format="text" text:ref-name="keygen2">KeyGen2</text:reference-ref></text:span></text:span><text:span text:style-name="T46"> sample shows how properties and logotypes can be added to a symmetric key for usage by a </text:span><text:span text:style-name="CrossRef"><text:span text:style-name="T78"><text:reference-ref text:reference-format="text" text:ref-name="hotp">HOTP</text:reference-ref></text:span></text:span><text:span text:style-name="T46"> (RFC 4226)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75"><text:span text:style-name="T112">{</text:span><text:span text:style-name="T139"><text:line-break/></text:span><text:span text:style-name="T110">    </text:span><text:span text:style-name="T112">"</text:span><text:span text:style-name="T121">@context</text:span><text:span text:style-name="T112">": "</text:span><text:span text:style-name="T130">https://webpki.github.io/keygen2</text:span><text:span text:style-name="T112">",</text:span><text:span text:style-name="T139"><text:line-break/></text:span><text:span text:style-name="T110">    </text:span><text:span text:style-name="T112">"</text:span><text:span text:style-name="T121">@qualifier</text:span><text:span text:style-name="T112">": "</text:span><text:span text:style-name="T130">ProvisioningFinalizationRequest</text:span><text:span text:style-name="T112">",</text:span><text:span text:style-name="T139"><text:line-break/></text:span><text:span text:style-name="T110">    </text:span><text:span text:style-name="T112">"</text:span><text:span text:style-name="T125">serverSessionId</text:span><text:span text:style-name="T112">": "</text:span><text:span text:style-name="T130">14182a7f9f7u8bTUUFaTJVLo29TxtUpG</text:span><text:span text:style-name="T112">",</text:span><text:span text:style-name="T139"><text:line-break/></text:span><text:span text:style-name="T110">    </text:span><text:span text:style-name="T112">"</text:span><text:span text:style-name="T125">clientSessionId</text:span><text:span text:style-name="T112">": "</text:span><text:span text:style-name="T130">1SJaeriZ6sdL_PT3a8qcZ66d2gyW0QpU</text:span><text:span text:style-name="T112">",</text:span><text:span text:style-name="T139"><text:line-break/></text:span><text:span text:style-name="T110">    </text:span><text:span text:style-name="T112">"</text:span><text:span text:style-name="T125">IssuedCredentials</text:span><text:span text:style-name="T112">": [{</text:span><text:span text:style-name="T139"><text:line-break/></text:span><text:span text:style-name="T110">        </text:span><text:span text:style-name="T112">"</text:span><text:span text:style-name="T125">id</text:span><text:span text:style-name="T112">": "</text:span><text:span text:style-name="T130">Key.1</text:span><text:span text:style-name="T112">",</text:span><text:span text:style-name="T139"><text:line-break/></text:span><text:span text:style-name="T110">        </text:span><text:span text:style-name="T112">"</text:span><text:span text:style-name="T125">certificatePath</text:span><text:span text:style-name="T112">": [</text:span><text:span text:style-name="T139"><text:line-break/></text:span><text:span text:style-name="T110">            </text:span><text:span text:style-name="T112">"</text:span><text:span text:style-name="T130">MIIDYDCCAkigAwIBAgIGAUGCp_w4MA0GCS . . BR0UoFDeHc4NH8ZmJgd_drnyw"</text:span><text:span text:style-name="T139"><text:line-break/></text:span><text:span text:style-name="T110">        </text:span><text:span text:style-name="T112">],</text:span><text:span text:style-name="T139"><text:line-break/></text:span><text:span text:style-name="T110">        </text:span><text:span text:style-name="T112">"</text:span><text:span text:style-name="T125">mac</text:span><text:span text:style-name="T112">": "</text:span><text:span text:style-name="T130">UX1urB8mPPeO5rFwVGL5Sm0zO2zeXnZJtumCSOn7KjU"</text:span><text:span text:style-name="T112">,</text:span><text:span text:style-name="T139"><text:line-break/></text:span><text:span text:style-name="T110">        </text:span><text:span text:style-name="T112">"</text:span><text:span text:style-name="T125">ImportSymmetricKey</text:span><text:span text:style-name="T112">": {</text:span><text:span text:style-name="T110"><text:line-break/>            </text:span><text:span text:style-name="T112">"</text:span><text:span text:style-name="T125">encryptedKey</text:span><text:span text:style-name="T112">": "</text:span><text:span text:style-name="T130">Kx6TU7TwRF65a4ufQdz48fmrABt7ZByc6uK6mkoj6HeY9fdU0axZDf06MqHH</text:span><text:span text:style-name="T112">",</text:span><text:span text:style-name="T110"><text:line-break/>            </text:span><text:span text:style-name="T112">"</text:span><text:span text:style-name="T125">mac</text:span><text:span text:style-name="T112">": "</text:span><text:span text:style-name="T130">63icILm4SP393yHTNpYW4sqxy7TPXe96uffH_NzvTvs"</text:span><text:span text:style-name="T110"><text:line-break/>        </text:span><text:span text:style-name="T112">},</text:span><text:span text:style-name="T110"> </text:span></text:p>
            <text:p text:style-name="P71"><text:span text:style-name="T116">        </text:span><text:span text:style-name="T115">"</text:span><text:span text:style-name="T127">propertyBags</text:span><text:span text:style-name="T115">": [{</text:span><text:span text:style-name="T116"><text:line-break/>             </text:span><text:span text:style-name="T115">"</text:span><text:span text:style-name="T127">type</text:span><text:span text:style-name="T115">": "</text:span><text:span text:style-name="T131">urn:ietf:rfc:4226</text:span><text:span text:style-name="T115">",</text:span><text:span text:style-name="T116"><text:line-break/>             </text:span><text:span text:style-name="T115">"</text:span><text:span text:style-name="T127">properties</text:span><text:span text:style-name="T115">": [{</text:span><text:span text:style-name="T116"><text:line-break/>                 </text:span><text:span text:style-name="T115">"</text:span><text:span text:style-name="T127">name</text:span><text:span text:style-name="T115">": "</text:span><text:span text:style-name="T134">Counter</text:span><text:span text:style-name="T115">",</text:span><text:span text:style-name="T116"><text:line-break/>                 </text:span><text:span text:style-name="T115">"</text:span><text:span text:style-name="T127">value</text:span><text:span text:style-name="T115">": "</text:span><text:span text:style-name="T134">0</text:span><text:span text:style-name="T115">",</text:span><text:span text:style-name="T116"><text:line-break/>                 </text:span><text:span text:style-name="T115">"</text:span><text:span text:style-name="T127">writable</text:span><text:span text:style-name="T115">": </text:span><text:span text:style-name="T137">true</text:span><text:span text:style-name="T116"><text:line-break/>             </text:span><text:span text:style-name="T115">},</text:span><text:span text:style-name="T116"> </text:span><text:span text:style-name="T115">{</text:span><text:span text:style-name="T116"><text:line-break/>                 </text:span><text:span text:style-name="T115">"</text:span><text:span text:style-name="T127">name</text:span><text:span text:style-name="T115">": "</text:span><text:span text:style-name="T134">Digits</text:span><text:span text:style-name="T115">",</text:span><text:span text:style-name="T116"><text:line-break/>                 </text:span><text:span text:style-name="T115">"</text:span><text:span text:style-name="T127">value</text:span><text:span text:style-name="T115">": "</text:span><text:span text:style-name="T134">8</text:span><text:span text:style-name="T115">"</text:span><text:span text:style-name="T116"><text:line-break/>             </text:span><text:span text:style-name="T115">}],</text:span><text:span text:style-name="T116"><text:line-break/>             </text:span><text:span text:style-name="T115">"</text:span><text:span text:style-name="T127">mac</text:span><text:span text:style-name="T115">": "</text:span><text:span text:style-name="T134">C0bNbjOePsFdYRcvIc3LKISskYKPwW2Ce4qI3egOqhE"</text:span><text:span text:style-name="T116"><text:line-break/>         </text:span><text:span text:style-name="T115">}],</text:span><text:span text:style-name="T116"> </text:span></text:p>
            <text:p text:style-name="P75"><text:span text:style-name="T110">         </text:span><text:span text:style-name="T112">"</text:span><text:span text:style-name="T125">logotypes</text:span><text:span text:style-name="T112">": [{</text:span><text:span text:style-name="T139"><text:line-break/></text:span><text:span text:style-name="T110">             </text:span><text:span text:style-name="T112">"</text:span><text:span text:style-name="T125">type</text:span><text:span text:style-name="T112">": "</text:span><text:span text:style-name="T130">https://webpki.github.io/keygen2/logotype#application</text:span><text:span text:style-name="T112">",</text:span><text:span text:style-name="T139"><text:line-break/></text:span><text:span text:style-name="T110">             </text:span><text:span text:style-name="T112">"</text:span><text:span text:style-name="T125">mimeType</text:span><text:span text:style-name="T112">": "</text:span><text:span text:style-name="T130">image/png</text:span><text:span text:style-name="T112">",</text:span><text:span text:style-name="T139"><text:line-break/></text:span><text:span text:style-name="T110">             </text:span><text:span text:style-name="T112">"</text:span><text:span text:style-name="T125">extensionData</text:span><text:span text:style-name="T112">": "</text:span><text:span text:style-name="T130">P3k0jz0ZiIZf9U5Ag1I . . . Mq1mW1XUF_KrhPxs8Aoe3Irrx"</text:span><text:span text:style-name="T112">,</text:span><text:span text:style-name="T139"><text:line-break/></text:span><text:span text:style-name="T110">             </text:span><text:span text:style-name="T112">"</text:span><text:span text:style-name="T125">mac</text:span><text:span text:style-name="T112">": "</text:span><text:span text:style-name="T130">Ir70oKOdGBYa9iISp2QC14V5YznFmfne2o0-5DWHmSo"</text:span><text:span text:style-name="T139"><text:line-break/></text:span><text:span text:style-name="T110">         </text:span><text:span text:style-name="T112">}]</text:span><text:span text:style-name="T139"><text:line-break/></text:span><text:span text:style-name="T110">    </text:span><text:span text:style-name="T112">}],</text:span><text:span text:style-name="T139"><text:line-break/></text:span><text:span text:style-name="T110"> <text:s text:c="2"/> </text:span><text:span text:style-name="T112">"</text:span><text:span text:style-name="T125">sessionCloseData</text:span><text:span text:style-name="T112">": {</text:span></text:p>
            <text:p text:style-name="P72"><text:span text:style-name="T116">     <text:s text:c="3"/></text:span><text:span text:style-name="T115">"</text:span><text:span text:style-name="T127">nonce</text:span><text:span text:style-name="T115">": "</text:span><text:span text:style-name="T134">NajebxXBmgs1oNj81KzrQBNiAMts-I90kCMJ41QdZhI"</text:span><text:span text:style-name="T115">,</text:span><text:span text:style-name="T140"><text:line-break/></text:span><text:span text:style-name="T116">    <text:s text:c="3"/> </text:span><text:span text:style-name="T115">"</text:span><text:span text:style-name="T127">mac</text:span><text:span text:style-name="T115">": "</text:span><text:span text:style-name="T134">DvhtwgO7fnasR-gouyiReoFGDH2w4Sj6RWZ9SlWJeDQ"</text:span></text:p>
            <text:p text:style-name="P75"><text:span text:style-name="T130"><text:s text:c="4"/>}</text:span><text:span text:style-name="T139"><text:line-break/></text:span><text:span text:style-name="T112">}</text:span><text:span text:style-name="T139"> </text:span></text:p>
          </table:table-cell>
        </table:table-row>
      </table:table>
      <text:p text:style-name="Text_20_body"/>
      <text:p text:style-name="Standard"><text:span text:style-name="T140">For </text:span><text:span text:style-name="CrossRef"><text:span text:style-name="T78"><text:reference-ref text:reference-format="text" text:ref-name="hotp">HOTP</text:reference-ref></text:span></text:span><text:span text:style-name="T140"> the corresponding </text:span><text:span text:style-name="CrossRef"><text:span text:style-name="T78"><text:reference-ref text:reference-format="text" text:ref-name="keyinitreq-sym">KeyCreationRequest</text:reference-ref></text:span></text:span><text:span text:style-name="T140"> operation would preferably include an endorsement algorithm definition as well</text:span>.</text:p>
      <text:p text:style-name="P51"/>
      <text:p text:style-name="P41"/>
      <text:p text:style-name="P42"/>
      <text:p text:style-name="P42"/>
      <text:p text:style-name="P54">Continued on the next page...</text:p>
      <text:p text:style-name="P85"/>
      <text:p text:style-name="P86"/>
      <text:p text:style-name="P109"><text:span text:style-name="T53">Below is a </text:span><text:span text:style-name="CrossRef"><text:reference-ref text:reference-format="text" text:ref-name="keygen2">KeyGen2</text:reference-ref></text:span><text:span text:style-name="T53"> sample showing an </text:span><text:span text:style-name="T97">Extension</text:span><text:span text:style-name="T53"> object holding a </text:span><text:span text:style-name="CrossRef"><text:reference-ref text:reference-format="text" text:ref-name="base64">Base64URL</text:reference-ref></text:span><text:span text:style-name="T53"> encoded object containing attributes that presumably have a function to play together with the deployed key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Standard"><text:span text:style-name="T115">{</text:span><text:span text:style-name="T140"><text:line-break/></text:span><text:span text:style-name="T116">    </text:span><text:span text:style-name="T115">"</text:span><text:span text:style-name="T122">@context</text:span><text:span text:style-name="T115">": "</text:span><text:span text:style-name="T134">https://webpki.github.io/keygen2</text:span><text:span text:style-name="T115">",</text:span><text:span text:style-name="T140"><text:line-break/></text:span><text:span text:style-name="T116">    </text:span><text:span text:style-name="T115">"</text:span><text:span text:style-name="T122">@qualifier</text:span><text:span text:style-name="T115">": "</text:span><text:span text:style-name="T134">ProvisioningFinalizationRequest</text:span><text:span text:style-name="T115">",</text:span><text:span text:style-name="T140"><text:line-break/></text:span><text:span text:style-name="T116">    </text:span><text:span text:style-name="T115">"</text:span><text:span text:style-name="T127">serverSessionId</text:span><text:span text:style-name="T115">": "</text:span><text:span text:style-name="T134">14182a7f517qhCEyqav1suQZTmKPLF1V</text:span><text:span text:style-name="T115">",</text:span><text:span text:style-name="T140"><text:line-break/></text:span><text:span text:style-name="T116">    </text:span><text:span text:style-name="T115">"</text:span><text:span text:style-name="T127">clientSessionId</text:span><text:span text:style-name="T115">": "</text:span><text:span text:style-name="T134">oWPA9nCj1_uWy0Ax41tsIoVDA_L4cAE0</text:span><text:span text:style-name="T115">",</text:span><text:span text:style-name="T140"><text:line-break/></text:span><text:span text:style-name="T116">    </text:span><text:span text:style-name="T115">"</text:span><text:span text:style-name="T127">IssuedCredentials</text:span><text:span text:style-name="T115">": [{</text:span><text:span text:style-name="T140"><text:line-break/></text:span><text:span text:style-name="T116">        </text:span><text:span text:style-name="T115">"</text:span><text:span text:style-name="T127">id</text:span><text:span text:style-name="T115">": "</text:span><text:span text:style-name="T134">Key.1</text:span><text:span text:style-name="T115">",</text:span><text:span text:style-name="T140"><text:line-break/></text:span><text:span text:style-name="T116">        </text:span><text:span text:style-name="T115">"</text:span><text:span text:style-name="T127">certificatePath</text:span><text:span text:style-name="T115">": [</text:span><text:span text:style-name="T140"><text:line-break/></text:span><text:span text:style-name="T116">            </text:span><text:span text:style-name="T115">"</text:span><text:span text:style-name="T134">MIICnjCCAYagAwIBAgIGAUGCp_VGMA0 . . . w4q16pugWr7CFW4fu3bP4KI"</text:span><text:span text:style-name="T140"><text:line-break/></text:span><text:span text:style-name="T116">        </text:span><text:span text:style-name="T115">],</text:span><text:span text:style-name="T140"><text:line-break/></text:span><text:span text:style-name="T116">        </text:span><text:span text:style-name="T115">"</text:span><text:span text:style-name="T127">mac</text:span><text:span text:style-name="T115">": "</text:span><text:span text:style-name="T134">pr_dgwUNZXBe2v1DKz7m5WUlTihosyR2sG_9MKuWuFs"</text:span><text:span text:style-name="T115">,</text:span><text:span text:style-name="T140"><text:line-break/></text:span><text:span text:style-name="T116">        </text:span><text:span text:style-name="T115">"</text:span><text:span text:style-name="T127">extensions</text:span><text:span text:style-name="T115">": [{</text:span><text:span text:style-name="T140"><text:line-break/></text:span><text:span text:style-name="T116">             </text:span><text:span text:style-name="T115">"</text:span><text:span text:style-name="T127">type</text:span><text:span text:style-name="T115">": "</text:span><text:span text:style-name="T134">http://xmlns.example.com/payment-credential</text:span><text:span text:style-name="T115">",</text:span><text:span text:style-name="T140"><text:line-break/></text:span><text:span text:style-name="T116">             </text:span><text:span text:style-name="T115">"</text:span><text:span text:style-name="T127">extensionData</text:span><text:span text:style-name="T115">": "</text:span><text:span text:style-name="T134">IiBlbmHVy85cZS . . . B4bWxuczd3dy53My5vc</text:span><text:span text:style-name="T115">",</text:span><text:span text:style-name="T140"><text:line-break/></text:span><text:span text:style-name="T116">             </text:span><text:span text:style-name="T115">"</text:span><text:span text:style-name="T127">mac</text:span><text:span text:style-name="T115">": "</text:span><text:span text:style-name="T134">dl3_3anZBaPQcW4ZofhTlgO9WRpEF9HbBcmbFwbMYAE"</text:span><text:span text:style-name="T140"><text:line-break/></text:span><text:span text:style-name="T116">        </text:span><text:span text:style-name="T115">}]</text:span><text:span text:style-name="T140"><text:line-break/></text:span><text:span text:style-name="T116">    </text:span><text:span text:style-name="T115">}],</text:span><text:span text:style-name="T140"><text:line-break/></text:span><text:span text:style-name="T116"> <text:s text:c="2"/> </text:span><text:span text:style-name="T115">"</text:span><text:span text:style-name="T127">sessionCloseData</text:span><text:span text:style-name="T115">": {</text:span></text:p>
            <text:p text:style-name="P72"><text:span text:style-name="T116">     <text:s text:c="3"/></text:span><text:span text:style-name="T115">"</text:span><text:span text:style-name="T127">nonce</text:span><text:span text:style-name="T115">": "</text:span><text:span text:style-name="T134">NajebxXBmgs1oNj81KzrQBNiAMts-I90kCMJ41QdZhI"</text:span><text:span text:style-name="T115">,</text:span><text:span text:style-name="T140"><text:line-break/></text:span><text:span text:style-name="T116">    <text:s text:c="3"/> </text:span><text:span text:style-name="T115">"</text:span><text:span text:style-name="T127">mac</text:span><text:span text:style-name="T115">": "</text:span><text:span text:style-name="T134">DvhtwgO7fnasR-gouyiReoFGDH2w4Sj6RWZ9SlWJeDQ"</text:span></text:p>
            <text:p text:style-name="Standard"><text:span text:style-name="T134"><text:s text:c="4"/>}</text:span><text:span text:style-name="T140"><text:line-break/></text:span><text:span text:style-name="T115">}</text:span><text:span text:style-name="T140"> </text:span></text:p>
          </table:table-cell>
        </table:table-row>
      </table:table>
      <text:p text:style-name="Text_20_body"/>
      <text:p text:style-name="Text_20_body"><text:span text:style-name="T46">For details on how to map keys and sessions, see </text:span><text:span text:style-name="CrossRef"><text:span text:style-name="T78"><text:reference-ref text:reference-format="text" text:ref-name="setCertificatePath">setCertificatePath</text:reference-ref></text:span></text:span><text:span text:style-name="T46">.</text:span></text:p>
      <text:p text:style-name="P51"/>
      <text:h text:style-name="P163" text:outline-level="3"><text:bookmark text:name="__RefHeading__15299_972012461"/><text:reference-mark-start text:name="pp.delkey"/>postDeleteKey<text:reference-mark-end text:name="pp.delkey"/> [50]<text:bookmark-end text:name="__RefHeading__15299_972012461"/>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38.1">
          <table:table-cell table:style-name="Table38.A1" office:value-type="string">
            <text:p text:style-name="P13">Name</text:p>
          </table:table-cell>
          <table:table-cell table:style-name="Table38.A1" office:value-type="string">
            <text:p text:style-name="P13">Type</text:p>
          </table:table-cell>
          <table:table-cell table:style-name="Table38.C1" table:number-columns-spanned="2" office:value-type="string">
            <text:p text:style-name="P13">Descript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provisioningHandle</text:p>
          </table:table-cell>
          <table:table-cell table:style-name="Table38.A2" office:value-type="string">
            <text:p text:style-name="P3">uint</text:p>
          </table:table-cell>
          <table:table-cell table:style-name="Table38.C2" table:number-columns-spanned="2" office:value-type="string">
            <text:p text:style-name="P2">Local handle to an <text:span text:style-name="T2">open</text:span> provisioning sess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targetKeyHandle</text:p>
          </table:table-cell>
          <table:table-cell table:style-name="Table38.A2" office:value-type="string">
            <text:p text:style-name="P3">uint</text:p>
          </table:table-cell>
          <table:table-cell table:style-name="Table38.A2" office:value-type="string">
            <text:p text:style-name="P2">Local handle to the target key</text:p>
          </table:table-cell>
          <table:table-cell table:style-name="Table38.C2" table:number-rows-spanned="2" office:value-type="string">
            <text:p text:style-name="P3">See <text:span text:style-name="CrossRef"><text:span text:style-name="T78"><text:reference-ref text:reference-format="text" text:ref-name="targ.key.ref">Target Key Reference</text:reference-ref></text:span></text:span></text:p>
          </table:table-cell>
        </table:table-row>
        <table:table-row table:style-name="Table38.2">
          <table:table-cell table:style-name="Table38.A2" office:value-type="string">
            <text:p text:style-name="P16">authorization</text:p>
          </table:table-cell>
          <table:table-cell table:style-name="Table38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38.A2" office:value-type="string">
            <text:p text:style-name="P2">Key management authorization signature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mac</text:p>
          </table:table-cell>
          <table:table-cell table:style-name="Table38.A2" office:value-type="string">
            <text:p text:style-name="P3">byte<text:span text:style-name="T73">⁮[32]</text:span></text:p>
          </table:table-cell>
          <table:table-cell table:style-name="Table38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3">Name</text:p>
          </table:table-cell>
          <table:table-cell table:style-name="Table41.A1" office:value-type="string">
            <text:p text:style-name="P13">Type</text:p>
          </table:table-cell>
          <table:table-cell table:style-name="Table41.C1" office:value-type="string">
            <text:p text:style-name="P13">Description</text:p>
          </table:table-cell>
        </table:table-row>
        <table:table-row table:style-name="Table41.2">
          <table:table-cell table:style-name="Table41.A2" office:value-type="string">
            <text:p text:style-name="P16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0">postDeleteKey</text:span><text:span text:style-name="T87"> deletes a key created in an earlier provisioning session.</text:span></text:p>
      <text:p text:style-name="Text_20_body"><text:span text:style-name="T46">The </text:span><text:span text:style-name="T94">mac</text:span><text:span text:style-name="T46"> relies on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<text:p text:style-name="Text_20_body"><text:span text:style-name="T87"><text:tab/></text:span><text:span text:style-name="T3">Data</text:span><text:span text:style-name="T87"> = </text:span><text:span text:style-name="T90">authorization</text:span></text:p>
      <text:p text:style-name="Text_20_body"><text:span text:style-name="T87"><text:line-break/>A conforming SKS </text:span><text:span text:style-name="T40">must</text:span><text:span text:style-name="T87"> abort the provisioning session if </text:span><text:span text:style-name="T90">postDeleteKey</text:span><text:span text:style-name="T87"> is mixed with other post provisioning operations referring to the same </text:span><text:span text:style-name="T97">targetKeyHandle</text:span><text:span text:style-name="T87">.</text:span></text:p>
      <text:p text:style-name="Text_20_body"><text:span text:style-name="T87">This method is </text:span><text:span text:style-name="T3">independent</text:span><text:span text:style-name="T84"> of </text:span><text:span text:style-name="CrossRef"><text:reference-ref text:reference-format="text" text:ref-name="delete.protection">Delete Protection</text:reference-ref></text:span><text:span text:style-name="T87"> settings.</text:span></text:p>
      <text:p text:style-name="Text_20_body"><text:span text:style-name="T87">Note that the </text:span><text:span text:style-name="T3">execution</text:span><text:span text:style-name="T87"> of this method </text:span><text:span text:style-name="T40">must</text:span><text:span text:style-name="T87"> be </text:span><text:span text:style-name="T3">deferred</text:span><text:span text:style-name="T87"> to </text:span><text:span text:style-name="CrossRef"><text:reference-ref text:reference-format="text" text:ref-name="closeProvisioningSession">closeProvisioningSession</text:reference-ref></text:span><text:span text:style-name="T87">.</text:span></text:p>
      <text:p text:style-name="P42"/>
      <text:p text:style-name="P42"/>
      <text:p text:style-name="P42"/>
      <text:p text:style-name="P42"/>
      <text:p text:style-name="P54">Continued on the next page...</text:p>
      <text:p text:style-name="P109">The following request shows how <text:span text:style-name="T90">postDeleteKey</text:span> operations are integrated in the <text:span text:style-name="CrossRef"><text:reference-ref text:reference-format="text" text:ref-name="keygen2">KeyGen2</text:reference-ref></text:span> protocol:<text:line-break/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75"><text:span text:style-name="T118">{</text:span><text:span text:style-name="T143"><text:line-break/></text:span><text:span text:style-name="T117">    </text:span><text:span text:style-name="T118">"</text:span><text:span text:style-name="T123">@context</text:span><text:span text:style-name="T118">": "</text:span><text:span text:style-name="T132">https://webpki.github.io/keygen2</text:span><text:span text:style-name="T118">",</text:span><text:span text:style-name="T143"><text:line-break/></text:span><text:span text:style-name="T117">    </text:span><text:span text:style-name="T118">"</text:span><text:span text:style-name="T123">@qualifier</text:span><text:span text:style-name="T118">": "</text:span><text:span text:style-name="T132">ProvisioningFinalizationRequest</text:span><text:span text:style-name="T118">",</text:span><text:span text:style-name="T143"><text:line-break/></text:span><text:span text:style-name="T117">    </text:span><text:span text:style-name="T118">"</text:span><text:span text:style-name="T128">serverSessionId</text:span><text:span text:style-name="T118">": "</text:span><text:span text:style-name="T132">14186f4ce39zKRaGUE0trW6DrhGgZ58L</text:span><text:span text:style-name="T118">",</text:span><text:span text:style-name="T143"><text:line-break/></text:span><text:span text:style-name="T117">    </text:span><text:span text:style-name="T118">"</text:span><text:span text:style-name="T128">clientSessionId</text:span><text:span text:style-name="T118">": "</text:span><text:span text:style-name="T132">cXV1TPgFdmTnvFRXhDX6_6a7FAD9Z8fJ</text:span><text:span text:style-name="T118">",</text:span></text:p>
            <text:p text:style-name="P144"><text:s text:c="12"/>Other Message Payload</text:p>
            <text:p text:style-name="P82"><text:span text:style-name="T109">    </text:span><text:span text:style-name="T111">"</text:span><text:span text:style-name="T124">deleteKeys</text:span><text:span text:style-name="T111">": [{</text:span><text:line-break/><text:span text:style-name="T109">        </text:span><text:span text:style-name="T111">"</text:span><text:span text:style-name="T124">fingerPrint</text:span><text:span text:style-name="T111">": "</text:span><text:span text:style-name="T129">M_7NT9lYHtcClty2eBqZiddvsoxmQzZ0kzmVcg6lIPs"</text:span><text:span text:style-name="T111">,</text:span><text:line-break/><text:span text:style-name="T109">        </text:span><text:span text:style-name="T111">"</text:span><text:span text:style-name="T124">serverSessionId</text:span><text:span text:style-name="T111">": "</text:span><text:span text:style-name="T129">14186f4cbd8JwNfYUivrkFyrU5asnmkg</text:span><text:span text:style-name="T111">",</text:span><text:line-break/><text:span text:style-name="T109">        </text:span><text:span text:style-name="T111">"</text:span><text:span text:style-name="T124">clientSessionId</text:span><text:span text:style-name="T111">": "</text:span><text:span text:style-name="T129">u1tVxuCw-ux2TyZlkkq1Rdq732GbpZiV</text:span><text:span text:style-name="T111">",</text:span><text:line-break/><text:span text:style-name="T109">        </text:span><text:span text:style-name="T111">"</text:span><text:span text:style-name="T124">authorization</text:span><text:span text:style-name="T111">": "</text:span><text:span text:style-name="T129">LsWkDWhwcmSXVkuoqeNj0mQ-Vdpb . . . bch7Lr5J22rdtciAFRLHGxZxUK6gZhqw"</text:span><text:span text:style-name="T111">,</text:span><text:line-break/><text:span text:style-name="T109">        </text:span><text:span text:style-name="T111">"</text:span><text:span text:style-name="T124">mac</text:span><text:span text:style-name="T111">": "</text:span><text:span text:style-name="T129">pZb5fXDp0hYVOKVXqzW0oP6g11i6Ckw54Wzz0NRVkJo"</text:span><text:line-break/><text:span text:style-name="T109">    </text:span><text:span text:style-name="T111">}],</text:span><text:line-break/><text:span text:style-name="T110"> <text:s text:c="2"/> </text:span><text:span text:style-name="T112">"</text:span><text:span text:style-name="T125">sessionCloseData</text:span><text:span text:style-name="T112">": {</text:span></text:p>
            <text:p text:style-name="P72"><text:span text:style-name="T116">     <text:s text:c="3"/></text:span><text:span text:style-name="T115">"</text:span><text:span text:style-name="T127">nonce</text:span><text:span text:style-name="T115">": "</text:span><text:span text:style-name="T134">NajebxXBmgs1oNj81KzrQBNiAMts-I90kCMJ41QdZhI"</text:span><text:span text:style-name="T115">,</text:span><text:span text:style-name="T140"><text:line-break/></text:span><text:span text:style-name="T116">    <text:s text:c="3"/> </text:span><text:span text:style-name="T115">"</text:span><text:span text:style-name="T127">mac</text:span><text:span text:style-name="T115">": "</text:span><text:span text:style-name="T134">DvhtwgO7fnasR-gouyiReoFGDH2w4Sj6RWZ9SlWJeDQ"</text:span></text:p>
            <text:p text:style-name="P82"><text:span text:style-name="T130"><text:s text:c="4"/>}</text:span><text:line-break/><text:span text:style-name="T111">}</text:span> </text:p>
          </table:table-cell>
        </table:table-row>
      </table:table>
      <text:p text:style-name="Text_20_body"/>
      <text:p text:style-name="Text_20_body"><text:span text:style-name="T46">Before invoking </text:span><text:span text:style-name="T94">postDeleteKey</text:span><text:span text:style-name="T46"> the provisioning middleware needs to perform a number of steps:</text:span></text:p>
      <text:list xml:id="list38389503" text:style-name="L4">
        <text:list-item>
          <text:p text:style-name="P176"><text:span text:style-name="T46">Find the the </text:span><text:span text:style-name="T44">old</text:span><text:span text:style-name="T46"> provisioning session associated with the </text:span><text:span text:style-name="T94">clientSessionId</text:span><text:span text:style-name="T46"> and </text:span><text:span text:style-name="T94">serverSessionId</text:span><text:span text:style-name="T46"> attributes of each </text:span><text:span text:style-name="T94">deleteKeys</text:span><text:span text:style-name="T46"> object by calling </text:span><text:span text:style-name="CrossRef"><text:span text:style-name="T78"><text:reference-ref text:reference-format="text" text:ref-name="enum.prov.sess">enumerateProvisioningSessions</text:reference-ref></text:span></text:span><text:span text:style-name="T46">.</text:span></text:p>
        </text:list-item>
        <text:list-item>
          <text:p text:style-name="P176"><text:span text:style-name="T46">Find possible keys by calling </text:span><text:span text:style-name="CrossRef"><text:span text:style-name="T78"><text:reference-ref text:reference-format="text" text:ref-name="enum.keys">enumerateKeys</text:reference-ref></text:span></text:span><text:span text:style-name="T46"> and ignoring all but those belonging to the provisioning session found in step #1.</text:span></text:p>
        </text:list-item>
        <text:list-item>
          <text:p text:style-name="P176"><text:span text:style-name="T46">For the set of keys found in step #2 call </text:span><text:span text:style-name="CrossRef"><text:span text:style-name="T78"><text:reference-ref text:reference-format="text" text:ref-name="get.key.attr">getKeyAttributes</text:reference-ref></text:span></text:span><text:span text:style-name="T46"> while looking for a key having an </text:span><text:span text:style-name="CrossRef"><text:span text:style-name="T78"><text:reference-ref text:reference-format="text" text:ref-name="eecert">End-Entity Certificate</text:reference-ref></text:span></text:span><text:span text:style-name="T46"> matching the </text:span><text:span text:style-name="CrossRef"><text:span text:style-name="T78"><text:reference-ref text:reference-format="text" text:ref-name="SHA256">SHA256</text:reference-ref></text:span></text:span><text:span text:style-name="T46"> </text:span><text:span text:style-name="T94">fingerPrint</text:span><text:span text:style-name="T46">.</text:span></text:p>
        </text:list-item>
        <text:list-item>
          <text:p text:style-name="P176"><text:span text:style-name="T46">If step #3 is successful </text:span><text:span text:style-name="T94">targetKeyHandle</text:span><text:span text:style-name="T46"> is recovered and </text:span><text:span text:style-name="T94">postDeleteKey</text:span><text:span text:style-name="T46"> can be invoked.</text:span></text:p>
        </text:list-item>
      </text:list>
      <text:p text:style-name="Text_20_body"><text:span text:style-name="T46">If any of these steps fail the provisioning session </text:span><text:span text:style-name="T50">must</text:span><text:span text:style-name="T46"> be aborted. <text:s/>See also </text:span><text:span text:style-name="CrossRef"><text:span text:style-name="T78"><text:reference-ref text:reference-format="text" text:ref-name="poi.ops">Remote Key Lookup</text:reference-ref></text:span></text:span><text:span text:style-name="T46">.</text:span></text:p>
      <text:h text:style-name="P163" text:outline-level="3"><text:bookmark text:name="__RefHeading__15301_972012461"/><text:reference-mark-start text:name="pp.unlockkey"/>postUnlockKey<text:reference-mark-end text:name="pp.unlockkey"/> [51]<text:bookmark-end text:name="__RefHeading__15301_972012461"/></text:h>
      <text:p text:style-name="Text_20_body">Input</text:p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row table:style-name="Table107.1">
          <table:table-cell table:style-name="Table107.A1" office:value-type="string">
            <text:p text:style-name="P13">Name</text:p>
          </table:table-cell>
          <table:table-cell table:style-name="Table107.A1" office:value-type="string">
            <text:p text:style-name="P13">Type</text:p>
          </table:table-cell>
          <table:table-cell table:style-name="Table107.C1" table:number-columns-spanned="2" office:value-type="string">
            <text:p text:style-name="P13">Descript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provisioningHandle</text:p>
          </table:table-cell>
          <table:table-cell table:style-name="Table107.A2" office:value-type="string">
            <text:p text:style-name="P3">uint</text:p>
          </table:table-cell>
          <table:table-cell table:style-name="Table107.C2" table:number-columns-spanned="2" office:value-type="string">
            <text:p text:style-name="P2">Local handle to an <text:span text:style-name="T2">open</text:span> provisioning sess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targetKeyHandle</text:p>
          </table:table-cell>
          <table:table-cell table:style-name="Table107.A2" office:value-type="string">
            <text:p text:style-name="P3">uint</text:p>
          </table:table-cell>
          <table:table-cell table:style-name="Table107.A2" office:value-type="string">
            <text:p text:style-name="P2">Local handle to the target key</text:p>
          </table:table-cell>
          <table:table-cell table:style-name="Table107.C2" table:number-rows-spanned="2" office:value-type="string">
            <text:p text:style-name="P3">See <text:span text:style-name="CrossRef"><text:span text:style-name="T78"><text:reference-ref text:reference-format="text" text:ref-name="targ.key.ref">Target Key Reference</text:reference-ref></text:span></text:span></text:p>
          </table:table-cell>
        </table:table-row>
        <table:table-row table:style-name="Table107.2">
          <table:table-cell table:style-name="Table107.A2" office:value-type="string">
            <text:p text:style-name="P16">authorization</text:p>
          </table:table-cell>
          <table:table-cell table:style-name="Table107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107.A2" office:value-type="string">
            <text:p text:style-name="P2">Key management authorization signature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mac</text:p>
          </table:table-cell>
          <table:table-cell table:style-name="Table107.A2" office:value-type="string">
            <text:p text:style-name="P3">byte<text:span text:style-name="T73">⁮[32]</text:span></text:p>
          </table:table-cell>
          <table:table-cell table:style-name="Table107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108" table:style-name="Table108">
        <table:table-column table:style-name="Table108.A"/>
        <table:table-column table:style-name="Table108.B"/>
        <table:table-column table:style-name="Table108.C"/>
        <table:table-row table:style-name="Table108.1">
          <table:table-cell table:style-name="Table108.A1" office:value-type="string">
            <text:p text:style-name="P13">Name</text:p>
          </table:table-cell>
          <table:table-cell table:style-name="Table108.A1" office:value-type="string">
            <text:p text:style-name="P13">Type</text:p>
          </table:table-cell>
          <table:table-cell table:style-name="Table108.C1" office:value-type="string">
            <text:p text:style-name="P13">Description</text:p>
          </table:table-cell>
        </table:table-row>
        <table:table-row table:style-name="Table108.2">
          <table:table-cell table:style-name="Table108.A2" office:value-type="string">
            <text:p text:style-name="P16">status</text:p>
          </table:table-cell>
          <table:table-cell table:style-name="Table108.A2" office:value-type="string">
            <text:p text:style-name="P3">byte</text:p>
          </table:table-cell>
          <table:table-cell table:style-name="Table10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0">postUnlockKey</text:span><text:span text:style-name="T87"> works like </text:span><text:span text:style-name="CrossRef"><text:reference-ref text:reference-format="text" text:ref-name="unlockey">unlockKey</text:reference-ref></text:span><text:span text:style-name="T87"> except that authorization is derived from a </text:span><text:span text:style-name="CrossRef"><text:span text:style-name="T78"><text:reference-ref text:reference-format="text" text:ref-name="targ.key.ref">Target Key Reference</text:reference-ref></text:span></text:span><text:span text:style-name="T87"> instead of a PUK.</text:span></text:p>
      <text:p text:style-name="Text_20_body"><text:span text:style-name="T46">The </text:span><text:span text:style-name="T94">mac</text:span><text:span text:style-name="T46"> relies on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<text:p text:style-name="Text_20_body"><text:span text:style-name="T87"><text:tab/></text:span><text:span text:style-name="T3">Data</text:span><text:span text:style-name="T87"> = </text:span><text:span text:style-name="T97">authorization</text:span></text:p>
      <text:p text:style-name="Text_20_body"><text:span text:style-name="T87"><text:line-break/></text:span><text:span text:style-name="T3">If</text:span><text:span text:style-name="T87"> the target key is associated with a PUK object the PUK error count </text:span><text:span text:style-name="T38">must</text:span><text:span text:style-name="T87"> be cleared as well.</text:span></text:p>
      <text:p text:style-name="Text_20_body"><text:span text:style-name="T87">Note that the </text:span><text:span text:style-name="T3">execution</text:span><text:span text:style-name="T87"> of this method </text:span><text:span text:style-name="T40">must</text:span><text:span text:style-name="T87"> be </text:span><text:span text:style-name="T3">deferred</text:span><text:span text:style-name="T87"> to </text:span><text:span text:style-name="CrossRef"><text:reference-ref text:reference-format="text" text:ref-name="closeProvisioningSession">closeProvisioningSession</text:reference-ref></text:span><text:span text:style-name="T87">.</text:span></text:p>
      <text:p text:style-name="Standard"/>
      <text:p text:style-name="Standard">The following request shows how <text:span text:style-name="T90">postUnlockKey</text:span> operations are integrated in the <text:span text:style-name="CrossRef"><text:reference-ref text:reference-format="text" text:ref-name="keygen2">KeyGen2</text:reference-ref></text:span> protocol:<text:line-break/>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75"><text:span text:style-name="T112">{<text:line-break/>    "</text:span><text:span text:style-name="T121">@context</text:span><text:span text:style-name="T112">": "</text:span><text:span text:style-name="T130">https://webpki.github.io/keygen2</text:span><text:span text:style-name="T112">",<text:line-break/>    "</text:span><text:span text:style-name="T121">@qualifier</text:span><text:span text:style-name="T112">": "</text:span><text:span text:style-name="T130">ProvisioningFinalizationRequest</text:span><text:span text:style-name="T112">",<text:line-break/>    "</text:span><text:span text:style-name="T125">serverSessionId</text:span><text:span text:style-name="T112">": "</text:span><text:span text:style-name="T130">14186f4d4ccdaW-Z_IHEFw3xVLJ6kpKV</text:span><text:span text:style-name="T112">",<text:line-break/>    "</text:span><text:span text:style-name="T125">clientSessionId</text:span><text:span text:style-name="T112">": "</text:span><text:span text:style-name="T130">qP5ioSdpeGxnJFmo6rE9G9pAUUfnc1cO</text:span><text:span text:style-name="T112">",</text:span></text:p>
            <text:p text:style-name="P143"><text:span text:style-name="T119"><text:s text:c="10"/></text:span><text:span text:style-name="T120"><text:s text:c="2"/>Other Message Payload</text:span></text:p>
            <text:p text:style-name="P75"><text:span text:style-name="T112">    "</text:span><text:span text:style-name="T125">unlockKeys</text:span><text:span text:style-name="T112">": [{<text:line-break/>        "</text:span><text:span text:style-name="T125">fingerPrint</text:span><text:span text:style-name="T112">": "</text:span><text:span text:style-name="T130">E0zdqsaxi7GOyBQxdaMeOZKKp4Gv90TLfgNwt7Z9Btw"</text:span><text:span text:style-name="T112">,<text:line-break/>        "</text:span><text:span text:style-name="T125">serverSessionId</text:span><text:span text:style-name="T112">": "</text:span><text:span text:style-name="T130">14186f4d44aEEI_KtcKAnyLQpnVt3dVa</text:span><text:span text:style-name="T112">",<text:line-break/>        "</text:span><text:span text:style-name="T125">clientSessionId</text:span><text:span text:style-name="T112">": "</text:span><text:span text:style-name="T130">KHdZHnyod54nd9TMixTWDnOtfUVpZW1A</text:span><text:span text:style-name="T112">",<text:line-break/>        "</text:span><text:span text:style-name="T125">authorization</text:span><text:span text:style-name="T112">": "</text:span><text:span text:style-name="T130">f4xmvzt30boYtKpNA4nP . . . rslfnrEen5PJrq0DQPiZNa1Fo8Y6A"</text:span><text:span text:style-name="T112">,<text:line-break/>        "</text:span><text:span text:style-name="T125">mac</text:span><text:span text:style-name="T112">": "</text:span><text:span text:style-name="T130">nCTL88llkkr2a_gHtiUP3yBuDQZ7HB15T5yzixmzBYA"</text:span><text:span text:style-name="T112"><text:line-break/>    }],<text:line-break/> <text:s text:c="2"/> "</text:span><text:span text:style-name="T125">sessionCloseData</text:span><text:span text:style-name="T112">": {</text:span></text:p>
            <text:p text:style-name="P72"><text:span text:style-name="T116">     <text:s text:c="3"/></text:span><text:span text:style-name="T115">"</text:span><text:span text:style-name="T127">nonce</text:span><text:span text:style-name="T115">": "</text:span><text:span text:style-name="T134">NajebxXBmgs1oNj81KzrQBNiAMts-I90kCMJ41QdZhI"</text:span><text:span text:style-name="T115">,</text:span><text:span text:style-name="T140"><text:line-break/></text:span><text:span text:style-name="T116">    <text:s text:c="3"/> </text:span><text:span text:style-name="T115">"</text:span><text:span text:style-name="T127">mac</text:span><text:span text:style-name="T115">": "</text:span><text:span text:style-name="T134">DvhtwgO7fnasR-gouyiReoFGDH2w4Sj6RWZ9SlWJeDQ"</text:span></text:p>
            <text:p text:style-name="P75"><text:span text:style-name="T130"><text:s text:c="4"/>}</text:span><text:span text:style-name="T112"><text:line-break/>}</text:span></text:p>
          </table:table-cell>
        </table:table-row>
      </table:table>
      <text:p text:style-name="Text_20_body"/>
      <text:p text:style-name="P49"><text:span text:style-name="T46">Before invoking </text:span><text:span text:style-name="T94">postUnlockKey</text:span><text:span text:style-name="T46"> the provisioning middleware must perform the same steps as for </text:span><text:span text:style-name="CrossRef"><text:span text:style-name="T78"><text:reference-ref text:reference-format="text" text:ref-name="pp.delkey">postDeleteKey</text:reference-ref></text:span></text:span><text:span text:style-name="T46">.</text:span></text:p>
      <text:h text:style-name="P163" text:outline-level="3"><text:bookmark text:name="__RefHeading__15303_972012461"/><text:reference-mark-start text:name="pp.uodate"/>postUpdateKey<text:reference-mark-end text:name="pp.uodate"/> [52]<text:bookmark-end text:name="__RefHeading__15303_972012461"/></text:h>
      <text:p text:style-name="Text_20_body">Input</text:p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83.1">
          <table:table-cell table:style-name="Table83.A1" office:value-type="string">
            <text:p text:style-name="P13">Name</text:p>
          </table:table-cell>
          <table:table-cell table:style-name="Table83.A1" office:value-type="string">
            <text:p text:style-name="P13">Type</text:p>
          </table:table-cell>
          <table:table-cell table:style-name="Table83.C1" table:number-columns-spanned="2" office:value-type="string">
            <text:p text:style-name="P13">Descript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keyHandle</text:p>
          </table:table-cell>
          <table:table-cell table:style-name="Table83.A2" office:value-type="string">
            <text:p text:style-name="P3">uint</text:p>
          </table:table-cell>
          <table:table-cell table:style-name="Table83.C2" table:number-columns-spanned="2" office:value-type="string">
            <text:p text:style-name="P2">Local handle to a <text:span text:style-name="T2">new</text:span> key belonging to an <text:span text:style-name="T2">open</text:span> provisioning sess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targetKeyHandle</text:p>
          </table:table-cell>
          <table:table-cell table:style-name="Table83.A2" office:value-type="string">
            <text:p text:style-name="P3">uint</text:p>
          </table:table-cell>
          <table:table-cell table:style-name="Table83.A2" office:value-type="string">
            <text:p text:style-name="P2">Local handle to the target key</text:p>
          </table:table-cell>
          <table:table-cell table:style-name="Table83.C2" table:number-rows-spanned="2" office:value-type="string">
            <text:p text:style-name="P3">See <text:span text:style-name="CrossRef"><text:span text:style-name="T78"><text:reference-ref text:reference-format="text" text:ref-name="targ.key.ref">Target Key Reference</text:reference-ref></text:span></text:span></text:p>
          </table:table-cell>
        </table:table-row>
        <table:table-row table:style-name="Table83.2">
          <table:table-cell table:style-name="Table83.A2" office:value-type="string">
            <text:p text:style-name="P16">authorization</text:p>
          </table:table-cell>
          <table:table-cell table:style-name="Table83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83.A2" office:value-type="string">
            <text:p text:style-name="P2">Key management authorization signature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mac</text:p>
          </table:table-cell>
          <table:table-cell table:style-name="Table83.A2" office:value-type="string">
            <text:p text:style-name="P3">byte<text:span text:style-name="T73">⁮[32]</text:span></text:p>
          </table:table-cell>
          <table:table-cell table:style-name="Table83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84" table:style-name="Table84">
        <table:table-column table:style-name="Table84.A"/>
        <table:table-column table:style-name="Table84.B"/>
        <table:table-column table:style-name="Table84.C"/>
        <table:table-row table:style-name="Table84.1">
          <table:table-cell table:style-name="Table84.A1" office:value-type="string">
            <text:p text:style-name="P13">Name</text:p>
          </table:table-cell>
          <table:table-cell table:style-name="Table84.A1" office:value-type="string">
            <text:p text:style-name="P13">Type</text:p>
          </table:table-cell>
          <table:table-cell table:style-name="Table84.C1" office:value-type="string">
            <text:p text:style-name="P13">Description</text:p>
          </table:table-cell>
        </table:table-row>
        <table:table-row table:style-name="Table84.2">
          <table:table-cell table:style-name="Table84.A2" office:value-type="string">
            <text:p text:style-name="P16">status</text:p>
          </table:table-cell>
          <table:table-cell table:style-name="Table84.A2" office:value-type="string">
            <text:p text:style-name="P3">byte</text:p>
          </table:table-cell>
          <table:table-cell table:style-name="Table84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0">postUpdateKey</text:span><text:span text:style-name="T87"> updates (replaces) a key created in an earlier provisioning session.</text:span></text:p>
      <text:p text:style-name="Text_20_body"><text:span text:style-name="T46">The </text:span><text:span text:style-name="T94">mac</text:span><text:span text:style-name="T46"> relies on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<text:p text:style-name="Text_20_body"><text:span text:style-name="T87"><text:tab/></text:span><text:span text:style-name="T3">Data</text:span><text:span text:style-name="T87"> = </text:span><text:span text:style-name="CrossRef"><text:span text:style-name="T78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27">authorization</text:span></text:span></text:p>
      <text:p text:style-name="P41"><text:span text:style-name="T78"><text:line-break/>The new key </text:span><text:span text:style-name="T81">must</text:span><text:span text:style-name="T78"> be </text:span><text:span text:style-name="T2">fully provisioned</text:span><text:span text:style-name="T78"> (fitted with a certificate and optional attributes), </text:span><text:span text:style-name="T2">before</text:span><text:span text:style-name="T78"> this method is called. <text:s/>However, the new key </text:span><text:span text:style-name="T81">must not</text:span><text:span text:style-name="T78"> be PIN‑protected since it supposed to </text:span><text:span text:style-name="T2">inherit</text:span><text:span text:style-name="T78"> the old key's PIN protection scheme (if there is one). <text:s/>Inheritance does not mean “copying” but </text:span><text:span text:style-name="T2">linking</text:span><text:span text:style-name="T78"> the new key to an existing PIN object. <text:s/>See </text:span><text:span text:style-name="CrossRef"><text:span text:style-name="T78"><text:reference-ref text:reference-format="text" text:ref-name="key.protectionobjects">PIN and PUK Objects</text:reference-ref></text:span></text:span><text:span text:style-name="T78">.</text:span></text:p>
      <text:p text:style-name="P41"><text:span text:style-name="T78">The target key and and the new key </text:span><text:span text:style-name="T80">must</text:span><text:span text:style-name="T78"> have identical </text:span><text:span text:style-name="CrossRef"><text:span text:style-name="T78"><text:reference-ref text:reference-format="text" text:ref-name="keyusage">Application Usage</text:reference-ref></text:span></text:span><text:span text:style-name="T78">.</text:span></text:p>
      <text:p text:style-name="Text_20_body">Note that updating a key involves <text:span text:style-name="T2">all related data</text:span> (see <text:span text:style-name="CrossRef"><text:reference-ref text:reference-format="text" text:ref-name="key.entries">Key Entries</text:reference-ref></text:span>), with PIN protection as the only exception.</text:p>
      <text:p text:style-name="P49"><text:span text:style-name="T87">The </text:span><text:span text:style-name="T97">keyHandle</text:span><text:span text:style-name="T87"> of the updated key </text:span><text:span text:style-name="T40">must</text:span><text:span text:style-name="T87"> after a successful update be set equal to </text:span><text:span text:style-name="T97">targetKeyHandle</text:span><text:span text:style-name="T87">.</text:span></text:p>
      <text:p text:style-name="Text_20_body"><text:span text:style-name="T87">A conforming SKS </text:span><text:span text:style-name="T40">must</text:span><text:span text:style-name="T87"> allow a (single) </text:span><text:span text:style-name="T90">postUpdateKey</text:span><text:span text:style-name="T87"> combined with an arbitrary number of </text:span><text:span text:style-name="CrossRef"><text:reference-ref text:reference-format="text" text:ref-name="pp_clonekeyprot">postCloneKeyProtection</text:reference-ref></text:span><text:span text:style-name="T87"> calls referring to the same </text:span><text:span text:style-name="T97">targetKeyHandle</text:span><text:span text:style-name="T87">.</text:span></text:p>
      <text:p text:style-name="P49"><text:span text:style-name="T87">Note that the </text:span><text:span text:style-name="T3">execution</text:span><text:span text:style-name="T87"> of this method </text:span><text:span text:style-name="T40">must</text:span><text:span text:style-name="T87"> be </text:span><text:span text:style-name="T3">deferred</text:span><text:span text:style-name="T87"> to </text:span><text:span text:style-name="CrossRef"><text:reference-ref text:reference-format="text" text:ref-name="closeProvisioningSession">closeProvisioningSession</text:reference-ref></text:span><text:span text:style-name="T87">.</text:span></text:p>
      <text:p text:style-name="P42"/>
      <text:p text:style-name="P42"/>
      <text:p text:style-name="P42"/>
      <text:p text:style-name="P42"/>
      <text:p text:style-name="P54">Continued on the next page...</text:p>
      <text:p text:style-name="Standard"/>
      <text:p text:style-name="P109">The following request shows how <text:span text:style-name="T90">postUpdateKey</text:span> is integrated in the <text:span text:style-name="CrossRef"><text:reference-ref text:reference-format="text" text:ref-name="keygen2">KeyGen2</text:reference-ref></text:span> protocol:<text:line-break/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75"><text:span text:style-name="T112">{</text:span><text:span text:style-name="T139"><text:line-break/></text:span><text:span text:style-name="T110">    </text:span><text:span text:style-name="T112">"</text:span><text:span text:style-name="T121">@context</text:span><text:span text:style-name="T112">": "</text:span><text:span text:style-name="T130">https://webpki.github.io/keygen2</text:span><text:span text:style-name="T112">",</text:span><text:span text:style-name="T139"><text:line-break/></text:span><text:span text:style-name="T110">    </text:span><text:span text:style-name="T112">"</text:span><text:span text:style-name="T121">@qualifier</text:span><text:span text:style-name="T112">": "</text:span><text:span text:style-name="T130">ProvisioningFinalizationRequest</text:span><text:span text:style-name="T112">",</text:span><text:span text:style-name="T139"><text:line-break/></text:span><text:span text:style-name="T110">    </text:span><text:span text:style-name="T112">"</text:span><text:span text:style-name="T125">serverSessionId</text:span><text:span text:style-name="T112">": "</text:span><text:span text:style-name="T130">14186f4c622d2ixzQBPpRoUe9PR7jC3D</text:span><text:span text:style-name="T112">",</text:span><text:span text:style-name="T139"><text:line-break/></text:span><text:span text:style-name="T110">    </text:span><text:span text:style-name="T112">"</text:span><text:span text:style-name="T125">clientSessionId</text:span><text:span text:style-name="T112">": "</text:span><text:span text:style-name="T130">YME9J37aH1Xo7tQifFpa9nkiyyMcGESQ</text:span><text:span text:style-name="T112">",</text:span><text:span text:style-name="T139"><text:line-break/></text:span><text:span text:style-name="T110">    </text:span><text:span text:style-name="T112">"</text:span><text:span text:style-name="T125">IssuedCredentials</text:span><text:span text:style-name="T112">": [{</text:span><text:span text:style-name="T139"><text:line-break/></text:span><text:span text:style-name="T110">        </text:span><text:span text:style-name="T112">"</text:span><text:span text:style-name="T125">id</text:span><text:span text:style-name="T112">": "</text:span><text:span text:style-name="T130">Key.1</text:span><text:span text:style-name="T112">",</text:span><text:span text:style-name="T139"><text:line-break/></text:span><text:span text:style-name="T110">        </text:span><text:span text:style-name="T112">"</text:span><text:span text:style-name="T125">certificatePath</text:span><text:span text:style-name="T112">": [</text:span><text:span text:style-name="T139"><text:line-break/></text:span><text:span text:style-name="T110">            </text:span><text:span text:style-name="T112">"</text:span><text:span text:style-name="T130">MIIDYTCCAkmgAwIBAgIGAUGG9McmMA0GCSq . . . Iz9C0sc5Ak1jNYzvd8GpS4X6C6J3Uys"</text:span><text:span text:style-name="T139"><text:line-break/></text:span><text:span text:style-name="T110">        </text:span><text:span text:style-name="T112">],</text:span><text:span text:style-name="T139"><text:line-break/></text:span><text:span text:style-name="T110">        </text:span><text:span text:style-name="T112">"</text:span><text:span text:style-name="T125">mac</text:span><text:span text:style-name="T112">": "</text:span><text:span text:style-name="T130">J_RnFJtv7SJp5ZPudqVW6wQnqGmKZ66bWBJqCoESgKk"</text:span><text:span text:style-name="T112">,</text:span><text:span text:style-name="T139"><text:line-break/></text:span><text:span text:style-name="T110">        </text:span><text:span text:style-name="T112">"</text:span><text:span text:style-name="T125">updateKey</text:span><text:span text:style-name="T112">": {</text:span><text:span text:style-name="T139"><text:line-break/></text:span><text:span text:style-name="T110">            </text:span><text:span text:style-name="T112">"</text:span><text:span text:style-name="T125">fingerPrint</text:span><text:span text:style-name="T112">": "</text:span><text:span text:style-name="T130">PqCoZBJfCvRgikF1oqHa_MOJ_ZTXrlMFn6RvXCgGwps"</text:span><text:span text:style-name="T112">,</text:span><text:span text:style-name="T139"><text:line-break/></text:span><text:span text:style-name="T110">            </text:span><text:span text:style-name="T112">"</text:span><text:span text:style-name="T125">serverSessionId</text:span><text:span text:style-name="T112">": "</text:span><text:span text:style-name="T130">14186f4c405V9Z4dm6knbREoEA8EhQV8</text:span><text:span text:style-name="T112">",</text:span><text:span text:style-name="T139"><text:line-break/></text:span><text:span text:style-name="T110">            </text:span><text:span text:style-name="T112">"</text:span><text:span text:style-name="T125">clientSessionId</text:span><text:span text:style-name="T112">": "</text:span><text:span text:style-name="T130">ALHIRvpj39AuDCag1qXj8TQOWc9i3Bor</text:span><text:span text:style-name="T112">",</text:span><text:span text:style-name="T139"><text:line-break/></text:span><text:span text:style-name="T110">            </text:span><text:span text:style-name="T112">"</text:span><text:span text:style-name="T125">authorization</text:span><text:span text:style-name="T112">": "</text:span><text:span text:style-name="T130">dqJAh-ScttwndPN2Tu3Xy7m4zqmC . . . 0Qe92GoDHr0pes4prWn2rKUrsgw"</text:span><text:span text:style-name="T112">,</text:span><text:span text:style-name="T139"><text:line-break/></text:span><text:span text:style-name="T110">            </text:span><text:span text:style-name="T112">"</text:span><text:span text:style-name="T125">mac</text:span><text:span text:style-name="T112">": "</text:span><text:span text:style-name="T130">EZ0L4kaemzFtHSvSlFatYIC9rU4oXVKowQVTuRBMwNA"</text:span><text:span text:style-name="T139"><text:line-break/></text:span><text:span text:style-name="T110">        </text:span><text:span text:style-name="T112">}</text:span><text:span text:style-name="T139"><text:line-break/></text:span><text:span text:style-name="T110">    </text:span><text:span text:style-name="T112">}],</text:span><text:span text:style-name="T139"><text:line-break/></text:span><text:span text:style-name="T110"> <text:s text:c="2"/> </text:span><text:span text:style-name="T112">"</text:span><text:span text:style-name="T125">sessionCloseData</text:span><text:span text:style-name="T112">": {</text:span></text:p>
            <text:p text:style-name="P72"><text:span text:style-name="T116">     <text:s text:c="3"/></text:span><text:span text:style-name="T115">"</text:span><text:span text:style-name="T127">nonce</text:span><text:span text:style-name="T115">": "</text:span><text:span text:style-name="T134">NajebxXBmgs1oNj81KzrQBNiAMts-I90kCMJ41QdZhI"</text:span><text:span text:style-name="T115">,</text:span><text:span text:style-name="T140"><text:line-break/></text:span><text:span text:style-name="T116">    <text:s text:c="3"/> </text:span><text:span text:style-name="T115">"</text:span><text:span text:style-name="T127">mac</text:span><text:span text:style-name="T115">": "</text:span><text:span text:style-name="T134">DvhtwgO7fnasR-gouyiReoFGDH2w4Sj6RWZ9SlWJeDQ"</text:span></text:p>
            <text:p text:style-name="P75"><text:span text:style-name="T130"><text:s text:c="4"/>}</text:span><text:span text:style-name="T139"><text:line-break/></text:span><text:span text:style-name="T112">}</text:span><text:span text:style-name="T139"> </text:span></text:p>
          </table:table-cell>
        </table:table-row>
      </table:table>
      <text:p text:style-name="Text_20_body"/>
      <text:p text:style-name="P49"><text:span text:style-name="T46">Before invoking </text:span><text:span text:style-name="T94">postUpdateKey</text:span><text:span text:style-name="T46"> the provisioning middleware must perform the same steps as for </text:span><text:span text:style-name="CrossRef"><text:span text:style-name="T78"><text:reference-ref text:reference-format="text" text:ref-name="pp.delkey">postDeleteKey</text:reference-ref></text:span></text:span><text:span text:style-name="T46">.</text:span></text:p>
      <text:p text:style-name="P49"><text:span text:style-name="T94">keyHandle</text:span><text:span text:style-name="T46"> is the handle associated with the issued credential embedding the </text:span><text:span text:style-name="T94">updateKey</text:span><text:span text:style-name="T46"> operation.</text:span></text:p>
      <text:h text:style-name="P163" text:outline-level="3"><text:bookmark text:name="__RefHeading__15305_972012461"/><text:reference-mark-start text:name="pp_clonekeyprot"/>postCloneKeyProtection<text:reference-mark-end text:name="pp_clonekeyprot"/> [53]<text:bookmark-end text:name="__RefHeading__15305_972012461"/>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3">Name</text:p>
          </table:table-cell>
          <table:table-cell table:style-name="Table42.A1" office:value-type="string">
            <text:p text:style-name="P13">Type</text:p>
          </table:table-cell>
          <table:table-cell table:style-name="Table42.C1" table:number-columns-spanned="2" office:value-type="string">
            <text:p text:style-name="P13">Descript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keyHandle</text:p>
          </table:table-cell>
          <table:table-cell table:style-name="Table42.A2" office:value-type="string">
            <text:p text:style-name="P3">uint</text:p>
          </table:table-cell>
          <table:table-cell table:style-name="Table42.C2" table:number-columns-spanned="2" office:value-type="string">
            <text:p text:style-name="P2">Local handle to a <text:span text:style-name="T2">new</text:span> key belonging to an <text:span text:style-name="T2">open</text:span> provisioning sess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targetKeyHandle</text:p>
          </table:table-cell>
          <table:table-cell table:style-name="Table42.A2" office:value-type="string">
            <text:p text:style-name="P3">uint</text:p>
          </table:table-cell>
          <table:table-cell table:style-name="Table42.A2" office:value-type="string">
            <text:p text:style-name="P2">Local handle to the target key</text:p>
          </table:table-cell>
          <table:table-cell table:style-name="Table42.C2" table:number-rows-spanned="2" office:value-type="string">
            <text:p text:style-name="P3">See <text:span text:style-name="CrossRef"><text:span text:style-name="T78"><text:reference-ref text:reference-format="text" text:ref-name="targ.key.ref">Target Key Reference</text:reference-ref></text:span></text:span></text:p>
          </table:table-cell>
        </table:table-row>
        <table:table-row table:style-name="Table42.2">
          <table:table-cell table:style-name="Table42.A2" office:value-type="string">
            <text:p text:style-name="P16">authorization</text:p>
          </table:table-cell>
          <table:table-cell table:style-name="Table42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42.A2" office:value-type="string">
            <text:p text:style-name="P2">Key management authorization signature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mac</text:p>
          </table:table-cell>
          <table:table-cell table:style-name="Table42.A2" office:value-type="string">
            <text:p text:style-name="P3">byte<text:span text:style-name="T73">⁮[32]</text:span></text:p>
          </table:table-cell>
          <table:table-cell table:style-name="Table42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3">Name</text:p>
          </table:table-cell>
          <table:table-cell table:style-name="Table43.A1" office:value-type="string">
            <text:p text:style-name="P13">Type</text:p>
          </table:table-cell>
          <table:table-cell table:style-name="Table43.C1" office:value-type="string">
            <text:p text:style-name="P13">Description</text:p>
          </table:table-cell>
        </table:table-row>
        <table:table-row table:style-name="Table43.2">
          <table:table-cell table:style-name="Table43.A2" office:value-type="string">
            <text:p text:style-name="P16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0">postCloneKeyProtection</text:span><text:span text:style-name="T87"> clones the </text:span><text:span text:style-name="T3">protection scheme</text:span><text:span text:style-name="T87"> of a key created in an earlier provisioning session and applies it to a newly created key.</text:span></text:p>
      <text:p text:style-name="Text_20_body"><text:span text:style-name="T46">The </text:span><text:span text:style-name="T94">mac</text:span><text:span text:style-name="T46"> relies on the method described in </text:span><text:span text:style-name="CrossRef"><text:span text:style-name="T78"><text:reference-ref text:reference-format="text" text:ref-name="MACOperations">MAC Operations</text:reference-ref></text:span></text:span><text:span text:style-name="T46"> where </text:span><text:span text:style-name="T44">Data</text:span><text:span text:style-name="T46"> is arranged as follows:</text:span></text:p>
      <text:p text:style-name="Text_20_body"><text:span text:style-name="T87"><text:tab/></text:span><text:span text:style-name="T3">Data</text:span><text:span text:style-name="T87"> = </text:span><text:span text:style-name="CrossRef"><text:span text:style-name="T78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27">authorization</text:span></text:span></text:p>
      <text:p text:style-name="P41"><text:span text:style-name="T78"><text:line-break/>The new key </text:span><text:span text:style-name="T81">must</text:span><text:span text:style-name="T78"> be </text:span><text:span text:style-name="T2">fully provisioned</text:span><text:span text:style-name="T78"> (fitted with a certificate and optional attributes), </text:span><text:span text:style-name="T2">before</text:span><text:span text:style-name="T78"> this method is called. <text:s/>However, the new key </text:span><text:span text:style-name="T81">must not</text:span><text:span text:style-name="T78"> be PIN‑protected since it supposed to </text:span><text:span text:style-name="T2">inherit</text:span><text:span text:style-name="T78"> the old key's PIN protection scheme (if there is one). <text:s/>Inheritance does not mean “copying” but </text:span><text:span text:style-name="T2">linking</text:span><text:span text:style-name="T78"> the new key to an existing PIN object. <text:s/>See </text:span><text:span text:style-name="CrossRef"><text:span text:style-name="T78"><text:reference-ref text:reference-format="text" text:ref-name="key.protectionobjects">PIN and PUK Objects</text:reference-ref></text:span></text:span><text:span text:style-name="T78">.</text:span></text:p>
      <text:p text:style-name="Text_20_body"><text:span text:style-name="T84">An inherited </text:span><text:span text:style-name="T87">custom PIN protection scheme </text:span><text:span text:style-name="T38">must</text:span><text:span text:style-name="T87"> have its grouping attribute set to </text:span><text:span text:style-name="T90">shared</text:span><text:span text:style-name="T87"> (see </text:span><text:span text:style-name="CrossRef"><text:reference-ref text:reference-format="text" text:ref-name="pingrouping">PIN Grouping</text:reference-ref></text:span><text:span text:style-name="T87">).</text:span></text:p>
      <text:p text:style-name="Text_20_body"><text:span text:style-name="T87">A conforming SKS </text:span><text:span text:style-name="T40">must</text:span><text:span text:style-name="T87"> allow multiple </text:span><text:span text:style-name="T90">postCloneKeyProtection</text:span><text:span text:style-name="T87"> calls referring to the same </text:span><text:span text:style-name="T97">targetKeyHandle</text:span><text:span text:style-name="T87">.</text:span></text:p>
      <text:p text:style-name="Text_20_body"><text:span text:style-name="T87">Note that the </text:span><text:span text:style-name="T3">execution</text:span><text:span text:style-name="T87"> of this method </text:span><text:span text:style-name="T40">must</text:span><text:span text:style-name="T87"> be </text:span><text:span text:style-name="T3">deferred</text:span><text:span text:style-name="T87"> to </text:span><text:span text:style-name="CrossRef"><text:reference-ref text:reference-format="text" text:ref-name="closeProvisioningSession">closeProvisioningSession</text:reference-ref></text:span><text:span text:style-name="T87">.</text:span></text:p>
      <text:p text:style-name="P42"/>
      <text:p text:style-name="P42"/>
      <text:p text:style-name="P42"/>
      <text:p text:style-name="P42"/>
      <text:p text:style-name="P54">Continued on the next page...</text:p>
      <text:p text:style-name="Standard"/>
      <text:p text:style-name="Standard"/>
      <text:p text:style-name="P109">The following request shows how <text:span text:style-name="T90">postCloneKeyProtection</text:span> is integrated in the <text:span text:style-name="CrossRef"><text:reference-ref text:reference-format="text" text:ref-name="keygen2">KeyGen2</text:reference-ref></text:span> protocol:<text:line-break/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75"><text:span text:style-name="T112">{</text:span><text:span text:style-name="T139"><text:line-break/></text:span><text:span text:style-name="T110">    </text:span><text:span text:style-name="T112">"</text:span><text:span text:style-name="T121">@context</text:span><text:span text:style-name="T112">": "</text:span><text:span text:style-name="T130">https://webpki.github.io/keygen2</text:span><text:span text:style-name="T112">",</text:span><text:span text:style-name="T139"><text:line-break/></text:span><text:span text:style-name="T110">    </text:span><text:span text:style-name="T112">"</text:span><text:span text:style-name="T121">@qualifier</text:span><text:span text:style-name="T112">": "</text:span><text:span text:style-name="T130">ProvisioningFinalizationRequest</text:span><text:span text:style-name="T112">",</text:span><text:span text:style-name="T139"><text:line-break/></text:span><text:span text:style-name="T110">    </text:span><text:span text:style-name="T112">"</text:span><text:span text:style-name="T125">serverSessionId</text:span><text:span text:style-name="T112">": "</text:span><text:span text:style-name="T130">14186f4c20a3Iy83wJZoJMA3x_hZ2gKo</text:span><text:span text:style-name="T112">",</text:span><text:span text:style-name="T139"><text:line-break/></text:span><text:span text:style-name="T110">    </text:span><text:span text:style-name="T112">"</text:span><text:span text:style-name="T125">clientSessionId</text:span><text:span text:style-name="T112">": "</text:span><text:span text:style-name="T130">j3CcN3e8Ul5XKN1exKqcF19dBi8eGD78</text:span><text:span text:style-name="T112">",</text:span><text:span text:style-name="T139"><text:line-break/></text:span><text:span text:style-name="T110">    </text:span><text:span text:style-name="T112">"</text:span><text:span text:style-name="T125">IssuedCredentials</text:span><text:span text:style-name="T112">": [{</text:span><text:span text:style-name="T139"><text:line-break/></text:span><text:span text:style-name="T110">        </text:span><text:span text:style-name="T112">"</text:span><text:span text:style-name="T125">id</text:span><text:span text:style-name="T112">": "</text:span><text:span text:style-name="T130">Key.1</text:span><text:span text:style-name="T112">",</text:span><text:span text:style-name="T139"><text:line-break/></text:span><text:span text:style-name="T110">        </text:span><text:span text:style-name="T112">"</text:span><text:span text:style-name="T125">certificatePath</text:span><text:span text:style-name="T112">": [</text:span><text:span text:style-name="T139"><text:line-break/></text:span><text:span text:style-name="T110">            </text:span><text:span text:style-name="T112">"</text:span><text:span text:style-name="T130">MIIDajCCAlKgAwIBAgIGAUGG9MPKM . . . KUtYzmixtncrPb6NveG0x9yrothzHd9k"</text:span><text:span text:style-name="T139"><text:line-break/></text:span><text:span text:style-name="T110">        </text:span><text:span text:style-name="T112">],</text:span><text:span text:style-name="T139"><text:line-break/></text:span><text:span text:style-name="T110">        </text:span><text:span text:style-name="T112">"</text:span><text:span text:style-name="T125">mac</text:span><text:span text:style-name="T112">": "</text:span><text:span text:style-name="T130">zwGCYuuKoiLR5n_OyufcS1Z9sABX4W4dl2dRmyBd8gE"</text:span><text:span text:style-name="T112">,</text:span><text:span text:style-name="T139"><text:line-break/></text:span><text:span text:style-name="T110">        </text:span><text:span text:style-name="T112">"</text:span><text:span text:style-name="T125">cloneKeyProtection</text:span><text:span text:style-name="T112">": {</text:span><text:span text:style-name="T139"><text:line-break/></text:span><text:span text:style-name="T110">            </text:span><text:span text:style-name="T112">"</text:span><text:span text:style-name="T125">fingerPrint</text:span><text:span text:style-name="T112">": "</text:span><text:span text:style-name="T130">cnEQwI7hGtfqNgtXeCqG_dSN1KOkW1amRx2t6RcPQY0"</text:span><text:span text:style-name="T112">,</text:span><text:span text:style-name="T139"><text:line-break/></text:span><text:span text:style-name="T110">            </text:span><text:span text:style-name="T112">"</text:span><text:span text:style-name="T125">serverSessionId</text:span><text:span text:style-name="T112">": "</text:span><text:span text:style-name="T130">14186f4bfeeibYVPx01l0VbbqspZ0NAY</text:span><text:span text:style-name="T112">",</text:span><text:span text:style-name="T139"><text:line-break/></text:span><text:span text:style-name="T110">            </text:span><text:span text:style-name="T112">"</text:span><text:span text:style-name="T125">clientSessionId</text:span><text:span text:style-name="T112">": "</text:span><text:span text:style-name="T130">uENhOyeLZjhXo9CT5dqdTC0H4LtEEDqm</text:span><text:span text:style-name="T112">",</text:span><text:span text:style-name="T139"><text:line-break/></text:span><text:span text:style-name="T110">            </text:span><text:span text:style-name="T112">"</text:span><text:span text:style-name="T125">authorization</text:span><text:span text:style-name="T112">": "</text:span><text:span text:style-name="T130">MEYCIQC5BTwVz8VbrwPo7ujLx . . . HJzsDemjamO6r9yyR15Cw241w</text:span><text:span text:style-name="T112">",</text:span><text:span text:style-name="T139"><text:line-break/></text:span><text:span text:style-name="T110">            </text:span><text:span text:style-name="T112">"</text:span><text:span text:style-name="T125">mac</text:span><text:span text:style-name="T112">": "</text:span><text:span text:style-name="T130">yViSzGjcqnVpAvkLzkxs5QwoccX-3lVr3_2lbdWJjOg"</text:span><text:span text:style-name="T139"><text:line-break/></text:span><text:span text:style-name="T110">        </text:span><text:span text:style-name="T112">}</text:span><text:span text:style-name="T139"><text:line-break/></text:span><text:span text:style-name="T110">    </text:span><text:span text:style-name="T112">}],</text:span><text:span text:style-name="T139"><text:line-break/></text:span><text:span text:style-name="T110"> <text:s text:c="2"/> </text:span><text:span text:style-name="T112">"</text:span><text:span text:style-name="T125">sessionCloseData</text:span><text:span text:style-name="T112">": {</text:span></text:p>
            <text:p text:style-name="P72"><text:span text:style-name="T116">     <text:s text:c="3"/></text:span><text:span text:style-name="T115">"</text:span><text:span text:style-name="T127">nonce</text:span><text:span text:style-name="T115">": "</text:span><text:span text:style-name="T134">NajebxXBmgs1oNj81KzrQBNiAMts-I90kCMJ41QdZhI"</text:span><text:span text:style-name="T115">,</text:span><text:span text:style-name="T140"><text:line-break/></text:span><text:span text:style-name="T116">    <text:s text:c="3"/> </text:span><text:span text:style-name="T115">"</text:span><text:span text:style-name="T127">mac</text:span><text:span text:style-name="T115">": "</text:span><text:span text:style-name="T134">DvhtwgO7fnasR-gouyiReoFGDH2w4Sj6RWZ9SlWJeDQ"</text:span></text:p>
            <text:p text:style-name="P75"><text:span text:style-name="T130"><text:s text:c="4"/>}</text:span><text:span text:style-name="T139"><text:line-break/></text:span><text:span text:style-name="T112">}</text:span><text:span text:style-name="T139"> </text:span></text:p>
          </table:table-cell>
        </table:table-row>
      </table:table>
      <text:p text:style-name="Text_20_body"/>
      <text:p text:style-name="P49"><text:span text:style-name="T46">Before invoking </text:span><text:span text:style-name="T94">postCloneKeyProtection</text:span><text:span text:style-name="T46"> the provisioning middleware must perform the same steps as for </text:span><text:span text:style-name="CrossRef"><text:span text:style-name="T78"><text:reference-ref text:reference-format="text" text:ref-name="pp.delkey">postDeleteKey</text:reference-ref></text:span></text:span><text:span text:style-name="T46">.</text:span></text:p>
      <text:p text:style-name="P49"><text:span text:style-name="T94">keyHandle</text:span><text:span text:style-name="T46"> is the handle associated with the issued credential embedding the </text:span><text:span text:style-name="T94">cloneKeyProtection</text:span><text:span text:style-name="T46"> operation.</text:span></text:p>
      <text:h text:style-name="P163" text:outline-level="3"><text:bookmark text:name="__RefHeading__15307_972012461"/><text:reference-mark-start text:name="enum.keys"/>enumerateKeys<text:reference-mark-end text:name="enum.keys"/> [70]<text:bookmark-end text:name="__RefHeading__15307_972012461"/>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3">Name</text:p>
          </table:table-cell>
          <table:table-cell table:style-name="Table80.A1" office:value-type="string">
            <text:p text:style-name="P13">Type</text:p>
          </table:table-cell>
          <table:table-cell table:style-name="Table80.C1" office:value-type="string">
            <text:p text:style-name="P13">Description</text:p>
          </table:table-cell>
        </table:table-row>
        <table:table-row table:style-name="Table80.2">
          <table:table-cell table:style-name="Table80.A2" office:value-type="string">
            <text:p text:style-name="P16">keyHandle</text:p>
          </table:table-cell>
          <table:table-cell table:style-name="Table80.A2" office:value-type="string">
            <text:p text:style-name="P3">u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3">Name</text:p>
          </table:table-cell>
          <table:table-cell table:style-name="Table81.A1" office:value-type="string">
            <text:p text:style-name="P13">Type</text:p>
          </table:table-cell>
          <table:table-cell table:style-name="Table81.C1" office:value-type="string">
            <text:p text:style-name="P13">Description</text:p>
          </table:table-cell>
        </table:table-row>
        <table:table-row table:style-name="Table81.2">
          <table:table-cell table:style-name="Table81.A2" office:value-type="string">
            <text:p text:style-name="P16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6">key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7"><text:span text:style-name="T67">The following element </text:span><text:span text:style-name="T66">must not</text:span><text:span text:style-name="T67"> be present if the returned </text:span>keyHandle<text:span text:style-name="T61"> = 0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6">provisioning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49"/>
      <text:p text:style-name="P49"><text:span text:style-name="T98">enumerateKeys</text:span> enumerate keys for <text:span text:style-name="T2">closed</text:span> provisioning sessions. <text:s/>Closed provisioning session means that the key is ready for usage by <text:span text:style-name="T2">applications</text:span>.</text:p>
      <text:p text:style-name="P49">The input <text:span text:style-name="T94">keyHandle</text:span><text:span text:style-name="T53"> </text:span><text:span text:style-name="T57">must</text:span><text:span text:style-name="T53"> initially be set to 0 to start an enumeration round.</text:span></text:p>
      <text:p text:style-name="P49"><text:span text:style-name="T53">Succeeding calls </text:span><text:span text:style-name="T57">must</text:span><text:span text:style-name="T53"> use the output </text:span><text:span text:style-name="T94">keyHandle</text:span><text:span text:style-name="T53"> as input to the next call.</text:span></text:p>
      <text:p text:style-name="P70"><text:span text:style-name="T53">When </text:span><text:span text:style-name="T94">enumerateKeys</text:span><text:span text:style-name="T46"> returns with a </text:span><text:span text:style-name="T94">keyHandle</text:span><text:span text:style-name="T46"> = 0 there are no more key objects to read.</text:span></text:p>
      <text:h text:style-name="P163" text:outline-level="3"><text:bookmark text:name="__RefHeading__15309_972012461"/><text:reference-mark-start text:name="get.key.attr"/>getKeyAttributes<text:reference-mark-end text:name="get.key.attr"/> [71]<text:bookmark-end text:name="__RefHeading__15309_972012461"/>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3">Name</text:p>
          </table:table-cell>
          <table:table-cell table:style-name="Table36.A1" office:value-type="string">
            <text:p text:style-name="P13">Type</text:p>
          </table:table-cell>
          <table:table-cell table:style-name="Table36.C1" office:value-type="string">
            <text:p text:style-name="P13">Description</text:p>
          </table:table-cell>
        </table:table-row>
        <table:table-row table:style-name="Table36.2">
          <table:table-cell table:style-name="Table36.A2" office:value-type="string">
            <text:p text:style-name="P16">keyHandle</text:p>
          </table:table-cell>
          <table:table-cell table:style-name="Table36.A2" office:value-type="string">
            <text:p text:style-name="P3">u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3">Name</text:p>
          </table:table-cell>
          <table:table-cell table:style-name="Table37.A1" office:value-type="string">
            <text:p text:style-name="P13">Type</text:p>
          </table:table-cell>
          <table:table-cell table:style-name="Table37.C1" table:number-columns-spanned="2" office:value-type="string">
            <text:p text:style-name="P13">Description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symmetricKeyLength</text:p>
          </table:table-cell>
          <table:table-cell table:style-name="Table37.A2" office:value-type="string">
            <text:p text:style-name="P3">ushort</text:p>
          </table:table-cell>
          <table:table-cell table:style-name="Table37.C2" table:number-columns-spanned="2" office:value-type="string">
            <text:p text:style-name="P2">Length of symmetric key in <text:span text:style-name="T2">bytes</text:span>. <text:s/>If <text:span text:style-name="T90">symmetricKeyLength</text:span> &gt; 0 the active key is symmetric. <text:s/>See <text:span text:style-name="CrossRef"><text:reference-ref text:reference-format="text" text:ref-name="setpiggybacked">impor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certificate...</text:p>
          </table:table-cell>
          <table:table-cell table:style-name="Table37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37.C2" table:number-columns-spanned="2" office:value-type="string">
            <text:p text:style-name="P81"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app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3" table:number-columns-spanned="2" office:value-type="string">
            <text:p text:style-name="Standard"><text:span text:style-name="T57">‎</text:span>See <text:span text:style-name="CrossRef"><text:reference-ref text:reference-format="text" text:ref-name="createKeyPair">createKeyEntr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friendlyName</text:p>
          </table:table-cell>
          <table:table-cell table:style-name="Table37.A2" office:value-type="string">
            <text:p text:style-name="P12">string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6">endorsedAlgorithm...</text:p>
          </table:table-cell>
          <table:table-cell table:style-name="Table37.A2" office:value-type="string">
            <text:p text:style-name="P3">uri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6">type...</text:p>
          </table:table-cell>
          <table:table-cell table:style-name="Table37.A2" office:value-type="string">
            <text:p text:style-name="P12">uri</text:p>
          </table:table-cell>
          <table:table-cell table:style-name="Table37.A2" office:value-type="string">
            <text:p text:style-name="Standard"><text:span text:style-name="T47">List of 0-255 e</text:span><text:span text:style-name="T151">xtension </text:span><text:span text:style-name="T95">type</text:span><text:span text:style-name="T151"> URIs</text:span></text:p>
          </table:table-cell>
          <table:table-cell table:style-name="Table37.C2" office:value-type="string">
            <text:p text:style-name="Standard">S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P49"/>
      <text:p text:style-name="P49"><text:span text:style-name="T98">getKeyAttributes</text:span> returns attribute data for provisioned keys.</text:p>
      <text:p text:style-name="P49">For asymmetric keys the public key of the <text:span text:style-name="CrossRef"><text:reference-ref text:reference-format="text" text:ref-name="eecert">End-Entity Certificate</text:reference-ref></text:span> signifies RSA or EC algorithm.</text:p>
      <text:p text:style-name="Standard"><text:span text:style-name="T42">See also </text:span><text:span text:style-name="CrossRef"><text:reference-ref text:reference-format="text" text:ref-name="getkeyprotectiondata">getKeyProtectionInfo</text:reference-ref></text:span>.</text:p>
      <text:h text:style-name="P163" text:outline-level="3"><text:bookmark text:name="__RefHeading__15311_972012461"/><text:reference-mark-start text:name="getkeyprotectiondata"/>getKeyProtectionInfo<text:reference-mark-end text:name="getkeyprotectiondata"/> [72]<text:bookmark-end text:name="__RefHeading__15311_972012461"/>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3">Name</text:p>
          </table:table-cell>
          <table:table-cell table:style-name="Table55.A1" office:value-type="string">
            <text:p text:style-name="P13">Type</text:p>
          </table:table-cell>
          <table:table-cell table:style-name="Table55.C1" office:value-type="string">
            <text:p text:style-name="P13">Description</text:p>
          </table:table-cell>
        </table:table-row>
        <table:table-row table:style-name="Table55.2">
          <table:table-cell table:style-name="Table55.A2" office:value-type="string">
            <text:p text:style-name="P16">keyHandle</text:p>
          </table:table-cell>
          <table:table-cell table:style-name="Table55.A2" office:value-type="string">
            <text:p text:style-name="P3">u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3">Name</text:p>
          </table:table-cell>
          <table:table-cell table:style-name="Table56.A1" office:value-type="string">
            <text:p text:style-name="P13">Type</text:p>
          </table:table-cell>
          <table:table-cell table:style-name="Table56.C1" office:value-type="string">
            <text:p text:style-name="P13">Description</text:p>
          </table:table-cell>
        </table:table-row>
        <table:table-row table:style-name="Table56.2">
          <table:table-cell table:style-name="Table56.A2" office:value-type="string">
            <text:p text:style-name="P16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6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2">See </text:span><text:span text:style-name="CrossRef"><text:span text:style-name="T42"><text:reference-ref text:reference-format="text" text:ref-name="prot.status">protectionStatus</text:reference-ref></text:span></text:span> table on the next page</text:p>
          </table:table-cell>
        </table:table-row>
        <table:table-row table:style-name="Table56.2">
          <table:table-cell table:style-name="Table56.A2" office:value-type="string">
            <text:p text:style-name="P16">pukForma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2">Copy of </text:span><text:span text:style-name="T97">format</text:span> defined by <text:span text:style-name="CrossRef"><text:span text:style-name="T42"><text:reference-ref text:reference-format="text" text:ref-name="createPUKPolicy">createPukPolicy</text:reference-ref></text:span></text:span> [1]</text:p>
          </table:table-cell>
        </table:table-row>
        <table:table-row table:style-name="Table56.2">
          <table:table-cell table:style-name="Table56.A2" office:value-type="string">
            <text:p text:style-name="P16">pukRetryLimi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2">Copy of </text:span><text:span text:style-name="T97">retryLimit</text:span> defined by <text:span text:style-name="CrossRef"><text:span text:style-name="T42"><text:reference-ref text:reference-format="text" text:ref-name="createPUKPolicy">createPukPolicy</text:reference-ref></text:span></text:span> [1]</text:p>
          </table:table-cell>
        </table:table-row>
        <table:table-row table:style-name="Table56.2">
          <table:table-cell table:style-name="Table56.A2" office:value-type="string">
            <text:p text:style-name="P16">puk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2">Current PUK error count for keys protected by</text:span> a local PUK policy object [1]</text:p>
          </table:table-cell>
        </table:table-row>
        <table:table-row table:style-name="Table56.2">
          <table:table-cell table:style-name="Table56.A2" office:value-type="string">
            <text:p text:style-name="P16">userDefined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9" office:value-type="string">
            <text:p text:style-name="Standard">Copies of the corresponding <text:span text:style-name="CrossRef"><text:reference-ref text:reference-format="text" text:ref-name="createPINPolicy">createPinPolicy</text:reference-ref></text:span> parameters for keys protected by a local PIN policy object [1]</text:p>
          </table:table-cell>
        </table:table-row>
        <table:table-row table:style-name="Table56.2">
          <table:table-cell table:style-name="Table56.A2" office:value-type="string">
            <text:p text:style-name="P16">userModifi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retryLimit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min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max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pin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2">Current PIN error count for keys protected by</text:span> a local PIN policy object [1]</text:p>
            <text:p text:style-name="Standard"><text:span text:style-name="T42">See </text:span><text:span text:style-name="CrossRef"><text:reference-ref text:reference-format="text" text:ref-name="prot.status">protectionStatus</text:reference-ref></text:span> table on the next page</text:p>
          </table:table-cell>
        </table:table-row>
        <table:table-row table:style-name="Table56.2">
          <table:table-cell table:style-name="Table56.A2" office:value-type="string">
            <text:p text:style-name="P16">enablePinCaching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4" office:value-type="string">
            <text:p text:style-name="Standard"><text:span text:style-name="T42">Exact copies of the corresponding </text:span><text:span text:style-name="CrossRef"><text:span text:style-name="T42"><text:reference-ref text:reference-format="text" text:ref-name="createKeyPair">createKeyEntry</text:reference-ref></text:span></text:span><text:span text:style-name="T42"> parameters</text:span></text:p>
          </table:table-cell>
        </table:table-row>
        <table:table-row table:style-name="Table56.2">
          <table:table-cell table:style-name="Table56.A2" office:value-type="string">
            <text:p text:style-name="P16">biometric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export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delete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<text:reference-mark-start text:name="priv.key.bck"/>keyBackup<text:reference-mark-end text:name="priv.key.bck"/>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2">Tells if there exists a </text:span><text:span text:style-name="T43">copy</text:span><text:span text:style-name="T42"> of the key. <text:s/>See </text:span><text:span text:style-name="CrossRef"><text:span text:style-name="T42"><text:reference-ref text:reference-format="text" text:ref-name="key.bck.2">keyBackup</text:reference-ref></text:span></text:span> table on the next page</text:p>
          </table:table-cell>
        </table:table-row>
      </table:table>
      <text:p text:style-name="P49"/>
      <text:p text:style-name="P49"><text:span text:style-name="T98">getKeyProtectionInfo</text:span> returns information about the protection scheme for a key including possible biometric options. <text:s/>In addition, the call retrieves the current protection status for the key.</text:p>
      <text:p text:style-name="P49">Note 1: Fields <text:span text:style-name="T38">must</text:span> be set to zero if they do not apply to the key in question.</text:p>
      <text:p text:style-name="Text_20_body"/>
      <text:p text:style-name="Text_20_body"/>
      <text:p text:style-name="Text_20_body"/>
      <text:p text:style-name="Text_20_body"/>
      <text:p text:style-name="P63">Continued on the next page...</text:p>
      <text:p text:style-name="P84"/>
      <text:p text:style-name="P109"><text:span text:style-name="T46">The following table illustrates how the </text:span><text:reference-mark-start text:name="prot.status"/><text:span text:style-name="T94">protectionStatus</text:span><text:reference-mark-end text:name="prot.status"/><text:span text:style-name="T46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column table:style-name="Table57.C"/>
        <table:table-row table:style-name="Table57.1">
          <table:table-cell table:style-name="Table57.A1" office:value-type="string">
            <text:p text:style-name="P13">Name</text:p>
          </table:table-cell>
          <table:table-cell table:style-name="Table57.A1" office:value-type="string">
            <text:p text:style-name="P13">Value</text:p>
          </table:table-cell>
          <table:table-cell table:style-name="Table57.C1" office:value-type="string">
            <text:p text:style-name="P13">Description</text:p>
          </table:table-cell>
        </table:table-row>
        <table:table-row table:style-name="Table57.2">
          <table:table-cell table:style-name="Table57.A2" office:value-type="string">
            <text:p text:style-name="P96">PIN_PROTECTED</text:p>
          </table:table-cell>
          <table:table-cell table:style-name="Table57.A2" office:value-type="string">
            <text:p text:style-name="P99">0x01</text:p>
          </table:table-cell>
          <table:table-cell table:style-name="Table57.C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string">
            <text:p text:style-name="P96">PUK_PROTECTED</text:p>
          </table:table-cell>
          <table:table-cell table:style-name="Table57.A2" office:value-type="string">
            <text:p text:style-name="P99">0x02</text:p>
          </table:table-cell>
          <table:table-cell table:style-name="Table57.C2" office:value-type="string">
            <text:p text:style-name="Standard">The key is protected by a local PUK policy object. <text:s/>This bit <text:span text:style-name="T80">must</text:span> be <text:span text:style-name="T2">combined</text:span> with bit <text:span text:style-name="T90">PIN_PROTECTED</text:span></text:p>
          </table:table-cell>
        </table:table-row>
        <table:table-row table:style-name="Table57.2">
          <table:table-cell table:style-name="Table57.A2" office:value-type="string">
            <text:p text:style-name="P96">PIN_BLOCKED</text:p>
          </table:table-cell>
          <table:table-cell table:style-name="Table57.A2" office:value-type="string">
            <text:p text:style-name="P99">0x04</text:p>
          </table:table-cell>
          <table:table-cell table:style-name="Table57.C2" office:value-type="string">
            <text:p text:style-name="Standard">The key has locked-up due to PIN errors.<text:span text:style-name="T87"> <text:s/>This bit </text:span><text:span text:style-name="T80">must</text:span><text:span text:style-name="T37"> </text:span>be <text:span text:style-name="T2">combined</text:span> with bit <text:span text:style-name="T90">PIN_PROTECTED</text:span></text:p>
          </table:table-cell>
        </table:table-row>
        <table:table-row table:style-name="Table57.2">
          <table:table-cell table:style-name="Table57.A2" office:value-type="string">
            <text:p text:style-name="P96">PUK_BLOCKED</text:p>
          </table:table-cell>
          <table:table-cell table:style-name="Table57.A2" office:value-type="string">
            <text:p text:style-name="P99">0x08</text:p>
          </table:table-cell>
          <table:table-cell table:style-name="Table57.C2" office:value-type="string">
            <text:p text:style-name="Standard">The key has locked-up due to PUK errors.<text:span text:style-name="T87"> <text:s/>This bit </text:span><text:span text:style-name="T80">must</text:span><text:span text:style-name="T37"> </text:span>be <text:span text:style-name="T2">combined</text:span> with bit <text:span text:style-name="T90">PUK_PROTECTED</text:span></text:p>
          </table:table-cell>
        </table:table-row>
        <table:table-row table:style-name="Table57.2">
          <table:table-cell table:style-name="Table57.A2" office:value-type="string">
            <text:p text:style-name="P96">DEVICE_PIN</text:p>
          </table:table-cell>
          <table:table-cell table:style-name="Table57.A2" office:value-type="string">
            <text:p text:style-name="P99">0x10</text:p>
          </table:table-cell>
          <table:table-cell table:style-name="Table57.C2" office:value-type="string">
            <text:p text:style-name="Standard">The key is protected by a device PIN. <text:s/>Information about device PINs is out of scope for the SKS API.<text:span text:style-name="T87"> <text:s/>This bit </text:span><text:span text:style-name="T80">must </text:span>be the only active bit if applicable</text:p>
          </table:table-cell>
        </table:table-row>
      </table:table>
      <text:p text:style-name="Text_20_body"/>
      <text:p text:style-name="P52">If all bits are zero the key is not PIN protected.</text:p>
      <text:p text:style-name="Standard"><text:span text:style-name="T46"><text:line-break/>The following table illustrates how the </text:span><text:reference-mark-start text:name="key.bck.2"/><text:span text:style-name="T94">keyBackup</text:span><text:reference-mark-end text:name="key.bck.2"/><text:span text:style-name="T46"> bit field should be interpreted:<text:line-break/></text:span></text:p>
      <table:table table:name="Table112" table:style-name="Table112">
        <table:table-column table:style-name="Table112.A"/>
        <table:table-column table:style-name="Table112.B"/>
        <table:table-column table:style-name="Table112.C"/>
        <table:table-row table:style-name="Table112.1">
          <table:table-cell table:style-name="Table112.A1" office:value-type="string">
            <text:p text:style-name="P13">Name</text:p>
          </table:table-cell>
          <table:table-cell table:style-name="Table112.A1" office:value-type="string">
            <text:p text:style-name="P13">Value</text:p>
          </table:table-cell>
          <table:table-cell table:style-name="Table112.C1" office:value-type="string">
            <text:p text:style-name="P13">Description</text:p>
          </table:table-cell>
        </table:table-row>
        <table:table-row table:style-name="Table112.2">
          <table:table-cell table:style-name="Table112.A2" office:value-type="string">
            <text:p text:style-name="P98">IMPORTED</text:p>
          </table:table-cell>
          <table:table-cell table:style-name="Table112.A2" office:value-type="string">
            <text:p text:style-name="P99">0x01</text:p>
          </table:table-cell>
          <table:table-cell table:style-name="Table112.C2" office:value-type="string">
            <text:p text:style-name="Table_20_Contents"><text:span text:style-name="T42">The IMPORTED bit </text:span><text:span text:style-name="T38">must</text:span> be set if the key has been supplied through <text:span text:style-name="CrossRef"><text:span text:style-name="T42"><text:reference-ref text:reference-format="text" text:ref-name="restorePrivateKey">importPrivateKey</text:reference-ref></text:span></text:span> or <text:span text:style-name="CrossRef"><text:span text:style-name="T42"><text:reference-ref text:reference-format="text" text:ref-name="setpiggybacked">importSymmetricKey</text:reference-ref></text:span></text:span></text:p>
          </table:table-cell>
        </table:table-row>
        <table:table-row table:style-name="Table112.3">
          <table:table-cell table:style-name="Table112.A2" office:value-type="string">
            <text:p text:style-name="P98">EXPORTED</text:p>
          </table:table-cell>
          <table:table-cell table:style-name="Table112.A2" office:value-type="string">
            <text:p text:style-name="P99">0x02</text:p>
          </table:table-cell>
          <table:table-cell table:style-name="Table112.C2" office:value-type="string">
            <text:p text:style-name="Table_20_Contents"><text:span text:style-name="T42">The EXPORTED bit </text:span><text:span text:style-name="T38">must</text:span> be set if the key has been subject to an <text:span text:style-name="CrossRef"><text:span text:style-name="T42"><text:reference-ref text:reference-format="text" text:ref-name="exportkey">exportKey</text:reference-ref></text:span></text:span> operation</text:p>
          </table:table-cell>
        </table:table-row>
      </table:table>
      <text:p text:style-name="Text_20_body"/>
      <text:p text:style-name="P52"/>
      <text:h text:style-name="P163" text:outline-level="3"><text:bookmark text:name="__RefHeading__15313_972012461"/><text:reference-mark-start text:name="enumerateExtensions"/>getExtension<text:reference-mark-end text:name="enumerateExtensions"/> [73]<text:bookmark-end text:name="__RefHeading__15313_972012461"/>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3">Name</text:p>
          </table:table-cell>
          <table:table-cell table:style-name="Table58.A1" office:value-type="string">
            <text:p text:style-name="P13">Type</text:p>
          </table:table-cell>
          <table:table-cell table:style-name="Table58.C1" office:value-type="string">
            <text:p text:style-name="P13">Description</text:p>
          </table:table-cell>
        </table:table-row>
        <table:table-row table:style-name="Table58.2">
          <table:table-cell table:style-name="Table58.A2" office:value-type="string">
            <text:p text:style-name="P16">keyHandle</text:p>
          </table:table-cell>
          <table:table-cell table:style-name="Table58.A2" office:value-type="string">
            <text:p text:style-name="P3">u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6">type</text:p>
          </table:table-cell>
          <table:table-cell table:style-name="Table58.A2" office:value-type="string">
            <text:p text:style-name="P3">uri</text:p>
          </table:table-cell>
          <table:table-cell table:style-name="Table58.C2" office:value-type="string">
            <text:p text:style-name="P27"><text:span text:style-name="T151">Type URI.</text:span><text:span text:style-name="T150"> <text:s/>S</text:span>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3">Name</text:p>
          </table:table-cell>
          <table:table-cell table:style-name="Table59.A1" office:value-type="string">
            <text:p text:style-name="P13">Type</text:p>
          </table:table-cell>
          <table:table-cell table:style-name="Table59.C1" office:value-type="string">
            <text:p text:style-name="P13">Description</text:p>
          </table:table-cell>
        </table:table-row>
        <table:table-row table:style-name="Table59.2">
          <table:table-cell table:style-name="Table59.A2" office:value-type="string">
            <text:p text:style-name="P16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6">sub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81"><text:span text:style-name="T87">Exact copies of the corresponding </text:span><text:span text:style-name="CrossRef"><text:reference-ref text:reference-format="text" text:ref-name="addextensiondata">addExtension</text:reference-ref></text:span><text:span text:style-name="T87"> parameters</text:span></text:p>
          </table:table-cell>
        </table:table-row>
        <table:table-row table:style-name="Table59.2">
          <table:table-cell table:style-name="Table59.A2" office:value-type="string">
            <text:p text:style-name="P16">qualifier</text:p>
          </table:table-cell>
          <table:table-cell table:style-name="Table59.A2" office:value-type="string">
            <text:p text:style-name="P12">string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6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49"/>
      <text:p text:style-name="P49"><text:span text:style-name="T98">getExtension</text:span> returns a typed extension object associated with a key.</text:p>
      <text:p text:style-name="P49">Note that encrypted extensions are decrypted during provisioning.</text:p>
      <text:p text:style-name="P49">If the extension is intended to be consumed by the SKS, <text:span text:style-name="T97">extensionData</text:span> <text:span text:style-name="T38">must</text:span> be returned as a zero-length array.</text:p>
      <text:p text:style-name="P49">If the requested extension <text:span text:style-name="T92">type</text:span> doesn't exist, the status<text:span text:style-name="T61"> </text:span><text:span text:style-name="CrossRef"><text:span text:style-name="T78"><text:reference-ref text:reference-format="text" text:ref-name="error_option">ERROR_OPTION</text:reference-ref></text:span></text:span><text:span text:style-name="T61"> </text:span><text:span text:style-name="T64">must</text:span><text:span text:style-name="T61"> be returned.</text:span></text:p>
      <text:h text:style-name="P163" text:outline-level="3"><text:bookmark text:name="__RefHeading__15315_972012461"/><text:reference-mark-start text:name="set.property"/>setProperty<text:reference-mark-end text:name="set.property"/> [74]<text:bookmark-end text:name="__RefHeading__15315_972012461"/></text:h>
      <text:p text:style-name="Text_20_body">Input</text:p>
      <table:table table:name="Table94" table:style-name="Table94">
        <table:table-column table:style-name="Table94.A"/>
        <table:table-column table:style-name="Table94.B"/>
        <table:table-column table:style-name="Table94.C"/>
        <table:table-row table:style-name="Table94.1">
          <table:table-cell table:style-name="Table94.A1" office:value-type="string">
            <text:p text:style-name="P13">Name</text:p>
          </table:table-cell>
          <table:table-cell table:style-name="Table94.A1" office:value-type="string">
            <text:p text:style-name="P13">Type</text:p>
          </table:table-cell>
          <table:table-cell table:style-name="Table94.C1" office:value-type="string">
            <text:p text:style-name="P13">Description</text:p>
          </table:table-cell>
        </table:table-row>
        <table:table-row table:style-name="Table94.2">
          <table:table-cell table:style-name="Table94.A2" office:value-type="string">
            <text:p text:style-name="P16">keyHandle</text:p>
          </table:table-cell>
          <table:table-cell table:style-name="Table94.A2" office:value-type="string">
            <text:p text:style-name="P3">uint</text:p>
          </table:table-cell>
          <table:table-cell table:style-name="Table94.C2" office:value-type="string">
            <text:p text:style-name="P2">Local handle to the target key</text:p>
          </table:table-cell>
        </table:table-row>
        <table:table-row table:style-name="Table94.2">
          <table:table-cell table:style-name="Table94.A2" office:value-type="string">
            <text:p text:style-name="P16">type</text:p>
          </table:table-cell>
          <table:table-cell table:style-name="Table94.A2" office:value-type="string">
            <text:p text:style-name="P3">uri</text:p>
          </table:table-cell>
          <table:table-cell table:style-name="Table94.C2" office:value-type="string">
            <text:p text:style-name="P27"><text:span text:style-name="T86">Type URI which </text:span><text:span text:style-name="T79">must</text:span> identify a <text:span text:style-name="T97">properties</text:span> extension. <text:s/>See <text:span text:style-name="CrossRef"><text:reference-ref text:reference-format="text" text:ref-name="propertybag">propertyBags</text:reference-ref></text:span><text:span text:style-name="CrossRef"> </text:span></text:p>
          </table:table-cell>
        </table:table-row>
        <table:table-row table:style-name="Table94.2">
          <table:table-cell table:style-name="Table94.A2" office:value-type="string">
            <text:p text:style-name="P16">name</text:p>
          </table:table-cell>
          <table:table-cell table:style-name="Table94.A2" office:value-type="string">
            <text:p text:style-name="P12">string</text:p>
          </table:table-cell>
          <table:table-cell table:style-name="Table94.C2" office:value-type="string">
            <text:p text:style-name="P27">Property name. <text:s/>String of 1-255 <text:span text:style-name="T2">characters</text:span></text:p>
          </table:table-cell>
        </table:table-row>
        <table:table-row table:style-name="Table94.2">
          <table:table-cell table:style-name="Table94.A2" office:value-type="string">
            <text:p text:style-name="P16">value</text:p>
          </table:table-cell>
          <table:table-cell table:style-name="Table94.A2" office:value-type="string">
            <text:p text:style-name="P3">string</text:p>
          </table:table-cell>
          <table:table-cell table:style-name="Table94.C2" office:value-type="string">
            <text:p text:style-name="P27">Property value. <text:s/>Note <text:span text:style-name="CrossRef"><text:reference-ref text:reference-format="text" text:ref-name="extensiondata">extensionData</text:reference-ref></text:span><text:span text:style-name="CrossRef"><text:span text:style-name="T10"> size limit</text:span></text:span></text:p>
          </table:table-cell>
        </table:table-row>
      </table:table>
      <text:p text:style-name="Text_20_body"/>
      <text:p text:style-name="Text_20_body">Output</text:p>
      <table:table table:name="Table95" table:style-name="Table95">
        <table:table-column table:style-name="Table95.A"/>
        <table:table-column table:style-name="Table95.B"/>
        <table:table-column table:style-name="Table95.C"/>
        <table:table-row table:style-name="Table95.1">
          <table:table-cell table:style-name="Table95.A1" office:value-type="string">
            <text:p text:style-name="P13">Name</text:p>
          </table:table-cell>
          <table:table-cell table:style-name="Table95.A1" office:value-type="string">
            <text:p text:style-name="P13">Type</text:p>
          </table:table-cell>
          <table:table-cell table:style-name="Table95.C1" office:value-type="string">
            <text:p text:style-name="P13">Description</text:p>
          </table:table-cell>
        </table:table-row>
        <table:table-row table:style-name="Table95.2">
          <table:table-cell table:style-name="Table95.A2" office:value-type="string">
            <text:p text:style-name="P16">status</text:p>
          </table:table-cell>
          <table:table-cell table:style-name="Table95.A2" office:value-type="string">
            <text:p text:style-name="P3">byte</text:p>
          </table:table-cell>
          <table:table-cell table:style-name="Table9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8">setProperty</text:span> sets a named property value in a <text:span text:style-name="T97">properties</text:span> collection linked to a key.</text:p>
      <text:p text:style-name="Text_20_body">If the named property does not exist or is not <text:span text:style-name="T2">writable</text:span>, an error <text:span text:style-name="T37">must</text:span> be returned.</text:p>
      <text:h text:style-name="P163" text:outline-level="3"><text:bookmark text:name="__RefHeading__15317_972012461"/><text:reference-mark-start text:name="deletekey"/>deleteKey<text:reference-mark-end text:name="deletekey"/> [80]<text:bookmark-end text:name="__RefHeading__15317_972012461"/>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3">Name</text:p>
          </table:table-cell>
          <table:table-cell table:style-name="Table60.A1" office:value-type="string">
            <text:p text:style-name="P13">Type</text:p>
          </table:table-cell>
          <table:table-cell table:style-name="Table60.C1" office:value-type="string">
            <text:p text:style-name="P13">Description</text:p>
          </table:table-cell>
        </table:table-row>
        <table:table-row table:style-name="Table60.2">
          <table:table-cell table:style-name="Table60.A2" office:value-type="string">
            <text:p text:style-name="P16">keyHandle</text:p>
          </table:table-cell>
          <table:table-cell table:style-name="Table60.A2" office:value-type="string">
            <text:p text:style-name="P3">u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6">authorization</text:p>
          </table:table-cell>
          <table:table-cell table:style-name="Table60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60.C2" office:value-type="string">
            <text:p text:style-name="P2">Zero-length array, PIN, or PUK depending on <text:span text:style-name="CrossRef"><text:reference-ref text:reference-format="text" text:ref-name="delete.protection">Delete Protection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3">Name</text:p>
          </table:table-cell>
          <table:table-cell table:style-name="Table61.A1" office:value-type="string">
            <text:p text:style-name="P13">Type</text:p>
          </table:table-cell>
          <table:table-cell table:style-name="Table61.C1" office:value-type="string">
            <text:p text:style-name="P13">Description</text:p>
          </table:table-cell>
        </table:table-row>
        <table:table-row table:style-name="Table61.2">
          <table:table-cell table:style-name="Table61.A2" office:value-type="string">
            <text:p text:style-name="P16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P49"><text:span text:style-name="T98">deleteKey</text:span> removes a key from the <text:span text:style-name="CrossRef"><text:reference-ref text:reference-format="text" text:ref-name="cred.db">Credential Database</text:reference-ref></text:span>.</text:p>
      <text:p text:style-name="P49">If the key is the last belonging to a provisioning session, the session data objects are removed as well.</text:p>
      <text:p text:style-name="P49">Invalid <text:span text:style-name="T90">authorization</text:span> data to the key <text:span text:style-name="T79">must</text:span> return <text:span text:style-name="CrossRef"><text:reference-ref text:reference-format="text" text:ref-name="auth.error">ERROR_AUTHORIZATION</text:reference-ref></text:span> status.</text:p>
      <text:p text:style-name="P49"><text:span text:style-name="T87">A conforming SKS </text:span><text:span text:style-name="T40">may</text:span><text:span text:style-name="T87"> introduce physical presence methods like GPIO-based buttons, </text:span><text:span text:style-name="T3">circumventing</text:span><text:span text:style-name="T87"> </text:span><text:span text:style-name="CrossRef"><text:reference-ref text:reference-format="text" text:ref-name="delete.protection">Delete Protection</text:reference-ref></text:span><text:span text:style-name="T87"> settings.</text:span></text:p>
      <text:p text:style-name="P49"><text:span text:style-name="T87">Regarding delete of PIN and PUK policy objects, see </text:span><text:span text:style-name="CrossRef"><text:reference-ref text:reference-format="text" text:ref-name="key.protectionobjects">PIN and PUK Objects</text:reference-ref></text:span><text:span text:style-name="T87">.</text:span></text:p>
      <text:h text:style-name="P163" text:outline-level="3"><text:bookmark text:name="__RefHeading__15319_972012461"/><text:reference-mark-start text:name="exportkey"/>exportKey<text:reference-mark-end text:name="exportkey"/> [81]<text:bookmark-end text:name="__RefHeading__15319_972012461"/>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3">Name</text:p>
          </table:table-cell>
          <table:table-cell table:style-name="Table67.A1" office:value-type="string">
            <text:p text:style-name="P13">Type</text:p>
          </table:table-cell>
          <table:table-cell table:style-name="Table67.C1" office:value-type="string">
            <text:p text:style-name="P13">Description</text:p>
          </table:table-cell>
        </table:table-row>
        <table:table-row table:style-name="Table67.2">
          <table:table-cell table:style-name="Table67.A2" office:value-type="string">
            <text:p text:style-name="P16">keyHandle</text:p>
          </table:table-cell>
          <table:table-cell table:style-name="Table67.A2" office:value-type="string">
            <text:p text:style-name="P3">u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6">authorization</text:p>
          </table:table-cell>
          <table:table-cell table:style-name="Table67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67.C2" office:value-type="string">
            <text:p text:style-name="P2">Zero-length array, PIN, or PUK depending on <text:span text:style-name="CrossRef"><text:reference-ref text:reference-format="text" text:ref-name="exportcontrol">Export Protection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3">Name</text:p>
          </table:table-cell>
          <table:table-cell table:style-name="Table68.A1" office:value-type="string">
            <text:p text:style-name="P13">Type</text:p>
          </table:table-cell>
          <table:table-cell table:style-name="Table68.C1" office:value-type="string">
            <text:p text:style-name="P13">Description</text:p>
          </table:table-cell>
        </table:table-row>
        <table:table-row table:style-name="Table68.2">
          <table:table-cell table:style-name="Table68.A2" office:value-type="string">
            <text:p text:style-name="P16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6">key</text:p>
          </table:table-cell>
          <table:table-cell table:style-name="Table68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68.C2" office:value-type="string">
            <text:p text:style-name="P2">Unencrypted key. <text:s/>For type information see <text:span text:style-name="CrossRef"><text:reference-ref text:reference-format="text" text:ref-name="get.key.attr">getKeyAttributes</text:reference-ref></text:span></text:p>
          </table:table-cell>
        </table:table-row>
      </table:table>
      <text:p text:style-name="P49"/>
      <text:p text:style-name="P49"><text:span text:style-name="T98">exportKey</text:span> exports a private or symmetric key from the <text:span text:style-name="CrossRef"><text:reference-ref text:reference-format="text" text:ref-name="cred.db">Credential Database</text:reference-ref></text:span>.</text:p>
      <text:p text:style-name="P49">Invalid <text:span text:style-name="T90">authorization</text:span> data to the key <text:span text:style-name="T79">must</text:span> return <text:span text:style-name="CrossRef"><text:reference-ref text:reference-format="text" text:ref-name="auth.error">ERROR_AUTHORIZATION</text:reference-ref></text:span> status.</text:p>
      <text:p text:style-name="Text_20_body">Private (asymmetric) keys <text:span text:style-name="T38">must</text:span> be exported in <text:span text:style-name="CrossRef"><text:reference-ref text:reference-format="text" text:ref-name="pkcs8">PKCS #8</text:reference-ref></text:span> format.</text:p>
      <text:p text:style-name="Text_20_body">If a <text:span text:style-name="T25">non-exportable</text:span> key is referred to, <text:span text:style-name="T98">exportKey</text:span><text:span text:style-name="T61"> </text:span><text:span text:style-name="T62">must</text:span><text:span text:style-name="T61"> return </text:span><text:span text:style-name="CrossRef"><text:span text:style-name="T78"><text:reference-ref text:reference-format="text" text:ref-name="err.not.allowed">ERROR_NOT_ALLOWED</text:reference-ref></text:span></text:span><text:span text:style-name="T61"> status.</text:span></text:p>
      <text:p text:style-name="Text_20_body"><text:span text:style-name="T46">Note that the </text:span><text:span text:style-name="CrossRef"><text:span text:style-name="T78"><text:reference-ref text:reference-format="text" text:ref-name="priv.key.bck">keyBackup</text:reference-ref></text:span></text:span><text:span text:style-name="T98">.EXPORTED</text:span><text:span text:style-name="T61"> flag of the key </text:span><text:span text:style-name="T64">must</text:span><text:span text:style-name="T61"> be set after execution of </text:span><text:span text:style-name="T98">exportKey</text:span><text:span text:style-name="T61">.</text:span></text:p>
      <text:h text:style-name="P163" text:outline-level="3"><text:bookmark text:name="__RefHeading__15321_972012461"/><text:reference-mark-start text:name="unlockey"/>unlockKey<text:reference-mark-end text:name="unlockey"/> [82]<text:bookmark-end text:name="__RefHeading__15321_972012461"/>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3">Name</text:p>
          </table:table-cell>
          <table:table-cell table:style-name="Table62.A1" office:value-type="string">
            <text:p text:style-name="P13">Type</text:p>
          </table:table-cell>
          <table:table-cell table:style-name="Table62.C1" office:value-type="string">
            <text:p text:style-name="P13">Description</text:p>
          </table:table-cell>
        </table:table-row>
        <table:table-row table:style-name="Table62.2">
          <table:table-cell table:style-name="Table62.A2" office:value-type="string">
            <text:p text:style-name="P16">keyHandle</text:p>
          </table:table-cell>
          <table:table-cell table:style-name="Table62.A2" office:value-type="string">
            <text:p text:style-name="P3">u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6">authorization</text:p>
          </table:table-cell>
          <table:table-cell table:style-name="Table62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62.C2" office:value-type="string">
            <text:p text:style-name="P2">PUK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3">Name</text:p>
          </table:table-cell>
          <table:table-cell table:style-name="Table63.A1" office:value-type="string">
            <text:p text:style-name="P13">Type</text:p>
          </table:table-cell>
          <table:table-cell table:style-name="Table63.C1" office:value-type="string">
            <text:p text:style-name="P13">Description</text:p>
          </table:table-cell>
        </table:table-row>
        <table:table-row table:style-name="Table63.2">
          <table:table-cell table:style-name="Table63.A2" office:value-type="string">
            <text:p text:style-name="P16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P49"><text:span text:style-name="T98">unlockKey</text:span> re-enables a key that has been locked due to erroneous PIN entries.</text:p>
      <text:p text:style-name="P49">Note that this method only applies to keys that are protected by local PIN and PUK policy objects.</text:p>
      <text:p text:style-name="P49"><text:span text:style-name="T61">Invalid </text:span><text:span text:style-name="T98">authorization</text:span><text:span text:style-name="T61"> data (PUK) to the key </text:span><text:span text:style-name="T62">must</text:span><text:span text:style-name="T61"> return </text:span><text:span text:style-name="CrossRef"><text:span text:style-name="T78"><text:reference-ref text:reference-format="text" text:ref-name="auth.error">ERROR_AUTHORIZATION</text:reference-ref></text:span></text:span><text:span text:style-name="T61"> status.</text:span></text:p>
      <text:p text:style-name="P49"><text:span text:style-name="T61">If </text:span><text:span text:style-name="T98">unlockKey</text:span><text:span text:style-name="T61"> succeeds all keys sharing the PIN object will be unlocked. <text:s/>See </text:span><text:span text:style-name="CrossRef"><text:span text:style-name="T78"><text:reference-ref text:reference-format="text" text:ref-name="pingrouping">PIN Grouping</text:reference-ref></text:span></text:span><text:span text:style-name="T61">.</text:span></text:p>
      <text:h text:style-name="P163" text:outline-level="3"><text:bookmark text:name="__RefHeading__15323_972012461"/>changePin [83]<text:bookmark-end text:name="__RefHeading__15323_972012461"/></text:h>
      <text:p text:style-name="Text_20_body">Input</text:p>
      <table:table table:name="Table97" table:style-name="Table97">
        <table:table-column table:style-name="Table97.A"/>
        <table:table-column table:style-name="Table97.B"/>
        <table:table-column table:style-name="Table97.C"/>
        <table:table-row table:style-name="Table97.1">
          <table:table-cell table:style-name="Table97.A1" office:value-type="string">
            <text:p text:style-name="P13">Name</text:p>
          </table:table-cell>
          <table:table-cell table:style-name="Table97.A1" office:value-type="string">
            <text:p text:style-name="P13">Type</text:p>
          </table:table-cell>
          <table:table-cell table:style-name="Table97.C1" office:value-type="string">
            <text:p text:style-name="P13">Description</text:p>
          </table:table-cell>
        </table:table-row>
        <table:table-row table:style-name="Table97.2">
          <table:table-cell table:style-name="Table97.A2" office:value-type="string">
            <text:p text:style-name="P16">keyHandle</text:p>
          </table:table-cell>
          <table:table-cell table:style-name="Table97.A2" office:value-type="string">
            <text:p text:style-name="P3">uint</text:p>
          </table:table-cell>
          <table:table-cell table:style-name="Table97.C2" office:value-type="string">
            <text:p text:style-name="P2">Local handle to the target key</text:p>
          </table:table-cell>
        </table:table-row>
        <table:table-row table:style-name="Table97.2">
          <table:table-cell table:style-name="Table97.A2" office:value-type="string">
            <text:p text:style-name="P16">authorization</text:p>
          </table:table-cell>
          <table:table-cell table:style-name="Table97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97.C2" office:value-type="string">
            <text:p text:style-name="P2">Original PIN</text:p>
          </table:table-cell>
        </table:table-row>
        <table:table-row table:style-name="Table97.2">
          <table:table-cell table:style-name="Table97.A2" office:value-type="string">
            <text:p text:style-name="P16">newPin</text:p>
          </table:table-cell>
          <table:table-cell table:style-name="Table97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97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98" table:style-name="Table98">
        <table:table-column table:style-name="Table98.A"/>
        <table:table-column table:style-name="Table98.B"/>
        <table:table-column table:style-name="Table98.C"/>
        <table:table-row table:style-name="Table98.1">
          <table:table-cell table:style-name="Table98.A1" office:value-type="string">
            <text:p text:style-name="P13">Name</text:p>
          </table:table-cell>
          <table:table-cell table:style-name="Table98.A1" office:value-type="string">
            <text:p text:style-name="P13">Type</text:p>
          </table:table-cell>
          <table:table-cell table:style-name="Table98.C1" office:value-type="string">
            <text:p text:style-name="P13">Description</text:p>
          </table:table-cell>
        </table:table-row>
        <table:table-row table:style-name="Table98.2">
          <table:table-cell table:style-name="Table98.A2" office:value-type="string">
            <text:p text:style-name="P16">status</text:p>
          </table:table-cell>
          <table:table-cell table:style-name="Table98.A2" office:value-type="string">
            <text:p text:style-name="P3">byte</text:p>
          </table:table-cell>
          <table:table-cell table:style-name="Table9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P49"><text:span text:style-name="T98">changePin</text:span> modifies a PIN for a key.</text:p>
      <text:p text:style-name="Text_20_body"><text:span text:style-name="T61">Note that the key </text:span><text:span text:style-name="T64">must</text:span><text:span text:style-name="T61"> be protected by a local PIN policy object having the </text:span><text:span text:style-name="CrossRef"><text:span text:style-name="T78"><text:reference-ref text:reference-format="text" text:ref-name="pin.user.mod">userModifiable</text:reference-ref></text:span></text:span><text:span text:style-name="T61"> attribute set.</text:span></text:p>
      <text:p text:style-name="P49"><text:span text:style-name="T61">Invalid </text:span><text:span text:style-name="T98">authorization</text:span><text:span text:style-name="T61"> data (PIN) to the key </text:span><text:span text:style-name="T62">must</text:span><text:span text:style-name="T61"> return </text:span><text:span text:style-name="CrossRef"><text:span text:style-name="T78"><text:reference-ref text:reference-format="text" text:ref-name="auth.error">ERROR_AUTHORIZATION</text:reference-ref></text:span></text:span><text:span text:style-name="T61"> status.</text:span></text:p>
      <text:p text:style-name="P49"><text:span text:style-name="T61">If </text:span><text:span text:style-name="T98">changePin</text:span><text:span text:style-name="T61"> succeeds all keys sharing the PIN object will be updated. <text:s/>See </text:span><text:span text:style-name="CrossRef"><text:span text:style-name="T78"><text:reference-ref text:reference-format="text" text:ref-name="pingrouping">PIN Grouping</text:reference-ref></text:span></text:span><text:span text:style-name="T61">.</text:span></text:p>
      <text:h text:style-name="P163" text:outline-level="3"><text:bookmark text:name="__RefHeading__15325_972012461"/>setPin [84]<text:bookmark-end text:name="__RefHeading__15325_972012461"/></text:h>
      <text:p text:style-name="Text_20_body">Input</text:p>
      <table:table table:name="Table99" table:style-name="Table99">
        <table:table-column table:style-name="Table99.A"/>
        <table:table-column table:style-name="Table99.B"/>
        <table:table-column table:style-name="Table99.C"/>
        <table:table-row table:style-name="Table99.1">
          <table:table-cell table:style-name="Table99.A1" office:value-type="string">
            <text:p text:style-name="P13">Name</text:p>
          </table:table-cell>
          <table:table-cell table:style-name="Table99.A1" office:value-type="string">
            <text:p text:style-name="P13">Type</text:p>
          </table:table-cell>
          <table:table-cell table:style-name="Table99.C1" office:value-type="string">
            <text:p text:style-name="P13">Description</text:p>
          </table:table-cell>
        </table:table-row>
        <table:table-row table:style-name="Table99.2">
          <table:table-cell table:style-name="Table99.A2" office:value-type="string">
            <text:p text:style-name="P16">keyHandle</text:p>
          </table:table-cell>
          <table:table-cell table:style-name="Table99.A2" office:value-type="string">
            <text:p text:style-name="P3">uint</text:p>
          </table:table-cell>
          <table:table-cell table:style-name="Table99.C2" office:value-type="string">
            <text:p text:style-name="P2">Local handle to the target key</text:p>
          </table:table-cell>
        </table:table-row>
        <table:table-row table:style-name="Table99.2">
          <table:table-cell table:style-name="Table99.A2" office:value-type="string">
            <text:p text:style-name="P16">authorization</text:p>
          </table:table-cell>
          <table:table-cell table:style-name="Table99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99.C2" office:value-type="string">
            <text:p text:style-name="P2">PUK string</text:p>
          </table:table-cell>
        </table:table-row>
        <table:table-row table:style-name="Table99.2">
          <table:table-cell table:style-name="Table99.A2" office:value-type="string">
            <text:p text:style-name="P16">newPin</text:p>
          </table:table-cell>
          <table:table-cell table:style-name="Table99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99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100" table:style-name="Table100">
        <table:table-column table:style-name="Table100.A"/>
        <table:table-column table:style-name="Table100.B"/>
        <table:table-column table:style-name="Table100.C"/>
        <table:table-row table:style-name="Table100.1">
          <table:table-cell table:style-name="Table100.A1" office:value-type="string">
            <text:p text:style-name="P13">Name</text:p>
          </table:table-cell>
          <table:table-cell table:style-name="Table100.A1" office:value-type="string">
            <text:p text:style-name="P13">Type</text:p>
          </table:table-cell>
          <table:table-cell table:style-name="Table100.C1" office:value-type="string">
            <text:p text:style-name="P13">Description</text:p>
          </table:table-cell>
        </table:table-row>
        <table:table-row table:style-name="Table100.2">
          <table:table-cell table:style-name="Table100.A2" office:value-type="string">
            <text:p text:style-name="P16">status</text:p>
          </table:table-cell>
          <table:table-cell table:style-name="Table100.A2" office:value-type="string">
            <text:p text:style-name="P3">byte</text:p>
          </table:table-cell>
          <table:table-cell table:style-name="Table100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P49"><text:span text:style-name="T98">setPin</text:span> sets a PIN for a key <text:span text:style-name="T2">regardless of PIN block status</text:span> since it uses a PUK as authorization.</text:p>
      <text:p text:style-name="Text_20_body"><text:span text:style-name="T61">Note that the key </text:span><text:span text:style-name="T64">must</text:span><text:span text:style-name="T61"> be protected by local PUK and PIN policy objects where the latter have the </text:span><text:span text:style-name="CrossRef"><text:span text:style-name="T78"><text:reference-ref text:reference-format="text" text:ref-name="pin.user.mod">userModifiable</text:reference-ref></text:span></text:span><text:span text:style-name="T61"> attribute set.</text:span></text:p>
      <text:p text:style-name="P49"><text:span text:style-name="T61">I</text:span>nvalid <text:span text:style-name="T90">authorization</text:span> data (PUK)<text:span text:style-name="T61"> </text:span><text:span text:style-name="T62">must</text:span><text:span text:style-name="T61"> return </text:span><text:span text:style-name="CrossRef"><text:span text:style-name="T78"><text:reference-ref text:reference-format="text" text:ref-name="auth.error">ERROR_AUTHORIZATION</text:reference-ref></text:span></text:span><text:span text:style-name="T61"> status.</text:span></text:p>
      <text:p text:style-name="P49"><text:span text:style-name="T61">If </text:span><text:span text:style-name="T98">setPin</text:span><text:span text:style-name="T61"> succeeds all keys sharing the PIN object will be updated and </text:span><text:span text:style-name="T67">unlocked</text:span><text:span text:style-name="T61">. <text:s/>See </text:span><text:span text:style-name="CrossRef"><text:span text:style-name="T78"><text:reference-ref text:reference-format="text" text:ref-name="pingrouping">PIN Grouping</text:reference-ref></text:span></text:span><text:span text:style-name="T61">.</text:span></text:p>
      <text:h text:style-name="P163" text:outline-level="3"><text:bookmark text:name="__RefHeading__685210_1828343271"/><text:reference-mark-start text:name="upd.frm"/><text:span text:style-name="T61">updateFirmware</text:span><text:reference-mark-end text:name="upd.frm"/><text:span text:style-name="T61"> [90]</text:span><text:bookmark-end text:name="__RefHeading__685210_1828343271"/></text:h>
      <text:p text:style-name="Text_20_body">Input</text:p>
      <table:table table:name="Table116" table:style-name="Table116">
        <table:table-column table:style-name="Table116.A"/>
        <table:table-column table:style-name="Table116.B"/>
        <table:table-column table:style-name="Table116.C"/>
        <table:table-row table:style-name="Table116.1">
          <table:table-cell table:style-name="Table116.A1" office:value-type="string">
            <text:p text:style-name="P13">Name</text:p>
          </table:table-cell>
          <table:table-cell table:style-name="Table116.A1" office:value-type="string">
            <text:p text:style-name="P13">Type</text:p>
          </table:table-cell>
          <table:table-cell table:style-name="Table116.C1" office:value-type="string">
            <text:p text:style-name="P13">Description</text:p>
          </table:table-cell>
        </table:table-row>
        <table:table-row table:style-name="Table116.2">
          <table:table-cell table:style-name="Table116.A2" office:value-type="string">
            <text:p text:style-name="P16">chunk</text:p>
          </table:table-cell>
          <table:table-cell table:style-name="Table116.A2" office:value-type="string">
            <text:p text:style-name="P3">blob</text:p>
          </table:table-cell>
          <table:table-cell table:style-name="Table116.C2" office:value-type="string">
            <text:p text:style-name="P2">Firmware code chunk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117" table:style-name="Table117">
        <table:table-column table:style-name="Table117.A"/>
        <table:table-column table:style-name="Table117.B"/>
        <table:table-column table:style-name="Table117.C"/>
        <table:table-row table:style-name="Table117.1">
          <table:table-cell table:style-name="Table117.A1" office:value-type="string">
            <text:p text:style-name="P13">Name</text:p>
          </table:table-cell>
          <table:table-cell table:style-name="Table117.A1" office:value-type="string">
            <text:p text:style-name="P13">Type</text:p>
          </table:table-cell>
          <table:table-cell table:style-name="Table117.C1" office:value-type="string">
            <text:p text:style-name="P13">Description</text:p>
          </table:table-cell>
        </table:table-row>
        <table:table-row table:style-name="Table117.2">
          <table:table-cell table:style-name="Table117.A2" office:value-type="string">
            <text:p text:style-name="P16">status</text:p>
          </table:table-cell>
          <table:table-cell table:style-name="Table117.A2" office:value-type="string">
            <text:p text:style-name="P3">byte</text:p>
          </table:table-cell>
          <table:table-cell table:style-name="Table1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7.2">
          <table:table-cell table:style-name="Table117.A2" office:value-type="string">
            <text:p text:style-name="P16">nextURL</text:p>
          </table:table-cell>
          <table:table-cell table:style-name="Table117.A2" office:value-type="string">
            <text:p text:style-name="P3">uri</text:p>
          </table:table-cell>
          <table:table-cell table:style-name="Table117.C2" office:value-type="string">
            <text:p text:style-name="P2">Next URL or zero-length string</text:p>
          </table:table-cell>
        </table:table-row>
      </table:table>
      <text:p text:style-name="Text_20_body"/>
      <text:p text:style-name="Text_20_body"><text:span text:style-name="T90">updateFirmware</text:span> is an <text:span text:style-name="T2">optional</text:span> method that performs a firmware update operation. <text:s/>The method is only available if the <text:span text:style-name="CrossRef"><text:span text:style-name="T78"><text:reference-ref text:reference-format="text" text:ref-name="upd.url">updateUrl</text:reference-ref></text:span></text:span><text:span text:style-name="T61"> is non-zero. <text:s text:c="2"/>To perform an update, the SKS management system issues an HTTP GET operation to the service pointed out by </text:span><text:span text:style-name="CrossRef"><text:span text:style-name="T78"><text:reference-ref text:reference-format="text" text:ref-name="upd.url">updateUrl</text:reference-ref></text:span></text:span><text:span text:style-name="T61">.</text:span> <text:s/>If the service returns a content of zero length, the SKS device is assumed to be up‑to‑date, else <text:span text:style-name="T98">updateFirmware</text:span> should be called with the content in <text:span text:style-name="T98">chunk</text:span>. <text:s/>The return value from the call is either a new URL to be used analogous to <text:span text:style-name="CrossRef"><text:span text:style-name="T78"><text:reference-ref text:reference-format="text" text:ref-name="upd.url">updateUrl</text:reference-ref></text:span></text:span>, or a zero-length string indicating that the update is ready.</text:p>
      <text:p text:style-name="Standard">A conforming update service <text:span text:style-name="T38">must</text:span> use the MIME-type <text:span text:style-name="T98">application/</text:span><text:span text:style-name="Emphasis"><text:span text:style-name="T98">octet</text:span></text:span><text:span text:style-name="T98">-</text:span><text:span text:style-name="Emphasis"><text:span text:style-name="T98">stream</text:span></text:span>.</text:p>
      <text:p text:style-name="Standard"/>
      <text:p text:style-name="Text_20_body"/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Standard">The <text:span text:style-name="T98">updateFirmware</text:span> method <text:span text:style-name="T38">must</text:span> be implemented in such a way that the SKS container cannot be made inoperable due to network errors or aborted update operations. <text:s/>In addition,<text:line-break/>the SKS container <text:span text:style-name="T38">must</text:span> be able to <text:span text:style-name="T2">securely</text:span> <text:span text:style-name="T2">authenticate</text:span> the update service's <text:span text:style-name="T98">Chunk</text:span> data</text:p>
          </table:table-cell>
        </table:table-row>
      </table:table>
      <text:p text:style-name="Text_20_body"/>
      <text:p text:style-name="P61"/>
      <text:h text:style-name="P163" text:outline-level="3"><text:bookmark text:name="__RefHeading__15327_972012461"/><text:reference-mark-start text:name="signdata"/>signHashedData<text:reference-mark-end text:name="signdata"/> [100]<text:bookmark-end text:name="__RefHeading__15327_972012461"/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3">Name</text:p>
          </table:table-cell>
          <table:table-cell table:style-name="Table29.A1" office:value-type="string">
            <text:p text:style-name="P13">Type</text:p>
          </table:table-cell>
          <table:table-cell table:style-name="Table29.C1" office:value-type="string">
            <text:p text:style-name="P13">Description</text:p>
          </table:table-cell>
        </table:table-row>
        <table:table-row table:style-name="Table29.2">
          <table:table-cell table:style-name="Table29.A2" office:value-type="string">
            <text:p text:style-name="P16">keyHandle</text:p>
          </table:table-cell>
          <table:table-cell table:style-name="Table29.A2" office:value-type="string">
            <text:p text:style-name="P3">u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6">algorithm</text:p>
          </table:table-cell>
          <table:table-cell table:style-name="Table29.A2" office:value-type="string">
            <text:p text:style-name="P3">uri</text:p>
          </table:table-cell>
          <table:table-cell table:style-name="Table29.C2" office:value-type="string">
            <text:p text:style-name="Standard"><text:span text:style-name="T53">Signature algorithm</text:span><text:span text:style-name="T55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6">‎</text:span></text:p>
          </table:table-cell>
        </table:table-row>
        <table:table-row table:style-name="Table29.2">
          <table:table-cell table:style-name="Table29.A2" office:value-type="string">
            <text:p text:style-name="P16">parameters</text:p>
          </table:table-cell>
          <table:table-cell table:style-name="Table29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29.C2" office:value-type="string">
            <text:p text:style-name="P2">Parameters needed by some signature algorithms</text:p>
          </table:table-cell>
        </table:table-row>
        <table:table-row table:style-name="Table29.2">
          <table:table-cell table:style-name="Table29.A2" office:value-type="string">
            <text:p text:style-name="P16">biometricAuth</text:p>
          </table:table-cell>
          <table:table-cell table:style-name="Table29.A2" office:value-type="string">
            <text:p text:style-name="P3">bool</text:p>
          </table:table-cell>
          <table:table-cell table:style-name="Table29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29.2">
          <table:table-cell table:style-name="Table29.A2" office:value-type="string">
            <text:p text:style-name="P16">authorization</text:p>
          </table:table-cell>
          <table:table-cell table:style-name="Table29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29.C2" office:value-type="string">
            <text:p text:style-name="P2">Holds a PIN or is of zero length if no PIN is supplied</text:p>
          </table:table-cell>
        </table:table-row>
        <table:table-row table:style-name="Table29.2">
          <table:table-cell table:style-name="Table29.A2" office:value-type="string">
            <text:p text:style-name="P16">data</text:p>
          </table:table-cell>
          <table:table-cell table:style-name="Table29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29.C2" office:value-type="string">
            <text:p text:style-name="P2">Hashed data to be sign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3">Name</text:p>
          </table:table-cell>
          <table:table-cell table:style-name="Table35.A1" office:value-type="string">
            <text:p text:style-name="P13">Type</text:p>
          </table:table-cell>
          <table:table-cell table:style-name="Table35.C1" office:value-type="string">
            <text:p text:style-name="P13">Description</text:p>
          </table:table-cell>
        </table:table-row>
        <table:table-row table:style-name="Table35.2">
          <table:table-cell table:style-name="Table35.A2" office:value-type="string">
            <text:p text:style-name="P16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6">result</text:p>
          </table:table-cell>
          <table:table-cell table:style-name="Table35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35.C2" office:value-type="string">
            <text:p text:style-name="P2">Signature in algorithm-specific encoding. <text:s/>See <text:span text:style-name="CrossRef"><text:reference-ref text:reference-format="text" text:ref-name="asym.algos">Asymmetric Key Signatures</text:reference-ref></text:span></text:p>
          </table:table-cell>
        </table:table-row>
      </table:table>
      <text:p text:style-name="Text_20_body"/>
      <text:p text:style-name="Text_20_body"><text:span text:style-name="T90">signHashedData</text:span> performs an asymmetric key signature operation on the input <text:span text:style-name="T90">data</text:span> object.</text:p>
      <text:p text:style-name="Text_20_body"><text:span text:style-name="T90">data</text:span> <text:span text:style-name="T37">must</text:span> be hashed <text:span text:style-name="T2">as required by the signature algorithm</text:span>.</text:p>
      <text:p text:style-name="Text_20_body">The <text:span text:style-name="T90">parameters</text:span> object <text:span text:style-name="T37">must</text:span> be of zero length for algorithms not needing additional input.</text:p>
      <text:p text:style-name="Text_20_body"><text:span text:style-name="T61">Invalid </text:span><text:span text:style-name="T98">authorization</text:span><text:span text:style-name="T61"> data (PIN) </text:span><text:span text:style-name="T61">or </text:span><text:span text:style-name="T98">biometricAuth</text:span><text:span text:style-name="T61"> </text:span><text:span text:style-name="T61">t</text:span><text:span text:style-name="T61">o the key </text:span><text:span text:style-name="T62">must</text:span><text:span text:style-name="T61"> return </text:span><text:span text:style-name="CrossRef"><text:span text:style-name="T78"><text:reference-ref text:reference-format="text" text:ref-name="auth.error">ERROR_AUTHORIZATION</text:reference-ref></text:span></text:span><text:span text:style-name="T61"> status.</text:span></text:p>
      <text:p text:style-name="Text_20_body"><text:span text:style-name="T46">The length of </text:span><text:span text:style-name="T94">data</text:span><text:span text:style-name="T46"> </text:span><text:span text:style-name="T50">must</text:span><text:span text:style-name="T46"> match the hash algorithm. <text:s/>Note that signature algorithms that do not define a specific hash algorithm </text:span><text:span text:style-name="T49">must</text:span><text:span text:style-name="T46"> verify that the length of </text:span><text:span text:style-name="T94">data</text:span><text:span text:style-name="T46"> is within the limits for the particular key type.</text:span></text:p>
      <text:p text:style-name="Text_20_body"><text:span text:style-name="T46">The </text:span><text:a xlink:type="simple" xlink:href="http://xmlns.webpki.org/keygen2/1.0#algorithm.rsa.none" text:style-name="Internet_20_link"><text:span text:style-name="T144">https://webpki.github.io/sks/algorithm#rsa.pkcs1.none</text:span></text:a><text:span text:style-name="T141"> signature </text:span><text:span text:style-name="T46">algorithm </text:span><text:span text:style-name="T50">must</text:span><text:span text:style-name="T46"> encode the signature value according to </text:span><text:span text:style-name="CrossRef"><text:span text:style-name="T78"><text:reference-ref text:reference-format="text" text:ref-name="pkcs1">PKCS #1</text:reference-ref></text:span></text:span><text:span text:style-name="T46"> but without hash algorithm identifiers:</text:span></text:p>
      <text:p text:style-name="Text_20_body"><text:tab/>EMSA = <text:span text:style-name="T99">0x00</text:span> || <text:span text:style-name="T99">0x01</text:span> || <text:span text:style-name="T99">PS</text:span> || <text:span text:style-name="T99">0x00</text:span> || <text:span text:style-name="T94">data</text:span></text:p>
      <text:h text:style-name="P163" text:outline-level="3"><text:bookmark text:name="__RefHeading__15329_972012461"/>asymmetricKeyDecrypt [101]<text:bookmark-end text:name="__RefHeading__15329_972012461"/></text:h>
      <text:p text:style-name="Text_20_body">Input</text:p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P13">Name</text:p>
          </table:table-cell>
          <table:table-cell table:style-name="Table88.A1" office:value-type="string">
            <text:p text:style-name="P13">Type</text:p>
          </table:table-cell>
          <table:table-cell table:style-name="Table88.C1" office:value-type="string">
            <text:p text:style-name="P13">Description</text:p>
          </table:table-cell>
        </table:table-row>
        <table:table-row table:style-name="Table88.2">
          <table:table-cell table:style-name="Table88.A2" office:value-type="string">
            <text:p text:style-name="P16">keyHandle</text:p>
          </table:table-cell>
          <table:table-cell table:style-name="Table88.A2" office:value-type="string">
            <text:p text:style-name="P3">uint</text:p>
          </table:table-cell>
          <table:table-cell table:style-name="Table88.C2" office:value-type="string">
            <text:p text:style-name="P2">Local handle to the target key</text:p>
          </table:table-cell>
        </table:table-row>
        <table:table-row table:style-name="Table88.2">
          <table:table-cell table:style-name="Table88.A2" office:value-type="string">
            <text:p text:style-name="P16">algorithm</text:p>
          </table:table-cell>
          <table:table-cell table:style-name="Table88.A2" office:value-type="string">
            <text:p text:style-name="P3">uri</text:p>
          </table:table-cell>
          <table:table-cell table:style-name="Table88.C2" office:value-type="string">
            <text:p text:style-name="Standard"><text:span text:style-name="T53">Encryption algorithm</text:span><text:span text:style-name="T55"> URI</text:span>. <text:s/>See <text:span text:style-name="CrossRef"><text:reference-ref text:reference-format="text" text:ref-name="asymm.key.enc">Asymmetric Key Encryption</text:reference-ref></text:span><text:span text:style-name="CrossRef"> </text:span><text:span text:style-name="T56">‎</text:span></text:p>
          </table:table-cell>
        </table:table-row>
        <table:table-row table:style-name="Table88.2">
          <table:table-cell table:style-name="Table88.A2" office:value-type="string">
            <text:p text:style-name="P16">parameters</text:p>
          </table:table-cell>
          <table:table-cell table:style-name="Table88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88.C2" office:value-type="string">
            <text:p text:style-name="P2">Parameters needed by some encryption algorithms</text:p>
          </table:table-cell>
        </table:table-row>
        <table:table-row table:style-name="Table88.2">
          <table:table-cell table:style-name="Table88.A2" office:value-type="string">
            <text:p text:style-name="P16">biometricAuth</text:p>
          </table:table-cell>
          <table:table-cell table:style-name="Table88.A2" office:value-type="string">
            <text:p text:style-name="P3">bool</text:p>
          </table:table-cell>
          <table:table-cell table:style-name="Table88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88.2">
          <table:table-cell table:style-name="Table88.A2" office:value-type="string">
            <text:p text:style-name="P16">authorization</text:p>
          </table:table-cell>
          <table:table-cell table:style-name="Table88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88.C2" office:value-type="string">
            <text:p text:style-name="P2">Holds a PIN or is of zero length if no PIN is supplied</text:p>
          </table:table-cell>
        </table:table-row>
        <table:table-row table:style-name="Table88.2">
          <table:table-cell table:style-name="Table88.A2" office:value-type="string">
            <text:p text:style-name="P16">data</text:p>
          </table:table-cell>
          <table:table-cell table:style-name="Table88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88.C2" office:value-type="string">
            <text:p text:style-name="P2">Encrypted data</text:p>
          </table:table-cell>
        </table:table-row>
      </table:table>
      <text:p text:style-name="Text_20_body"/>
      <text:p text:style-name="Text_20_body">Output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office:value-type="string">
            <text:p text:style-name="P13">Name</text:p>
          </table:table-cell>
          <table:table-cell table:style-name="Table89.A1" office:value-type="string">
            <text:p text:style-name="P13">Type</text:p>
          </table:table-cell>
          <table:table-cell table:style-name="Table89.C1" office:value-type="string">
            <text:p text:style-name="P13">Description</text:p>
          </table:table-cell>
        </table:table-row>
        <table:table-row table:style-name="Table89.2">
          <table:table-cell table:style-name="Table89.A2" office:value-type="string">
            <text:p text:style-name="P16">status</text:p>
          </table:table-cell>
          <table:table-cell table:style-name="Table89.A2" office:value-type="string">
            <text:p text:style-name="P3">byte</text:p>
          </table:table-cell>
          <table:table-cell table:style-name="Table8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9.2">
          <table:table-cell table:style-name="Table89.A2" office:value-type="string">
            <text:p text:style-name="P16">result</text:p>
          </table:table-cell>
          <table:table-cell table:style-name="Table89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89.C2" office:value-type="string">
            <text:p text:style-name="P2">Decrypted data</text:p>
          </table:table-cell>
        </table:table-row>
      </table:table>
      <text:p text:style-name="Text_20_body"/>
      <text:p text:style-name="Text_20_body"><text:span text:style-name="T90">asymmetricKeyDecrypt</text:span> performs an asymmetric key decryption operation on the input <text:span text:style-name="T90">data</text:span> object.</text:p>
      <text:p text:style-name="Text_20_body"><text:span text:style-name="T90">data</text:span> <text:span text:style-name="T37">must</text:span> be padded <text:span text:style-name="T2">as required by the encryption algorithm</text:span> like <text:span text:style-name="CrossRef"><text:span text:style-name="T78"><text:reference-ref text:reference-format="text" text:ref-name="pkcs1">PKCS #1</text:reference-ref></text:span></text:span> for <text:span text:style-name="T26">https://webpki.github.io/sks/algorithm#rsa.es.pkcs1_5</text:span>.</text:p>
      <text:p text:style-name="Text_20_body">The <text:span text:style-name="T90">parameters</text:span> object <text:span text:style-name="T37">must</text:span> be of zero length for algorithms not needing additional input.</text:p>
      <text:p text:style-name="Text_20_body"><text:span text:style-name="T61">Invalid </text:span><text:span text:style-name="T98">authorization</text:span><text:span text:style-name="T61"> data (PIN) </text:span><text:span text:style-name="T61">or </text:span><text:span text:style-name="T98">biometricAuth</text:span><text:span text:style-name="T61"> </text:span><text:span text:style-name="T61">t</text:span><text:span text:style-name="T61">o the key </text:span><text:span text:style-name="T62">must</text:span><text:span text:style-name="T61"> return </text:span><text:span text:style-name="CrossRef"><text:span text:style-name="T78"><text:reference-ref text:reference-format="text" text:ref-name="auth.error">ERROR_AUTHORIZATION</text:reference-ref></text:span></text:span><text:span text:style-name="T61"> status.</text:span></text:p>
      <text:p text:style-name="P51"/>
      <text:h text:style-name="P163" text:outline-level="3"><text:bookmark text:name="__RefHeading__15331_972012461"/><text:reference-mark-start text:name="key.agreement"/>keyAgreement<text:reference-mark-end text:name="key.agreement"/> [102]<text:bookmark-end text:name="__RefHeading__15331_972012461"/></text:h>
      <text:p text:style-name="Text_20_body">Input</text:p>
      <table:table table:name="Table105" table:style-name="Table105">
        <table:table-column table:style-name="Table105.A"/>
        <table:table-column table:style-name="Table105.B"/>
        <table:table-column table:style-name="Table105.C"/>
        <table:table-row table:style-name="Table105.1">
          <table:table-cell table:style-name="Table105.A1" office:value-type="string">
            <text:p text:style-name="P13">Name</text:p>
          </table:table-cell>
          <table:table-cell table:style-name="Table105.A1" office:value-type="string">
            <text:p text:style-name="P13">Type</text:p>
          </table:table-cell>
          <table:table-cell table:style-name="Table105.C1" office:value-type="string">
            <text:p text:style-name="P13">Description</text:p>
          </table:table-cell>
        </table:table-row>
        <table:table-row table:style-name="Table105.2">
          <table:table-cell table:style-name="Table105.A2" office:value-type="string">
            <text:p text:style-name="P16">keyHandle</text:p>
          </table:table-cell>
          <table:table-cell table:style-name="Table105.A2" office:value-type="string">
            <text:p text:style-name="P3">uint</text:p>
          </table:table-cell>
          <table:table-cell table:style-name="Table105.C2" office:value-type="string">
            <text:p text:style-name="P2">Local handle to the target key</text:p>
          </table:table-cell>
        </table:table-row>
        <table:table-row table:style-name="Table105.2">
          <table:table-cell table:style-name="Table105.A2" office:value-type="string">
            <text:p text:style-name="P16">algorithm</text:p>
          </table:table-cell>
          <table:table-cell table:style-name="Table105.A2" office:value-type="string">
            <text:p text:style-name="P3">uri</text:p>
          </table:table-cell>
          <table:table-cell table:style-name="Table105.C2" office:value-type="string">
            <text:p text:style-name="Standard"><text:span text:style-name="T53">Key agreement algorithm</text:span><text:span text:style-name="T55"> URI</text:span>. <text:s/>See <text:span text:style-name="CrossRef"><text:reference-ref text:reference-format="text" text:ref-name="key_agreement">Diffie-Hellman Key Agreement</text:reference-ref></text:span><text:span text:style-name="CrossRef"> </text:span><text:span text:style-name="T56">‎</text:span></text:p>
          </table:table-cell>
        </table:table-row>
        <table:table-row table:style-name="Table105.2">
          <table:table-cell table:style-name="Table105.A2" office:value-type="string">
            <text:p text:style-name="P16">parameters</text:p>
          </table:table-cell>
          <table:table-cell table:style-name="Table105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105.C2" office:value-type="string">
            <text:p text:style-name="P2">Parameters needed by some key agreement algorithms</text:p>
          </table:table-cell>
        </table:table-row>
        <table:table-row table:style-name="Table105.2">
          <table:table-cell table:style-name="Table105.A2" office:value-type="string">
            <text:p text:style-name="P16">biometricAuth</text:p>
          </table:table-cell>
          <table:table-cell table:style-name="Table105.A2" office:value-type="string">
            <text:p text:style-name="P3">bool</text:p>
          </table:table-cell>
          <table:table-cell table:style-name="Table105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105.2">
          <table:table-cell table:style-name="Table105.A2" office:value-type="string">
            <text:p text:style-name="P16">authorization</text:p>
          </table:table-cell>
          <table:table-cell table:style-name="Table105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105.C2" office:value-type="string">
            <text:p text:style-name="P2">Holds a PIN or is of zero length if no PIN is supplied</text:p>
          </table:table-cell>
        </table:table-row>
        <table:table-row table:style-name="Table105.2">
          <table:table-cell table:style-name="Table105.A2" office:value-type="string">
            <text:p text:style-name="P16">publicKey</text:p>
          </table:table-cell>
          <table:table-cell table:style-name="Table105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105.C2" office:value-type="string">
            <text:p text:style-name="P2">The other party's public key</text:p>
          </table:table-cell>
        </table:table-row>
      </table:table>
      <text:p text:style-name="Text_20_body"/>
      <text:p text:style-name="Text_20_body">Output</text:p>
      <table:table table:name="Table106" table:style-name="Table106">
        <table:table-column table:style-name="Table106.A"/>
        <table:table-column table:style-name="Table106.B"/>
        <table:table-column table:style-name="Table106.C"/>
        <table:table-row table:style-name="Table106.1">
          <table:table-cell table:style-name="Table106.A1" office:value-type="string">
            <text:p text:style-name="P13">Name</text:p>
          </table:table-cell>
          <table:table-cell table:style-name="Table106.A1" office:value-type="string">
            <text:p text:style-name="P13">Type</text:p>
          </table:table-cell>
          <table:table-cell table:style-name="Table106.C1" office:value-type="string">
            <text:p text:style-name="P13">Description</text:p>
          </table:table-cell>
        </table:table-row>
        <table:table-row table:style-name="Table106.2">
          <table:table-cell table:style-name="Table106.A2" office:value-type="string">
            <text:p text:style-name="P16">status</text:p>
          </table:table-cell>
          <table:table-cell table:style-name="Table106.A2" office:value-type="string">
            <text:p text:style-name="P3">byte</text:p>
          </table:table-cell>
          <table:table-cell table:style-name="Table10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06.2">
          <table:table-cell table:style-name="Table106.A2" office:value-type="string">
            <text:p text:style-name="P16">result</text:p>
          </table:table-cell>
          <table:table-cell table:style-name="Table106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106.C2" office:value-type="string">
            <text:p text:style-name="P2">Shared secret</text:p>
          </table:table-cell>
        </table:table-row>
      </table:table>
      <text:p text:style-name="Text_20_body"/>
      <text:p text:style-name="Text_20_body"><text:span text:style-name="T90">keyAgreement</text:span> performs an asymmetric key agreement operation resulting in a shared secret.</text:p>
      <text:p text:style-name="Text_20_body"><text:span text:style-name="T98">publicKey</text:span><text:span text:style-name="T78"> </text:span><text:span text:style-name="T81">must</text:span><text:span text:style-name="T78"> be an EC public key</text:span><text:span text:style-name="T48"> in </text:span><text:span text:style-name="CrossRef"><text:span text:style-name="T78"><text:reference-ref text:reference-format="text" text:ref-name="X.509">X.509</text:reference-ref></text:span></text:span><text:span text:style-name="T48"> DER format using the same curve as </text:span><text:span text:style-name="T94">keyHandle</text:span><text:span text:style-name="T78">. <text:s text:c="2"/></text:span><text:span text:style-name="T98">publicKey</text:span><text:span text:style-name="T48"> </text:span><text:span text:style-name="T51">must</text:span><text:span text:style-name="T48"> match the elliptic curve capabilities given by </text:span><text:span text:style-name="CrossRef"><text:span text:style-name="T78"><text:reference-ref text:reference-format="text" text:ref-name="getDeviceData">getDeviceInfo</text:reference-ref></text:span></text:span><text:span text:style-name="T78">.</text:span></text:p>
      <text:p text:style-name="Text_20_body">The <text:span text:style-name="T90">parameters</text:span> object <text:span text:style-name="T37">must</text:span> be of zero length for algorithms not needing additional input.</text:p>
      <text:p text:style-name="Text_20_body"><text:span text:style-name="T61">Invalid </text:span><text:span text:style-name="T98">authorization</text:span><text:span text:style-name="T61"> data (PIN) </text:span><text:span text:style-name="T61">or </text:span><text:span text:style-name="T98">biometricAuth</text:span><text:span text:style-name="T61"> </text:span><text:span text:style-name="T61">t</text:span><text:span text:style-name="T61">o the key </text:span><text:span text:style-name="T62">must</text:span><text:span text:style-name="T61"> return </text:span><text:span text:style-name="CrossRef"><text:span text:style-name="T78"><text:reference-ref text:reference-format="text" text:ref-name="auth.error">ERROR_AUTHORIZATION</text:reference-ref></text:span></text:span><text:span text:style-name="T61"> status.</text:span></text:p>
      <text:p text:style-name="P51"/>
      <text:h text:style-name="P163" text:outline-level="3"><text:bookmark text:name="__RefHeading__15333_972012461"/>performHmac [103]<text:bookmark-end text:name="__RefHeading__15333_972012461"/></text:h>
      <text:p text:style-name="Text_20_body">Input</text:p>
      <table:table table:name="Table90" table:style-name="Table90">
        <table:table-column table:style-name="Table90.A"/>
        <table:table-column table:style-name="Table90.B"/>
        <table:table-column table:style-name="Table90.C"/>
        <table:table-row table:style-name="Table90.1">
          <table:table-cell table:style-name="Table90.A1" office:value-type="string">
            <text:p text:style-name="P13">Name</text:p>
          </table:table-cell>
          <table:table-cell table:style-name="Table90.A1" office:value-type="string">
            <text:p text:style-name="P13">Type</text:p>
          </table:table-cell>
          <table:table-cell table:style-name="Table90.C1" office:value-type="string">
            <text:p text:style-name="P13">Description</text:p>
          </table:table-cell>
        </table:table-row>
        <table:table-row table:style-name="Table90.2">
          <table:table-cell table:style-name="Table90.A2" office:value-type="string">
            <text:p text:style-name="P16">keyHandle</text:p>
          </table:table-cell>
          <table:table-cell table:style-name="Table90.A2" office:value-type="string">
            <text:p text:style-name="P3">uint</text:p>
          </table:table-cell>
          <table:table-cell table:style-name="Table90.C2" office:value-type="string">
            <text:p text:style-name="P2">Local handle to the target key</text:p>
          </table:table-cell>
        </table:table-row>
        <table:table-row table:style-name="Table90.2">
          <table:table-cell table:style-name="Table90.A2" office:value-type="string">
            <text:p text:style-name="P16">algorithm</text:p>
          </table:table-cell>
          <table:table-cell table:style-name="Table90.A2" office:value-type="string">
            <text:p text:style-name="P3">uri</text:p>
          </table:table-cell>
          <table:table-cell table:style-name="Table90.C2" office:value-type="string">
            <text:p text:style-name="Standard"><text:span text:style-name="T53">HMAC algorithm</text:span><text:span text:style-name="T55"> URI</text:span>. <text:s/>See <text:span text:style-name="CrossRef"><text:reference-ref text:reference-format="text" text:ref-name="hmac.operations">HMAC Operations</text:reference-ref></text:span><text:span text:style-name="CrossRef"> </text:span><text:span text:style-name="T56">‎</text:span></text:p>
          </table:table-cell>
        </table:table-row>
        <table:table-row table:style-name="Table90.2">
          <table:table-cell table:style-name="Table90.A2" office:value-type="string">
            <text:p text:style-name="P16">parameters</text:p>
          </table:table-cell>
          <table:table-cell table:style-name="Table90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90.C2" office:value-type="string">
            <text:p text:style-name="P2">Parameters needed by some HMAC algorithms</text:p>
          </table:table-cell>
        </table:table-row>
        <table:table-row table:style-name="Table90.2">
          <table:table-cell table:style-name="Table90.A2" office:value-type="string">
            <text:p text:style-name="P16">biometricAuth</text:p>
          </table:table-cell>
          <table:table-cell table:style-name="Table90.A2" office:value-type="string">
            <text:p text:style-name="P3">bool</text:p>
          </table:table-cell>
          <table:table-cell table:style-name="Table90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90.2">
          <table:table-cell table:style-name="Table90.A2" office:value-type="string">
            <text:p text:style-name="P16">authorization</text:p>
          </table:table-cell>
          <table:table-cell table:style-name="Table90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90.C2" office:value-type="string">
            <text:p text:style-name="P2">Holds a PIN or is of zero length if no PIN is supplied</text:p>
          </table:table-cell>
        </table:table-row>
        <table:table-row table:style-name="Table90.2">
          <table:table-cell table:style-name="Table90.A2" office:value-type="string">
            <text:p text:style-name="P16">data</text:p>
          </table:table-cell>
          <table:table-cell table:style-name="Table90.A2" office:value-type="string">
            <text:p text:style-name="P3">blob</text:p>
          </table:table-cell>
          <table:table-cell table:style-name="Table90.C2" office:value-type="string">
            <text:p text:style-name="P2">Data to be HMAC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91" table:style-name="Table91">
        <table:table-column table:style-name="Table91.A"/>
        <table:table-column table:style-name="Table91.B"/>
        <table:table-column table:style-name="Table91.C"/>
        <table:table-row table:style-name="Table91.1">
          <table:table-cell table:style-name="Table91.A1" office:value-type="string">
            <text:p text:style-name="P13">Name</text:p>
          </table:table-cell>
          <table:table-cell table:style-name="Table91.A1" office:value-type="string">
            <text:p text:style-name="P13">Type</text:p>
          </table:table-cell>
          <table:table-cell table:style-name="Table91.C1" office:value-type="string">
            <text:p text:style-name="P13">Description</text:p>
          </table:table-cell>
        </table:table-row>
        <table:table-row table:style-name="Table91.2">
          <table:table-cell table:style-name="Table91.A2" office:value-type="string">
            <text:p text:style-name="P16">status</text:p>
          </table:table-cell>
          <table:table-cell table:style-name="Table91.A2" office:value-type="string">
            <text:p text:style-name="P3">byte</text:p>
          </table:table-cell>
          <table:table-cell table:style-name="Table9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1.2">
          <table:table-cell table:style-name="Table91.A2" office:value-type="string">
            <text:p text:style-name="P16">result</text:p>
          </table:table-cell>
          <table:table-cell table:style-name="Table91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91.C2" office:value-type="string">
            <text:p text:style-name="P2">HMACed data</text:p>
          </table:table-cell>
        </table:table-row>
      </table:table>
      <text:p text:style-name="Text_20_body"/>
      <text:p text:style-name="Text_20_body"><text:span text:style-name="T90">performHmac</text:span> performs a symmetric key HMAC operation on the input <text:span text:style-name="T90">data</text:span> object.</text:p>
      <text:p text:style-name="Text_20_body">The <text:span text:style-name="T90">parameters</text:span> object <text:span text:style-name="T37">must</text:span> be of zero length for algorithms not needing additional input.</text:p>
      <text:p text:style-name="Text_20_body"><text:span text:style-name="T61">Invalid </text:span><text:span text:style-name="T98">authorization</text:span><text:span text:style-name="T61"> data (PIN) </text:span><text:span text:style-name="T61">or </text:span><text:span text:style-name="T98">biometricAuth</text:span><text:span text:style-name="T61"> </text:span><text:span text:style-name="T61">t</text:span><text:span text:style-name="T61">o the key </text:span><text:span text:style-name="T62">must</text:span><text:span text:style-name="T61"> return </text:span><text:span text:style-name="CrossRef"><text:span text:style-name="T78"><text:reference-ref text:reference-format="text" text:ref-name="auth.error">ERROR_AUTHORIZATION</text:reference-ref></text:span></text:span><text:span text:style-name="T61"> status.</text:span></text:p>
      <text:p text:style-name="P51"/>
      <text:h text:style-name="P163" text:outline-level="3"><text:bookmark text:name="__RefHeading__15335_972012461"/><text:reference-mark-start text:name="symmetric.key.enc"/>symmetricKeyEncrypt<text:reference-mark-end text:name="symmetric.key.enc"/> [104]<text:bookmark-end text:name="__RefHeading__15335_972012461"/></text:h>
      <text:p text:style-name="Text_20_body">Input</text:p>
      <table:table table:name="Table92" table:style-name="Table92">
        <table:table-column table:style-name="Table92.A"/>
        <table:table-column table:style-name="Table92.B"/>
        <table:table-column table:style-name="Table92.C"/>
        <table:table-row table:style-name="Table92.1">
          <table:table-cell table:style-name="Table92.A1" office:value-type="string">
            <text:p text:style-name="P13">Name</text:p>
          </table:table-cell>
          <table:table-cell table:style-name="Table92.A1" office:value-type="string">
            <text:p text:style-name="P13">Type</text:p>
          </table:table-cell>
          <table:table-cell table:style-name="Table92.C1" office:value-type="string">
            <text:p text:style-name="P13">Description</text:p>
          </table:table-cell>
        </table:table-row>
        <table:table-row table:style-name="Table92.2">
          <table:table-cell table:style-name="Table92.A2" office:value-type="string">
            <text:p text:style-name="P16">keyHandle</text:p>
          </table:table-cell>
          <table:table-cell table:style-name="Table92.A2" office:value-type="string">
            <text:p text:style-name="P3">uint</text:p>
          </table:table-cell>
          <table:table-cell table:style-name="Table92.C2" office:value-type="string">
            <text:p text:style-name="P2">Local handle to the target key</text:p>
          </table:table-cell>
        </table:table-row>
        <table:table-row table:style-name="Table92.2">
          <table:table-cell table:style-name="Table92.A2" office:value-type="string">
            <text:p text:style-name="P16">algorithm</text:p>
          </table:table-cell>
          <table:table-cell table:style-name="Table92.A2" office:value-type="string">
            <text:p text:style-name="P3">uri</text:p>
          </table:table-cell>
          <table:table-cell table:style-name="Table92.C2" office:value-type="string">
            <text:p text:style-name="Standard"><text:span text:style-name="T53">Encryption algorithm</text:span><text:span text:style-name="T55"> URI</text:span>. <text:s/>See <text:span text:style-name="CrossRef"><text:reference-ref text:reference-format="text" text:ref-name="sym.key.enc">Symmetric Key Encryption</text:reference-ref></text:span><text:span text:style-name="CrossRef"> </text:span><text:span text:style-name="T56">‎</text:span></text:p>
          </table:table-cell>
        </table:table-row>
        <table:table-row table:style-name="Table92.2">
          <table:table-cell table:style-name="Table92.A2" office:value-type="string">
            <text:p text:style-name="P16">mode</text:p>
          </table:table-cell>
          <table:table-cell table:style-name="Table92.A2" office:value-type="string">
            <text:p text:style-name="P3">bool</text:p>
          </table:table-cell>
          <table:table-cell table:style-name="Table92.C2" office:value-type="string">
            <text:p text:style-name="P2">True for encryption, false for decryption</text:p>
          </table:table-cell>
        </table:table-row>
        <table:table-row table:style-name="Table92.2">
          <table:table-cell table:style-name="Table92.A2" office:value-type="string">
            <text:p text:style-name="P16">parameters</text:p>
          </table:table-cell>
          <table:table-cell table:style-name="Table92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92.C2" office:value-type="string">
            <text:p text:style-name="P2">Parameters needed by some encryption algorithms</text:p>
          </table:table-cell>
        </table:table-row>
        <table:table-row table:style-name="Table92.2">
          <table:table-cell table:style-name="Table92.A2" office:value-type="string">
            <text:p text:style-name="P16">biometricAuth</text:p>
          </table:table-cell>
          <table:table-cell table:style-name="Table92.A2" office:value-type="string">
            <text:p text:style-name="P3">bool</text:p>
          </table:table-cell>
          <table:table-cell table:style-name="Table92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92.2">
          <table:table-cell table:style-name="Table92.A2" office:value-type="string">
            <text:p text:style-name="P16">authorization</text:p>
          </table:table-cell>
          <table:table-cell table:style-name="Table92.A2" office:value-type="string">
            <text:p text:style-name="P3">byte<text:span text:style-name="T73">⁮[</text:span><text:span text:style-name="T75"> </text:span><text:span text:style-name="T73">]</text:span></text:p>
          </table:table-cell>
          <table:table-cell table:style-name="Table92.C2" office:value-type="string">
            <text:p text:style-name="P2">Holds a PIN or is of zero length if no PIN is supplied</text:p>
          </table:table-cell>
        </table:table-row>
        <table:table-row table:style-name="Table92.2">
          <table:table-cell table:style-name="Table92.A2" office:value-type="string">
            <text:p text:style-name="P16">data</text:p>
          </table:table-cell>
          <table:table-cell table:style-name="Table92.A2" office:value-type="string">
            <text:p text:style-name="P3">blob</text:p>
          </table:table-cell>
          <table:table-cell table:style-name="Table92.C2" office:value-type="string">
            <text:p text:style-name="P2">Data to be encrypted or decrypt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93" table:style-name="Table93">
        <table:table-column table:style-name="Table93.A"/>
        <table:table-column table:style-name="Table93.B"/>
        <table:table-column table:style-name="Table93.C"/>
        <table:table-row table:style-name="Table93.1">
          <table:table-cell table:style-name="Table93.A1" office:value-type="string">
            <text:p text:style-name="P13">Name</text:p>
          </table:table-cell>
          <table:table-cell table:style-name="Table93.A1" office:value-type="string">
            <text:p text:style-name="P13">Type</text:p>
          </table:table-cell>
          <table:table-cell table:style-name="Table93.C1" office:value-type="string">
            <text:p text:style-name="P13">Description</text:p>
          </table:table-cell>
        </table:table-row>
        <table:table-row table:style-name="Table93.2">
          <table:table-cell table:style-name="Table93.A2" office:value-type="string">
            <text:p text:style-name="P16">status</text:p>
          </table:table-cell>
          <table:table-cell table:style-name="Table93.A2" office:value-type="string">
            <text:p text:style-name="P3">byte</text:p>
          </table:table-cell>
          <table:table-cell table:style-name="Table9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3.2">
          <table:table-cell table:style-name="Table93.A2" office:value-type="string">
            <text:p text:style-name="P16">result</text:p>
          </table:table-cell>
          <table:table-cell table:style-name="Table93.A2" office:value-type="string">
            <text:p text:style-name="P3">blob</text:p>
          </table:table-cell>
          <table:table-cell table:style-name="Table93.C2" office:value-type="string">
            <text:p text:style-name="P2">Encrypted or decrypted data</text:p>
          </table:table-cell>
        </table:table-row>
      </table:table>
      <text:p text:style-name="Text_20_body"/>
      <text:p text:style-name="Text_20_body"><text:span text:style-name="T90">symmetricKeyEncrypt</text:span> performs a symmetric key encryption or decryption operation on the input <text:span text:style-name="T90">data</text:span> object.</text:p>
      <text:p text:style-name="Text_20_body">Note that if an IV (Initialization Vector) is required by the encryption algorithm it <text:span text:style-name="T37">must</text:span> be supplied in <text:span text:style-name="T97">parameters</text:span> unless it is supposed to supplied as a part of <text:span text:style-name="T31">data</text:span> like for <text:span text:style-name="CrossRef"><text:span text:style-name="T78"><text:reference-ref text:reference-format="text" text:ref-name="xml.encrypt">XML Encryption</text:reference-ref></text:span></text:span>.</text:p>
      <text:p text:style-name="Text_20_body">The <text:span text:style-name="T90">parameters</text:span> object <text:span text:style-name="T37">must</text:span> be of zero length for algorithms not needing additional input.</text:p>
      <text:p text:style-name="Text_20_body"><text:span text:style-name="T61">Invalid </text:span><text:span text:style-name="T98">authorization</text:span><text:span text:style-name="T61"> data (PIN) </text:span><text:span text:style-name="T61">or </text:span><text:span text:style-name="T98">biometricAuth</text:span><text:span text:style-name="T61"> </text:span><text:span text:style-name="T61">t</text:span><text:span text:style-name="T61">o the key </text:span><text:span text:style-name="T62">must</text:span><text:span text:style-name="T61"> return </text:span><text:span text:style-name="CrossRef"><text:span text:style-name="T78"><text:reference-ref text:reference-format="text" text:ref-name="auth.error">ERROR_AUTHORIZATION</text:reference-ref></text:span></text:span><text:span text:style-name="T61"> status.</text:span></text:p>
      <text:p text:style-name="Standard">.</text:p>
      <text:p text:style-name="P60"/>
      <text:list xml:id="list38389430" text:style-name="Numbering_20_4">
        <text:list-item>
          <text:h text:style-name="P167" text:outline-level="4"><text:bookmark text:name="__RefHeading__207023_2146041088"/><text:reference-mark-start text:name="kg2.int"/>KeyGen2 Proxy<text:bookmark-end text:name="__RefHeading__207023_2146041088"/><text:reference-mark-end text:name="kg2.int"/></text:h>
        </text:list-item>
      </text:list>
      <text:p text:style-name="P49">SKS departs from most other SE (Security Element) designs by relying on a “Semi-Trusted Proxy” for the provisioning and management of keys. <text:s/>Introducing a proxy in a scheme which is claimed supporting <text:span text:style-name="T2">true end-to-security</text:span> may sound like a contradiction. <text:s/>However, any alterations to the data flowing between the two end-points (the issuing service and the SKS) will be detected by one of them due to the use of <text:span text:style-name="T2">stateful sessions</text:span>, <text:span text:style-name="T2">sequence counters</text:span> and <text:span text:style-name="T2">MAC operations</text:span>. <text:s/>The picture below shows the SKS/KeyGen2 provisioning architecture:</text:p>
      <text:p text:style-name="Standard"><draw:frame draw:style-name="fr4" draw:name="Object5" text:anchor-type="paragraph" svg:x="1.4346in" svg:y="0.1283in" svg:width="4.7193in" svg:height="4.3764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49">Since SKS methods <text:span text:style-name="T2">by design</text:span> are low-level, most of the comparatively high-level provisioning operations result in multiple SKS calls. <text:s/>In addition, there is a need for referencing objects created by preceding calls. <text:s/>As it would be quite inefficient if every call forced a network “round-trip”, a core proxy task is <text:span text:style-name="T2">aggregating and linking SKS calls and return data</text:span>. <text:s/>This is facilitated through the SKS virtual namespace concept which relieves issuers from ever dealing with raw (and device-dependent) object handles or worrying about name collisions. <text:s/><text:span text:style-name="T42">See </text:span><text:span text:style-name="CrossRef"><text:reference-ref text:reference-format="text" text:ref-name="object.ids">Object IDs</text:reference-ref></text:span>. <text:s/>The following graph outlines content aggregation and linking when applied to the KeyGen2 example on page <text:span text:style-name="Internet_20_link"><text:reference-ref text:reference-format="page" text:ref-name="keyinitreq">39</text:reference-ref></text:span>:</text:p>
      <text:p text:style-name="Standard"/>
      <table:table table:name="Table115" table:style-name="Table115">
        <table:table-column table:style-name="Table115.A"/>
        <table:table-column table:style-name="Table115.B"/>
        <table:table-column table:style-name="Table115.C"/>
        <table:table-column table:style-name="Table115.D"/>
        <table:table-column table:style-name="Table115.E"/>
        <table:table-column table:style-name="Table115.F"/>
        <table:table-row>
          <table:table-cell table:style-name="Table115.A1" office:value-type="string">
            <text:p text:style-name="P15">Request</text:p>
          </table:table-cell>
          <table:table-cell table:style-name="Table115.A1" table:number-columns-spanned="2" office:value-type="string">
            <text:p text:style-name="P103">SKS Calls &amp; Object References</text:p>
          </table:table-cell>
          <table:covered-table-cell/>
          <table:table-cell table:style-name="Table115.D1" table:number-rows-spanned="5" office:value-type="string">
            <text:p text:style-name="Table_20_Contents"/>
          </table:table-cell>
          <table:table-cell table:style-name="Table115.A1" office:value-type="string">
            <text:p text:style-name="P15">Response</text:p>
          </table:table-cell>
          <table:table-cell table:style-name="Table115.A1" office:value-type="string">
            <text:p text:style-name="P103">Returned Data</text:p>
          </table:table-cell>
        </table:table-row>
        <table:table-row table:style-name="Table115.2">
          <table:table-cell table:style-name="Table115.A2" table:number-rows-spanned="4" office:value-type="string">
            <text:p text:style-name="Table_20_Contents"><draw:line text:anchor-type="paragraph" draw:z-index="8" draw:style-name="gr4" draw:text-style-name="P203" svg:x1="0.3902in" svg:y1="0.0705in" svg:x2="0.3902in" svg:y2="1.2921in"><text:p/></draw:line></text:p>
          </table:table-cell>
          <table:table-cell table:style-name="Table115.D1" office:value-type="string">
            <text:p text:style-name="P133"><text:span text:style-name="CrossRef"><text:reference-ref text:reference-format="text" text:ref-name="createPUKPolicy">createPukPolicy</text:reference-ref></text:span> (, <text:span text:style-name="T2">“PUK.1”</text:span><text:span text:style-name="T68">, ...)</text:span></text:p>
          </table:table-cell>
          <table:table-cell table:style-name="Table115.C2" table:number-rows-spanned="4" office:value-type="string">
            <text:p text:style-name="Table_20_Contents"><draw:g text:anchor-type="paragraph" draw:z-index="10" draw:style-name="gr6"><draw:path draw:style-name="gr7" draw:text-style-name="P203" svg:width="0.3067in" svg:height="0.1713in" draw:transform="skewX (0.0720820981073522) rotate (-1.2184143508182) translate (0.116499316187158in 0.502993904768826in)" svg:viewBox="0 0 780 436" svg:d="m0 1470253c245-308 723-136 780 279"><text:p/></draw:path><draw:path draw:style-name="gr7" draw:text-style-name="P203" svg:width="0.3091in" svg:height="0.1717in" draw:transform="skewX (0.068067840827766) rotate (-1.22085781177099) translate (0.124805294648589in 0.139011726361221in)" svg:viewBox="0 0 786 437" svg:d="m0 1459524c247-309 729-137 786 279"><text:p/></draw:path><draw:path draw:style-name="gr7" draw:text-style-name="P203" svg:width="0.5736in" svg:height="0.3949in" draw:transform="skewX (0.138230076757925) rotate (-1.18036617312473) translate (0.256204827002633in 0.527845900803125in)" svg:viewBox="0 0 1458 1004" svg:d="m0 1625120c441-561 1350 22 1458 781"><text:p/></draw:path></draw:g></text:p>
          </table:table-cell>
          <table:covered-table-cell/>
          <table:table-cell table:style-name="Table115.E2" table:number-rows-spanned="2" office:value-type="string">
            <text:p text:style-name="P30"><draw:line text:anchor-type="paragraph" draw:z-index="9" draw:style-name="gr5" draw:text-style-name="P203" svg:x1="0.3862in" svg:y1="0.0555in" svg:x2="0.3862in" svg:y2="0.5626in"><text:p/></draw:line></text:p>
          </table:table-cell>
          <table:table-cell table:style-name="Table115.F2" office:value-type="string">
            <text:p text:style-name="P137">Attested public key <text:span text:style-name="T2">“Key.1”</text:span></text:p>
          </table:table-cell>
        </table:table-row>
        <table:table-row table:style-name="Table115.2">
          <table:covered-table-cell/>
          <table:table-cell table:style-name="Table115.D1" office:value-type="string">
            <text:p text:style-name="P134"><text:span text:style-name="CrossRef"><text:reference-ref text:reference-format="text" text:ref-name="createPINPolicy">createPinPolicy</text:reference-ref></text:span><text:span text:style-name="T68"> (, </text:span><text:span text:style-name="T67">“PIN.1”</text:span><text:span text:style-name="T68">, ...)</text:span></text:p>
          </table:table-cell>
          <table:covered-table-cell/>
          <table:covered-table-cell/>
          <table:covered-table-cell/>
          <table:table-cell table:style-name="Table115.A2" office:value-type="string">
            <text:p text:style-name="P139">Attested public key <text:span text:style-name="T2">“Key.2”</text:span></text:p>
          </table:table-cell>
        </table:table-row>
        <table:table-row table:style-name="Table115.4">
          <table:covered-table-cell/>
          <table:table-cell table:style-name="Table115.D1" office:value-type="string">
            <text:p text:style-name="P135"><text:span text:style-name="CrossRef"><text:reference-ref text:reference-format="text" text:ref-name="createKeyPair">createKeyEntry</text:reference-ref></text:span> (<text:span text:style-name="T68">, </text:span><text:span text:style-name="T67">“Key.1”</text:span><text:span text:style-name="T68">, …)</text:span></text:p>
          </table:table-cell>
          <table:covered-table-cell/>
          <table:covered-table-cell/>
          <table:table-cell table:style-name="Table115.D1" table:number-rows-spanned="2" office:value-type="string">
            <text:p text:style-name="Standard"/>
          </table:table-cell>
          <table:table-cell table:style-name="Table115.D1" table:number-rows-spanned="2" office:value-type="string">
            <text:p text:style-name="P138"/>
          </table:table-cell>
        </table:table-row>
        <table:table-row table:style-name="Table115.2">
          <table:covered-table-cell/>
          <table:table-cell table:style-name="Table115.B5" office:value-type="string">
            <text:p text:style-name="P136"><text:span text:style-name="CrossRef"><text:reference-ref text:reference-format="text" text:ref-name="createKeyPair">createKeyEntry</text:reference-ref></text:span> (<text:span text:style-name="T68">, </text:span><text:span text:style-name="T67">“Key.2”</text:span><text:span text:style-name="T68">, …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52">Another provisioning activity orchestrated by the proxy is requesting (and validating according to the issuer's policy), user-defined PINs, because SKS depends on that all initial PIN values are set during key entry creation.</text:p>
      <text:list xml:id="list41695026" text:continue-numbering="true" text:style-name="Numbering_20_4">
        <text:list-item>
          <text:h text:style-name="P167" text:outline-level="4"><text:bookmark text:name="__RefHeading__15347_972012461"/>Sample Session<text:bookmark-end text:name="__RefHeading__15347_972012461"/></text:h>
        </text:list-item>
      </text:list>
      <text:p text:style-name="Text_20_body">The following provisioning sample session shows the <text:span text:style-name="T2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111"><text:span text:style-name="T90">provisioningHandle</text:span><text:span text:style-name="T68">, ...</text:span> = <text:span text:style-name="CrossRef"><text:reference-ref text:reference-format="text" text:ref-name="createProvisioningSession">createProvisioningSession</text:reference-ref></text:span> (…)</text:p>
      <text:p text:style-name="P112"><text:span text:style-name="T90">pukPolicyHandle</text:span> = <text:span text:style-name="CrossRef"><text:reference-ref text:reference-format="text" text:ref-name="createPUKPolicy">createPukPolicy</text:reference-ref></text:span> (<text:span text:style-name="T90">provisioningHandle</text:span><text:span text:style-name="T68">, ...)</text:span></text:p>
      <text:p text:style-name="P112"><text:span text:style-name="T90">pinPolicyHandle</text:span><text:span text:style-name="T68"> = </text:span><text:span text:style-name="CrossRef"><text:reference-ref text:reference-format="text" text:ref-name="createPINPolicy">createPinPolicy</text:reference-ref></text:span><text:span text:style-name="T68"> (</text:span><text:span text:style-name="T90">provisioningHandle</text:span><text:span text:style-name="T68">, … , </text:span><text:span text:style-name="T90">pukPolicyHandle</text:span><text:span text:style-name="T68">, ...)</text:span></text:p>
      <text:p text:style-name="P112"><text:span text:style-name="T90">keyHandle</text:span><text:span text:style-name="T68">, ...</text:span> = <text:span text:style-name="CrossRef"><text:reference-ref text:reference-format="text" text:ref-name="createKeyPair">createKeyEntry</text:reference-ref></text:span> (<text:span text:style-name="T90">provisioningHandle</text:span><text:span text:style-name="T68">, … , </text:span><text:span text:style-name="T90">pinPolicyHandle</text:span><text:span text:style-name="T68">, …)</text:span></text:p>
      <text:p text:style-name="P113">External certification of the generated public key happens here...</text:p>
      <text:p text:style-name="P111"><text:span text:style-name="CrossRef"><text:reference-ref text:reference-format="text" text:ref-name="setCertificatePath">setCertificatePath</text:reference-ref></text:span><text:span text:style-name="T68"> (</text:span><text:span text:style-name="T90">keyHandle</text:span><text:span text:style-name="T68">, ...)</text:span></text:p>
      <text:p text:style-name="P112"><text:span text:style-name="CrossRef"><text:reference-ref text:reference-format="text" text:ref-name="closeProvisioningSession">closeProvisioningSession</text:reference-ref></text:span><text:span text:style-name="T68"> (</text:span><text:span text:style-name="T90">provisioningHandle</text:span><text:span text:style-name="T68">, ...)</text:span></text:p>
      <text:p text:style-name="Text_20_body"><text:span text:style-name="T68"><text:line-break/>Note that </text:span><text:span text:style-name="T90">Handle</text:span><text:span text:style-name="T68"> variables are only used by local middleware, while (not shown) variables like </text:span><text:span text:style-name="CrossRef"><text:reference-ref text:reference-format="text" text:ref-name="sess.key">sessionKey</text:reference-ref></text:span><text:span text:style-name="T68">, </text:span><text:span text:style-name="T90">mac</text:span><text:span text:style-name="T68">, </text:span><text:span text:style-name="T90">id</text:span><text:span text:style-name="T68">, etc. are primarily used in the communication between an issuer and the SKS.</text:span></text:p>
      <text:p text:style-name="P57">If keys are to be created entirely locally, this requires local software emulation of an issuer.</text:p>
      <text:p text:style-name="P57"/>
      <text:list xml:id="list41704905" text:continue-numbering="true" text:style-name="Numbering_20_4">
        <text:list-item>
          <text:h text:style-name="Appendix" text:outline-level="4"><text:bookmark text:name="__RefHeading__15349_972012461"/>Reference Implementation<text:bookmark-end text:name="__RefHeading__15349_972012461"/></text:h>
        </text:list-item>
      </text:list>
      <text:p text:style-name="P57">To further guide implementers, an open source SKS reference implementation in java<text:span text:style-name="T41">®</text:span> is available including a JUnit suite.</text:p>
      <text:p text:style-name="Text_20_body"><text:span text:style-name="T68">URL: </text:span><text:a xlink:type="simple" xlink:href="https://github.com/cyberphone/openkeystore" text:style-name="Internet_20_link"><text:span text:style-name="T68">https://github.com/cyberphone/openkeystore</text:span></text:a></text:p>
      <text:p text:style-name="Text_20_body"/>
      <text:list xml:id="list41699488" text:continue-numbering="true" text:style-name="Numbering_20_4">
        <text:list-item>
          <text:h text:style-name="P167" text:outline-level="4"><text:bookmark text:name="__RefHeading__15351_972012461"/><text:reference-mark-start text:name="poi.ops"/>Remote Key Lookup<text:bookmark-end text:name="__RefHeading__15351_972012461"/><text:reference-mark-end text:name="poi.ops"/></text:h>
        </text:list-item>
      </text:list>
      <text:p text:style-name="Text_20_body">In order to update keys and related data, SKS supports post provisioning operations like <text:span text:style-name="CrossRef"><text:reference-ref text:reference-format="text" text:ref-name="pp.delkey">postDeleteKey</text:reference-ref></text:span> where <text:s/>issuers are securely shielded from each other by the use of a <text:span text:style-name="CrossRef"><text:reference-ref text:reference-format="text" text:ref-name="key.mgr.key">keyManagementKey</text:reference-ref></text:span>.</text:p>
      <text:p text:style-name="Standard">However, depending on the use-case, an issuer may need to get a list of applicable keys, <text:span text:style-name="T2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message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81"><text:span text:style-name="T112">{</text:span><text:span text:style-name="T139"><text:line-break/></text:span><text:span text:style-name="T110">    </text:span><text:span text:style-name="T112">"</text:span><text:span text:style-name="T121">@context</text:span><text:span text:style-name="T112">": "</text:span><text:span text:style-name="T130">https://webpki.github.io/keygen2</text:span><text:span text:style-name="T112">",</text:span><text:span text:style-name="T139"><text:line-break/></text:span><text:span text:style-name="T110">    </text:span><text:span text:style-name="T112">"</text:span><text:span text:style-name="T121">@qualifier</text:span><text:span text:style-name="T112">": "</text:span><text:span text:style-name="T130">CredentialDiscoveryRequest</text:span><text:span text:style-name="T112">",</text:span><text:span text:style-name="T139"><text:line-break/></text:span><text:span text:style-name="T117">    </text:span><text:span text:style-name="T118">"</text:span><text:span text:style-name="T128">serverSessionId</text:span><text:span text:style-name="T118">": "</text:span><text:span text:style-name="T132">14184c1f09eqCkPtjqY54Ehalc2_EjFN</text:span><text:span text:style-name="T118">",</text:span><text:span text:style-name="T143"><text:line-break/></text:span><text:span text:style-name="T117">    </text:span><text:span text:style-name="T118">"</text:span><text:span text:style-name="T128">clientSessionId</text:span><text:span text:style-name="T118">": "</text:span><text:span text:style-name="T132">Qn7o4xCRp1sewDrpqMJjEDieZHp2hego</text:span><text:span text:style-name="T118">",</text:span><text:span text:style-name="T143"><text:line-break/></text:span><text:span text:style-name="T110">    </text:span><text:span text:style-name="T112">"</text:span><text:span text:style-name="T125">submitUrl</text:span><text:span text:style-name="T112">": "</text:span><text:span text:style-name="T130">https://issuer.example.com/credisc</text:span><text:span text:style-name="T112">",</text:span><text:span text:style-name="T139"><text:line-break/></text:span><text:span text:style-name="T110">    </text:span><text:span text:style-name="T112">"</text:span><text:span text:style-name="T125">lookupSpecifiers</text:span><text:span text:style-name="T112">": [{</text:span><text:span text:style-name="T139"><text:line-break/></text:span><text:span text:style-name="T110">        </text:span><text:span text:style-name="T112">"</text:span><text:span text:style-name="T125">id</text:span><text:span text:style-name="T112">": "</text:span><text:span text:style-name="T130">Lookup.1</text:span><text:span text:style-name="T112">",</text:span><text:span text:style-name="T139"><text:line-break/></text:span><text:span text:style-name="T110">        </text:span><text:span text:style-name="T112">"</text:span><text:span text:style-name="T125">nonce</text:span><text:span text:style-name="T112">": "</text:span><text:span text:style-name="T130">eG3XgquTRh6ASFpcUpEe0gc1qnlL_I2CoPx8xqJTvQ0"</text:span><text:span text:style-name="T112">,</text:span><text:span text:style-name="T139"><text:line-break/></text:span><text:span text:style-name="T110">        </text:span><text:span text:style-name="T112">"</text:span><text:span text:style-name="T125">searchFilter</text:span><text:span text:style-name="T112">": {</text:span><text:span text:style-name="T139"><text:line-break/></text:span><text:span text:style-name="T110">            </text:span><text:span text:style-name="T112">"</text:span><text:span text:style-name="T125">emailRegEx</text:span><text:span text:style-name="T112">": "</text:span><text:span text:style-name="T130">\\Qjohn.doe@example.com\\E</text:span><text:span text:style-name="T112">"</text:span><text:span text:style-name="T139"><text:line-break/></text:span><text:span text:style-name="T110">        </text:span><text:span text:style-name="T112">},</text:span><text:span text:style-name="T139"><text:line-break/></text:span><text:span text:style-name="T110">        </text:span><text:span text:style-name="T112">"</text:span><text:span text:style-name="T125">signature</text:span><text:span text:style-name="T112">": {</text:span><text:span text:style-name="T139"><text:line-break/></text:span><text:span text:style-name="T110">            </text:span><text:span text:style-name="T112">"</text:span><text:span text:style-name="T125">algorithm</text:span><text:span text:style-name="T112">": "</text:span><text:span text:style-name="T130">ES256</text:span><text:span text:style-name="T112">",</text:span><text:span text:style-name="T139"><text:line-break/></text:span><text:span text:style-name="T110">            </text:span><text:span text:style-name="T112">"</text:span><text:span text:style-name="T125">publicKey</text:span><text:span text:style-name="T112">": {</text:span><text:span text:style-name="T139"><text:line-break/></text:span><text:span text:style-name="T110">                </text:span><text:span text:style-name="T112">"</text:span><text:span text:style-name="T125">kty</text:span><text:span text:style-name="T112">": "</text:span><text:span text:style-name="T130">EC</text:span><text:span text:style-name="T112">",</text:span><text:span text:style-name="T139"><text:line-break/></text:span><text:span text:style-name="T110">                </text:span><text:span text:style-name="T112">"</text:span><text:span text:style-name="T125">crv</text:span><text:span text:style-name="T112">": "</text:span><text:span text:style-name="T130">P-256</text:span><text:span text:style-name="T112">",</text:span><text:span text:style-name="T139"><text:line-break/></text:span><text:span text:style-name="T110">                </text:span><text:span text:style-name="T112">"</text:span><text:span text:style-name="T125">x</text:span><text:span text:style-name="T112">": "</text:span><text:span text:style-name="T130">lNxNvAUEE8t7DSQBft93LVSXxKCiVjhbWWfyg023FCk"</text:span><text:span text:style-name="T112">,</text:span><text:span text:style-name="T139"><text:line-break/></text:span><text:span text:style-name="T110">                </text:span><text:span text:style-name="T112">"</text:span><text:span text:style-name="T125">y</text:span><text:span text:style-name="T112">": "</text:span><text:span text:style-name="T130">LmTlQxXB3LgZrNLmhOfMaCnDizczC_RfQ6Kx8iNwfFA"</text:span><text:span text:style-name="T139"><text:line-break/></text:span><text:span text:style-name="T110">            </text:span><text:span text:style-name="T112">},</text:span><text:span text:style-name="T139"><text:line-break/></text:span><text:span text:style-name="T110">            </text:span><text:span text:style-name="T112">"</text:span><text:span text:style-name="T125">value</text:span><text:span text:style-name="T112">": "</text:span><text:span text:style-name="T130">MEUCIHWCPcDI6kea9DMy . . . Av7Px3bfwvagWcQY4kVrdeT38clzhiKnpiIuigY"</text:span><text:span text:style-name="T139"><text:line-break/></text:span><text:span text:style-name="T110">        </text:span><text:span text:style-name="T112">}</text:span><text:span text:style-name="T139"><text:line-break/></text:span><text:span text:style-name="T110">    </text:span><text:span text:style-name="T112">}]</text:span><text:span text:style-name="T139"><text:line-break/></text:span><text:span text:style-name="T112">}</text:span><text:span text:style-name="T139"> </text:span></text:p>
          </table:table-cell>
        </table:table-row>
      </table:table>
      <text:p text:style-name="Text_20_body"/>
      <text:p text:style-name="Standard">For each object in the <text:span text:style-name="T90">lookupSpecifiers</text:span> array, perform the following steps:<text:line-break/></text:p>
      <text:list xml:id="list38378618" text:style-name="L5">
        <text:list-item>
          <text:p text:style-name="P152">Verify that the <text:span text:style-name="T98">signature</text:span> is <text:span text:style-name="T2">technically</text:span> valid while the origin of the signing key is <text:span text:style-name="T2">ignored</text:span> since the <text:span text:style-name="CrossRef"><text:reference-ref text:reference-format="text" text:ref-name="kg2.int">KeyGen2 Proxy</text:reference-ref></text:span> has no opinion about those .</text:p>
        </text:list-item>
        <text:list-item>
          <text:p text:style-name="P152">Verify that the freshness <text:span text:style-name="T90">nonce</text:span> matches <text:span text:style-name="CrossRef"><text:reference-ref text:reference-format="text" text:ref-name="SHA256">SHA256</text:reference-ref></text:span> (<text:span text:style-name="T90">clientSessionId</text:span> || <text:span text:style-name="T90">serverSessionId</text:span>).<text:line-break/>See <text:span text:style-name="CrossRef"><text:reference-ref text:reference-format="text" text:ref-name="createProvisioningSession">createProvisioningSession</text:reference-ref></text:span> and <text:span text:style-name="CrossRef"><text:reference-ref text:reference-format="text" text:ref-name="datatypes">Data Types</text:reference-ref></text:span>.</text:p>
        </text:list-item>
        <text:list-item>
          <text:p text:style-name="P152">Enumerate all sessions having a <text:span text:style-name="CrossRef"><text:reference-ref text:reference-format="text" text:ref-name="key.mgr.key">keyManagementKey</text:reference-ref></text:span> matching the public key of the <text:span text:style-name="T98">signature</text:span> object.<text:line-break/>This <text:span text:style-name="T68">serv</text:span>es as an <text:span text:style-name="T2">Issuer Filter.</text:span> <text:s/>See <text:span text:style-name="CrossRef"><text:reference-ref text:reference-format="text" text:ref-name="enum.prov.sess">enumerateProvisioningSessions</text:reference-ref></text:span>.</text:p>
        </text:list-item>
        <text:list-item>
          <text:p text:style-name="P152">From step #3 enumerate all matching SKS keys and related certificates. <text:s/>See <text:span text:style-name="CrossRef"><text:reference-ref text:reference-format="text" text:ref-name="enum.keys">enumerateKeys</text:reference-ref></text:span> and <text:span text:style-name="CrossRef"><text:reference-ref text:reference-format="text" text:ref-name="get.key.attr">getKeyAttributes</text:reference-ref></text:span>.</text:p>
        </text:list-item>
        <text:list-item>
          <text:p text:style-name="P152">Collect all <text:span text:style-name="T2">unique</text:span> keys from step #4 having matching search conditions. <text:s/>In the sample that is having an e-mail address <text:span text:style-name="T149">"</text:span><text:span text:style-name="T23">john.doe@example.com</text:span><text:span text:style-name="T15">"</text:span> in the <text:span text:style-name="CrossRef"><text:reference-ref text:reference-format="text" text:ref-name="eecert">End-Entity Certificate</text:reference-ref></text:span>.</text:p>
        </text:list-item>
      </text:list>
      <text:p text:style-name="Standard"><text:line-break/></text:p>
      <text:p text:style-name="P84">Continued on the next page...</text:p>
      <text:p text:style-name="P105">The result of each is sent back to the issuer in the form of a list of <text:span text:style-name="CrossRef"><text:reference-ref text:reference-format="text" text:ref-name="eecert">End-Entity Certificate</text:reference-ref></text:span> paths and session IDs:</text:p>
      <text:p text:style-name="Text_20_body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81"><text:span text:style-name="T118">{</text:span><text:span text:style-name="T143"><text:line-break/></text:span><text:span text:style-name="T117">    </text:span><text:span text:style-name="T118">"</text:span><text:span text:style-name="T123">@context</text:span><text:span text:style-name="T118">": "</text:span><text:span text:style-name="T132">https://webpki.github.io/keygen2</text:span><text:span text:style-name="T118">",</text:span><text:span text:style-name="T143"><text:line-break/></text:span><text:span text:style-name="T117">    </text:span><text:span text:style-name="T118">"</text:span><text:span text:style-name="T123">@qualifier</text:span><text:span text:style-name="T118">": "</text:span><text:span text:style-name="T132">CredentialDiscoveryResponse</text:span><text:span text:style-name="T118">",</text:span><text:span text:style-name="T143"><text:line-break/></text:span><text:span text:style-name="T117">    </text:span><text:span text:style-name="T118">"</text:span><text:span text:style-name="T128">serverSessionId</text:span><text:span text:style-name="T118">": "</text:span><text:span text:style-name="T132">14184c1f09eqCkPtjqY54Ehalc2_EjFN</text:span><text:span text:style-name="T118">",</text:span><text:span text:style-name="T143"><text:line-break/></text:span><text:span text:style-name="T117">    </text:span><text:span text:style-name="T118">"</text:span><text:span text:style-name="T128">clientSessionId</text:span><text:span text:style-name="T118">": "</text:span><text:span text:style-name="T132">Qn7o4xCRp1sewDrpqMJjEDieZHp2hego</text:span><text:span text:style-name="T118">",</text:span><text:span text:style-name="T143"><text:line-break/></text:span><text:span text:style-name="T117">    </text:span><text:span text:style-name="T118">"</text:span><text:span text:style-name="T128">lookupResults</text:span><text:span text:style-name="T118">": [{</text:span><text:span text:style-name="T143"><text:line-break/></text:span><text:span text:style-name="T117">        </text:span><text:span text:style-name="T118">"</text:span><text:span text:style-name="T128">id</text:span><text:span text:style-name="T118">": "</text:span><text:span text:style-name="T132">Lookup.1</text:span><text:span text:style-name="T118">",</text:span><text:span text:style-name="T143"><text:line-break/></text:span><text:span text:style-name="T117">        </text:span><text:span text:style-name="T118">"</text:span><text:span text:style-name="T128">matchingCredentials</text:span><text:span text:style-name="T118">": [{</text:span><text:span text:style-name="T143"><text:line-break/></text:span><text:span text:style-name="T110">             </text:span><text:span text:style-name="T112">"</text:span><text:span text:style-name="T125">serverSessionId</text:span><text:span text:style-name="T112">": "</text:span><text:span text:style-name="T130">14184c1f0438OwdjLnmGgIx2c8245rDH</text:span><text:span text:style-name="T112">",</text:span><text:span text:style-name="T139"><text:line-break/></text:span><text:span text:style-name="T117">             </text:span><text:span text:style-name="T118">"</text:span><text:span text:style-name="T128">clientSessionId</text:span><text:span text:style-name="T118">": "</text:span><text:span text:style-name="T132">wmdVVHWjI666GvHnwmIALFRJQ-GC3Scr</text:span><text:span text:style-name="T118">",</text:span><text:span text:style-name="T143"><text:line-break/></text:span><text:span text:style-name="T117">             </text:span><text:span text:style-name="T118">"</text:span><text:span text:style-name="T128">certificatePath</text:span><text:span text:style-name="T118">": [</text:span><text:span text:style-name="T143"><text:line-break/></text:span><text:span text:style-name="T117">                 </text:span><text:span text:style-name="T118">"</text:span><text:span text:style-name="T132">MIICljCCAX6gAwIBAgIGAUGEwfB4MA0GCSq . . . rGnyW8pnGcQ1U2clYD6vWN28GEup</text:span><text:span text:style-name="T118">"</text:span><text:span text:style-name="T143"><text:line-break/></text:span><text:span text:style-name="T117">             </text:span><text:span text:style-name="T118">],</text:span><text:span text:style-name="T143"><text:line-break/></text:span><text:span text:style-name="T117">             </text:span><text:span text:style-name="T118">"</text:span><text:span text:style-name="T128">locked</text:span><text:span text:style-name="T118">": </text:span><text:span text:style-name="T136">true</text:span><text:span text:style-name="T143"><text:line-break/></text:span><text:span text:style-name="T117">         </text:span><text:span text:style-name="T118">}]</text:span><text:span text:style-name="T143"><text:line-break/></text:span><text:span text:style-name="T117">    </text:span><text:span text:style-name="T118">}]</text:span><text:span text:style-name="T143"><text:line-break/></text:span><text:span text:style-name="T118">}</text:span><text:span text:style-name="T139"> </text:span></text:p>
          </table:table-cell>
        </table:table-row>
      </table:table>
      <text:p text:style-name="Text_20_body"/>
      <text:p text:style-name="Text_20_body">Notes:</text:p>
      <text:p text:style-name="Text_20_body">Remote key lookups are performed at the <text:span text:style-name="T2">middleware level</text:span> since they are passive, JSON-centric, and do not access private or secret keys.</text:p>
      <text:p text:style-name="Text_20_body">The primary purpose with credential lookups is <text:span text:style-name="T2">improving provisioning robustness</text:span>, while the <text:span text:style-name="T2">Issuer Filter </text:span><text:s/><text:span text:style-name="T2">protects user privacy</text:span> by constraining lookup data to the party to where it belongs.</text:p>
      <text:p text:style-name="Text_20_body">If a matching credential is locked (presumably due to user authorization failures), this information will also be available as shown in sample.</text:p>
      <text:list xml:id="list41688449" text:continue-list="list41699488" text:style-name="Numbering_20_4">
        <text:list-item>
          <text:h text:style-name="P167" text:outline-level="4"><text:bookmark text:name="__RefHeading__15353_972012461"/><text:reference-mark-start text:name="sec.cons"/>Security Considerations<text:bookmark-end text:name="__RefHeading__15353_972012461"/><text:reference-mark-end text:name="sec.cons"/></text:h>
        </text:list-item>
      </text:list>
      <text:p text:style-name="P50">Note: The following section only <text:span text:style-name="T2">partially</text:span> applies to the <text:span text:style-name="CrossRef"><text:span text:style-name="T78"><text:reference-ref text:reference-format="text" text:ref-name="pep">Privacy Enabled Provisioning</text:reference-ref></text:span></text:span> mode.</text:p>
      <text:p text:style-name="P57">This document does not cover the <text:span text:style-name="T2">physical</text:span> security of the key-store since SKS does not differ from other schemes in this respect.</text:p>
      <text:p text:style-name="P57">However, the provisioning concept has some specific security characteristics. <text:s/>One of the most critical operations in SKS is the creation of a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57">If you take a peek at <text:span text:style-name="CrossRef"><text:reference-ref text:reference-format="text" text:ref-name="createProvisioningSession">createProvisioningSession</text:reference-ref></text:span> you will note that the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can when receiving the response to the provisioning session request, easily detect if it has been manipulated and <text:span text:style-name="T2">cease the rest of the operation</text:span>.</text:p>
      <text:p text:style-name="P57">As earlier noted, the randomness of the <text:span text:style-name="CrossRef"><text:reference-ref text:reference-format="text" text:ref-name="sess.key">sessionKey</text:reference-ref></text:span> is crucial for all provisioning operations.</text:p>
      <text:p text:style-name="P57">Missing or repeated objects are indirectly monitored by the use of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<text:span text:style-name="T37">should not</text:span>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57">The <text:span text:style-name="CrossRef"><text:reference-ref text:reference-format="text" text:ref-name="sess.key.op">sessionKeyLimit</text:reference-ref></text:span><text:span text:style-name="T6"> attribute defined in </text:span><text:span text:style-name="CrossRef"><text:reference-ref text:reference-format="text" text:ref-name="createProvisioningSession">createProvisioningSession</text:reference-ref></text:span><text:span text:style-name="T6"> is another security measure which aims to limit exhaustive attacks on the </text:span><text:span text:style-name="CrossRef"><text:reference-ref text:reference-format="text" text:ref-name="sess.key">sessionKey</text:reference-ref></text:span><text:span text:style-name="T6">.</text:span></text:p>
      <text:p text:style-name="P57"><text:span text:style-name="T6">For algorithms that are considered as vulnerable to brute-force key searches, a simple workaround is adding a short </text:span><text:span text:style-name="T7">initial</text:span><text:span text:style-name="T6"> </text:span><text:span text:style-name="T7">delay</text:span><text:span text:style-name="T6"> to the applicable </text:span><text:span text:style-name="CrossRef"><text:reference-ref text:reference-format="text" text:ref-name="user.api">User API</text:reference-ref></text:span><text:span text:style-name="T6"> method. <text:s/>Since SKS is exclusively intended for user authentication a 1-100 ms delay imposes a (from the user's point of view), </text:span><text:span text:style-name="T7">hardly noticeable</text:span><text:span text:style-name="T6"> impact on the performance.</text:span></text:p>
      <text:p text:style-name="P57"><text:span text:style-name="T6">By using the </text:span><text:span text:style-name="CrossRef"><text:reference-ref text:reference-format="text" text:ref-name="endorsedalg">endorsedAlgorithm</text:reference-ref></text:span><text:span text:style-name="T6"> option, issuers can specify exactly which algorithms that are permitted for a given key.</text:span></text:p>
      <text:p text:style-name="P50">A significant feature of SKS is that it is identified by a digital certificate, preferably issued by a known vendor of trusted hardware. <text:s/>This enables the issuer to securely identify the key-container both from a cryptographic point of view (brand, type etc) and as a specific unit. <text:s text:c="2"/>The latter also makes it possible to communicate the container identity as a fingerprint (hash) of the <text:span text:style-name="CrossRef"><text:reference-ref text:reference-format="text" text:ref-name="devcert">Device Certificate</text:reference-ref></text:span> which facilitates novel and secure enrollment procedures, <text:span text:style-name="T2">typically eliminating the traditional sign-up password</text:span>.</text:p>
      <text:p text:style-name="P50">That any issuer (after the user's consent), can provision keys may appear a bit scary but <text:span text:style-name="T2">keys do not constitute of executable code</text:span>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50">The system may be subject to phishing attacks. <text:s/>If the user authenticates with a password, no security solutions will help. <text:s/>However, if <text:s/>two factor authentication with public key cryptography is used, the inclusion of the HTTPS server certificate in the attestation gives the issuer an opportunity verifying that there actually is a “straight line” between the client and server.</text:p>
      <text:p text:style-name="P57"><text:span text:style-name="T78">One might suspect that the </text:span><text:span text:style-name="CrossRef"><text:span text:style-name="T78"><text:reference-ref text:reference-format="text" text:ref-name="DSDP">VSD</text:reference-ref></text:span></text:span><text:span text:style-name="T78"> scheme by relying on a static, </text:span><text:span text:style-name="T2">potentially issuance-wide</text:span><text:span text:style-name="T78"> </text:span><text:span text:style-name="CrossRef"><text:span text:style-name="T78"><text:reference-ref text:reference-format="text" text:ref-name="key.mgr.key">keyManagementKey</text:reference-ref></text:span></text:span><text:span text:style-name="T78"> could introduce client-side vulnerabilities but that is unlikely to be the case: I</text:span>f a key management signature is intercepted by an attacker, the inclusion of a high entropy <text:span text:style-name="CrossRef"><text:reference-ref text:reference-format="text" text:ref-name="sess.key">sessionKey</text:reference-ref></text:span><text:span text:style-name="T78"> and the </text:span><text:span text:style-name="CrossRef"><text:span text:style-name="T78"><text:reference-ref text:reference-format="text" text:ref-name="devcert">Device Certificate</text:reference-ref></text:span></text:span><text:span text:style-name="T78"> renders it useless in another session or device. <text:s/>It is also worth noting that the post provisioning operations </text:span><text:span text:style-name="T4">by design</text:span><text:span text:style-name="T78"> do not expose secret or private key data.</text:span></text:p>
      <text:p text:style-name="P50">There is no protection against DoS (Denial of Service) attacks on SKS storage space due to malicious middleware.</text:p>
      <text:p text:style-name="P50">SKS does not have any built-in policy, it is up to the individual<text:span text:style-name="T2"> issuer</text:span> deciding about suitable key protections options, key sizes, and private key imports.</text:p>
      <text:p text:style-name="P50"/>
      <text:list xml:id="list41716531" text:continue-numbering="true" text:style-name="Numbering_20_4">
        <text:list-item>
          <text:h text:style-name="Appendix" text:outline-level="4"><text:bookmark text:name="__RefHeading__15355_972012461"/>Intellectual Property Rights<text:bookmark-end text:name="__RefHeading__15355_972012461"/></text:h>
        </text:list-item>
      </text:list>
      <text:p text:style-name="P50">This document contains several constructs that <text:span text:style-name="T2">could</text:span> be patentable but the author has no such interests and therefore puts the entire design in <text:span text:style-name="T2">public domain</text:span> allowing anybody to use all or parts of it at their discretion. <text:s/>In case you adopt something you found useful in this specification, feel free mentioning where you got it from <text:span text:style-name="T146"></text:span></text:p>
      <text:p text:style-name="P50">Note: it is possible that there are pieces that already are patented by <text:span text:style-name="T2">other parties</text:span> but the author is currently unaware of any IPR encumbrances.</text:p>
      <text:p text:style-name="Standard"><text:span text:style-name="T53">Some of the core concepts have been submitted to </text:span><text:a xlink:type="simple" xlink:href="http://defensivepublications.org/" text:style-name="Internet_20_link">http://defensivepublications.org</text:a> and subsequently been published in IP.COM's <text:span text:style-name="T2">prior art database</text:span>.</text:p>
      <text:list xml:id="list41695201" text:continue-numbering="true" text:style-name="Numbering_20_4">
        <text:list-item>
          <text:h text:style-name="P168" text:outline-level="4"><text:bookmark text:name="__RefHeading__15357_972012461"/>References<text:bookmark-end text:name="__RefHeading__15357_972012461"/></text:h>
        </text:list-item>
      </text:list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ECDSA"/>ECDSA<text:reference-mark-end text:name="ECDSA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HMAC_SHA256"/>HMAC-SHA256<text:reference-mark-end text:name="HMAC_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"><text:reference-mark-start text:name="X.509"/>X.509<text:reference-mark-end text:name="X.50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SHA256"/>SHA256<text:reference-mark-end text:name="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TPM1.2"/>TPM 2.0<text:reference-mark-end text:name="TPM1.2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dh"/>Diffie-Hellman<text:reference-mark-end text:name="dh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s/mime"/>S/MIME<text:reference-mark-end text:name="s/mime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utf8"/>UTF-8<text:reference-mark-end text:name="utf8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xml.encrypt"/>XML Encryption<text:reference-mark-end text:name="xml.encrypt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RFC3447"/>RFC 3447<text:reference-mark-end text:name="RFC344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67"><text:reference-mark-start text:name="rfc5639"/>RFC 5639<text:reference-mark-end text:name="rfc563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97"/>FIPS 197<text:reference-mark-end text:name="fips.19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86-3"/>FIPS 186-4<text:reference-mark-end text:name="fips.186-3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base64"/>Base64URL<text:reference-mark-end text:name="base64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hotp"/>HOTP<text:reference-mark-end text:name="hotp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javacard"/>JavaCard<text:reference-mark-end text:name="javacard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pkcs11"/>PKCS #11<text:reference-mark-end text:name="pkcs11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globalplatform"/>GlobalPlatform<text:reference-mark-end text:name="globalplatform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tls"/>TLS<text:reference-mark-end text:name="tls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4"><text:reference-mark-start text:name="sp800-56a"/>SP800-56A<text:reference-mark-end text:name="sp800-56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4"><text:reference-mark-start text:name="kerberos"/>Kerberos<text:reference-mark-end text:name="kerberos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4"><text:reference-mark-start text:name="blind.sign"/>Blind Signatures<text:reference-mark-end text:name="blind.sign"/></text:p>
          </table:table-cell>
          <table:table-cell table:style-name="Table9.A4" office:value-type="string">
            <text:p text:style-name="Text_20_body">TBD</text:p>
          </table:table-cell>
        </table:table-row>
        <text:soft-page-break/>
        <table:table-row table:style-name="Table9.4">
          <table:table-cell table:style-name="Table9.A4" office:value-type="string">
            <text:p text:style-name="P114"><text:reference-mark-start text:name="daa"/>DAA<text:reference-mark-end text:name="da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4"><text:reference-mark-start text:name="URI"/>URI<text:reference-mark-end text:name="UR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4"><text:reference-mark-start text:name="jce"/>JCE<text:reference-mark-end text:name="jce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4"><text:reference-mark-start text:name="JOSE"/>JOSE<text:reference-mark-end text:name="JOSE"/></text:p>
          </table:table-cell>
          <table:table-cell table:style-name="Table9.A4" office:value-type="string">
            <text:p text:style-name="Text_20_body">TBD</text:p>
          </table:table-cell>
        </table:table-row>
      </table:table>
      <text:p text:style-name="Text_20_body"/>
      <text:list xml:id="list41705598" text:continue-numbering="true" text:style-name="Numbering_20_4">
        <text:list-item>
          <text:h text:style-name="P167" text:outline-level="4"><text:bookmark text:name="__RefHeading__15359_972012461"/>Acknowledgments<text:bookmark-end text:name="__RefHeading__15359_972012461"/></text:h>
        </text:list-item>
      </text:list>
      <text:p text:style-name="Text_20_body">SKS and KeyGen2 heavily build on schemes pioneered by other individuals and organizations, most notably:</text:p>
      <text:list xml:id="list38389332" text:style-name="L6">
        <text:list-item>
          <text:p text:style-name="P177"><text:span text:style-name="T2">CT-KIP by RSA Security</text:span>: KeyGen2 format and basic operation</text:p>
        </text:list-item>
        <text:list-item>
          <text:p text:style-name="P177"><text:span text:style-name="T2">ObC by Nokia</text:span>: Key management through dynamic deployment of issuer-specific symmetric keys (<text:span text:style-name="CrossRef"><text:reference-ref text:reference-format="text" text:ref-name="DSDP">VSD</text:reference-ref></text:span>), and support for keys bound to downloaded data (in ObC code)</text:p>
        </text:list-item>
        <text:list-item>
          <text:p text:style-name="P177"><text:span text:style-name="T2">SCP80 by GlobalPlatform</text:span>: Secure messaging including “rolling MACs”</text:p>
        </text:list-item>
        <text:list-item>
          <text:p text:style-name="P177"><text:span text:style-name="T2">CertEnroll by Microsoft</text:span>: Processes</text:p>
        </text:list-item>
      </text:list>
      <text:p text:style-name="P124">There is also a bunch of individuals that have been instrumental for the creation of SKS. <text:s/>I need to check who would accept to be mentioned :-)</text:p>
      <text:p text:style-name="Standard">KeyGen2 is an “homage” to Netscape Communications Corp. who created the first on-line provisioning system known as the HTML <text:span text:style-name="T90">&lt;keygen&gt;</text:span> tag.</text:p>
      <text:p text:style-name="Text_20_body"/>
      <text:list xml:id="list41708262" text:continue-list="list41705598" text:style-name="Numbering_20_4">
        <text:list-item>
          <text:h text:style-name="Appendix" text:outline-level="4"><text:bookmark text:name="__RefHeading__15361_972012461"/>Author<text:bookmark-end text:name="__RefHeading__15361_972012461"/></text:h>
        </text:list-item>
      </text:list>
      <text:p text:style-name="Text_20_body">Anders Rundgren<text:a xlink:type="simple" xlink:href="mailto:anders.rundgren@telia.com" text:style-name="Internet_20_link"><text:line-break/></text:a><text:a xlink:type="simple" xlink:href="mailto:anders.rundgren@telia.com" text:style-name="Internet_20_link">anders.rundgren.net@gmail.com</text:a></text:p>
      <text:p text:style-name="Text_20_body"/>
      <text:p text:style-name="P66"><text:bookmark text:name="__RefHeading__15363_972012461"/>To Do List<text:bookmark-end text:name="__RefHeading__15363_972012461"/></text:p>
      <text:p text:style-name="Text_20_body">Although it would be nice to say “it is 100% ready” there are still a few things missing:</text:p>
      <text:list xml:id="list38373127" text:style-name="L7">
        <text:list-item>
          <text:p text:style-name="P178">Investigating “physical presence” GPIO options</text:p>
        </text:list-item>
        <text:list-item>
          <text:p text:style-name="P178">Language proofing</text:p>
        </text:list-item>
        <text:list-item>
          <text:p text:style-name="P178">Filling in the reference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1114in" draw:rotation="900"/>
    <draw:marker draw:name="Arrow" svg:viewBox="0 0 20 30" svg:d="m10 0-10 30h20z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in" fo:margin-bottom="0.0783in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in" fo:margin-bottom="0.0827in" style:page-number="auto"/>
      <style:text-properties style:font-name="Verdana" fo:font-size="16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-left="0in" fo:margin-right="0in" fo:margin-top="0in" fo:margin-bottom="0.0799in" fo:text-indent="0in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>
      <style:paragraph-properties loext:contextual-spacing="false" fo:margin-left="0in" fo:margin-right="0in" fo:margin-top="0in" fo:margin-bottom="0.0402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 fo:background-color="transparent">
        <style:tab-stops>
          <style:tab-stop style:position="6.7283in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.0402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loext:contextual-spacing="false" fo:margin-left="0.8402in" fo:margin-right="0in" fo:margin-top="0in" fo:margin-bottom="0.0402in" fo:text-indent="0in" style:auto-text-indent="false">
        <style:tab-stops>
          <style:tab-stop style:position="6.7299in" style:type="right"/>
        </style:tab-stops>
      </style:paragraph-properties>
      <style:text-properties style:font-name="Verdana1" fo:font-size="12pt" fo:font-weight="normal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in" fo:margin-bottom="0.0827in"/>
      <style:text-properties style:font-name="Verdana" fo:font-size="12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loext:contextual-spacing="false"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loext:contextual-spacing="false"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loext:contextual-spacing="false"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 style:next-style-name="Standard">
      <style:paragraph-properties loext:contextual-spacing="false"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08in 0.0138in 0.0008in" fo:padding="0in" fo:border-left="none" fo:border-right="none" fo:border-top="0.0154in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08in 0.0138in 0.0008in" fo:padding="0in" fo:border-left="none" fo:border-right="none" fo:border-top="none" fo:border-bottom="0.0154in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in" fo:margin-bottom="0.1201in" style:page-number="auto"/>
      <style:text-properties style:font-name="Verdana1" fo:font-size="16pt" fo:font-weight="normal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Appendix" style:family="paragraph" style:parent-style-name="Heading" style:default-outline-level="4" style:list-style-name="Numbering_20_4" style:class="text" style:master-page-name="">
      <style:paragraph-properties loext:contextual-spacing="false" fo:margin-left="0in" fo:margin-right="0in" fo:margin-top="0in" fo:margin-bottom="0.0799in" fo:text-indent="0in" style:auto-text-indent="false" style:page-number="auto">
        <style:tab-stops/>
      </style:paragraph-properties>
      <style:text-properties style:font-name="Verdana1" fo:font-size="16pt"/>
    </style:style>
    <style:style style:name="Contents_20_4" style:display-name="Contents 4" style:family="paragraph" style:parent-style-name="Index" style:class="index">
      <style:paragraph-properties loext:contextual-spacing="false" fo:margin-left="0in" fo:margin-right="0in" fo:margin-top="0in" fo:margin-bottom="0.0402in" fo:text-indent="0in" style:auto-text-indent="false">
        <style:tab-stops>
          <style:tab-stop style:position="7.1898in" style:type="right" style:leader-style="dotted" style:leader-text="."/>
        </style:tab-stops>
      </style:paragraph-properties>
      <style:text-properties style:font-name="Verdana1" fo:font-size="12pt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 text:min-label-distance="0.0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pendix " style:num-suffix=".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Appendix " style:num-suffix=". " style:num-format="A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prefix="Appendix " style:num-suffix=". " style:num-format="A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prefix="Appendix " style:num-suffix=". " style:num-format="A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prefix="Appendix " style:num-suffix=". " style:num-format="A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prefix="Appendix " style:num-suffix=". " style:num-format="A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prefix="Appendix " style:num-suffix=". " style:num-format="A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prefix="Appendix " style:num-suffix=". " style:num-format="A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prefix="Appendix " style:num-suffix=". " style:num-format="A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prefix="Appendix " style:num-suffix=". " style:num-format="A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75in" text:min-label-width="0.25in"/>
      </text:list-level-style-number>
      <text:list-level-style-number text:level="3" text:style-name="RTF_5f_Num_20_2_20_3" style:num-suffix="." style:num-format="1">
        <style:list-level-properties text:space-before="1.25in" text:min-label-width="0.25in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1">
        <style:list-level-properties text:space-before="2.25in" text:min-label-width="0.25in"/>
      </text:list-level-style-number>
      <text:list-level-style-number text:level="6" text:style-name="RTF_5f_Num_20_2_20_6" style:num-suffix="." style:num-format="1">
        <style:list-level-properties text:space-before="2.75in" text:min-label-width="0.25in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25in" text:min-label-width="0.25in"/>
      </text:list-level-style-number>
      <text:list-level-style-number text:level="2" text:style-name="RTF_5f_Num_20_4_20_2" style:num-suffix="." style:num-format="1">
        <style:list-level-properties text:space-before="0.75in" text:min-label-width="0.25in"/>
      </text:list-level-style-number>
      <text:list-level-style-number text:level="3" text:style-name="RTF_5f_Num_20_4_20_3" style:num-suffix="." style:num-format="1">
        <style:list-level-properties text:space-before="1.25in" text:min-label-width="0.25in"/>
      </text:list-level-style-number>
      <text:list-level-style-number text:level="4" text:style-name="RTF_5f_Num_20_4_20_4" style:num-suffix="." style:num-format="1">
        <style:list-level-properties text:space-before="1.75in" text:min-label-width="0.25in"/>
      </text:list-level-style-number>
      <text:list-level-style-number text:level="5" text:style-name="RTF_5f_Num_20_4_20_5" style:num-suffix="." style:num-format="1">
        <style:list-level-properties text:space-before="2.25in" text:min-label-width="0.25in"/>
      </text:list-level-style-number>
      <text:list-level-style-number text:level="6" text:style-name="RTF_5f_Num_20_4_20_6" style:num-suffix="." style:num-format="1">
        <style:list-level-properties text:space-before="2.75in" text:min-label-width="0.25in"/>
      </text:list-level-style-number>
      <text:list-level-style-number text:level="7" text:style-name="RTF_5f_Num_20_4_20_7" style:num-suffix="." style:num-format="1">
        <style:list-level-properties text:space-before="3.25in" text:min-label-width="0.25in"/>
      </text:list-level-style-number>
      <text:list-level-style-number text:level="8" text:style-name="RTF_5f_Num_20_4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25in" text:min-label-width="0.25in"/>
      </text:list-level-style-number>
      <text:list-level-style-number text:level="2" text:style-name="RTF_5f_Num_20_5_20_2" style:num-suffix="." style:num-format="1">
        <style:list-level-properties text:space-before="0.75in" text:min-label-width="0.25in"/>
      </text:list-level-style-number>
      <text:list-level-style-number text:level="3" text:style-name="RTF_5f_Num_20_5_20_3" style:num-suffix="." style:num-format="1">
        <style:list-level-properties text:space-before="1.25in" text:min-label-width="0.25in"/>
      </text:list-level-style-number>
      <text:list-level-style-number text:level="4" text:style-name="RTF_5f_Num_20_5_20_4" style:num-suffix="." style:num-format="1">
        <style:list-level-properties text:space-before="1.75in" text:min-label-width="0.25in"/>
      </text:list-level-style-number>
      <text:list-level-style-number text:level="5" text:style-name="RTF_5f_Num_20_5_20_5" style:num-suffix="." style:num-format="1">
        <style:list-level-properties text:space-before="2.25in" text:min-label-width="0.25in"/>
      </text:list-level-style-number>
      <text:list-level-style-number text:level="6" text:style-name="RTF_5f_Num_20_5_20_6" style:num-suffix="." style:num-format="1">
        <style:list-level-properties text:space-before="2.75in" text:min-label-width="0.25in"/>
      </text:list-level-style-number>
      <text:list-level-style-number text:level="7" text:style-name="RTF_5f_Num_20_5_20_7" style:num-suffix="." style:num-format="1">
        <style:list-level-properties text:space-before="3.25in" text:min-label-width="0.25in"/>
      </text:list-level-style-number>
      <text:list-level-style-number text:level="8" text:style-name="RTF_5f_Num_20_5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4382in" fo:margin-bottom="0.1339in" fo:margin-left="0.3583in" fo:margin-right="0.3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4291in" fo:margin-left="0in" fo:margin-right="0.0035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1.06, WebPKI.org, 2020-07-23<text:tab/>Page <text:page-number text:select-page="current">2</text:page-number> of <text:page-count>8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Anders Rundgren</meta:initial-creator>
    <meta:creation-date>2010-12-24T07:50:44</meta:creation-date>
    <meta:editing-cycles>576</meta:editing-cycles>
    <meta:editing-duration>PT84H34M43S</meta:editing-duration>
    <dc:title>Secure Key Store - API and Architecture</dc:title>
    <dc:date>2020-07-23T21:48:56.92</dc:date>
    <dc:creator>Anders Rundgren</dc:creator>
    <meta:document-statistic meta:table-count="120" meta:image-count="0" meta:object-count="6" meta:page-count="84" meta:paragraph-count="2293" meta:word-count="16391" meta:character-count="117939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_20__28_var_29_" svg:stroke-width="0cm" draw:marker-start-width="0.305cm" draw:marker-end-width="0.305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5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24cm" svg:y="1.864cm">
          <text:p text:style-name="P1"><text:span text:style-name="T1">PIN Error Count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01cm" svg:height="0.635cm" svg:x="5.339cm" svg:y="5.71cm">
          <text:p text:style-name="P1"><text:span text:style-name="T1">Symmetr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3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4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27cm" svg:height="0.635cm" svg:x="9.407cm" svg:y="1.838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5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3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2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stroke-dash draw:name="Fine_20_Dashed_20__28_var_29_" draw:display-name="Fine Dashed (var)" draw:style="rect" draw:dots1="7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draw:marker-start-width="0.33cm" draw:marker-end-width="0.33cm" draw:fill="gradient" draw:fill-gradient-name="Gradient_20_16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33cm" draw:marker-end-width="0.33cm" draw:fill="gradient" draw:fill-gradient-name="Gradient_20_10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fill="gradient" draw:fill-gradient-name="Gradient_20_14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5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Line_20_Style_20_1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3.175cm" svg:height="1.404cm" svg:x="10.46cm" svg:y="9.091cm">
          <text:p text:style-name="P1"><text:span text:style-name="T1">Provisioning</text:span><text:span text:style-name="T1"><text:line-break/></text:span><text:span text:style-name="T1">Proxy</text:span></text:p>
        </draw:rect>
        <draw:ellipse draw:style-name="gr2" draw:text-style-name="P2" draw:layer="layout" svg:width="3.175cm" svg:height="1.433cm" svg:x="10.46cm" svg:y="4.782cm">
          <text:p text:style-name="P1"><text:span text:style-name="T1">Issuing</text:span><text:span text:style-name="T1"><text:line-break/></text:span><text:span text:style-name="T1">Service</text:span></text:p>
        </draw:ellipse>
        <draw:custom-shape draw:style-name="gr3" draw:text-style-name="P2" draw:layer="layout" svg:width="3.175cm" svg:height="1.378cm" svg:x="10.495cm" svg:y="13.035cm">
          <text:p text:style-name="P1"><text:span text:style-name="T1">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12.065cm" svg:y1="6.223cm" svg:x2="12.065cm" svg:y2="9.042cm">
          <text:p/>
        </draw:line>
        <draw:line draw:style-name="gr5" draw:text-style-name="P1" draw:layer="layout" svg:x1="12.065cm" svg:y1="10.495cm" svg:x2="12.065cm" svg:y2="13.035cm">
          <text:p/>
        </draw:line>
        <draw:custom-shape draw:style-name="gr6" draw:text-style-name="P1" draw:layer="layout" svg:width="5.715cm" svg:height="6.985cm" svg:x="9.225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292cm" svg:height="0.725cm" draw:transform="rotate (1.5707963267946) translate (8.365cm 13.452cm)">
          <draw:text-box>
            <text:p><text:span text:style-name="T2">Client Platform</text:span></text:p>
          </draw:text-box>
        </draw:frame>
        <draw:frame draw:style-name="gr8" draw:text-style-name="P4" draw:layer="layout" svg:width="6.319cm" svg:height="0.64cm" svg:x="9.03cm" svg:y="6.985cm">
          <draw:text-box>
            <text:p><text:span text:style-name="T3">KeyGen2 – High-level JSON Protocol</text:span></text:p>
          </draw:text-box>
        </draw:frame>
        <draw:frame draw:style-name="gr8" draw:text-style-name="P4" draw:layer="layout" svg:width="4.782cm" svg:height="0.64cm" svg:x="9.738cm" svg:y="11.493cm">
          <draw:text-box>
            <text:p><text:span text:style-name="T3">SKS – Low-level Binary API</text:span></text:p>
          </draw:text-box>
        </draw:frame>
        <draw:custom-shape draw:style-name="gr9" draw:text-style-name="P5" draw:layer="layout" svg:width="3.41cm" svg:height="1.061cm" svg:x="13.97cm" svg:y="13.67cm">
          <text:p text:style-name="P1"><text:span text:style-name="T3">Embedded or</text:span></text:p>
          <text:p text:style-name="P1"><text:span text:style-name="T3">Connected Device</text:span></text:p>
          <draw:enhanced-geometry svg:viewBox="0 0 21600 21600" draw:text-areas="800 800 20800 20800" draw:type="round-rectangular-callout" draw:modifiers="-5262.2691292876 2277.96610169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156cm" svg:height="1.905cm" svg:x="14.305cm" svg:y="8.69cm">
          <text:list text:style-name="L1">
            <text:list-item>
              <text:p text:style-name="P6"><text:span text:style-name="T3"><text:s text:c="2"/></text:span><text:span text:style-name="T3">Networking</text:span></text:p>
            </text:list-item>
            <text:list-item>
              <text:p text:style-name="P6"><text:span text:style-name="T3"><text:s text:c="2"/></text:span><text:span text:style-name="T3">JSON Processing</text:span></text:p>
            </text:list-item>
            <text:list-item>
              <text:p text:style-name="P6"><text:span text:style-name="T3"><text:s text:c="2"/></text:span><text:span text:style-name="T3">Content Aggregation</text:span></text:p>
            </text:list-item>
            <text:list-item>
              <text:p text:style-name="P6"><text:span text:style-name="T3"><text:s text:c="2"/></text:span><text:span text:style-name="T3">User Interaction</text:span></text:p>
            </text:list-item>
          </text:list>
          <draw:enhanced-geometry svg:viewBox="0 0 21600 21600" draw:text-areas="800 800 20800 20800" draw:type="round-rectangular-callout" draw:modifiers="-5653.30767380322 15922.3504721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cc" draw:end-color="#aecf00" draw:start-intensity="100%" draw:end-intensity="100%" draw:angle="1200" draw:border="0%"/>
    <draw:gradient draw:name="Gradient_20_14" draw:display-name="Gradient 14" draw:style="axial" draw:start-color="#ffff66" draw:end-color="#ff950e" draw:start-intensity="100%" draw:end-intensity="100%" draw:angle="1200" draw:border="0%"/>
    <draw:gradient draw:name="Gradient_20_16" draw:display-name="Gradient 16" draw:style="axial" draw:start-color="#dee2ff" draw:end-color="#83caff" draw:start-intensity="100%" draw:end-intensity="85%" draw:angle="1200" draw:border="0%"/>
    <draw:marker draw:name="Arrow" svg:viewBox="0 0 20 30" svg:d="m10 0-10 30h20z"/>
    <draw:marker draw:name="Arrow2" svg:viewBox="0 0 20 30" svg:d="m10 0-10 30h20z"/>
    <draw:stroke-dash draw:name="Line_20_Style_20_1" draw:display-name="Line Style 1" draw:style="rect" draw:dots1="1" draw:dots1-length="0.051cm" draw:dots2="1" draw:dots2-length="0.051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0f0f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0f0f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4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svg:stroke-width="0.02cm" draw:marker-start-width="0.33cm" draw:marker-end-width="0.33cm" draw:fill="solid" draw:fill-color="#0066cc" draw:fill-gradient-name="Gradient_20_14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svg:stroke-width="0cm" draw:marker-start-width="0.3cm" draw:marker-end-width="0.3cm" draw:fill="gradient" draw:fill-color="#ffffff" draw:fill-gradient-name="Gradient_20_15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2cm" fo:min-width="3.382cm"/>
    </style:style>
    <style:style style:name="gr9" style:family="graphic" style:parent-style-name="standard">
      <style:graphic-properties svg:stroke-width="0.02cm" draw:marker-start-width="0.33cm" draw:marker-end-width="0.33cm" draw:fill="gradient" draw:fill-gradient-name="Gradient_20_10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33cm" draw:marker-end-width="0.33cm" draw:fill="gradient" draw:fill-gradient-name="Gradient_20_9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-0.382cm" svg:height="-0.382cm" svg:x="5.986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-0.382cm" svg:height="-0.382cm" svg:x="2.303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-0.204cm" svg:height="-0.204cm" svg:x="2.215cm" svg:y="12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668cm" svg:y1="12.714cm" svg:x2="2.214cm" svg:y2="12.714cm">
            <text:p text:style-name="P2"><text:span text:style-name="T1"><text:s/></text:span></text:p>
          </draw:line>
        </draw:g>
        <draw:g>
          <draw:custom-shape draw:style-name="gr1" draw:text-style-name="P1" draw:layer="layout" svg:width="0.382cm" svg:height="0.382cm" svg:x="12.212cm" svg:y="9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82cm" svg:height="0.382cm" svg:x="15.895cm" svg:y="9.3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04cm" svg:height="0.204cm" svg:x="15.995cm" svg:y="9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2.531cm" svg:y1="9.615cm" svg:x2="15.985cm" svg:y2="9.615cm">
            <text:p/>
          </draw:line>
        </draw:g>
        <draw:g>
          <draw:polygon draw:style-name="gr5" draw:text-style-name="P2" draw:layer="layout" svg:width="5.423cm" svg:height="5.278cm" svg:x="6.364cm" svg:y="8.543cm" svg:viewBox="0 0 5424 5279" draw:points="542,0 4878,0 5424,480 5420,4800 4878,5279 542,5279 0,4800 0,480">
            <text:p/>
          </draw:polygon>
          <draw:line draw:style-name="gr6" draw:text-style-name="P2" draw:layer="layout" svg:x1="11.242cm" svg:y1="13.811cm" svg:x2="11.053cm" svg:y2="13.532cm">
            <text:p/>
          </draw:line>
          <draw:line draw:style-name="gr6" draw:text-style-name="P2" draw:layer="layout" svg:x1="11.792cm" svg:y1="13.352cm" svg:x2="11.51cm" svg:y2="13.083cm">
            <text:p/>
          </draw:line>
          <draw:line draw:style-name="gr6" draw:text-style-name="P2" draw:layer="layout" svg:x1="11.242cm" svg:y1="8.532cm" svg:x2="11.011cm" svg:y2="8.794cm">
            <text:p/>
          </draw:line>
          <draw:line draw:style-name="gr6" draw:text-style-name="P2" draw:layer="layout" svg:x1="11.792cm" svg:y1="9.029cm" svg:x2="11.478cm" svg:y2="9.22cm">
            <text:p/>
          </draw:line>
          <draw:line draw:style-name="gr6" draw:text-style-name="P2" draw:layer="layout" svg:x1="6.918cm" svg:y1="8.543cm" svg:x2="7.115cm" svg:y2="8.761cm">
            <text:p/>
          </draw:line>
          <draw:line draw:style-name="gr6" draw:text-style-name="P2" draw:layer="layout" svg:x1="6.368cm" svg:y1="9.029cm" svg:x2="6.604cm" svg:y2="9.182cm">
            <text:p/>
          </draw:line>
          <draw:line draw:style-name="gr6" draw:text-style-name="P2" draw:layer="layout" svg:x1="6.364cm" svg:y1="13.343cm" svg:x2="6.604cm" svg:y2="13.123cm">
            <text:p/>
          </draw:line>
          <draw:line draw:style-name="gr6" draw:text-style-name="P2" draw:layer="layout" svg:x1="6.918cm" svg:y1="13.812cm" svg:x2="7.115cm" svg:y2="13.544cm">
            <text:p/>
          </draw:line>
          <draw:polygon draw:style-name="gr7" draw:text-style-name="P2" draw:layer="layout" svg:width="5.03cm" svg:height="4.896cm" svg:x="6.565cm" svg:y="8.7cm" svg:viewBox="0 0 5031 4897" draw:points="502,0 4524,0 5031,445 5027,4452 4524,4897 502,4897 0,4452 0,445">
            <text:p/>
          </draw:polygon>
          <draw:frame draw:style-name="gr8" draw:text-style-name="P3" draw:layer="layout" svg:width="3.882cm" svg:height="2.872cm" svg:x="7.334cm" svg:y="9.778cm">
            <draw:text-box>
              <text:p text:style-name="P2"><text:span text:style-name="T2">Open</text:span><text:span text:style-name="T2"><text:line-break/></text:span><text:span text:style-name="T2">Security</text:span><text:span text:style-name="T2"><text:line-break/></text:span><text:span text:style-name="T2">Hardware</text:span></text:p>
            </draw:text-box>
          </draw:frame>
          <draw:path draw:style-name="gr9" draw:text-style-name="P2" draw:layer="layout" svg:width="0.824cm" svg:height="0.316cm" draw:transform="skewX (0.0033161255787886) rotate (0.0303687289846956) translate (5.69607507481147cm 9.46160491740288cm)" svg:viewBox="0 0 825 317" svg:d="m782 19577-395-12c-18-3-116 0-233-43s-156-43-154-119 3-77 161-110 238-34 235-32l394 12c0 0 37 102 35 154s-43 150-43 150z">
            <text:p/>
          </draw:path>
          <draw:path draw:style-name="gr9" draw:text-style-name="P2" draw:layer="layout" svg:width="0.824cm" svg:height="0.315cm" draw:transform="skewX (0.0033161255787886) rotate (0.0303687289846956) translate (5.69607507617785cm 10.083666416212cm)" svg:viewBox="0 0 825 316" svg:d="m782 20820-395-12c-18-2-116 0-233-43s-156-42-154-119 3-76 161-110 238-33 235-32l394 12c0 0 37 102 35 154s-43 150-43 150z">
            <text:p/>
          </draw:path>
          <draw:path draw:style-name="gr9" draw:text-style-name="P2" draw:layer="layout" svg:width="0.824cm" svg:height="0.316cm" draw:transform="skewX (0.0033161255787886) rotate (0.0291469985082998) translate (5.69624217308154cm 10.7052469059435cm)" svg:viewBox="0 0 825 317" svg:d="m782 22050-394-12c-19-3-117 0-234-42s-156-43-154-120 2-76 160-110 239-34 235-32l395 11c0 0 37 102 35 154s-43 151-43 151z">
            <text:p/>
          </draw:path>
          <draw:path draw:style-name="gr9" draw:text-style-name="P2" draw:layer="layout" svg:width="0.824cm" svg:height="0.316cm" draw:transform="skewX (0.0033161255787886) rotate (0.0303687289846956) translate (5.69607507481147cm 11.3277894139546cm)" svg:viewBox="0 0 825 317" svg:d="m782 23308-395-12c-18-3-116 0-233-43s-156-43-154-120 3-76 161-110 238-33 235-31l394 11c0 0 37 102 35 155s-43 150-43 150z">
            <text:p/>
          </draw:path>
          <draw:path draw:style-name="gr9" draw:text-style-name="P2" draw:layer="layout" svg:width="0.824cm" svg:height="0.315cm" draw:transform="skewX (0.00331612557878859) rotate (0.0291469985082998) translate (5.6962422191694cm 11.9493697656708cm)" svg:viewBox="0 0 825 316" svg:d="m782 24537-394-12c-19-2-117 0-234-42s-156-43-154-120 2-76 160-110 239-33 235-32l395 11c0 0 37 103 35 155s-43 150-43 150z">
            <text:p/>
          </draw:path>
          <draw:path draw:style-name="gr9" draw:text-style-name="P2" draw:layer="layout" svg:width="0.824cm" svg:height="0.316cm" draw:transform="skewX (0.0033161255787886) rotate (0.0303687289846956) translate (5.69607507345458cm 12.571912411697cm)" svg:viewBox="0 0 825 317" svg:d="m782 25795-395-13c-18-2-116 0-233-42s-156-43-154-119 3-77 161-110 238-34 235-32l394 12c0 0 37 101 35 153s-43 151-43 151z">
            <text:p/>
          </draw:path>
          <draw:path draw:style-name="gr9" draw:text-style-name="P2" draw:layer="layout" svg:width="0.824cm" svg:height="0.315cm" draw:transform="skewX (-0.0033161255787886) rotate (-0.0291469985094859) translate (11.678815013395cm 9.43783759374512cm)" svg:viewBox="0 0 825 316" svg:d="m44 18503 393-11c19-3 118-1 234-43s156-42 154-119-1-77-160-110-238-34-235-33l-395 12c0 0-37 102-35 154s44 150 44 150z">
            <text:p/>
          </draw:path>
          <draw:path draw:style-name="gr9" draw:text-style-name="P2" draw:layer="layout" svg:width="0.824cm" svg:height="0.316cm" draw:transform="skewX (-0.0033161255787886) rotate (-0.0303687289858819) translate (11.6790270932591cm 10.0593742238464cm)" svg:viewBox="0 0 825 317" svg:d="m44 19717 394-12c18-2 117 0 233-43s156-43 154-119-1-77-160-111-239-32-235-32l-395 13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32578492cm 10.6819599632336cm)" svg:viewBox="0 0 825 316" svg:d="m44 20990 393-12c19-2 118 0 234-42s156-43 154-120-1-76-160-109-238-34-235-32l-395 11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49046477cm 11.3040220871263cm)" svg:viewBox="0 0 825 316" svg:d="m44 22234 393-11c19-3 118-1 234-43s156-43 154-119-1-77-160-111-238-33-235-32l-395 11c0 0-37 102-35 155s44 150 44 150z">
            <text:p/>
          </draw:path>
          <draw:path draw:style-name="gr9" draw:text-style-name="P2" draw:layer="layout" svg:width="0.824cm" svg:height="0.317cm" draw:transform="skewX (-0.0066322511575772) rotate (-0.0315904594622778) translate (11.6786996189837cm 11.9250146510635cm)" svg:viewBox="0 0 825 318" svg:d="m43 23418 394-13c18-3 117-1 234-43s156-43 154-120-1-76-160-109-238-34-235-32l-395 12c0 0-37 103-35 155s43 150 43 150z">
            <text:p/>
          </draw:path>
          <draw:path draw:style-name="gr9" draw:text-style-name="P2" draw:layer="layout" svg:width="0.824cm" svg:height="0.316cm" draw:transform="skewX (-0.00331612557878861) rotate (-0.0291469985094859) translate (11.6788144747418cm 12.5481439758711cm)" svg:viewBox="0 0 825 317" svg:d="m44 24722 393-12c19-3 118 0 234-43s156-43 154-119-1-77-160-111-238-33-235-32l-395 12c0 0-37 102-35 154s44 151 44 151z">
            <text:p/>
          </draw:path>
          <draw:path draw:style-name="gr10" draw:text-style-name="P2" draw:layer="layout" svg:width="0.802cm" svg:height="0.323cm" draw:transform="skewX (0.00366519142918739) rotate (-1.54112572951189) translate (10.8169428498759cm 7.83935404733608cm)" svg:viewBox="0 0 803 324" svg:d="m761-20835-384-12c-18-2-113 0-227-43s-152-44-150-123 2-78 156-112 232-35 229-34l384 12c0 0 36 104 34 158s-42 154-42 154z">
            <text:p/>
          </draw:path>
          <draw:path draw:style-name="gr10" draw:text-style-name="P2" draw:layer="layout" svg:width="0.802cm" svg:height="0.324cm" draw:transform="skewX (0.0036651914291874) rotate (-1.54130026243709) translate (10.1778884131cm 7.83937750816308cm)" svg:viewBox="0 0 803 325" svg:d="m761-19560-384-11c-18-3-113-1-227-44s-152-44-150-122 2-79 156-114 232-35 229-33l384 11c0 0 36 105 34 158s-42 155-42 155z">
            <text:p/>
          </draw:path>
          <draw:path draw:style-name="gr10" draw:text-style-name="P2" draw:layer="layout" svg:width="0.802cm" svg:height="0.324cm" draw:transform="skewX (0.00366519142918739) rotate (-1.54130026243709) translate (9.5387670258168cm 7.83937750816308cm)" svg:viewBox="0 0 803 325" svg:d="m761-18282-384-11c-18-4-113-1-227-44s-152-44-150-123 2-78 156-113 232-35 229-33l384 11c0 0 36 104 34 159s-42 154-42 154z">
            <text:p/>
          </draw:path>
          <draw:path draw:style-name="gr10" draw:text-style-name="P2" draw:layer="layout" svg:width="0.802cm" svg:height="0.323cm" draw:transform="skewX (0.0036651914291874) rotate (-1.54130026243709) translate (8.89964563857926cm 7.83937750971205cm)" svg:viewBox="0 0 803 324" svg:d="m761-17005-384-11c-18-3-113 0-227-43s-152-44-150-123 2-79 156-113 232-35 229-34l384 12c0 0 36 104 34 158s-42 154-42 154z">
            <text:p/>
          </draw:path>
          <draw:path draw:style-name="gr10" draw:text-style-name="P2" draw:layer="layout" svg:width="0.802cm" svg:height="0.322cm" draw:transform="skewX (0.0012217304763958) rotate (-1.54444185509068) translate (8.26171936026433cm 7.83945364294351cm)" svg:viewBox="0 0 803 323" svg:d="m761-15782-384-10c-17-2-113 1-227-43s-152-43-150-121 2-79 156-114 232-36 229-34l384 10c0 0 36 104 34 158s-42 154-42 154z">
            <text:p/>
          </draw:path>
          <draw:path draw:style-name="gr10" draw:text-style-name="P2" draw:layer="layout" svg:width="0.802cm" svg:height="0.325cm" draw:transform="skewX (0.00733038285837481) rotate (-1.5379841368583) translate (7.62014738000907cm 7.8394625893093cm)" svg:viewBox="0 0 803 326" svg:d="m761-14392-384-12c-18-4-113-1-227-45s-152-44-150-123 2-78 156-113 232-34 229-32l384 12c0 0 36 105 34 158s-42 155-42 155z">
            <text:p/>
          </draw:path>
          <draw:path draw:style-name="gr10" draw:text-style-name="P2" draw:layer="layout" svg:width="0.802cm" svg:height="0.325cm" draw:transform="skewX (0.0073303828583748) rotate (1.60360851673209) translate (7.3402225621877cm 14.5037907440241cm)" svg:viewBox="0 0 803 326" svg:d="m761 14047-384-13c-18-3-113-1-227-44s-152-45-150-123 2-79 156-113 232-34 229-33l384 13c0 0 36 105 34 158s-42 155-42 155z">
            <text:p/>
          </draw:path>
          <draw:path draw:style-name="gr10" draw:text-style-name="P2" draw:layer="layout" svg:width="0.802cm" svg:height="0.323cm" draw:transform="skewX (0.00366519142918739) rotate (1.6002923911533) translate (7.97808846551291cm 14.5038758251703cm)" svg:viewBox="0 0 803 324" svg:d="m761 15418-384-11c-18-3-113-1-227-44s-152-43-150-122 2-79 156-113 232-35 229-34l384 12c0 0 36 104 34 158s-42 154-42 154z">
            <text:p/>
          </draw:path>
          <draw:path draw:style-name="gr10" draw:text-style-name="P2" draw:layer="layout" svg:width="0.802cm" svg:height="0.323cm" draw:transform="skewX (0.0036651914291874) rotate (1.6002923911533) translate (8.61720735353069cm 14.5038754731499cm)" svg:viewBox="0 0 803 324" svg:d="m761 16696-384-11c-18-3-113 0-227-44s-152-44-150-123 2-78 156-113 232-34 229-33l384 11c0 0 36 105 34 159s-42 154-42 154z">
            <text:p/>
          </draw:path>
          <draw:path draw:style-name="gr10" draw:text-style-name="P2" draw:layer="layout" svg:width="0.802cm" svg:height="0.324cm" draw:transform="skewX (0.00366519142918739) rotate (1.6002923911533) translate (9.25633124007938cm 14.5038758251703cm)" svg:viewBox="0 0 803 325" svg:d="m761 17974-384-12c-18-3-113 0-227-43s-152-44-150-123 2-78 156-113 232-35 229-33l384 11c0 0 36 104 34 158s-42 155-42 155z">
            <text:p/>
          </draw:path>
          <draw:path draw:style-name="gr10" draw:text-style-name="P2" draw:layer="layout" svg:width="0.802cm" svg:height="0.323cm" draw:transform="skewX (0.0036651914291874) rotate (1.6002923911533) translate (9.89545262736262cm 14.5038758251703cm)" svg:viewBox="0 0 803 324" svg:d="m761 19251-384-11c-18-3-113 0-227-44s-152-43-150-122 2-79 156-113 232-35 229-34l384 12c0 0 36 104 34 158s-42 154-42 154z">
            <text:p/>
          </draw:path>
          <draw:path draw:style-name="gr10" draw:text-style-name="P2" draw:layer="layout" svg:width="0.802cm" svg:height="0.324cm" draw:transform="skewX (0.00366519142918739) rotate (1.6002923911533) translate (10.5345740146001cm 14.5038758236214cm)" svg:viewBox="0 0 803 325" svg:d="m761 20529-384-11c-18-3-113 0-227-44s-152-44-150-122 2-79 156-114 232-35 229-33l384 11c0 0 36 105 34 159s-42 154-42 154z">
            <text:p/>
          </draw:path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66" draw:end-color="#996633" draw:start-intensity="100%" draw:end-intensity="100%" draw:angle="0" draw:border="0%"/>
    <draw:gradient draw:name="Gradient_20_14" draw:display-name="Gradient 14" draw:style="square" draw:cx="50%" draw:cy="50%" draw:start-color="#0084d1" draw:end-color="#ffffff" draw:start-intensity="100%" draw:end-intensity="100%" draw:angle="2700" draw:border="0%"/>
    <draw:gradient draw:name="Gradient_20_15" draw:display-name="Gradient 15" draw:style="radial" draw:cx="50%" draw:cy="50%" draw:start-color="#0084d1" draw:end-color="#ffffff" draw:start-intensity="100%" draw:end-intensity="100%" draw:border="0%"/>
    <draw:gradient draw:name="Gradient_20_9" draw:display-name="Gradient 9" draw:style="axial" draw:start-color="#ffff66" draw:end-color="#996633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